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5E300000340CD0E5808.png"/>
  <manifest:file-entry manifest:media-type="image/jpeg" manifest:full-path="Pictures/10000000000003E80000024610F3F78D.jpg"/>
  <manifest:file-entry manifest:media-type="image/png" manifest:full-path="Pictures/10000000000000200000002000309F1C.png"/>
  <manifest:file-entry manifest:media-type="image/jpeg" manifest:full-path="Pictures/1000000000000298000001A1CA6321FE.jpg"/>
  <manifest:file-entry manifest:media-type="image/png" manifest:full-path="Pictures/10000000000001E00000012808DBA085.png"/>
  <manifest:file-entry manifest:media-type="image/jpeg" manifest:full-path="Pictures/100000000000032000000178CF3B4E32.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ffffff" draw:opacity="50%" draw:textarea-horizontal-align="justify" draw:textarea-vertical-align="middle" draw:auto-grow-height="false" draw:shadow-opacity="50%"/>
    </style:style>
    <style:style style:name="gr3" style:family="graphic" style:parent-style-name="standard">
      <style:graphic-properties draw:stroke="none" draw:stroke-dash="Dash_20_1" svg:stroke-width="0.05cm" svg:stroke-color="#ff0000" draw:marker-start-width="0.275cm" draw:marker-end-width="0.275cm" draw:stroke-linejoin="none" draw:fill="solid" draw:fill-color="#000000" draw:textarea-horizontal-align="center" draw:textarea-vertical-align="middle"/>
    </style:style>
    <style:style style:name="gr4" style:family="graphic" style:parent-style-name="standard">
      <style:graphic-properties draw:stroke="solid" draw:stroke-dash="Dash_20_1" svg:stroke-width="0.05cm" svg:stroke-color="#ff0000" draw:marker-start-width="0.275cm" draw:marker-end-width="0.275cm" draw:stroke-linejoin="none" draw:fill="none" draw:fill-color="#000000" draw:textarea-horizontal-align="center" draw:textarea-vertical-align="middle" fo:padding-top="0.15cm" fo:padding-bottom="0.15cm" fo:padding-left="0.275cm" fo:padding-right="0.275cm"/>
    </style:style>
    <style:style style:name="gr5" style:family="graphic" style:parent-style-name="standard">
      <style:graphic-properties draw:stroke="solid" draw:stroke-dash="Dash_20_1" svg:stroke-width="0.05cm" svg:stroke-color="#ff0000" draw:marker-start-width="0.275cm" draw:marker-end-width="0.275cm" draw:stroke-linejoin="none" draw:fill="none" draw:fill-color="#008080" draw:textarea-horizontal-align="center" draw:textarea-vertical-align="middle" fo:padding-top="0.15cm" fo:padding-bottom="0.15cm" fo:padding-left="0.275cm" fo:padding-right="0.275cm"/>
    </style:style>
    <style:style style:name="gr6" style:family="graphic" style:parent-style-name="standard" style:list-style-name="L1">
      <style:graphic-properties draw:stroke="solid" draw:stroke-dash="Dash_20_1" svg:stroke-width="0.1cm" svg:stroke-color="#ffff00" draw:marker-start="" draw:marker-start-width="0.35cm" draw:marker-start-center="false" draw:marker-end="" draw:marker-end-width="0.35cm" draw:marker-end-center="false" svg:stroke-opacity="100%" draw:stroke-linejoin="none" draw:fill="none" draw:fill-color="#eb613d" draw:secondary-fill-color="#cfe7e5" draw:fill-gradient-name="Gradient_20_10"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solid" draw:stroke-dash="Dash_20_1" svg:stroke-width="0.1cm" svg:stroke-color="#ffff00" draw:marker-start="" draw:marker-start-width="0.35cm" draw:marker-start-center="false" draw:marker-end="" draw:marker-end-width="0.35cm" draw:marker-end-center="false" svg:stroke-opacity="100%" draw:stroke-linejoin="none" draw:fill="none" draw:fill-color="#eb613d" draw:secondary-fill-color="#cfe7e5" draw:fill-gradient-name="Gradient_20_10"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solid" draw:stroke-dash="Dash_20_1" svg:stroke-width="0.1cm" svg:stroke-color="#ffff00" draw:marker-start="" draw:marker-start-width="0.35cm" draw:marker-start-center="false" draw:marker-end="" draw:marker-end-width="0.35cm" draw:marker-end-center="false" svg:stroke-opacity="100%" draw:stroke-linejoin="none" draw:fill="none" draw:fill-color="#eb613d" draw:secondary-fill-color="#cfe7e5" draw:fill-gradient-name="Gradient_20_10"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1" svg:stroke-width="0.1cm" svg:stroke-color="#ffff00" draw:marker-start="" draw:marker-start-width="0.35cm" draw:marker-start-center="false" draw:marker-end="" draw:marker-end-width="0.35cm" draw:marker-end-center="false" svg:stroke-opacity="100%" draw:stroke-linejoin="none" draw:fill="none" draw:fill-color="#eb613d" draw:secondary-fill-color="#cfe7e5" draw:fill-gradient-name="Gradient_20_10"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1" svg:stroke-width="0.1cm" svg:stroke-color="#ffff00" draw:marker-start="" draw:marker-start-width="0.35cm" draw:marker-start-center="false" draw:marker-end="" draw:marker-end-width="0.35cm" draw:marker-end-center="false" svg:stroke-opacity="100%" draw:stroke-linejoin="none" draw:fill="none" draw:fill-color="#eb613d" draw:secondary-fill-color="#cfe7e5" draw:fill-gradient-name="Gradient_20_10"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1" svg:stroke-width="0.1cm" svg:stroke-color="#ffff00" draw:marker-start="" draw:marker-start-width="0.35cm" draw:marker-start-center="false" draw:marker-end="" draw:marker-end-width="0.35cm" draw:marker-end-center="false" svg:stroke-opacity="100%" draw:stroke-linejoin="none" draw:fill="none" draw:fill-color="#eb613d" draw:secondary-fill-color="#cfe7e5" draw:fill-gradient-name="Gradient_20_10"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1" svg:stroke-width="0.1cm" svg:stroke-color="#ffff00" draw:marker-start="" draw:marker-start-width="0.35cm" draw:marker-start-center="false" draw:marker-end="" draw:marker-end-width="0.35cm" draw:marker-end-center="false" svg:stroke-opacity="100%" draw:stroke-linejoin="none" draw:fill="none" draw:fill-color="#eb613d" draw:secondary-fill-color="#cfe7e5" draw:fill-gradient-name="Gradient_20_10"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1" svg:stroke-width="0.1cm" svg:stroke-color="#ffff00" draw:marker-start="" draw:marker-start-width="0.35cm" draw:marker-start-center="false" draw:marker-end="" draw:marker-end-width="0.35cm" draw:marker-end-center="false" svg:stroke-opacity="100%" draw:stroke-linejoin="none" draw:fill="none" draw:fill-color="#eb613d" draw:secondary-fill-color="#cfe7e5" draw:fill-gradient-name="Gradient_20_10"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stroke="solid" draw:stroke-dash="Dash_20_1" svg:stroke-width="0cm" svg:stroke-color="#ff0000" draw:stroke-linejoin="none" draw:fill="solid" draw:fill-color="#ffffff" draw:opacity="50%" draw:textarea-horizontal-align="center" draw:textarea-vertical-align="middle" draw:shadow-opacity="50%"/>
    </style:style>
    <style:style style:name="gr15" style:family="graphic" style:parent-style-name="standard">
      <style:graphic-properties draw:stroke="none" draw:stroke-dash="Dash_20_1" svg:stroke-width="0cm" svg:stroke-color="#000000" draw:stroke-linejoin="none" draw:fill="solid" draw:fill-color="#000000" draw:textarea-horizontal-align="center" draw:textarea-vertical-align="middle"/>
    </style:style>
    <style:style style:name="gr16" style:family="graphic" style:parent-style-name="standard">
      <style:graphic-properties draw:stroke="solid" draw:stroke-dash="Dash_20_1" svg:stroke-width="0cm" svg:stroke-color="#000000" draw:stroke-linejoin="none" draw:fill="none" draw:fill-color="#000000" draw:textarea-horizontal-align="center" draw:textarea-vertical-align="middle"/>
    </style:style>
    <style:style style:name="gr17" style:family="graphic" style:parent-style-name="standard">
      <style:graphic-properties draw:stroke="solid" draw:stroke-dash="Dash_20_1" svg:stroke-width="0.1cm" svg:stroke-color="#0000ff" draw:marker-start-width="0.35cm" draw:marker-end-width="0.35cm" draw:stroke-linejoin="none" draw:fill="solid" draw:fill-color="#ffffff" draw:opacity="50%" draw:textarea-horizontal-align="center" draw:textarea-vertical-align="middle" fo:padding-top="0.175cm" fo:padding-bottom="0.175cm" fo:padding-left="0.3cm" fo:padding-right="0.3cm" draw:shadow-opacity="50%"/>
    </style:style>
    <style:style style:name="gr18" style:family="graphic" style:parent-style-name="standard">
      <style:graphic-properties draw:stroke="solid" draw:stroke-dash="Dash_20_1" svg:stroke-width="0.1cm" svg:stroke-color="#000000" draw:marker-start-width="0.35cm" draw:marker-end-width="0.35cm" draw:stroke-linejoin="none" draw:fill="solid" draw:fill-color="#ffffff" draw:opacity="50%" draw:textarea-horizontal-align="center" draw:textarea-vertical-align="middle" fo:padding-top="0.175cm" fo:padding-bottom="0.175cm" fo:padding-left="0.3cm" fo:padding-right="0.3cm" draw:shadow-opacity="50%"/>
    </style:style>
    <style:style style:name="gr19" style:family="graphic" style:parent-style-name="standard">
      <style:graphic-properties draw:stroke="solid" draw:stroke-dash="Dash_20_1" svg:stroke-width="0.2cm" svg:stroke-color="#ff9966" draw:marker-start-width="0.5cm" draw:marker-end-width="0.5cm" draw:stroke-linejoin="none" draw:fill="solid" draw:fill-color="#ff0000" draw:opacity="50%" draw:textarea-horizontal-align="center" draw:textarea-vertical-align="middle" fo:padding-top="0.225cm" fo:padding-bottom="0.225cm" fo:padding-left="0.35cm" fo:padding-right="0.35cm" draw:shadow-opacity="50%"/>
    </style:style>
    <style:style style:name="gr20" style:family="graphic" style:parent-style-name="standard">
      <style:graphic-properties draw:stroke="none" draw:stroke-dash="Dash_20_1" svg:stroke-width="0cm" draw:stroke-linejoin="none" draw:fill="solid" draw:fill-color="#000000" draw:textarea-horizontal-align="center" draw:textarea-vertical-align="middle"/>
    </style:style>
    <style:style style:name="gr21" style:family="graphic" style:parent-style-name="standard">
      <style:graphic-properties draw:textarea-vertical-align="middle"/>
    </style:style>
    <style:style style:name="gr22" style:family="graphic" style:parent-style-name="objectwithoutfill">
      <style:graphic-properties draw:fill="none" draw:textarea-vertical-align="middle"/>
    </style:style>
    <style:style style:name="gr23" style:family="graphic" style:parent-style-name="standard">
      <style:graphic-properties draw:stroke="solid" svg:stroke-width="0.4cm" svg:stroke-color="#e6e6ff" draw:marker-start-width="0.8cm" draw:marker-end-width="0.8cm" draw:fill="none" draw:textarea-vertical-align="middle" fo:padding-top="0.325cm" fo:padding-bottom="0.325cm" fo:padding-left="0.45cm" fo:padding-right="0.45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ＭＳ Ｐゴシック'" style:font-family-generic-asian="system" style:font-pitch-asian="variable" style:font-size-asian="18pt" style:language-asian="ja" style:country-asian="JP"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27.699cm" svg:height="16.12cm" svg:x="1.051cm" svg:y="2.493cm">
          <draw:image xlink:href="Pictures/10000000000003E80000024610F3F78D.jpg" xlink:type="simple" xlink:show="embed" xlink:actuate="onLoad">
            <text:p/>
          </draw:image>
        </draw:frame>
        <draw:custom-shape draw:style-name="gr2" draw:text-style-name="P1" draw:layer="layout" svg:width="28.5cm" svg:height="18cm" svg:x="0.5cm" svg:y="1.5cm">
          <text:p/>
          <draw:enhanced-geometry svg:viewBox="0 0 21600 21600" draw:type="rectangle" draw:enhanced-path="M 0 0 L 21600 0 21600 21600 0 21600 0 0 Z N"/>
        </draw:custom-shape>
      </draw:page>
      <draw:page draw:name="page2" draw:style-name="dp1" draw:master-page-name="標準">
        <draw:frame draw:style-name="gr1" draw:text-style-name="P1" draw:layer="layout" svg:width="27.867cm" svg:height="17.5cm" svg:x="0.485cm" svg:y="1.5cm">
          <draw:image xlink:href="Pictures/1000000000000298000001A1CA6321FE.jpg" xlink:type="simple" xlink:show="embed" xlink:actuate="onLoad">
            <text:p/>
          </draw:image>
        </draw:frame>
        <draw:custom-shape draw:style-name="gr2" draw:text-style-name="P1" draw:layer="layout" svg:width="28.5cm" svg:height="18cm" svg:x="0.5cm" svg:y="1.5cm">
          <text:p/>
          <draw:enhanced-geometry svg:viewBox="0 0 21600 21600" draw:type="rectangle" draw:enhanced-path="M 0 0 L 21600 0 21600 21600 0 21600 0 0 Z N"/>
        </draw:custom-shape>
      </draw:page>
      <draw:page draw:name="page3" draw:style-name="dp1" draw:master-page-name="標準">
        <draw:polygon draw:style-name="gr3" draw:text-style-name="P1" draw:layer="layout" svg:width="0.493cm" svg:height="0.281cm" svg:x="4.143cm" svg:y="3.871cm" svg:viewBox="0 0 494 282" draw:points="353,141 494,0 0,141 494,282">
          <text:p/>
        </draw:polygon>
        <draw:polygon draw:style-name="gr4" draw:text-style-name="P1" draw:layer="layout" svg:width="0.493cm" svg:height="0.281cm" svg:x="4.143cm" svg:y="3.871cm" svg:viewBox="0 0 494 282" draw:points="353,141 494,0 0,141 494,282">
          <text:p/>
        </draw:polygon>
        <draw:polygon draw:style-name="gr3" draw:text-style-name="P1" draw:layer="layout" svg:width="0.493cm" svg:height="0.281cm" svg:x="3.649cm" svg:y="3.871cm" svg:viewBox="0 0 494 282" draw:points="141,141 0,282 494,141 0,0">
          <text:p/>
        </draw:polygon>
        <draw:polygon draw:style-name="gr4" draw:text-style-name="P1" draw:layer="layout" svg:width="0.493cm" svg:height="0.281cm" svg:x="3.649cm" svg:y="3.871cm" svg:viewBox="0 0 494 282" draw:points="141,141 0,282 494,141 0,0">
          <text:p/>
        </draw:polygon>
        <draw:path draw:style-name="gr5" draw:text-style-name="P1" draw:layer="layout" svg:width="16.327cm" svg:height="11.974cm" svg:x="4.195cm" svg:y="4.012cm" svg:viewBox="0 0 16328 11975" svg:d="m8719 11939c-75-30-81-48-61-183 35-233 29-1054-8-1176-45-145-54-884-11-910 34-22 128-368 105-391-7-7-108 11-224 41-408 103-768 145-988 116-365-49-560-50-693-5-121 42-128 53-116 175 44 438 42 594-5 707-35 85-50 268-50 621v501l128 113 128 114-82 70c-118 103-227 120-503 77-312-49-392-117-340-291 62-207 21-941-59-1053-24-33-330 259-330 315 0 35-16 74-36 86s-35 56-35 97c0 109 139 379 195 379 108 0 83 76-41 128-141 59-361 48-578-27l-112-39 14-340c8-203 34-377 65-435 28-53 97-188 153-300s189-294 296-404c252-259 239-327-54-292-382 45-739 132-920 225-71 36-232 97-359 136-126 39-321 112-433 162-290 128-928 329-1136 358-97 13-282 55-410 93-170 50-356 71-688 76-436 6-521-5-959-129-209-59-572-312-572-399 0-62-15-65 388 81 223 80 337 98 724 110 450 14 465 12 843-112 590-195 1354-602 1820-970 87-69 333-284 547-479 213-194 405-369 428-388 75-66 663-627 1113-1065 247-239 461-435 477-435 15-1 65-39 109-86 208-220 1413-900 1593-900 35 0 133-25 218-55s372-70 638-89c284-21 569-62 692-101 239-77 554-230 589-287 14-21 74-69 134-105 60-37 354-309 654-606 606-600 1090-1222 1944-2500 551-824 547-818 988-1264 244-247 402-374 582-467 224-116 738-277 886-277 33 0 144-40 248-89 123-58 218-81 275-67 90 23 196 152 196 240 0 28 49 92 109 143 77 64 114 131 125 224 26 219 21 221-593 186-564-32-708-19-893 78-149 78-530 464-669 677-249 382-374 590-512 851-80 150-228 401-330 558s-254 400-337 540-174 272-201 295c-28 23-50 62-50 86s-25 65-55 90c-71 59-794 1142-923 1382-54 102-142 253-195 335s-96 160-96 173c0 14-38 73-83 133-269 353-554 999-709 1608-33 126-84 293-115 370-31 78-61 197-68 265-6 68-26 234-45 370s-34 350-35 477c0 126-23 363-50 527-66 395-72 775-23 1328 35 389 53 472 126 568 120 159 110 238-37 283-88 27-178 25-329-6-302-63-302-63-276-333 13-131 6-287-14-357-106-354-157-1297-93-1700 40-247-106-174-190 95-24 78-66 205-92 284-80 235-122 681-89 951 18 145 18 282-1 333-18 47-34 202-36 345-3 222 7 270 75 342l78 84-80 74c-66 62-122 74-329 72-137-1-286-17-332-36z">
          <text:p/>
        </draw:path>
        <draw:path draw:style-name="gr4" draw:text-style-name="P1" draw:layer="layout" svg:width="0.614cm" svg:height="1.688cm" svg:x="21.695cm" svg:y="14.198cm" svg:viewBox="0 0 615 1689" svg:d="m459 1687c-5-2-9-6-11-12-2-4-7-12-13-16-8-8-9-9-9-23 0-8-1-16-1-18s-6-9-13-17c-8-7-14-15-14-17 0-3 2-12 5-21 2-10 4-25 4-34s1-26 2-37c3-22 1-40-7-71-3-11-5-29-5-45-1-18-3-32-5-40-6-19-11-42-13-59-2-15 2-52 7-69 2-10 2-13-1-19-1-5-4-13-6-20-4-15-10-90-10-125 0-31-4-54-14-90-11-36-12-37-15-8-1 11-3 23-5 28-1 5-2 12-2 15s0 32-1 64c0 54-1 63-5 80l-5 19 5 19c10 32 13 58 10 82-1 11-3 26-5 33-2 8-4 21-4 29-1 9-3 21-4 26s-3 19-6 29c-3 17-4 70-2 74 1 1 2 17 4 37 1 20 3 44 5 55 3 30-3 38-32 43-30 6-36 11-54 45-5 9-17 15-32 17-7 0-13 2-16 5-6 5-13 7-23 5-11-2-25-14-27-24-3-9 0-31 6-41 7-10 18-19 25-19 3 0 8-1 11-3 9-5 49-46 53-55 6-11 5-42-1-76-6-32-13-68-17-87-5-25-8-47-8-53 1-4 0-8-1-9-4-7-4-56 0-81 3-21 3-26 0-34-4-12-12-53-12-63 0-5-2-13-4-18-10-32-12-43-14-116-2-31-4-63-5-72s-2-29-3-46c-2-32 0-48 11-73 3-8 5-19 6-39 3-53 6-69 15-96 11-29 12-47 6-71-6-21-10-47-12-72-1-13-3-24-5-26-1-1-5 1-13 9-8 9-15 13-31 19-11 5-22 9-23 9-2 0-13 4-26 9-21 9-23 9-40 8-21-1-39-5-45-9-2-2-5-13-9-31-9-47-7-106 7-184 4-23 8-45 8-48s-2-11-5-18c-6-15-11-46-11-65 0-8-1-23-2-33-2-17-2-21 1-32 5-14 11-17 19-10 5 5 5 5 12-11 4-9 7-13 12-14 4-1 7 0 9 3 2 2 4 3 4 2 7-15 9-18 15-18 4 0 5 1 6 7 0 7 5 10 8 5s8-2 12 6c3 7 3 14 2 42-2 33 0 53 5 53 1 0 5-4 10-9 15-15 40-18 43-5 1 4-1 7-11 17-9 9-15 17-20 27-3 8-11 20-17 26-12 13-17 27-22 61-6 44-2 96 9 96 1-1 7-4 12-8s13-9 17-10c5-2 9-6 16-18 12-20 37-38 62-45 9-2 19-5 23-5 6 0 14-4 31-14 5-3 17-9 26-14 9-4 17-10 19-12 2-3 4-13 5-22 1-14 0-19-3-30-3-7-6-15-8-17-4-4-15-31-15-36 0-3-5-17-14-41-2-5-1-9 2-21 3-8 5-18 5-23 0-10 7-21 15-25 4-1 10-7 14-13 7-12 14-16 25-16 4 0 13-3 20-8 26-16 51-14 69 7 3 4 9 8 12 9 9 2 17 10 21 21 2 6 8 17 13 26 12 22 14 31 9 43-2 6-5 13-7 16s-3 8-3 12c0 11-4 21-10 25-10 7-23 43-23 64 0 12 10 25 33 42 11 8 23 18 28 23 9 9 13 10 43 15 6 1 12 4 22 15 13 11 16 16 25 38l10 24v30c-1 17 0 31 1 34 6 11 9 36 8 82 0 44 0 49 6 71 8 31 8 78 1 107-3 11-7 28-9 38-3 11-6 22-7 26-4 10-18 82-20 102-5 40-9 60-14 68-3 4-8 11-11 16-2 6-9 15-14 22-11 14-12 15-15 34-4 26-11 52-16 62-4 9-5 16-5 37-1 14-2 34-4 44-1 12-1 19 0 21s5 14 8 27c8 31 12 84 8 110-5 40-14 87-25 133-4 17-7 35-8 45 0 9-1 21-2 27-1 8 0 11 5 22 4 7 10 20 13 28 3 9 9 22 12 29 15 31 16 34 16 40s-11 26-18 33c-10 9-33 13-44 8zm62-867c4-14 7-82 5-106-2-11-3-36-2-56 0-33 0-37-5-50-6-15-13-27-16-27-2 0-11 31-11 39 0 4 1 10 2 15 4 14 8 64 5 71-2 5-1 10 2 21 4 10 5 25 7 52 2 43 3 51 7 50 2-1 4-5 6-9z">
          <text:p/>
        </draw:path>
        <draw:polygon draw:style-name="gr4" draw:text-style-name="P1" draw:layer="layout" svg:width="0cm" svg:height="1.623cm" svg:x="22.517cm" svg:y="14.232cm" svg:viewBox="0 0 0 1624" draw:points="0,0 0,1624">
          <text:p/>
        </draw:polygon>
        <draw:polygon draw:style-name="gr4" draw:text-style-name="P1" draw:layer="layout" svg:width="0.207cm" svg:height="0cm" svg:x="22.413cm" svg:y="14.221cm" svg:viewBox="0 0 208 0" draw:points="0,0 208,0">
          <text:p/>
        </draw:polygon>
        <draw:polygon draw:style-name="gr4" draw:text-style-name="P1" draw:layer="layout" svg:width="0.207cm" svg:height="0cm" svg:x="22.413cm" svg:y="15.869cm" svg:viewBox="0 0 208 0" draw:points="0,0 208,0">
          <text:p/>
        </draw:polygon>
        <draw:polygon draw:style-name="gr4" draw:text-style-name="P1" draw:layer="layout" svg:width="16.456cm" svg:height="0cm" svg:x="4.161cm" svg:y="16.347cm" svg:viewBox="0 0 16457 0" draw:points="0,0 16457,0">
          <text:p/>
        </draw:polygon>
        <draw:polygon draw:style-name="gr4" draw:text-style-name="P1" draw:layer="layout" svg:width="0cm" svg:height="0.466cm" svg:x="20.607cm" svg:y="16.113cm" svg:viewBox="0 0 0 467" draw:points="0,467 0,0">
          <text:p/>
        </draw:polygon>
        <draw:polygon draw:style-name="gr4" draw:text-style-name="P1" draw:layer="layout" svg:width="0cm" svg:height="0.466cm" svg:x="4.172cm" svg:y="16.113cm" svg:viewBox="0 0 0 467" draw:points="0,467 0,0">
          <text:p/>
        </draw:polygon>
      </draw:page>
      <draw:page draw:name="page4" draw:style-name="dp1" draw:master-page-name="標準">
        <draw:g>
          <draw:polygon draw:style-name="gr6" draw:text-style-name="P2" draw:layer="layout" svg:width="0.28cm" svg:height="0.159cm" svg:x="5.501cm" svg:y="8.979cm" svg:viewBox="0 0 281 160" draw:points="201,80 281,0 0,80 281,160">
            <text:p/>
          </draw:polygon>
          <draw:polygon draw:style-name="gr7" draw:text-style-name="P2" draw:layer="layout" svg:width="0.28cm" svg:height="0.159cm" svg:x="5.501cm" svg:y="8.979cm" svg:viewBox="0 0 281 160" draw:points="201,80 281,0 0,80 281,160">
            <text:p/>
          </draw:polygon>
          <draw:polygon draw:style-name="gr8" draw:text-style-name="P2" draw:layer="layout" svg:width="0.28cm" svg:height="0.159cm" svg:x="5.22cm" svg:y="8.979cm" svg:viewBox="0 0 281 160" draw:points="80,80 0,160 281,80 0,0">
            <text:p/>
          </draw:polygon>
          <draw:polygon draw:style-name="gr9" draw:text-style-name="P2" draw:layer="layout" svg:width="0.28cm" svg:height="0.159cm" svg:x="5.22cm" svg:y="8.979cm" svg:viewBox="0 0 281 160" draw:points="80,80 0,160 281,80 0,0">
            <text:p/>
          </draw:polygon>
          <draw:polygon draw:style-name="gr10" draw:text-style-name="P2" draw:layer="layout" svg:width="15.515cm" svg:height="5.488cm" svg:x="9.158cm" svg:y="9.22cm" svg:viewBox="0 0 15516 5489" draw:points="4735,5470 4735,5469 4736,5468 4736,5467 4737,5466 4739,5463 4742,5461 4746,5458 4751,5454 4761,5448 4775,5440 4790,5433 4807,5425 4825,5417 4862,5402 4894,5386 4908,5379 4920,5372 4929,5365 4932,5363 4934,5360 4937,5356 4940,5350 4942,5344 4944,5336 4946,5319 4946,5298 4945,5274 4942,5248 4932,5191 4917,5128 4898,5065 4876,5004 4850,4947 4716,4692 4613,4506 4529,4369 4490,4312 4450,4257 4401,4190 4355,4123 4317,4064 4303,4040 4292,4021 4282,4003 4271,3986 4260,3972 4255,3966 4249,3960 4243,3955 4237,3950 4231,3946 4225,3942 4218,3939 4212,3936 4205,3934 4198,3933 4166,3925 4121,3913 4013,3881 3949,3862 3925,3856 3907,3854 3900,3853 3894,3853 3889,3854 3886,3855 3884,3855 3882,3856 3881,3857 3879,3858 3878,3860 3877,3861 3876,3863 3875,3865 3874,3867 3873,3870 3871,3873 3865,3883 3857,3894 3847,3907 3822,3935 3793,3965 3771,3986 3748,4005 3721,4022 3689,4038 3652,4055 3608,4073 3490,4113 3233,4200 3020,4280 2933,4316 2862,4348 2807,4376 2786,4388 2770,4399 2756,4411 2742,4424 2728,4439 2715,4455 2702,4471 2691,4487 2682,4502 2678,4509 2675,4516 2669,4530 2663,4543 2656,4556 2650,4567 2643,4577 2637,4585 2635,4589 2632,4592 2630,4594 2627,4595 2625,4597 2623,4599 2621,4601 2619,4603 2617,4606 2615,4608 2614,4611 2612,4614 2611,4617 2610,4621 2608,4628 2607,4631 2607,4635 2606,4638 2606,4641 2606,4645 2606,4649 2605,4654 2603,4659 2600,4669 2595,4681 2589,4692 2582,4704 2574,4715 2566,4726 2555,4740 2545,4751 2541,4755 2537,4758 2533,4760 2532,4761 2530,4761 2529,4762 2527,4762 2526,4762 2524,4762 2523,4762 2521,4761 2520,4761 2519,4760 2516,4757 2513,4754 2510,4751 2507,4746 2504,4742 2502,4739 2499,4737 2498,4736 2497,4735 2496,4735 2495,4735 2494,4735 2494,4735 2493,4735 2492,4736 2491,4736 2490,4738 2490,4739 2489,4740 2488,4744 2487,4749 2486,4754 2485,4768 2483,4786 2469,4960 2469,4962 2469,4963 2467,4967 2464,4971 2460,4975 2451,4985 2439,4995 2408,5019 2370,5044 2329,5068 2289,5090 2251,5108 2235,5114 2220,5118 2207,5121 2196,5123 2186,5123 2182,5122 2179,5121 2175,5120 2173,5118 2170,5116 2168,5114 2167,5112 2166,5109 2166,5105 2166,5102 2166,5098 2167,5093 2170,5084 2175,5073 2181,5060 2200,5031 2225,4997 2241,4976 2255,4956 2265,4937 2269,4927 2273,4918 2276,4908 2279,4898 2283,4877 2285,4854 2285,4828 2286,4791 2288,4774 2291,4758 2296,4742 2302,4725 2311,4707 2322,4687 2353,4641 2398,4583 2540,4410 2644,4290 2684,4249 2718,4217 2750,4191 2782,4171 2817,4153 2858,4134 2889,4120 2926,4101 3010,4052 3102,3993 3190,3933 3390,3787 3281,3689 3236,3646 3193,3600 3174,3578 3157,3557 3143,3538 3132,3522 3123,3504 3114,3483 3093,3432 3072,3373 3053,3309 3035,3245 3021,3186 3012,3135 3009,3114 3008,3097 3008,3082 3006,3070 3004,3064 3002,3058 3000,3053 2997,3048 2993,3043 2990,3039 2985,3035 2980,3031 2968,3024 2954,3018 2937,3013 2917,3009 2867,3004 2804,3001 2724,3000 2512,2991 2414,2980 2320,2965 2230,2945 2145,2920 2063,2890 1984,2855 1908,2814 1835,2768 1763,2715 1693,2657 1625,2592 1558,2522 1424,2360 1367,2287 1318,2232 1295,2210 1272,2192 1248,2177 1223,2164 1196,2155 1167,2148 1134,2142 1097,2139 1010,2137 898,2140 759,2146 710,2149 672,2155 656,2158 642,2162 628,2166 616,2172 604,2177 592,2184 566,2200 497,2243 429,2278 365,2305 336,2315 307,2323 281,2329 256,2333 234,2334 214,2333 204,2332 196,2330 188,2327 181,2324 175,2320 169,2315 164,2310 160,2304 158,2300 155,2297 152,2293 148,2289 139,2282 128,2274 115,2267 102,2260 88,2254 74,2249 61,2244 47,2237 35,2230 25,2223 20,2219 16,2215 12,2211 8,2207 6,2203 3,2199 2,2195 0,2191 0,2184 1,2175 6,2151 15,2120 28,2083 65,1994 113,1890 228,1666 290,1559 349,1464 476,1283 610,1116 749,961 894,820 1045,692 1202,578 1363,477 1530,390 1738,300 1833,264 1922,234 2006,211 2082,194 2152,184 2215,180 2268,182 2319,186 2366,193 2411,203 2452,214 2490,228 2523,244 2553,262 2578,282 2599,302 2607,313 2615,324 2620,336 2625,348 2628,359 2630,372 2630,384 2629,396 2627,409 2622,421 2617,434 2609,447 2606,451 2603,455 2599,458 2594,462 2583,469 2571,474 2556,480 2541,484 2524,488 2507,490 2490,492 2472,493 2455,493 2439,492 2423,490 2408,487 2395,483 2383,478 2364,469 2343,463 2319,458 2293,455 2265,455 2234,456 2202,459 2169,464 2097,480 2020,503 1939,533 1855,570 1819,590 1770,621 1647,706 1347,932 1077,1153 992,1232 969,1258 963,1267 961,1270 960,1273 961,1273 961,1274 961,1274 961,1275 963,1276 964,1276 969,1278 975,1280 993,1283 1016,1287 1076,1293 1148,1297 1335,1303 1685,1479 1829,1548 1961,1609 2067,1653 2106,1667 2121,1672 2132,1675 2189,1684 2257,1691 2332,1694 2410,1696 2487,1694 2559,1690 2621,1683 2647,1679 2669,1674 2733,1654 2798,1628 2862,1597 2926,1561 2988,1520 3047,1475 3103,1427 3154,1376 3502,1022 3646,892 3781,786 3914,699 4054,624 4208,557 4383,491 4496,453 4607,421 4719,393 4832,369 4949,349 5071,333 5339,310 5684,287 5950,262 6160,233 6253,215 6341,196 6546,154 6806,107 7386,20 7518,5 7571,1 7620,0 7670,1 7723,5 7858,21 7933,29 8028,36 8292,48 9182,68 9959,83 10205,91 10276,94 10296,96 10302,96 10306,97 10315,99 10332,101 10390,109 10588,132 11210,200 13639,470 15094,611 15353,629 15440,637 15467,640 15475,642 15481,643 15487,645 15493,648 15498,651 15503,655 15507,658 15510,662 15513,666 15515,671 15515,673 15516,674 15516,676 15516,678 15516,680 15516,682 15515,683 15515,685 15514,686 15513,688 15511,689 15510,690 15508,691 15506,691 15503,692 15501,692 14422,780 13808,840 13315,905 11802,1182 11210,1311 10055,1563 9911,1592 9788,1623 9683,1657 9636,1676 9592,1696 9551,1719 9511,1743 9473,1769 9437,1798 9364,1865 9291,1944 9181,2062 9073,2167 9020,2215 8968,2258 8917,2297 8868,2332 8849,2345 8833,2358 8820,2371 8814,2378 8808,2385 8803,2392 8799,2400 8795,2407 8791,2415 8788,2423 8785,2432 8783,2441 8781,2450 8777,2466 8772,2481 8769,2488 8766,2496 8762,2502 8758,2509 8753,2515 8749,2521 8743,2527 8738,2533 8733,2538 8727,2543 8720,2547 8714,2552 8686,2571 8650,2597 8570,2657 8542,2679 8517,2696 8505,2703 8493,2709 8481,2715 8468,2719 8454,2723 8439,2727 8405,2733 8309,2742 8264,2746 8219,2751 8173,2759 8126,2768 8078,2780 8027,2794 7917,2830 7737,2892 7686,2913 7669,2922 7662,2926 7656,2931 7652,2935 7649,2939 7647,2944 7645,2948 7645,2953 7646,2957 7647,2962 7650,2968 7656,2979 7666,2993 7691,3026 7705,3045 7720,3068 7751,3118 7781,3171 7793,3197 7804,3221 7900,3435 7937,3513 7969,3575 7997,3623 8023,3660 8035,3675 8046,3688 8058,3699 8070,3709 8306,3886 8363,3929 8412,3969 8457,4012 8502,4061 8552,4122 8610,4200 8770,4426 8828,4506 8887,4584 8943,4652 8966,4679 8986,4700 9007,4722 9025,4742 9039,4761 9051,4779 9056,4788 9060,4796 9063,4804 9066,4812 9068,4820 9070,4828 9071,4835 9071,4842 9070,4859 9069,4877 9062,4917 9052,4961 9039,5005 9025,5046 9010,5083 9002,5098 8995,5111 8988,5121 8984,5125 8981,5128 8978,5131 8975,5134 8972,5137 8969,5140 8967,5144 8964,5147 8960,5155 8956,5163 8955,5167 8953,5171 8952,5175 8952,5179 8951,5183 8951,5186 8951,5191 8949,5196 8945,5208 8938,5222 8929,5237 8906,5270 8878,5305 8849,5336 8820,5363 8807,5374 8795,5381 8790,5384 8785,5387 8781,5388 8777,5388 8774,5389 8770,5389 8765,5391 8760,5392 8749,5397 8737,5404 8725,5411 8711,5420 8698,5429 8685,5439 8661,5458 8650,5466 8640,5472 8631,5476 8622,5479 8614,5481 8611,5481 8607,5481 8604,5481 8601,5480 8598,5479 8595,5478 8592,5476 8590,5474 8587,5472 8585,5469 8583,5466 8581,5462 8578,5454 8575,5445 8573,5434 8571,5422 8570,5417 8568,5413 8567,5411 8566,5409 8565,5408 8563,5406 8562,5405 8561,5404 8559,5403 8557,5402 8555,5402 8553,5401 8548,5401 8543,5401 8537,5402 8522,5405 8503,5409 8487,5412 8465,5415 8411,5419 8278,5423 8213,5422 8159,5419 8137,5417 8121,5415 8115,5414 8111,5412 8109,5412 8108,5411 8107,5410 8107,5410 8107,5409 8107,5405 8108,5401 8109,5396 8111,5392 8115,5383 8122,5373 8130,5364 8139,5354 8150,5344 8163,5334 8192,5314 8226,5294 8266,5275 8309,5256 8341,5243 8371,5229 8400,5215 8426,5200 8450,5185 8471,5170 8488,5156 8495,5149 8501,5142 8516,5123 8522,5114 8528,5105 8532,5096 8536,5085 8540,5074 8542,5061 8546,5030 8549,4990 8550,4873 8549,4784 8544,4711 8540,4680 8534,4651 8526,4625 8517,4601 8506,4578 8493,4556 8477,4535 8459,4515 8438,4494 8414,4472 8357,4425 8323,4398 8293,4372 8267,4346 8243,4320 8222,4293 8203,4266 8185,4236 8167,4203 8149,4169 8130,4138 8109,4109 8087,4083 8063,4059 8037,4037 8008,4017 7977,3998 7942,3981 7905,3966 7818,3939 7715,3916 7593,3896 7428,3872 7418,3923 7413,3943 7406,3963 7397,3984 7386,4006 7373,4027 7359,4049 7325,4093 7285,4136 7239,4178 7188,4219 7132,4257 7050,4312 7024,4332 7014,4341 7006,4349 7000,4357 6995,4364 6992,4372 6990,4379 6990,4387 6990,4395 6992,4414 6994,4428 6994,4442 6994,4455 6991,4469 6988,4483 6982,4498 6976,4512 6967,4527 6957,4543 6946,4559 6918,4594 6882,4632 6839,4673 6756,4749 6721,4779 6690,4802 6665,4820 6654,4826 6645,4831 6637,4834 6633,4836 6630,4836 6627,4837 6624,4837 6622,4836 6620,4835 6619,4835 6618,4835 6617,4835 6616,4835 6612,4835 6608,4836 6604,4837 6599,4839 6588,4843 6575,4850 6560,4857 6545,4866 6530,4876 6500,4896 6473,4912 6461,4919 6451,4923 6447,4925 6443,4926 6440,4927 6439,4927 6438,4927 6436,4927 6434,4926 6432,4925 6430,4923 6429,4921 6427,4918 6425,4912 6423,4904 6422,4895 6422,4885 6422,4874 6424,4850 6428,4827 6431,4815 6434,4804 6439,4793 6443,4783 6448,4773 6452,4764 6455,4756 6456,4749 6456,4745 6456,4743 6456,4740 6456,4738 6455,4736 6454,4734 6452,4733 6451,4732 6449,4731 6447,4731 6445,4731 6442,4731 6439,4732 6436,4733 6430,4736 6422,4740 6414,4745 6406,4752 6396,4760 6374,4779 6352,4796 6330,4810 6308,4823 6287,4833 6266,4840 6257,4843 6247,4845 6238,4846 6230,4846 6226,4847 6222,4847 6218,4849 6214,4850 6209,4853 6204,4855 6194,4861 6184,4869 6174,4877 6165,4886 6156,4896 6138,4918 6130,4926 6123,4933 6116,4938 6110,4942 6107,4943 6104,4944 6101,4944 6099,4944 6097,4944 6095,4943 6093,4942 6091,4940 6089,4938 6088,4936 6086,4933 6085,4930 6083,4923 6081,4913 6080,4903 6080,4890 6081,4877 6084,4863 6088,4847 6095,4831 6111,4795 6132,4758 6157,4721 6184,4686 6213,4654 6228,4641 6242,4628 6262,4612 6282,4593 6322,4552 6359,4505 6394,4456 6425,4406 6450,4355 6460,4331 6469,4307 6476,4284 6481,4262 6486,4240 6492,4219 6498,4198 6504,4179 6511,4161 6517,4147 6520,4141 6523,4136 6526,4132 6529,4128 6533,4126 6537,4123 6550,4116 6567,4109 6587,4102 6634,4087 6687,4073 6750,4059 6806,4042 6857,4024 6900,4004 6937,3983 6967,3960 6980,3948 6991,3936 7000,3924 7008,3911 7014,3898 7018,3886 7020,3872 7021,3859 7019,3846 7017,3832 7012,3818 7005,3805 6997,3791 6987,3777 6961,3749 6928,3721 6888,3694 6836,3663 6784,3636 6731,3613 6675,3594 6613,3578 6545,3564 6469,3552 6382,3542 6303,3530 6224,3515 6189,3507 6157,3499 6130,3491 6109,3483 6081,3471 6058,3462 6048,3459 6038,3457 6028,3456 6017,3456 6006,3456 5994,3458 5966,3463 5886,3485 5663,3543 5566,3561 5468,3575 5360,3584 5234,3589 4890,3592 4511,3595 4396,3598 4364,3600 4356,3601 4354,3602 4353,3602 4353,3602 4353,3603 4353,3603 4353,3603 4354,3604 4355,3607 4361,3615 4383,3639 4414,3673 4453,3713 4489,3748 4518,3780 4531,3796 4544,3814 4571,3859 4601,3918 4640,4000 4753,4254 4946,4676 4974,4733 4996,4783 5004,4804 5011,4821 5015,4834 5016,4839 5016,4841 5016,4842 5016,4845 5017,4848 5019,4856 5023,4865 5027,4875 5040,4898 5057,4924 5076,4951 5097,4979 5119,5007 5141,5031 5156,5048 5162,5056 5167,5063 5171,5070 5173,5076 5174,5079 5175,5082 5175,5085 5175,5087 5175,5090 5174,5092 5173,5094 5172,5096 5171,5098 5169,5099 5167,5101 5165,5102 5163,5103 5160,5104 5153,5106 5146,5107 5137,5107 5125,5108 5120,5108 5116,5109 5115,5110 5113,5111 5112,5112 5111,5113 5110,5114 5109,5116 5108,5117 5108,5119 5108,5121 5108,5124 5109,5129 5110,5136 5112,5143 5126,5187 5134,5211 5139,5232 5143,5253 5144,5274 5144,5296 5142,5320 5137,5347 5131,5378 5108,5489 4921,5489 4849,5488 4790,5484 4767,5481 4750,5477 4744,5476 4739,5474 4737,5473 4736,5472 4736,5472 4735,5471 4735,5471">
            <text:p/>
          </draw:polygon>
          <draw:path draw:style-name="gr11" draw:text-style-name="P2" draw:layer="layout" svg:width="1.017cm" svg:height="2.798cm" svg:x="7.683cm" svg:y="12.117cm" svg:viewBox="0 0 1018 2799" svg:d="m761 2795-3-1-2-2-3-2-2-2-3-3-1-2-2-3-2-4-1-1v-2l-2-3-3-4-2-4-3-4-4-3-3-4-3-3-5-4-4-4-1-1-1-2-1-2-1-1-1-2v-2l-1-2v-3l-1-14v-9-9l-1-7v-5 0 0-1l-1-1-1-2-2-3-3-3-7-9-9-9-4-4-4-5-4-4-3-4-3-4-2-4-1-1v-1l-1-1v0-1 0-2l1-3 2-8 5-22 2-6 1-6 2-15 2-15v-7-7-13l1-16 2-32 1-13 1-13v-13l-1-14-2-14-3-16-3-17-5-19-1-7-2-8-2-18-2-20-1-10v-11l-1-20-2-18-1-8-1-8-2-7-2-6-7-23-6-25-5-25-1-12-2-11v-10-14l2-32 4-32 3-14 2-13 2-5 1-5 1-4v-2-1-2-2l-1-1v-2l-1-4-2-4-2-6-3-8-3-9-3-10-1-5-2-8-2-21-5-57-4-63-2-53v-19l-1-18-2-17-2-18-3-17-5-19-11-41-11-35-1-5-2-4-1-1-1-1v-1h-1v0-1 0h-1v1 0h-1v1l-1 1v1l-1 4-2 11-2 16-1 13-2 13-2 11-2 9-1 7-1 6-1 6v3 2l-2 109-1 54-1 34-1 13-2 11-1 9-3 11-9 32 10 30 6 20 4 18 4 18 2 17 2 17v15 16l-2 14-2 16-2 15-2 14-3 11-3 24-2 13-1 11-3 24-1 11-1 5-1 3-10 48-2 13-2 17-2 39v35l1 12v4l1 2v0 0 1 0l1 1v4l2 13 3 43 8 91 2 17v7 7l-1 6-1 5-2 5-2 2-1 2-2 2-1 2-4 3-5 3-5 2-7 3-7 2-17 3-16 4-7 2-7 2-6 2-5 3-5 4-5 3-5 5-4 4-5 6-4 6-9 15-11 19-1 3-2 2-2 3-3 2-2 2-3 3-3 2-4 1-3 2-4 2-8 2-9 2-9 1-4 1-4 1-4 1-3 1-4 1-3 1-2 1-1 1h-1l-2 2-2 1-2 2-2 1-2 1-2 1-2 1h-3l-2 1h-3l-5 1h-6l-6-1-3-1-3-1-4-1-3-2-4-2-3-3-7-5-3-3-3-3-3-3-2-3-2-3-2-3-2-3-1-4v-3l-1-3v-4-5-9l2-10 1-9 3-9 2-5 1-4 2-3 2-4 2-3 2-3 5-6 5-5 6-5 3-2 3-2 2-2 3-1 3-1 2-1h3l2-1h2 2 3l2-1 2-1 3-1 1-1h1l1-1 4-2 4-3 11-10 29-27 26-29 10-12 3-4 2-4 2-3 1-5 1-5 1-6 1-14v-15-18l-2-19-3-20-3-21-29-145-5-29-4-26-3-20v-7-3-3-4-2-2-2-1h-1v-1-1 0h-1v-1-1l-1-1-1-5-1-12-1-17-1-19 1-42 1-19 2-18 4-21v-8l1-7v-5l-1-3v-2l-1-5-2-5-3-9-3-13-7-31-6-31-1-12-1-5v-3-4-3l-1-4v-4l-1-5-1-4-1-3-1-3-6-19-4-17-4-17-3-18-2-22-2-27-3-74-4-73-2-28-1-10-1-7-1-15-2-19-3-43v-19-17l1-15 1-14 3-13 3-14 5-14 5-14 2-6 2-6 2-6 1-8 1-8 1-9 2-22 4-57 2-21 3-19 3-16 3-16 5-15 5-16 6-18 5-15 3-15 2-14v-14l-1-13-2-13-3-14-7-28-5-30-5-31-3-31-4-29-1-5-1-5v-1l-1-2v0-1h-1v0-1 0h-1v0 0h-1v0h-1v0h-1-1l-1 1-1 1-1 1-2 1-3 3-4 3-4 5-5 5-5 5-6 4-5 4-6 3-7 4-8 4-10 4-14 5-12 5-9 3h-2l-1 1h-1v0 0h-1-1l-3 1-9 3-28 11-22 8-7 2-7 2-4 1h-3-7-7-10l-24-3-12-1-10-2-9-2-8-2-4-2-2-1-3-1-2-1v-1h-1v0-1l-1-1-1-2-2-4-2-6-4-16-4-20-5-31-3-32-1-35v-36l3-39 4-41 13-91 9-53 3-18 1-6v-2-1-1-2-3l-1-3-1-4-2-9-1-4-2-4-4-11-3-12-3-14-3-14-2-15-2-15-1-13-1-13v-12l-1-14-1-16-1-7-1-7-1-18-1-6v-6l1-5 1-5 1-6 2-6 3-8 2-3 2-3 1-3 2-2 2-1 1-1h1l1-1h1 1 1l1-1 1 1h1 1l2 1 2 1 3 2 2 2 3 2 1 1 1 1h1v0h1v0 0h1v-1h1v0-1l1-1 2-5 7-15 6-10 2-4 2-3 1-1 1-1 2-1 1-1 1-1h1l2-1h1l3-1h1 1 2 1 1 1l1 1v0l1 1h1l1 1 1 1v1l1 1h1v1 0l1 1v0l1 1h1v0h1v1h1v0 0 0 0l1-1v0 0 0 0 0l4-8 3-7 3-5 1-2 1-2 2-2 1-1 1-1 2-1 1-1h1 2 1 3 1 1l1 1h1v0 0l1 1v1l1 1v1l1 1v2l1 4v2l1 2v2l1 1 1 2v1h1v1h1v0l1 1v0h1v0h1v0h1v0l1-1v0h1v-1l1-1 1-1 1-1v0l1-1v0l1-1v0h1 1v0h1v0h1 1v0l2 1 1 1 2 1 1 1 1 2 2 1 1 2 1 2 1 3 2 4 1 5v6l1 7v8 11l-1 29-1 36 1 14v13l2 10 1 3 1 4 1 2v1l1 1v1h1v1h1v0 0 0h1v-1h1 1l2-2 2-1 2-3 3-2 3-3 3-3 5-5 5-3 5-4 6-3 5-2 6-2 5-1 5-1h5 5 5l2 1 1 1 2 1 2 1 1 1 2 1 1 2 1 1 1 2v2 1l1 2v1 1l-1 2v1l-1 1v2l-1 1-2 2-3 4-5 5-6 6-5 5-5 5-5 6-4 5-4 6-3 6-3 6-3 6-6 11-7 12-8 11-3 5-4 4-7 8-3 4-3 5-3 5-3 5-4 10-4 13-4 14-3 17-3 20-3 27-2 28v27l2 24 2 21 2 9 2 7 3 6 1 3 1 2 2 2 1 1h1 1v1h1v0h1v-1h1 1l2-2 3-1 3-2 3-2 3-3 3-2 4-3 3-2 8-5 8-4 5-3 2-1h1l2-1 2-1 1-1 2-1 1-2 2-1 3-4 4-5 3-6 4-6 4-6 5-6 4-6 6-6 11-11 13-11 14-9 15-8 15-7 15-5 12-3 11-2 10-2h3 3 2l2-1h2l2-1 5-1 6-3 7-3 7-5 19-11 8-5 11-6 11-6 12-5 11-6 9-6 4-2 4-3 1-1 1-1 1-1 1-1 1-1v-1l1-2v-1l1-4 2-5 1-11 2-11 1-8v-7-6-6l-1-6-2-5-2-6-2-6-3-9-3-8-2-4-1-3-2-2v-1l-1-1-1-1v-1l-2-2-4-7-4-8-4-10-4-10-3-8-2-8-1-2v-1-1-1-2l-1-4-5-14-17-47-1-3v-2-2-1-2-2-1-4l2-5 3-12 3-11 3-10 1-5v-5l1-4v-3-4l1-3v-3l1-4 1-3 1-3 2-3 1-3 2-2 2-3 2-2 2-2 3-2 2-2 3-1 2-1 1-1 2-1 1-1 2-1 3-2 3-3 3-4 3-3 2-4 3-4 4-6 2-3 3-3 2-2 2-2 2-2 3-1 2-2 3-1 2-1 3-1h3l3-1h4 3 2 1l4-1 4-1 4-2 4-2 5-2 5-3 4-2 8-5 8-4 8-3 8-3 8-1 7-2h8 7l7 1 7 2 7 2 7 4 6 3 6 5 6 5 6 6 3 2 2 3 3 2 3 3 2 1 3 2 1 1h2l1 1h1l3 1 3 1 2 1 3 1 2 2 3 2 2 2 2 2 2 2 2 3 2 3 2 2 3 6 3 7 4 9 5 11 6 12 3 6 3 5 7 13 6 11 4 10 1 4 1 5 1 3v4 4 3l-1 4v3l-1 4-2 4-3 7-3 8-3 6-2 3v1l-1 1v1l-1 1-1 2-1 3v3l-1 2-1 3v3 3 6l-1 7-1 6-1 3-1 2-1 3-2 2-1 3-2 2-1 2-2 2-2 1-2 2-1 1-2 1-3 4-4 5-3 5-6 13-6 15-5 16-4 16-3 16-1 7v7 3l1 4 1 4 1 4 2 4 2 4 3 4 3 4 8 8 10 10 11 9 14 11 13 10 14 11 11 10 8 8 5 4 3 3 3 1 2 2 3 2 3 1 3 1 8 3 11 2 29 5 4 1 4 1 2 1 2 1 4 2 5 3 5 4 5 5 6 6 7 7 6 6 5 6 5 7 4 7 4 8 10 23 17 40-1 49v21l1 16v7l1 5v4l1 2v0 1l2 4 2 4 1 5 2 5 2 13 2 16 1 18 1 21 1 52v43 16l1 12 1 11 2 10 5 24 4 20 3 22 2 24 1 24-1 23-1 23-3 22-4 20-4 15-4 16-7 32-6 26-3 10-2 7-1 4-2 6-4 18-11 50-10 53-6 38-5 43-3 18-3 15-2 12-3 10-2 4-2 4-1 3-2 3-4 6-5 7-4 7-2 4-2 4-2 3-2 4-3 5-3 5-7 9-3 5-4 4-11 14-3 5-1 3-2 3-1 2-1 4-2 6-3 20-6 32-7 29-7 26-4 10-3 8-2 5-2 5-2 5-1 7v7l-1 8-1 23-2 38-1 19-2 15-2 14v6 5 4 3 2 1l1 1v0 0 1h1v1l1 3 4 10 8 29 4 21 4 23 3 25 2 25 1 25 1 24v21l-2 18-7 52-10 55-11 57-14 57-5 21-3 21-3 18-1 8v6l-1 25-2 11v5l-1 3v5l-1 5v2 2l1 1v2l1 2v2l2 5 3 5 3 6 5 11 6 12 5 13 4 11 11 25 5 13 5 10 14 31 8 18 2 6 1 4 1 2v2 3 3l-1 2-1 3-1 4-3 7-4 8-5 8-6 7-5 7-2 3-3 2-3 3-4 3-4 2-4 2-5 2-5 1-5 2-5 1-5 1h-5l-5 1h-5l-5-1h-4l-4-1zm98-1440 2-6 1-7 2-18 4-50 1-53v-23l-2-17-1-18-1-24-1-26v-25-33-12-9l-2-8-1-7-2-7-3-8-4-9-3-9-4-7-4-7-3-5-2-2-1-2-1-1-2-1v-1h-1v0h-1v0 0 0h-1v1l-1 1-1 3-1 3-3 9-3 10-3 11-3 11-1 9-1 4v3 2 3l1 3v3l1 4v3l1 3 1 3 2 11 2 15 4 36 1 19v16 13l-1 4v2l-1 2-1 3v3 3 4l1 4 1 5 1 6 2 7 2 6 2 7 1 9 2 10 2 23 2 31 3 43 1 14 1 11 2 7v3l1 2 1 1v0l1 1v0h1v1h1v0-1h1v0l1-1h1v-1l1-1 1-2 1-2 1-3 1-2z">
            <text:p/>
          </draw:path>
          <draw:path draw:style-name="gr12" draw:text-style-name="P2" draw:layer="layout" svg:width="15.522cm" svg:height="0.262cm" svg:x="9.377cm" svg:y="14.737cm" svg:viewBox="0 0 15523 263" svg:d="m0 263v-121-11-131h9 11v122h15483v-122h10 10v131 11 121h-10-10v-121h-15483v121h-11zm-9-132v11h9 11v-11-9-122h-11-9zm9 131v-9h11v9h-11 11-11v11-11h-9 9-9zm15513-9v9h-10v-9zm0 20h10 10v-11-131h-10-10v122 9z">
            <text:p/>
          </draw:path>
          <draw:path draw:style-name="gr13" draw:text-style-name="P2" draw:layer="layout" svg:width="0.261cm" svg:height="2.81cm" svg:x="7.245cm" svg:y="12.033cm" svg:viewBox="0 0 262 2811" svg:d="m0 0h121 10 131v11 10h-121-10-10v-10-11h10 131v11 10h-121v2770h121v11 9h-131-10-121v-9-11h121v-2770h-121v-10zm131 0h10v10h-10v-10 10-10h-10 10v-11 11-11zm10 2802h-10v-11h10zm-20 0v11 9h10 131v-9-11h-121-10z">
            <text:p/>
          </draw:path>
        </draw:g>
      </draw:page>
      <draw:page draw:name="page5" draw:style-name="dp1" draw:master-page-name="標準">
        <draw:frame draw:style-name="gr1" draw:text-style-name="P1" draw:layer="layout" svg:width="24.199cm" svg:height="11.372cm" svg:x="0.201cm" svg:y="5.345cm">
          <draw:image xlink:href="Pictures/100000000000032000000178CF3B4E32.jpg" xlink:type="simple" xlink:show="embed" xlink:actuate="onLoad">
            <text:p/>
          </draw:image>
        </draw:frame>
        <draw:polygon draw:style-name="gr14" draw:text-style-name="P1" draw:layer="layout" svg:width="0.992cm" svg:height="0.565cm" svg:x="0.5cm" svg:y="5.217cm" svg:viewBox="0 0 993 566" draw:points="710,283 993,0 0,283 993,566">
          <text:p/>
        </draw:polygon>
        <draw:polygon draw:style-name="gr14" draw:text-style-name="P1" draw:layer="layout" svg:width="0.992cm" svg:height="0.565cm" svg:x="0.5cm" svg:y="5.217cm" svg:viewBox="0 0 993 566" draw:points="710,283 993,0 0,283 993,566">
          <text:p/>
        </draw:polygon>
        <draw:polygon draw:style-name="gr15" draw:text-style-name="P1" draw:layer="layout" svg:width="0.992cm" svg:height="0.565cm" svg:x="-0.493cm" svg:y="5.217cm" svg:viewBox="0 0 993 566" draw:points="283,283 0,566 993,283 0,0">
          <text:p/>
        </draw:polygon>
        <draw:polygon draw:style-name="gr16" draw:text-style-name="P1" draw:layer="layout" svg:width="0.992cm" svg:height="0.565cm" svg:x="-0.493cm" svg:y="5.217cm" svg:viewBox="0 0 993 566" draw:points="283,283 0,566 993,283 0,0">
          <text:p/>
        </draw:polygon>
        <draw:path draw:style-name="gr17" draw:text-style-name="P1" draw:layer="layout" svg:width="1.748cm" svg:height="4.808cm" svg:x="26.222cm" svg:y="10.905cm" svg:viewBox="0 0 1749 4809" svg:d="m1308 4802c-14-6-24-16-32-33-4-14-20-34-36-48-24-22-26-24-26-62-2-22-2-46-2-52 0-4-18-27-40-49-20-20-38-44-38-50 2-6 6-32 14-58 6-28 12-71 12-97s4-74 6-104c8-63 2-115-20-205-8-31-14-81-14-127-2-50-9-89-17-115-16-52-30-118-36-167-4-42 6-146 20-197 6-28 6-36-2-54-4-12-12-38-18-56-10-42-28-258-28-358 0-86-10-153-40-255-30-105-32-105-42-24-4 30-8 66-12 80-4 16-6 34-6 42s-2 93-4 187c0 153-2 177-17 225l-14 57 16 52c29 90 39 167 31 233-4 30-12 74-16 95-4 22-11 58-13 82-2 26-8 58-10 74-4 17-10 53-16 83-10 48-14 197-6 209 0 2 4 50 8 107 4 56 10 126 14 156 12 85-6 107-90 123-82 16-101 30-153 129-12 24-48 42-90 46-18 2-39 8-47 14-18 16-38 20-64 16-30-6-70-40-78-68s2-89 20-117c16-28 50-54 70-54 8 0 22-4 30-8 24-14 139-133 151-157 16-32 14-123-4-217-16-93-36-195-48-250-14-70-22-132-20-150 0-10 0-20-4-24-10-19-12-159-2-230 10-62 10-74 2-96-12-36-37-153-37-181 0-14-4-36-8-52-30-89-34-125-42-332-4-89-10-181-12-205-4-24-8-83-10-131-6-92 0-135 30-207 10-22 14-54 18-111 8-152 16-197 45-273 30-84 32-135 16-201-16-60-30-135-37-207-2-36-8-68-12-72-4-7-14 2-36 24-24 26-42 36-90 56-32 12-61 24-67 24s-36 10-70 26c-62 24-66 26-117 22-58-4-110-14-124-26-8-4-16-36-28-88-27-135-21-302 20-523 12-66 22-129 22-137 0-10-6-32-14-52-16-42-30-129-30-183 0-24-4-66-8-96-6-49-4-59 6-91 12-38 30-48 52-28 16 14 14 16 34-30 12-28 20-36 34-40 12-5 20-3 26 8 6 6 10 8 12 6 19-43 27-53 41-53s16 4 18 22c2 21 14 27 24 14 8-14 22-6 32 17 8 20 10 40 6 120-4 93 0 149 14 149 2 0 16-12 30-26 41-40 113-50 121-14 4 14 0 22-32 50-24 24-42 48-55 76-10 25-32 57-48 75-36 38-50 76-64 175-16 122-4 269 26 269 4 0 20-10 34-22 16-12 38-24 48-28 17-4 27-18 47-50 34-57 104-109 175-129 26-6 56-12 66-12 16 0 42-12 90-42 15-8 47-26 71-39 26-12 50-28 56-36 4-8 10-36 12-62 4-40 2-54-8-84-8-23-18-43-22-49-10-12-42-90-42-102 0-8-14-49-40-117-4-14-4-26 8-60 6-22 12-50 12-65 0-30 20-60 44-70 12-4 26-20 38-40 20-32 38-44 73-44 10 0 34-8 54-22 76-47 147-41 197 18 10 12 26 24 36 26 26 6 48 28 60 60 6 16 22 50 35 74 36 65 40 89 26 125-6 16-14 34-20 42-4 8-8 24-8 37 0 30-11 58-29 70-30 20-66 121-66 181 0 34 28 70 97 120 28 23 64 53 78 67 26 24 38 28 121 40 20 4 34 12 64 42 36 34 44 49 70 109l30 70-2 85c-2 50 0 88 4 96 19 30 25 105 25 235-2 125 0 139 14 201 22 89 24 222 4 306-8 30-20 78-26 109-8 28-17 62-21 72-10 28-52 233-58 290-12 114-24 170-38 193-8 12-22 32-30 48-6 14-26 42-42 60-31 38-33 42-41 97-12 74-32 150-46 181-12 24-14 44-16 102 0 40-4 97-8 127-6 34-6 56-2 60s14 38 24 76c20 89 32 240 22 314-14 115-38 245-72 378-12 48-20 101-20 129-2 26-4 60-6 74-4 24-2 32 14 65 10 20 26 56 36 80s24 62 34 82c42 89 46 99 46 113 0 18-32 74-54 94-26 25-92 39-123 23zm175-2471c12-39 23-232 14-298-4-32-6-104-6-161 2-94 0-104-14-143-16-44-36-76-44-76-6 0-32 89-30 111 0 10 2 30 6 40 10 42 20 183 14 203-6 16-4 28 6 60 8 28 14 73 18 149 6 121 10 145 20 141 4 0 12-12 16-26z">
          <text:p/>
        </draw:path>
        <draw:path draw:style-name="gr14" draw:text-style-name="P1" draw:layer="layout" svg:width="0.868cm" svg:height="4.801cm" svg:x="28.017cm" svg:y="10.926cm" svg:viewBox="0 0 869 4802" svg:d="m0 0h406 28 435v31 28h-407-28-28v-28-31h28 435v31 28h-407v4684h407v31 28h-435-28-406v-28-31h406v-4684h-406v-28zm434 0h28v28h-28v-28 28-28h-28 28v-31 31-31zm28 4774h-28v-31h28zm-56 0v31 28h28 435v-28-31h-407-28z">
          <text:p/>
        </draw:path>
        <draw:path draw:style-name="gr14" draw:text-style-name="P1" draw:layer="layout" svg:width="20.619cm" svg:height="0.864cm" svg:x="1.588cm" svg:y="15.228cm" svg:viewBox="0 0 20620 865" svg:d="m20620 0v400 32 433h-30-30v-402-31-32h30 30v32 433h-30-30v-402h-20498v402h-32-30v-433-32-400h30 32v400h20498v-400h30zm0 432v31h-30v-31h30-30 30v-32 32h30-30 30zm-20590 31v-31h32v31zm0-63h-32-30v32 433h30 32v-402-31z">
          <text:p/>
        </draw:path>
        <draw:path draw:style-name="gr14" draw:text-style-name="P1" draw:layer="layout" svg:width="23.824cm" svg:height="0.86cm" svg:x="1.588cm" svg:y="15.23cm" svg:viewBox="0 0 23825 861" svg:d="m23825 0v396 34 431h-32-32v-398-33-34h32 32v34 431h-32-32v-398h-23695v398h-34-32v-431-34-396h32 34v396h23695v-396h32zm0 430v33h-32v-33h32-32 32v-34 34h32-32 32zm-23793 33v-33h34v33zm0-67h-34-32v34 431h32 34v-398-33z">
          <text:p/>
        </draw:path>
        <draw:path draw:style-name="gr18" draw:text-style-name="P1" draw:layer="layout" svg:width="22.307cm" svg:height="9.378cm" svg:x="1.549cm" svg:y="6.55cm" svg:viewBox="0 0 22308 9379" svg:d="m16067 9350c-10-18-137-31-280-31-285 0-462-62-482-168-6-33-34-91-65-133-28-42-60-137-70-211-30-235-163-607-291-813-133-213-304-558-356-717-18-57-35-254-35-439v-337l-287-35c-267-34-294-32-360 21-40 32-197 102-352 156-153 55-301 119-330 141-66 58-92 264-96 806-4 310-18 473-44 523-22 38-67 161-99 270-48 172-52 221-20 359 28 135 28 165-8 189-74 51-320-2-531-112-305-163-354-205-442-392-95-199-87-278 44-408 183-181 207-348 115-778-43-204-65-411-63-586l2-273-366-52c-201-28-396-59-432-67-56-10-80 12-143 131-165 308-217 390-321 495-127 126-274 422-320 641-101 481 30 963 354 1307 253 269 261 320 70 412-94 44-191 54-521 54h-406l-100-96c-57-54-119-99-139-99-18 0-70-16-113-36-68-32-80-62-96-227-12-105-48-267-85-360-60-165-60-175-12-382 57-243 61-380 18-529-16-58-50-207-76-329-70-352-133-543-173-543-64 0-513 275-609 374-147 148-157 171-239 480-117 434-97 517 181 784 285 278 311 330 221 427-69 72-79 74-416 60-628-24-742-83-799-406-14-89-54-161-122-231-121-121-129-202-43-431 57-145 59-185 29-400-31-221-27-251 30-370 36-72 179-239 330-384 275-261 327-338 410-585 82-243 223-531 303-615l75-77-85-56c-46-30-199-165-340-299-317-306-410-340-1158-435-132-16-396-50-585-76-328-44-372-44-842 16-989 125-1429 201-2030 350-101 24-358 52-573 60-360 16-428 10-853-78-547-113-760-183-1009-330-265-157-1084-798-1029-810 24-4 170 32 325 80 400 129 559 155 911 155 386 0 710-58 1168-211 195-66 374-119 396-119 25 0 63-22 89-48s48-40 48-32 135-50 298-131c163-80 352-161 420-179 66-18 143-54 167-80 26-24 48-38 48-28 0 26 730-354 1006-525 131-81 288-173 346-205 57-34 143-93 189-133 47-40 189-133 316-203 127-72 400-241 607-378 358-235 977-583 1205-675 56-23 164-85 239-137 133-91 607-282 993-399 569-171 1205-193 1850-65 462 93 969 111 1253 47 265-63 800-71 1077-20 228 44 971 328 1490 572 376 176 465 225 961 520 254 153 326 181 453 185l149 4-2-106c-3-57-15-155-29-215-20-107-16-113 65-131 161-36 157-30 128-185-40-215-28-229 179-205l177 20 34-137c19-74 35-165 35-198 0-58 16-64 142-60 214 8 210 8 282-119 80-143 199-185 314-110 70 46 74 46 118-43 54-100 58-102 195-56 89 32 105 28 171-44 95-103 143-101 239 8 61 68 95 84 167 72 109-16 236 59 236 139 0 99 34 153 124 199 121 61 189 174 151 246-24 45-14 75 44 137 46 50 77 119 79 185 2 60 28 127 58 155 68 62 70 112 10 163-58 48-56 221 12 675 40 276 72 392 133 487 149 235 217 253 653 175 141-26 485-59 766-77 282-16 614-42 738-56 280-36 821-149 841-177 10-12 36-22 60-24 26-2 76-12 115-24 50-16 66-10 66 26 0 66-235 209-525 320-133 50-297 118-364 151-68 30-138 56-159 56-20 0-58 14-88 30-28 18-288 107-577 197-290 92-557 187-595 211-63 42-65 52-26 127 22 46 50 197 60 338 24 281 56 349 249 522 101 91 163 119 316 143 215 36 555 12 822-54 266-67 366-79 386-46 20 30-207 335-372 504-48 50-88 103-88 115 0 14-28 46-58 74-59 50-59 52-2 274 50 187 54 253 28 420-41 259-135 545-226 679-40 59-66 105-60 105 8 0-20 34-62 76-101 101-145 95-241-32-61-80-97-102-145-90-113 26-571-119-1026-328-114-52-259-107-321-119-139-26-563-193-626-245-88-76-329-161-545-191-181-24-235-22-317 18-109 50-189 36-189-34 0-95-674-42-1142 90-284 79-332 105-332 177 0 105-189 654-334 967-60 135-64 161-30 314 20 91 50 265 66 390 61 457 145 790 268 1062 82 185 307 506 388 555 80 48 78 90-4 158-75 63-336 83-370 31z">
          <text:p/>
        </draw:path>
      </draw:page>
      <draw:page draw:name="page6" draw:style-name="dp1" draw:master-page-name="標準">
        <draw:frame draw:style-name="gr1" draw:text-style-name="P1" draw:layer="layout" svg:width="27.699cm" svg:height="15.291cm" svg:x="1.058cm" svg:y="2.887cm">
          <draw:image xlink:href="Pictures/10000000000005E300000340CD0E5808.png" xlink:type="simple" xlink:show="embed" xlink:actuate="onLoad">
            <text:p/>
          </draw:image>
        </draw:frame>
        <draw:path draw:style-name="gr19" draw:text-style-name="P1" draw:layer="layout" svg:width="26.028cm" svg:height="13.9cm" svg:x="1.407cm" svg:y="3.799cm" svg:viewBox="0 0 26029 13901" svg:d="m14778 13890c-15-5-45-16-65-25s-68-26-108-37c-38-12-100-54-136-95-38-39-81-71-98-71-41 0-167-133-167-175 0-40-214-251-287-286-27-11-82-22-123-22-54 0-89-13-131-50-60-52-146-211-146-269 0-53-57-206-91-246-18-21-40-59-52-86s-45-77-74-111c-31-35-70-90-88-124-16-34-60-93-95-132-50-56-82-74-150-84-161-24-271-152-328-382-38-152-38-245 0-351 15-46 36-147 45-222s24-185 32-242c20-149 10-943-16-1167-25-218-24-555 1-640 9-30 26-93 37-139s25-98 30-116c6-19-43 19-110 83-65 64-159 145-209 181s-103 79-118 96c-64 69-95 112-140 182-25 42-63 91-81 109s-61 81-97 139-76 109-94 115c-19 6-33 18-33 27s-41 61-91 114-109 122-134 152-56 66-72 83c-15 18-42 54-60 82-19 28-42 51-53 51-10 0-61 39-112 88s-128 111-170 139c-42 29-81 59-86 67s-38 29-71 46-60 38-60 49-10 27-24 40c-47 49-137 193-167 271-19 50-31 129-30 213 1 204 47 569 81 661 22 56 30 129 27 226-3 134 0 149 50 209 54 64 55 64 232 71 136 7 196 17 255 48 43 23 91 41 106 41s67 17 113 38 96 33 111 28c15-6 22-2 16 8s1 19 16 19c35 0 104 86 104 130 0 29-7 31-64 13-37-11-70-16-76-9s19 52 55 102c66 92 89 157 44 121-60-47-234-68-270-31-16 15-43 24-59 20-18-4-47 3-66 17-41 30-138 32-240 5-42-10-142-21-224-24-146-5-245-37-388-127-20-13-67-42-104-64-57-34-76-62-109-159-28-86-52-126-87-145-66-35-100-122-100-263 0-65-4-123-10-130-38-38-148 122-125 182 6 16 0 28-17 28-27 0-46-55-62-182-10-67 19-165 94-322 47-100 48-111 30-243-10-76-44-204-76-284-94-247-71-353 130-589 190-221 353-544 411-808 46-212 122-429 188-532 26-43 44-82 40-89-5-6-3-6 4-2 18 15 98-125 85-147-6-10-4-13 3-6 9 8 57-29 110-81s95-92 95-88c0 3 14-2 32-12 51-29 65-150 50-426-9-142-15-311-16-374-1-105-6-121-58-166-30-28-81-95-111-148-85-147-147-192-270-192-56 0-129 12-165 26-34 16-103 33-152 40s-95 17-105 23-42 11-75 14-153 15-270 26c-117 13-254 26-306 29s-117 12-149 17-184 14-342 22c-159 7-305 17-325 24-75 26-966-13-1052-45-15-6-64-14-108-18-354-33-647-81-647-106 0-11-30-15-70-10-38 4-94 1-126-8-30-10-159-32-287-53s-260-45-296-55c-75-23-396-88-497-102-38-4-157-25-264-45-107-22-219-39-250-39s-93-11-139-25c-45-14-153-27-239-28-86-2-164-9-174-14-10-7-224-11-475-10-632 2-1168 63-1605 182-93 24-196 50-233 55-158 26-537 153-701 237-246 126-709 530-854 744-111 165-274 550-363 853-26 88-50 167-55 174-38 62-49 536-16 744 14 96 31 213 36 259s29 128 54 181 46 107 46 119c0 27 193 336 276 442 90 115 92 117 458 484 202 203 317 332 304 340-11 7-35 0-54-16-18-17-39-29-47-29-15 0-285-186-341-235-17-14-93-76-170-136-402-317-705-783-825-1270-37-156-40-176-81-650-27-307-29-390-9-481 12-61 19-116 15-123-6-8 4-63 20-122s33-128 36-154 16-70 27-99 20-79 20-112 7-67 15-78c9-9 31-65 49-124 17-58 37-107 44-107 14 0 58-132 58-171 0-13 23-53 52-88 28-36 68-98 88-138 20-42 137-174 260-297s220-229 217-236c-3-9 3-13 11-10s48-32 88-76c39-45 115-108 166-141 86-55 147-104 241-192 70-68 759-447 812-448 9 0 38-17 66-37s75-41 105-49 72-23 92-36 75-34 121-48 100-34 122-48c21-14 51-20 65-15 15 6 45-6 66-26s63-42 92-47c146-32 211-53 211-74 0-14 36-23 96-26 63-3 104-15 113-32 8-15 23-23 31-17 9 5 21 2 27-7 5-9 44-12 84-7 51 7 81 1 102-20 20-19 61-28 126-27 53 1 112-4 131-12s75-11 125-5c71 10 92 6 92-14 0-21 28-24 139-16 114 9 139 6 139-17 0-21 18-25 75-21 41 3 84 11 93 17s17 1 17-11c0-16 34-20 120-13 87 7 130 3 158-17 26-19 62-24 118-14 66 9 84 6 93-20 9-25 26-29 90-18 44 8 88 20 97 29 27 26 85 20 96-11 10-27 72-27 206-1 28 5 41 0 41-18 0-34 62-34 158-1 65 23 79 23 106-2 26-23 43-24 87-9 42 14 60 13 76-5 17-20 36-20 113 0 82 21 93 20 110-8 13-23 21-25 33-7 9 14 56 22 116 21 56 0 145 0 199 1s97-6 97-16c0-31 58-37 125-14 87 29 130 22 144-27 11-32 23-37 71-26 159 34 179 34 179 3 0-32 72-39 139-12 42 16 88 5 74-18-16-25 63-60 98-45 55 23 97 21 97-5 0-24 29-31 107-25 27 2 41-6 41-27 0-24 13-27 64-17 83 15 158-2 158-39 0-17 20-28 51-28 29 0 67-12 88-28 19-14 51-27 70-27s51-16 73-36c22-21 47-32 56-26 9 5 36-2 57-17 23-14 66-32 96-39 30-8 78-30 105-50 28-19 64-36 79-36 17 0 30-8 30-18s12-13 26-8c14 6 38-5 51-26 14-19 29-35 34-34 20 2 297-177 297-192 0-6 19-11 41-10 24 1 49-15 62-41 11-23 27-36 33-29 7 6 12 2 12-9 0-13 9-22 20-22 42 0 392-366 493-515 58-85 114-160 126-168s42-48 66-91 71-96 106-116 61-50 61-68c0-50 58-191 79-191 10 0 13-18 8-40-15-54 50-215 117-294 30-36 61-74 70-83 9-11 27-61 40-112 30-114 103-279 130-296 31-20 73-112 83-179 20-168 68-265 182-373 48-45 70-80 62-98-6-16-4-25 5-20s34-47 58-114c69-205 120-287 273-442 79-81 164-188 189-240 49-99 104-160 185-202 51-26 130-109 229-239 39-50 108-94 270-172 226-108 384-218 363-253-7-11-4-14 6-8 17 10 38-2 129-79 12-10 43-24 69-30 27-7 53-20 59-29s48-16 95-16c98 0 214-31 293-77 156-93 167-96 350-102 150-5 195-14 251-49 156-96 273-109 447-48 86 30 131 35 199 23 182-29 286-10 497 88 86 40 145 44 229 14 70-24 267 18 370 78 34 20 70 31 80 24 12-6 16-4 10 5-6 10 19 34 58 55s96 54 131 77c45 30 90 42 162 42 128 0 264 56 313 130 42 64 144 136 216 154 34 9 47 21 41 38-10 28 81 109 106 94 8-5 62 36 121 92 66 66 122 103 149 103 42 0 209 154 210 193 0 26 115 119 195 158 98 47 174 132 257 290 58 108 87 141 166 189 59 35 113 87 142 134 26 43 66 101 88 130 23 28 42 60 42 69s31 35 69 57c104 59 205 163 218 225 6 30 32 67 57 84 26 17 42 38 36 49-7 9 41 70 107 134 66 63 129 141 142 172 22 57 103 119 157 119 17 0 63 31 106 69 64 58 90 69 171 72 63 3 130 22 193 57 79 42 102 47 114 27 12-17 20-20 29-5 14 23 160 8 178-18 5-8 21-13 36-12 38 4 228-87 258-124 14-16 35-29 49-29s43-24 68-54 64-63 85-75c23-12 37-28 32-38s19-31 56-48c41-19 63-41 57-56-6-14-5-26 3-26 18-1 152-123 152-139 0-9 15-27 33-44 61-56 134-153 126-168-4-7 2-13 15-13 41 0 160-81 160-109 0-14 17-30 37-37s37-19 37-29 12-17 28-17c17 0 23-11 14-31-7-20-4-26 11-17 12 7 22 5 22-4s43-36 97-59c89-39 93-43 51-54-44-12-45-14-9-29 53-22 84-29 164-33 73-5 120-50 54-52-74-3 41-33 133-34 84-3 88-5 55-30-32-23-25-25 85-20 67 3 145 12 177 20 53 15 53 14 22-21-29-34-44-81-26-81 11 0 183 73 219 93 22 12 35 8 41-9 8-22 22-23 71-6 34 11 72 29 84 39 19 13 22 10 13-12-13-33 19-43 38-13 11 17 171 131 185 131 4 0 2-19-3-43-10-35-6-34 34 15 52 64 131 138 150 138 9 1 15-16 15-37 0-55 15-46 113 61l89 97v-60c1-80 28-76 87 14 56 84 83 84 190 5 34-26 85-47 112-46 26 1 124 4 216 7 138 5 176 14 225 49 90 63 272 76 359 24 94-55 239-96 295-82 45 11 79 31 236 141 58 40 108 55 235 69 275 32 637 33 836 4 259-38 419-38 475-1 25 16 65 68 90 116 42 81 43 91 19 192-21 98-83 189-126 189-26 0-45-95-23-117 25-25 26-50 3-50-9 0-23 17-29 39-10 30-18 33-38 15-16-11-27-32-27-44 0-52-156-67-175-16-10 27-15 27-48-3-21-20-37-24-37-12s-12 21-28 21-28-8-28-19-10-17-22-13-23 17-23 28c0 42-32 49-58 14-22-29-30-32-43-12-10 16-30 20-55 13-34-12-39-5-39 42 0 30-10 58-21 63-13 4-12 21 3 57 30 64 11 85-38 41-46-41-48-24-5 47 38 65 21 87-43 57-38-18-47-31-37-66 8-34 0-50-37-74l-47-31 6 105c3 69-2 108-16 114-12 4-27-8-32-26-6-18-7-3-3 36 10 94-31 92-68-4-24-59-24-74-5-79 20-4 20-12 3-35-15-21-41-27-83-21-48 7-69 24-92 71-32 68-67 81-86 34-15-40 2-65 35-51 16 5 27 1 27-11s-39-20-102-20c-93 0-108 6-150 56-62 72-89 71-75-4 8-55 5-62-39-64-27-2-37 2-25 11 17 10 13 26-14 59l-37 44-2-60c0-45-7-57-28-49-15 6-28 2-28-11s-9-15-20-8c-15 8-14 16 3 27 20 12 20 20 0 44-38 45-56 35-56-29 0-56-2-58-34-28-43 39-85 40-71 2 6-15 0-27-16-27-30 0-49 69-58 204-9 157-5 158 317 112 118-18 177-18 283 2 74 12 135 30 135 38s11 15 25 15 31 13 37 29c7 19 24 25 49 17s41-2 49 19c6 17 22 25 38 19 15-5 37-4 49 4 38 24 114 17 137-13 21-28 24-24 30 36 2 15 21 29 43 30 24 2 37-6 30-17s8-14 40-8c33 6 54 0 60-17 13-35 38-31 51 9 8 23 28 32 80 29 38-1 79 6 91 15 20 15 84-8 117-41 5-4 25-12 44-15 23-4 30 1 20 17-9 14-6 17 9 9 13-9 17-37 9-80-9-51-7-64 13-57 14 4 29 26 32 49 8 50 59 53 59 3 0-21-9-37-18-37s-20-29-20-66 9-64 19-64c24 0 72 97 61 126-4 12 1 22 12 22s20-25 20-56c0-36 10-55 28-55 21 0 27 23 27 102 0 56 10 102 19 102s19-17 19-37c0-45 36-49 39-5 1 18 1 96-1 171-4 277-147 415-356 346-195-66-291-80-517-78-258 2-308 18-517 159-98 67-465 260-494 260-6 0-38 11-71 25-167 71-268 105-322 105-33 0-96 12-141 27-102 35-436 50-632 29-459-51-649-79-754-112-148-48-302-130-450-239-214-160-333-164-579-23-139 80-376 290-414 365-15 30-53 83-86 120-63 69-280 426-271 449 2 8-4 14-15 14s-18 9-18 19c0 94-472 616-788 871-82 67-159 131-173 143s-60 48-103 78c-116 83-148 128-195 277-24 75-68 184-100 241-75 137-256 359-363 444-48 37-124 109-169 158s-117 106-158 125c-41 21-107 65-146 100s-78 66-86 66-14 22-11 49c6 58 24 67 270 131 155 42 222 48 557 54 415 7 508 16 490 47-10 13-4 14 19 2 41-24 270 22 362 71 79 42 149 99 149 124 0 9 12 27 28 40 71 60-11 66-144 11-67-28-120-32-422-31-97 1-227-1-288-3-99-4-111 0-111 32 0 20 26 50 67 73 76 44 169 106 184 124 4 6 31 24 57 37 106 56 308 343 270 382-10 9-156-85-202-131-30-29-177-119-223-135-18-6-32-18-32-28s-17-15-37-15-37-11-37-22c0-12-6-17-12-10s-28-6-50-25c-35-33-105-50-105-25 0 24 40 82 57 82 9 0 61 40 115 90 53 50 124 114 157 144 46 40 65 74 73 132 10 83-8 102-52 49-12-16-64-49-113-75-50-25-109-65-131-91s-49-43-61-39-41-9-66-32c-24-22-74-54-109-72-108-55-169-95-229-148-66-59-154-94-170-68-7 9-4 16 6 16s23 25 28 54c6 29 23 65 36 79 24 23 74 104 80 128 9 40 34 73 56 73 14 0 57 42 95 92s101 109 139 130 70 47 70 54 29 28 65 45 65 39 65 50 11 19 23 19 53 23 89 52c58 48 193 138 426 283 46 29 99 66 120 81 34 28 69 48 198 115 59 32 135 129 111 144-22 13-271-20-386-51-51-16-126-44-165-63-41-20-96-42-123-48-61-16-182-84-182-105 0-7-26-26-60-38-33-14-66-32-72-43s-21-11-32-4c-20 11-14 31 37 121 9 16 22 40 28 54s38 53 70 86c91 98 105 120 94 139-6 10-3 19 5 19s50 29 89 66c80 76 100 128 44 113-41-10-41-9-25 32 6 16 19 24 27 19s41-13 71-16c43-5 59 1 68 29 6 18 18 31 27 26 8-6 32 19 53 55l38 65h-42c-55 0-160-36-160-55 0-8-37-25-84-38-53-15-105-47-144-91-33-36-84-82-113-101-30-19-75-53-102-77-27-23-90-78-141-121s-92-91-90-102c1-12-14-19-32-13-33 8-31 61 3 61 9 0 15 6 14 13-6 40 5 79 31 105 17 16 24 37 18 48s2 25 19 31 26 22 20 35-4 27 3 30 41 60 75 127 82 156 108 201l49 80-64-32c-97-50-219-142-219-166 0-12-20-40-44-63s-59-73-79-114c-19-40-40-73-48-73-15 0-70-109-70-142 0-14-9-25-20-25s-14-9-8-19c14-24-25-148-47-148-8 0-21-24-27-53s-36-81-67-115c-30-35-60-83-67-108-11-45-32-75-114-166-23-27-74-96-111-152s-75-107-86-115-11-13-2-13c9-1 0-16-18-33-20-19-38-44-41-59-3-13-37-63-76-110-91-111-182-258-209-338-39-112-85-156-197-191-58-18-148-49-199-69s-104-35-118-35-36-13-51-28-42-38-61-51c-17-12-62-65-97-116-52-75-62-104-52-150l11-58-134 51c-273 102-434 127-911 138-350 8-505 42-559 118-19 27-66 111-103 188-38 76-86 149-105 163-20 13-31 34-24 46s4 14-8 7c-10-6-50 8-87 33-37 26-82 51-99 56-30 9-77 126-77 190 0 17-13 86-28 152-16 68-41 181-57 252-63 273-215 640-398 956-38 65-94 166-124 222-108 200-161 287-175 293-9 3-15 16-15 28s-47 117-106 235c-137 278-125 248-171 425-39 152-39 155-5 194 47 52 96 203 96 293 0 57 29 116 162 317 89 135 177 261 195 281s60 77 94 125c33 48 74 93 92 100 17 5 40 26 52 47 10 18 30 35 45 35 45 0 158 112 158 158 0 30 16 47 59 64 33 13 86 34 116 47 101 42 138 48 176 29 26-15 67-13 153 9 63 15 129 31 144 33 110 20 205 100 274 231 21 40 20 43-9 30-19-7-51-17-74-21-22-6-44-23-49-40-6-27-8-26-10 2-2 41-67 43-83 3-10-25-14-25-42 1-24 25-25 35-8 46 20 13 19 17-1 24-14 4 23 23 81 39 59 18 107 40 107 50 0 12 8 15 19 8s31-2 46 10 38 17 50 13 53 7 88 24c37 18 80 30 99 27 17-3 28 1 23 9-6 8 16 35 47 58 55 41 159 234 138 255-5 5-28-10-48-31-56-61-113-77-267-77-135 0-136 1-156 56-28 81-94 100-217 61-55-17-100-36-100-44 0-48-127-128-204-128-32 0-34 4-10 61 28 68 13 174-25 165-24-5-29 95-5 141 23 45 42 151 25 150-7-1-26-6-41-11zm-34-103c-11-11-29-12-50-1-23 14-26 22-9 33 13 8 30 4 40-12 11-19 15-17 17 12 1 22 6 27 12 12 5-14 2-33-10-44zm-159-49c0-21-8-32-17-26-27 16-50-38-27-66 17-18 16-29-5-41-15-10-35-15-46-12-40 14-26 68 32 122 34 32 62 57 62 58 1 0 1-17 1-35zm-103-103c0-4 8-14 18-20s18-3 18 8-8 20-18 20-18-4-18-8zm250 27c-6-10-16-19-20-19-5 0-8 8-8 19s9 17 20 17 14-8 8-17zm636-261c15 0-39-36-54-36-5 0-10 13-10 28 0 17 10 25 25 19 15-5 33-11 39-11zm318-45c0-4-18-18-41-29-41-19-41-19-5 9 37 30 46 34 46 20zm-608-393c-13-5-30-4-35 1-6 6 4 10 24 10 22-1 26-5 11-11zm-3461-228c-6-11-20-19-30-19s-13 8-7 19 19 18 30 18 13-8 7-18zm-1048-103c0-5-8-10-18-10s-19 10-19 21 8 14 19 7 18-14 18-18zm-129-195c0-10-9-18-19-18s-19 13-19 29 9 24 19 18 19-20 19-29zm-9503-1056c-6-10-15-19-19-19s-9 9-9 19 10 19 20 19 15-9 8-19zm17864-1335c0-10-8-18-19-18s-14 8-8 18 15 19 19 19c5 0 8-9 8-19zm548-74c-7-10-22-18-34-18-14 0-12 7 6 18 35 23 41 23 28 0zm407-424c-10-9-43-22-74-28l-55-12 46 28c50 30 112 39 83 12zm-153-70c-12-6-18-19-10-29 7-12 3-15-10-7-26 16-10 49 21 47 16-1 16-4-1-11zm-106-53c-35-29-59-38-67-24-7 10-22 14-33 7s-21-4-21 6c0 12 20 20 41 20 24 0 55 9 71 19 55 36 63 15 9-28zm65-16c0-4-13-13-29-19s-23-3-17 8c10 17 46 26 46 11zm-8659-355c14-15 19-28 14-28s-20 13-32 28-19 28-14 28 19-12 32-28zm8473-628c0-3-15-19-32-32-29-23-30-22-8 7 25 31 40 40 40 25zm-18837-31c0-11-8-15-19-9s-18 16-18 20c0 5 8 8 18 8s19-8 19-19zm19270-416c-6-16-28-27-50-27-38 0-37 1 7 26 25 13 48 26 50 27s-1-11-7-26zm-225-133c-14-5-30-5-36 1s5 11 24 9c23 0 27-5 12-10zm-3239-267c8-12-6-14-40-6-71 17-78 26-20 26 27 0 54-8 60-20zm263-71c40-12 89-31 108-47 21-15-19-7-93 20-72 26-134 51-139 57s5 6 22 0 63-20 102-30zm-9339-159c12-14 20-28 14-28s-19 13-33 28-19 27-13 27 19-12 32-27zm600-1c7-16 4-24-7-18s-19 19-19 30c0 25 14 19 26-12zm-845-37c-5-5-16 5-23 23-10 27-8 29 11 10 12-12 18-27 12-33zm-319-4c-6-6-22 0-35 12-17 18-15 20 11 9 18-6 29-16 24-21zm626-14c-5-15-19-23-29-16-11 7-8 17 6 28 34 20 36 20 23-12zm9255-47c17-20 30-37 25-37s-25 17-44 37-29 38-24 38 25-17 43-38zm72-10c6-16 3-24-7-18s-19 20-19 30c0 26 14 21 26-12zm-9519-19c0-4-8-8-19-8s-18 9-18 21c0 10 8 13 18 7s19-15 19-20zm71-36c-5-5-17 4-23 23-10 27-8 29 10 10 13-12 19-28 13-33zm-1582-102c-6-9-15-18-20-18-4 0-7 9-7 18s8 19 19 19 15-8 8-19zm-380-47c0-4-12-1-28 4-15 6-28 20-28 29 0 11 13 9 28-4 16-13 28-25 28-29zm-127-4c-14-5-34 1-44 12-13 14-7 16 24 7 26-6 34-14 20-19zm14500-1447c18-26 18-27-3-8-15 13-46 23-70 23-25 0-39 9-33 18 13 23 78 3 106-33zm94-93c48-40 39-64-11-30-25 16-52 27-62 26-36-7-43 2-21 27 26 27 40 24 94-23zm-42-40c0-10-8-18-19-18s-18 9-18 18 9 19 18 19 19-9 19-19zm154-68c-29-23-29-26-2-18 17 5 42-2 54-18 20-24 16-26-31-15-91 22-113 39-67 54 22 7 41 20 41 31s8 12 19 6c12-7 7-23-14-40zm139-126c13-26 31-47 43-47s16-11 10-26-1-30 10-34 22-21 25-36c6-44-37-22-66 33-14 24-32 45-41 45s-11-11-3-23c8-14 5-17-4-9-17 17-24 144-6 144 6 0 21-22 32-47zm-120-57c-5-16-15-25-20-19-4 4-3 17 4 28 18 29 29 24 16-9zm34-33c-16-18-15-31 2-50 20-22 18-22-10 0-25 19-28 30-12 50 12 13 25 25 30 25s0-11-10-25zm59-160c-10-10-43 37-43 63 0 10 11 1 25-18s23-40 18-45zm56 45c16-41 15-46-10-46-12 0-16 6-10 12 8 8 4 24-8 38-12 15-13 25-2 25s24-14 30-29zm128-67c-15-54-42-60-42-11 0 26 11 44 25 44 16 0 22-13 17-33zm-116-37c0 12 8 19 17 12 11-5 15-20 10-33-11-30 29-86 40-57 5 11 25 17 45 11 40-10 70-83 38-93-11-4-21-23-21-42 0-22-12-36-32-36s-25 5-12 14c40 27 21 79-28 81-39 2-41 4-11 10 21 5 46 18 56 28 12 13 6 16-19 8-44-13-70 2-99 57-26 49-28 82-3 43 13-21 19-22 19-3zm-55-117c12-15 18-28 13-28s-20 12-33 28-19 27-14 27 21-13 34-27zm299-3c-13-7-29-6-35 1-7 6 4 10 24 9 22-1 26-5 11-10zm-32-45c-6-10-1-31 12-47 12-14 16-33 10-39s-11-2-11 10-9 21-19 21c-9 0-13-13-7-28 11-28 54-37 67-14 4 8 5 5 2-7-2-12 7-32 22-44s23-27 19-35 8-22 28-35c21-13 36-14 36-4 0 42 27 16 30-30 2-27 10-54 20-60 24-16 46-81 24-67-11 7-19 2-19-9s-7-17-17-11c-9 6-12 29-6 50 7 26 3 37-9 28-16-10-108 115-99 133 5 10-52 59-69 59-42 0-66 56-44 103 12 25 26 46 32 46 5 0 5-9-2-20zm-3257-46c-5-6-15 4-23 23-10 27-8 29 11 10 12-12 18-28 12-33zm3526-390c-25-30 1-36 34-8 13 9 10 4-5-14-23-25-32-26-51-6-20 20-20 26 0 33 12 5 24 31 25 59 3 44 4 45 11 6 5-23-2-55-14-70zm51-72c0-15-8-23-17-17-8 5-10 18-5 27 15 24 22 21 22-10zm2137-66c0-10-8-18-19-18s-15 8-9 18 16 19 20 19 8-8 8-19zm126-12c-18-5-48-5-65 0-18 4-3 8 33 8s50-4 32-8zm-469-25c-7-10-14-18-20-18-4 0-7 8-7 18s8 19 19 19 15-9 8-19zm297-55c-6-9-15-19-19-19-5 0-9 9-9 19s9 18 21 18c10 0 13-9 7-18zm-1696-174c0-4-16-19-32-33-30-22-31-22-8 8s40 40 40 25zm2402-284c-5-7-10 4-9 23 1 22 5 26 11 12 5-14 4-30-2-35zm1269 13c0-9-13-13-28-7s-28 13-28 18c0 4 12 8 28 8s28-9 28-19zm93-2c0-11-9-14-20-7s-17 14-17 19 8 9 17 9 20-10 20-21zm-1939-184c-6-10-24-18-42-17-25 1-24 4 6 17 50 21 50 21 36 0zm2670 0c-6-10-14-18-18-18-5 0-9 8-9 18s9 19 20 19 14-8 7-19zm428-129c-6-11-16-19-20-19-5 0-8 8-8 19s8 18 19 18 15-8 9-18zm-2003-279c-6-12-15-18-20-18-4 0-8 8-8 18s9 19 19 19c12 0 15-8 9-19zm1085-148c0-10-10-18-20-18-11 0-14 8-8 18s14 18 19 18 9-7 9-18zm-14184-467c0-12-12-10-28 4-15 12-28 31-28 41s13 9 28-4c16-13 28-32 28-41zm13739 573c0-31 11-42 45-43 40-3 43 1 23 32-33 53-68 58-68 11zm259-11c0-32 50-70 70-50 12 11-32 85-51 85-11 0-19-17-19-35z">
          <text:p/>
        </draw:path>
        <draw:path draw:style-name="gr20" draw:text-style-name="P1" draw:layer="layout" svg:width="25.999cm" svg:height="13.835cm" svg:x="1.4cm" svg:y="3.864cm" svg:viewBox="0 0 26000 13836" svg:d="m14755 13790c-8-40-10-76-5-81 14-15 35 78 26 118-4 21-12 6-21-37zm-142 24c0-9 13-12 28-6 16 5 28 14 28 18s-12 7-28 7-28-8-28-19zm-46-18c-6-10-2-19 9-19s19 9 19 19-3 18-9 18-12-8-19-18zm-113-93c-40-40-85-73-101-73-39 0-147-115-147-156 0-42-220-255-308-296-35-17-92-32-124-32-113 0-241-164-264-336-11-88-79-211-292-523-125-184-172-226-278-245-81-13-201-89-199-126 1-12 10-10 23 7 34 40 100 74 148 75 67 0 194 66 219 114 33 63 94 126 113 115 8-5 15 8 15 31s41 100 90 172c120 177 181 302 207 425 25 123 54 169 98 152 49-20 38-78-23-114-31-18-54-37-51-42 32-61 81-130 90-130 7 0 11 25 9 55-3 37 2 50 14 37 28-28 54-23 43 8-7 16-4 33 7 39s13 19 9 27c-5 8 11 29 37 44 46 32 112 137 94 155-9 10 33 60 52 60 6 0 11-12 11-29 0-18 11-26 26-20 16 6 29 3 33-7 3-9 28 3 56 29 57 53 70 57 70 19 0-15 22-42 47-57 54-36 63-75 11-47-19 11-40 13-49 5s-9-3-2 9c6 11 1 30-12 40-32 27-77-4-63-42 7-18 19-27 26-22 10 4 36-7 62-27 43-34 43-36 10-56-28-17-29-24-8-38 44-28 90-17 106 24 8 23 32 42 55 44 38 3 37 1-7-43-26-26-45-58-45-71 0-28-89-20-151 12-18 11-50 18-69 18-21 0-41 10-45 22-5 15-22 16-61 1l-55-19 60-13c33-8 60-24 60-37 0-26-55-78-72-68-6 3-19-10-29-28s-26-39-35-45c-21-17 39-36 71-23 16 5 28 18 28 27 0 11 16 9 37-2 54-30 46-56-18-56-53 0-55-2-35-41 12-23 29-47 40-54 10-7 14-22 10-35-12-37-131 74-120 114 5 21-3 37-24 43-42 14-35 91 10 141 44 49 19 46-38-4-28-25-47-61-47-90 0-61 53-170 76-156 9 5 17 1 17-9 0-12-17-20-38-20-66 0-26-93 60-139 34-17 51-15 82 4 25 16 45 19 52 9 5-11 28-14 51-8 23 5 35 2 29-8-9-15-31-19-144-28-76-7-130 5-130 29 0 31-50 54-65 29-5-10-2-18 8-18s15-12 9-26 9-39 32-55c40-29 40-29-13-22-32 3-56 18-60 36-8 44-31 37-101-25-52-47-54-53-18-44 22 6 42 23 42 40 0 23 7 22 42-9 22-21 54-36 69-32s18 3 4-4c-33-15-28-44 9-44 23 0 26-6 10-21-15-16-33-7-71 32-44 48-48 50-37 13 8-26 5-43-6-43s-20 8-20 19-13 18-29 18c-37 0-30-76 8-89 14-4 21-1 16 7-6 10 10 19 34 20 25 1 46-5 47-13 7-53 6-73-7-73-8 0-22 0-33 0s-18 13-18 30c0 25-4 26-28 7-15-13-27-17-27-11 0 7-10 7-21 0-14-8-12-17 4-28 15-9 17-17 5-17-34 0-44 24-21 51 16 21 15 30-6 44-38 23-55 20-55-10 0-14-5-41-11-60-7-18-6-28 2-22 7 8 35-7 61-31s56-39 67-33c9 6 12 2 4-10-16-25-153-28-168-4-5 10 8 20 32 23 38 6 36 9-19 34-33 15-59 40-59 56 2 41 29 102 43 97 36-14 50-1 39 34-8 27-6 36 7 27 12-7 21-1 21 15s6 41 13 58c10 28 7 29-28 6-22-13-41-37-41-52 0-25-2-25-18 0-10 15-18 20-18 11s13-33 31-52c29-32 28-33-39-25-37 4-63 1-58-7s-3-21-19-27c-41-16-49-15-37 5 6 10 4 21-4 25-7 5-3 5 10 2 34-7 29 25-7 38-46 18-48 15-41-61 3-40 0-68-7-64-9 5-15 23-15 40-1 28-3 28-21-2-22-39 12-94 46-75 14 8 13 4-1-12-18-20-29-17-59 20l-38 44 26-88c31-103 25-129-37-162-78-41-35-41 46 0 76 39 123 36 106-7-5-15 7-23 30-22 20 1 39-7 41-16 2-11 0-14-4-8-6 12-41 3-139-32-19-6-32-24-32-37 0-18-24-26-72-26-49 0-83-13-106-37-18-21-44-35-57-30-13 6-31-15-42-48-20-56-27-140-9-94 14 34 40 29 49-9 6-26 12-23 27 16 18 41 30 46 91 41 40-3 74-13 77-23s16-14 28-10c13 5 37-17 54-47l32-56-53 27c-29 16-57 23-63 17-7-7-32 2-58 18-55 37-67 39-61 9 3-13-21-27-51-32-34-7-48-17-34-25 11-8 34-9 51-2 18 7 30 1 32-19 4-55 7-63 23-79 9-9 11 6 4 35-10 43-6 51 25 51 19 0 54-19 74-40 39-41 52-81 21-63-9 6-21 0-25-12-4-15-21 0-39 32-18 30-27 39-22 19 14-56-9-76-94-76-61-1-80 7-88 32-5 19 1 34 14 34 29 1-45 55-76 55-12 0-24-11-24-25 0-17-13-25-36-21-24 5-32-1-26-17 5-15 25-21 48-14 31 7 36 3 28-21-10-22-2-31 20-31 18 0 42-9 52-20s49-20 83-20 89-11 119-25 80-31 109-40c64-19 166-176 102-160-19 5-35 25-35 44 0 25-9 31-33 23-25-9-27-7-11 12 18 19 17 30-3 49-34 32-79 32-113-1-14-15-39-23-54-17-15 5-28 0-28-12s15-19 35-14c26 7 32-1 25-42-9-57 73-148 133-148 50 0 28-17-28-22-30-3-46-16-49-39-1-24 7-32 24-25 34 13 37-17 4-33-12-6-4-7 20-3 50 9 97-4 97-28 0-9-35-17-76-17-61 0-75-6-70-31 4-19 34-38 71-49 76-18 117-49 66-49-26 0-31-11-24-46 5-26 0-50-12-54-11-5-5-9 14-10 22-1 31-12 23-29-7-20 1-28 26-28 21 0 37-10 37-21s-14-16-30-10c-23 10-28 4-20-25 5-20 2-38-7-38s-17-7-17-16 31-20 70-24c46-4 69-15 70-34 0-15 10-25 22-23s20-12 19-32c-4-36-38-41-83-12-14 7-25 5-26-5-1-12-5-28-8-39-2-10-5-33-6-51-3-27-6-28-23-5-15 23-18 23-12 1 9-32 51-48 51-19 0 30 40 65 80 68 25 2 31-6 21-28-34-84-32-96 18-96s69-11 153-87c24-23 61-43 82-43s36-10 36-23c0-15 6-13 17 5 16 23 19 22 19-6 0-22 12-31 33-28 18 3 37-3 42-12 16-34-99-34-123 0-14 18-33 26-46 17-13-8-18-6-12 3 7 11-39 50-101 89l-112 70 10-53c5-30 3-66-6-81-12-16-18-18-18-5s-17 21-36 20c-20-2-34-12-32-23 2-10-9-17-22-13s-22-6-17-19c4-14 18-24 29-24 13 0 23-8 24-19 0-10 11-30 23-45 17-20 17-23-2-13-14 9-23 4-23-11s-17-42-36-60c-37-34-37-34 0-84 28-39 31-54 13-63-13-7-1-7 27-1 30 5 51 1 51-10s18-38 38-61c35-36 56-41 176-38 106 3 138-2 146-24 6-15 19-22 28-17s23-4 29-22 6-26-1-19c-6 8-29 5-49-7-25-13-41-13-48-1-12 17-137 59-178 59-8 0-2-15 16-36 18-19 28-45 20-55-17-29 3-24 36 9 15 16 29 21 29 11s-8-24-19-30c-32-20-21-47 21-47 28 0 35-8 27-30s-3-27 19-19c16 6 37 12 46 12s17 9 17 18-13 19-29 19c-26 0-26 3-1 28 44 43 124 68 150 47 14-12 40-15 58-9 25 9 29 6 11-6-19-13-7-31 55-76 43-32 90-59 102-59s25-9 25-20 16-16 38-11c19 5 32 2 26-7-6-10 6-17 27-17s42-8 48-19 21-18 33-18c15 0 15 5 1 21-12 11-17 34-11 49 8 22 3 26-25 17-34-12-34-12 1 16 31 23 32 27 4 27-16 0-31 12-31 28s-11 22-28 15c-20-7-25-2-16 20 6 16 2 41-10 55-10 13-22 60-26 104-4 49-17 85-37 96-18 9-31 33-31 54 0 20-8 36-19 36-24 0-23-30 1-75 15-28 14-37-9-37-16 0-27 6-25 15s-2 40-8 73c-10 41-21 56-40 50-39-15-54 49-19 85 29 34 8 70-27 48-10-6-13 6-8 26 6 21 1 37-10 37s-16 13-10 28 2 28-9 28-24 16-30 37c-8 23-23 32-43 26-28-10-28-8 1 16 36 29 43 69 13 69-11 0-14 10-7 20 19 32-31 54-70 35-26-15-31-12-21 10 5 15 18 28 28 28s2 21-17 46c-18 26-46 44-60 43-33-3-129 40-164 73-14 12-32 24-42 24s-17 8-17 19c0 29 28 21 76-21 23-21 59-33 76-29 19 5 29 1 23-8-5-10 3-17 19-17 36 0 37 35 1 49-16 6-29 33-30 60-2 31-5 37-11 16-5-17-16-33-27-33s-10 15 1 36c26 48 25 81-2 65-13-9-17-4-11 12 5 15-1 38-16 51-16 15-25 17-25 3 0-11-9-14-19-8-12 7-17 31-11 55 14 52-29 91-82 78-24-7-55 6-86 35-27 24-39 45-28 45s38-19 58-41c22-24 39-31 39-16s11 19 30 12c23-9 28-2 21 35-6 25-4 47 5 47 15 0 43-57 39-79-2-7 5-14 17-14s16-11 13-23 25-74 62-135c35-61 70-124 77-139 18-39 57-100 71-111 7-5 73-112 146-237s138-227 142-227c11 0-46 110-89 170-19 27-34 58-34 70s-32 68-72 127c-39 58-113 188-162 288-50 99-106 212-126 250-46 91-140 429-128 462 5 13-4 45-21 71-27 42-28 50-4 75 29 28 86 37 86 12 0-8-13-33-30-57-31-44-29-65 4-43 35 22 82 169 82 252 0 69 20 111 153 310 84 127 191 278 237 338s95 129 111 153 38 44 50 44 32 17 43 38c10 20 30 37 43 37 45 0 158 111 163 162 7 45 25 58 146 107 77 31 151 63 165 72 18 12 23 10 13-5-8-12-1-22 16-22 15 0 29 13 29 28 0 17 10 23 28 17 14-6 27-1 27 10s9 17 21 10c10-6 14-24 9-38-14-37 33-33 67 7 31 34 50 121 27 129-32 12-45 2-38-28 4-17-1-45-11-60-16-25-21-25-37-1-10 17-10 40 0 59 24 45-17 69-48 28-29-39-58-39-81 2-10 18-19 26-20 18 0-9-10-10-20-3-11 7 5 28 42 52 92 58 171 82 238 71 42-6 56-2 47 13-7 11-1 21 15 21 39 0 87 51 74 82-9 24 7 24 133 1l55-12-47 25c-40 23-45 36-41 123 2 52-4 96-14 96s-18-21-18-47-9-45-19-45-19 6-19 14c0 30-73 20-75-11-2-19-6-22-11-9-13 34-62 30-147-12-40-20-75-28-79-19-3 10-23-1-46-20-22-21-60-43-86-48-26-7-66-29-88-50-24-21-45-34-48-29-36 61-47 90-33 90 10 0 23-8 29-18 8-12 31-6 62 16 49 35 59 40 98 40 11 0 15 12 10 28-6 14-1 32 11 39s14 4 7-9c-7-12-5-21 5-21s24 8 30 19 29 14 50 7c28-8 34-5 24 12-11 17-4 20 24 13 25-6 35-2 30 12-5 13 14 35 42 49 80 39 93 42 54 10-19-15-43-32-56-36-38-13 5-35 50-25 26 7 56 39 75 78 17 36 40 61 51 56s17-2 17 9c0 14-15 18-37 13-20-5-36-3-36 5s18 20 40 25c23 6 36 15 30 23-17 16-131-47-173-98-21-25-83-60-139-80-87-30-103-31-111-7-10 24-15 24-47-1-43-33-64-35-64-8 0 10 9 12 22 5 13-8 17-3 9 17-7 20-3 26 15 20 20-8 24 3 19 46-5 46-1 54 23 45 22-9 26-4 17 21-7 18-13 50-13 72 0 35-5 33-39-20-21-33-58-65-83-71-24-7-44-18-44-27 0-27-100 36-123 78-38 67-30 102 32 173 78 89 57 83-32-9zm-76-103c6-7 3-32-7-59-23-60-7-78 29-31 16 20 28 25 28 12 1-34 115-99 153-86 18 6 32 2 32-10s-11-19-26-19-30-17-35-38c-9-38-58-49-78-18-6 10-19 18-30 18s-13-8-7-18 2-19-9-19c-13 0-17-15-9-37 11-35 7-37-40-25-52 11-108 60-90 78 4 5 21-3 37-16 19-15 36-18 47-6 11 11-10 25-55 37-49 13-71 13-63 1 19-31 23-107 6-95-11 5-35 1-55-11-44-23-47-5-9 45 15 21 27 76 27 124 0 75 9 95 57 135 58 50 77 56 97 38zm-80-193c0-11 8-19 18-19s22 8 29 19-1 18-18 18c-16 0-29-8-29-18zm204-18c0-11 9-20 19-20s19 4 19 9-9 13-19 19-19 3-19-8zm-323-56c-19-20-44-31-55-24-11 6-8-4 7-23s20-30 9-24-30-4-42-23c-14-22-15-37-4-37s19 10 19 20c0 11 10 13 23 6 31-20 89-20 131-1 26 12 36 6 44-23 6-22 25-38 45-38s35-9 35-20c0-18-60-9-146 23-25 8-49 11-54 6s-22 0-35 11c-18 16-36 13-71-10-26-16-46-38-46-48s-9-18-19-18-19 23-19 52c0 35 23 73 71 121 39 38 77 63 84 56s12-3 12 10c0 11 11 20 22 20s7-15-11-36zm545-37c0-10-8-19-19-19s-14 8-8 19c7 9 15 18 19 18 5 0 8-9 8-18zm373-65c9 7 18 1 18-10 0-36-47-8-50 29-3 30-2 31 5 3 5-18 18-28 27-22zm-734 8c21-33-2-40-27-9-15 18-16 28-4 28 11 0 25-9 31-19zm844 2c14-10 20-24 11-33-9-8-19-5-25 8-4 12-20 16-37 10-20-7-25-4-15 11 15 25 30 26 66 4zm-326-40c-6-9-19-12-28-7-10 6-12 19-6 29 5 9 19 12 28 6s12-18 6-28zm81-34c5-15-2-22-16-17-13 5-28 19-33 33-4 14 3 20 17 16s28-20 32-32zm-428-10c-7-15-2-39 11-52 28-29 39-76 14-61-9 6-21-5-28-23s-23-35-38-35c-22 0-23 6-4 30 12 16 31 35 40 42 13 8 12 22-4 35-16 18-25 15-35-12-7-20-24-45-37-55-29-21-38-113-16-166 16-35 14-36-20-7-25 21-47 26-76 14-24-8-43-21-43-27 0-5 6-6 15-2 7 4 29-12 47-36l33-46-47 13c-33 8-48 4-48-14 0-22-2-22-17 0-31 49 30 168 73 141 10-6 19-2 19 8 0 35 3 47 18 77 14 25 6 29-48 27-37-1-70 5-75 13s4 15 21 15 25 9 18 18-2 19 10 19 25-13 31-28c8-23 21-18 64 28 29 30 61 56 72 56s18 12 18 28 10 27 21 27 16-12 11-27zm321 2c0-4-15-19-33-32-29-24-30-23-6 6 24 31 39 40 39 26zm-93-58c0-14-13-28-27-35-21-8-27 1-25 34 4 44 52 45 52 1zm-519 9c0-10-9-19-20-19s-14 9-8 19 15 19 20 19c4 0 8-9 8-19zm770 0c6-10-8-19-32-19-35 1-38 4-15 19 34 22 32 22 47 0zm-1239-75c-14-22-28-29-39-18-11 10-9 28 6 45 33 40 61 17 33-27zm895-22c0-27-35 1-58 47-21 41-21 41 18 5 23-19 40-43 40-52zm55-118c0-4-8-8-17-8s-20 9-20 20 9 14 20 8 17-15 17-20zm-648-48c0-8-13-15-28-15s-28 7-28 15 12 15 28 15 28-6 28-15zm686-6c0-30-66-38-83-11-9 15 17 29 69 36 8 1 14-10 14-25zm-131-33c-16-12-36-39-44-60-9-22-18-28-23-15-13 35 29 99 64 98 29 0 29-3 3-23zm-407-12c0-11-13-14-28-9-15 7-28 15-28 19s13 7 28 7 28-8 28-17zm445-20c0-11-14-18-33-18-28 0-28 3-4 18 35 23 37 23 37 0zm-501-48c0-32-40-34-70-4-35 35-26 48 24 38 26-5 46-20 46-34zm316 30c0-9-10-20-20-20s-15 9-8 20c6 10 15 18 19 18s9-8 9-18zm-377-84c0-32-36-17-64 28-21 33-19 34 20 17 24-12 44-31 44-45zm154-10c-11-20-27-37-38-37-24 0-23 13 4 55 29 46 59 29 34-18zm185 1c-14-11-36-18-46-18s-6 7 9 18c16 10 36 17 47 17s6-7-10-17zm-426-58c0 11 8 20 19 20 28 0 22-31-9-43-14-5-37 4-51 22-21 28-20 28 9 6 20-18 32-19 32-5zm373-15c-14-8-20-25-12-37 7-12 0-20-17-20-15 0-29 13-29 29s-9 23-21 16c-12-8-16-5-11 4 6 9 34 19 63 21 37 3 45-1 27-13zm-317-92c0-20 10-41 23-46 14-5 12-9-8-10-17-1-34 16-39 44-4 26-1 47 8 47s16-15 16-35zm241 11c0-12-43-59-94-104-53-44-138-140-190-211-57-78-98-121-103-105-5 14 2 28 13 32 13 4 17 25 10 52s-3 45 10 45c10 0 21-11 21-24s9-7 19 11c12 19 16 50 11 70-7 25 1 35 25 35 17 0 73 42 122 92 50 50 97 88 105 82 7-5 13 4 13 20s9 29 19 29 19-10 19-24zm-398-46c-5-6 0-23 13-40 17-22 13-21-16 3-21 18-42 28-48 23-6-6-15 1-20 16-8 18 2 22 35 16 26-4 41-13 36-18zm-10-282c0-10-13-13-28-7-15 5-28 14-28 18s13 7 28 7 28-8 28-18zm-448-157c9-46-27-80-56-51-18 17-15 22 12 22s30 5 14 22c-30 29-30 57 1 47 12-4 26-22 29-40zm440-9c-7-10-25-13-43-6-26 9-26 13 6 24 42 16 53 9 37-18zm-48-57c0-33-43-81-58-65-5 5-10-1-10-14-1-32-81-162-100-162-9 0-12-11-8-23 6-14-3-41-18-62-27-34-28-34-16-1 10 27 6 33-12 21s-22-7-13 18c10 23 6 30-11 24-14-5-40 2-58 15-30 22-27 24 33 14s71-6 79 29c6 22 16 39 24 39 22 0 78 111 66 130-6 10 9 19 36 19 43 0 46 4 30 36-17 30-15 35 8 26 15-6 28-25 28-44zm-316-108c-24-9-116 40-124 66-4 12 26 4 67-19s67-44 57-47zm121-41c-5-9-22-12-38-6-14 6-21 17-16 27 5 8 22 10 36 5 15-6 23-18 18-26zm-220-50c-12-11-67 18-67 34 0 10 16 7 36-6s34-25 31-28zm-160-53c0-4-8-7-19-7s-17 8-17 19 7 15 17 9 19-16 19-21zm-92-42c0-16-132-41-147-28-11 9 75 41 113 42 19 1 34-6 34-14zm240-4c0-10-8-14-18-8s-19 15-19 20c0 4 9 7 19 7s18-8 18-19zm-120-54c-6-11-20-19-30-19s-14 8-7 19 19 18 30 18 13-8 7-18zm112-34c-6-6-21 0-34 13-18 18-16 21 11 10 18-7 28-18 23-23zm189-125c0-25-7-46-16-46s-16 13-16 27-10 29-22 33-16 17-8 29c20 35 62 7 62-43zm-319-28c22-36-10-44-42-12-29 29-29 31 0 31 16 0 35-8 42-19zm65-46c0-5-10-8-19-8s-19 9-19 19 9 15 19 9 19-16 19-20zm111-56c0-4-9-8-19-8s-19 9-19 19c0 12 9 15 19 9s19-16 19-20zm25-147c6-16 4-28-6-28-8 0-20 12-27 28-5 15-3 28 6 28s21-13 27-28zm-243-78c-14-4-34-4-47 0s-2 10 23 10 36-4 24-10zm310-240c0-32-8-40-39-34-49 9-64 23-46 40 7 8 22 1 32-13 15-21 17-19 8 11-8 27-2 39 17 39 17 0 28-17 28-43zm-203-137c0-10-10-18-20-18-11 0-15 9-8 18s14 19 19 19 9-8 9-19zm147-139c35-25 53-46 38-46-23 0-149 71-149 85 0 21 56 3 111-39zm-92-19c0-5-9-9-19-9s-18 10-18 20 8 14 18 8 19-14 19-19zm74-110c0-14 11-31 23-36 14-6 2-5-23 1-60 15-63 18-48 53 12 33 48 21 48-18zm126-144c12-11 23-34 23-49 0-20-11-17-38 12-20 22-37 45-37 50 0 17 29 11 52-13zm73-159c35-19 41-17 47 20 7 30 10 26 11-18 2-33-5-64-16-70s-19-3-19 8-18 17-41 13c-23-3-31-3-19 1 36 12 28 38-13 52-21 6-38 26-37 43 0 28 3 28 23 1 13-16 41-38 64-50zm127-17c-5-6-10 5-9 25 1 21 5 25 11 10 5-12 4-29-2-35zm-10-52c0-5-8-9-19-9s-19 9-19 20 9 14 19 8 19-15 19-19zm-38-83c38-36 38-36-1-36-21 0-33 7-27 17s3 19-8 19-20 8-20 19c0 28 15 23 56-19zm74 20c0-11-12-14-27-7-15 5-28 13-28 17 0 3 13 7 28 7s27-8 27-17zm56-12c0-4-8-8-18-8s-19 9-19 20 8 14 19 8 18-15 18-20zm-259-64c0-10-9-18-19-18s-19 9-19 18 9 20 19 20 19-10 19-20zm338-77c-8-8-17 13-19 45-2 57-2 58 16 15 9-24 11-51 3-60zm-367 20c-8-12 4-19 31-17 83 8 130 0 118-18-6-10-31-19-56-19s-49-7-54-16-27-21-48-27-32-2-27 8-10 16-37 16-47 11-47 25c0 39 22 52 49 29 19-15 28-13 36 10 7 16 19 30 30 30 9 0 12-10 5-21zm245-120c14 6 22 3 16-7s19-28 55-41c42-15 66-34 66-56 0-39-29-45-51-11-9 13-63 48-121 79-57 30-100 62-95 71 5 8 31 1 56-16s58-25 74-19zm-119-34c48-11 74-67 31-67-10 0-14 8-8 19s4 18-5 18-26-20-38-46c-17-38-17-47 2-43 32 7 143-41 143-62 0-11-17-13-38-6s-36 4-36-6c0-31 23-38 70-20 34 13 58 10 89-11 56-36 65-36 51 4-10 27-7 28 14 8 23-20 21-28-10-51-47-34-114-33-128 1-7 18-23 24-41 16-19-8-38 0-49 19-11 22-30 27-66 20-49-13-49-12-14 18 21 15 28 29 16 30-13 0-28 17-35 39-10 31-16 34-29 14-12-19-16-15-16 16 0 27-12 43-32 43-28 0-29 2-6 17 18 12 31 11 35 0 13-40 34-14 27 32-6 31-2 43 6 32 9-12 38-26 67-34zm144-233c0-9 13-20 29-20s23 10 17 20c-6 9-20 18-29 18s-17-9-17-18zm-399 186c6-12-1-15-18-9-32 13-38 26-11 26 9 0 22-8 29-17zm9-50c0-3-12-6-28-6s-28 7-28 17 13 14 28 8 28-15 28-19zm333-6c0-10-12-13-26-8-16 7-29 14-29 18 0 5 13 8 29 8s26-8 26-18zm158-56c6-11 3-19-6-19s-24 8-30 19-3 18 7 18 23-8 29-18zm253-73c-14-8-19-25-13-36 8-12 1-21-14-21s-32 12-37 26c-10 28 11 44 62 47 23 0 23-3 2-16zm-131-77c22-41 2-46-46-10-20 13-28 34-21 45 16 27 41 14 67-35zm74-53c15 22 18 21 18-5 0-18-7-35-17-41-18-13-40 33-36 78 1 18 6 12 11-13 7-35 12-39 24-19zm93-58c0-11-10-14-19-8-10 6-19 14-19 20 0 4 9 8 19 8s19-9 19-20zm-49-71c-3-4-20-1-36 5-26 10-27 16-7 41 22 26 25 26 37-5 7-19 10-37 6-41zm1050 4263c0-20-8-37-19-37s-18-11-18-24c0-16 25-24 66-24 55 0 61 3 37 22-16 11-30 39-30 61s-7 39-17 39-19-16-19-37zm488-31c-13-5-18-20-13-33 5-16-26-63-77-111-93-91-96-114-4-37 51 43 136 172 122 184-3 3-16 1-28-3zm-989-34c0-17 8-24 18-18s19 20 19 29-8 17-19 17-18-13-18-28zm720-135c-22-9-27-21-17-39 13-20 21-17 38 15 11 21 18 38 15 37-2 0-19-7-36-13zm-16-88c-61-24-61-25-14-26 28 0 55 8 61 18s20 14 29 8 18-1 18 9c0 24-9 23-94-9zm-536-207c-25-28-24-30 6-19 18 8 36 14 41 14s8 8 8 18c0 28-25 21-55-13zm-939-27c-35-39-35-39 6-13 23 13 42 32 42 39 0 22-11 17-48-26zm1035 21c-22-9-41-26-41-36 0-13 9-15 23-7 12 9 30 15 40 16 10 0 20 10 24 23 9 27 10 27-46 4zm-1402-27c6-16 1-28-11-28s-16-8-10-19c15-25 62 21 51 51-5 12-16 24-24 24-10 0-13-14-6-28zm266 9c0-9 3-18 8-18s14 8 20 18 2 19-8 19-20-9-20-19zm1397 7c5-6 22-7 35-2 15 7 10 12-11 12-20 1-30-3-24-10zm-172-108c-20-24-16-25 35-9 31 12 71 16 90 9 26-12 23-18-24-39-48-23-50-26-11-22 24 2 56 22 69 43 25 37 23 39-55 41-53 2-90-6-104-23zm-1169-66c0-10 3-19 9-19s12 9 18 19 3 19-7 19-20-8-20-19zm1169-9c0-16 8-28 18-28s18 12 18 28-8 28-18 28-18-13-18-28zm-3618-8c22-15 24-28 8-73-12-30-15-64-8-76 19-31 38 21 38 103 0 48-8 63-33 63-27-1-27-3-5-17zm260-12c0-15 8-24 19-18s18 20 18 30-8 17-18 17-19-12-19-29zm-464-48c-35-18-74-31-85-27-14 6-18-6-11-28 6-27 2-33-22-23-16 6-30 22-30 36s-8 30-18 35c-10 7-13-1-6-21 8-21 5-27-12-16-17 10-20 5-12-23 8-24 2-41-16-48-16-6-29-3-29 7s-17 18-39 18c-31 0-37-8-30-46 11-59-28-62-57-5-12 23-21 29-20 14 5-72-1-81-36-49-40 36-77 40-77 9 0-12 5-16 12-9 14 13 62-21 62-45 0-7-18-9-40-4-27 9-36 4-27-10 18-29-12-28-41 1-20 20-29 17-50-12-15-19-23-40-19-46 3-5-33-11-82-9-87 3-89 2-82-47 10-56-13-107-92-210-44-56-50-79-40-128 8-35 33-82 55-108 47-51 85-144 49-122-11 6-26-1-32-17-16-41 8-62 32-27 14 19 17 12 13-29-3-31-15-53-27-51s-19-12-17-28c3-18-2-48-11-67-12-22-11-42 4-59 16-21 16-27 0-27-12 0-16-9-10-20 8-11-3-32-21-47s-25-24-14-18c12 5 27-3 33-20 8-19 4-26-14-19-19 7-26-14-28-85-2-53-12-103-20-112-9-10-15-6-15 8 4 79-7 147-21 138-9-5-17 8-17 31s-8 73-18 111c-18 67-4 94 27 47 18-31 40 92 42 243 1 174-59 346-77 220-4-24-20-43-44-46-34-5-38-18-34-92 4-64-1-78-16-63-15 14-21 88-18 221l5 198 83 76c65 57 83 87 81 130l-2 54-16-60c-10-34-25-61-34-61s-37-20-65-46c-38-37-55-75-69-168-11-68-15-139-10-158 5-20-3-48-17-63-21-20-22-37-8-64 26-48 24-65-5-41-13 10-35 49-49 85-14 35-39 69-56 76-22 9-25 6-5-13 27-27 31-108 4-108-10 0-18-10-18-20 0-12 12-16 28-11 42 17 83-6 83-47 0-19 8-31 17-25 19 12 11-90-10-123-9-15-2-18 20-9 25 9 30 6 22-15-5-14-2-32 8-38 31-20 19-68-15-61-18 4-33 14-33 24s-16 40-34 65c-23 30-31 35-24 12 6-18 12-54 12-80s9-40 19-34c10 7 32-15 47-50 26-55 28-56 18-10-8 39-3 51 19 51 20 0 27-11 21-27-7-18-1-23 16-17 20 7 27-5 27-52 0-41 6-54 16-37 11 19 20 10 29-28 6-29 17-66 21-82 7-24-1-29-38-22-34 7-46 21-46 54 0 24-9 44-19 44-36 0-19-53 41-120 44-48 60-86 63-144l4-78-31 52c-29 49-36 51-122 42-104-13-113-18-96-59 11-29 14-29 46-1 18 16 43 30 56 30 30 0 84-54 69-69-6-6-2-22 9-36 15-18 13-32-9-54s-25-38-11-64c10-19 18-50 18-68s17-45 38-58 33-32 26-41c-5-10 2-23 18-30 16-6 30-24 30-41 2-21 6-23 12-7 5 13-2 37-16 54-21 26-19 28 17 16 29-8 42-5 42 12 0 18 4 18 14 2 8-12 37-19 64-16 28 2 46-3 40-12-5-10-22-13-37-8s-26-1-26-15c0-36 34-54 62-34 12 9 41 18 66 19 36 2 42-5 35-40-7-34-1-42 26-34 19 5 35 17 35 28 0 28 24 0 29-32 2-15-10-38-27-51-27-21-28-20-6 8s22 33-3 33c-16 0-38-14-48-33-12-20-25-25-34-13-7 10-25 19-37 20-57 4-64 9-54 33 9 26-39 59-58 40-6-5 0-10 11-10 13 0 22-14 22-31 0-27-4-27-37 4-30 27-43 29-60 11-16-16-17-27-3-35 11-8 24-28 32-46 6-19 22-32 35-31 19 1 19 3 1 10-32 14-30 44 4 44 16 0 32-19 37-43 11-39 121-121 121-88 0 9-9 20-22 24-30 10-1 51 37 51 17 1 53 12 80 26 29 15 58 19 75 9 14-8 17-16 6-16-35-2 38-37 75-37 30 0 32 3 8 19-23 15-20 19 10 14 20-3 47 1 61 10 12 8 23 6 23-6s-28-33-61-47c-37-16-47-26-27-26 19-1 48 6 66 15 21 12 42 9 63-7 29-21 21-25-60-35-73-9-101-6-122 15-16 16-35 30-41 30s-1-11 10-23c26-26 32-59 7-44-10 5-26-1-37-14-15-19-8-23 35-20 54 4 54 3 21-41-16-23-42-40-56-34-13 4-21 2-17-6 3-7 17-37 32-65 21-41 21-56 3-74-18-19-21-17-10 9 8 23 3 33-18 33-17 0-30-10-30-23 0-16-6-15-18 4-9 15-22 23-28 16s9-28 33-46c49-39 79-192 45-227-12-12-2-38 31-77 26-33 44-68 36-78-7-12-4-15 10-6 11 7 21 4 21-7s12-19 28-19c14 0 22-11 17-24s10-34 30-48 35-16 29-6c-18 30 8 76 37 65 14-6 27-1 27 11 0 10-11 18-22 15s-25 5-29 18c-5 13 6 17 30 11 22-6 38-16 38-25s6-29 13-47c9-22 5-28-10-19-11 7-20 4-20-7s-11-16-22-8c-13 8-18 3-13-12 5-14 19-28 34-33 14-4 18 1 11 13s-5 21 5 21c20 0 77 104 77 141 0 33 49 12 63-26 7-18 23-52 39-78 24-41 27-42 39-11 8 23 2 40-18 52-34 18-42 70-11 70 34 0 80 56 60 76-10 10-32 3-57-20-35-32-104-57-72-25 6 7-3 22-20 36-41 29-18 57 60 71 44 10 48 8 19-6-21-10-29-19-19-21 45-8 134 7 174 28 41 21 51 18 91-21 25-25 40-50 34-58-7-6-25 8-41 30-15 22-42 40-60 40-26-1-26-4 6-23 35-21 35-23-17-32-29-5-58-22-62-35-6-15 0-21 10-14 11 6 23 1 27-12 6-18 15-17 40 3 28 24 36 23 64-8 21-23 21-27 3-13-23 17-42 11-90-27-45-35-55-52-38-62 15-9 32-3 46 14 34 47 50-3 26-89-20-72-18-81 32-135 28-32 35-45 15-30-99 73-117 76-156 25-21-26-46-41-56-35-12 7-15 0-9-17 7-15 18-25 26-20 13 9 32-29 64-128 15-49 23-35 43 82 17 85 16 96-5 68-15-21-28-27-36-13-7 10-4 19 7 19s14 15 8 33c-6 19-4 25 6 10 8-11 23-24 34-27 10-4 18-24 19-44 0-21 8-48 16-62 9-14 3-32-14-45-36-27-20-53 48-82 31-15 67-17 93-8 25 10 59 9 84-4 36-15 40-28 30-85-14-75-27-95-39-62-9 25-61 11-61-17 0-9 8-11 20-5 10 6 36-3 57-23 30-26 37-27 34-6-10 66 1 132 20 120 11-7 15-23 10-38-5-13-2-29 8-35s11-23 5-40c-9-21 0-27 33-22 32 5 51-7 68-38 26-51 32-98 5-58-10 16-19 19-19 7 0-33 50-68 64-44 16 25 47 25 47 0 0-32-81-54-98-26-7 13-27 19-41 14-16-6-28-2-28 10s-12 15-26 10-31-1-38 9c-7 11-32 20-57 20-23 0-48 9-56 20-7 11-24 14-40 9-16-6-40-1-54 10-21 17-26 12-26-31 0-28-5-45-12-38-7 6-27-1-45-18-30-27-32-27-23 9 6 20 19 36 29 34s23 5 26 16c4 11-35 35-87 51s-119 51-150 77-66 47-77 47c-34 0 81-89 170-132 44-21 76-41 71-47s-27-1-48 11c-22 11-39 13-39 4s13-23 27-28c16-6 28-28 28-49 0-23 20-47 47-59 26-13 46-30 46-41s15-34 32-53c21-23 25-40 12-48-11-6-25-25-30-41-9-23-11-23-12 2-1 17-15 42-29 54-19 15-25 39-18 63 11 32 8 35-11 16-19-17-28-15-46 8-19 26-25 21-45-33-13-35-28-53-32-40-5 12 9 48 31 79 35 48 29 80-7 42-7-7-32-13-54-14-28 0-42-14-47-42-3-23 3-42 13-42 11 0 16 13 9 28-6 15-2 28 10 28 27 0 27-69 0-78-13-4-26-94-36-223-15-226-9-300 24-280 14 8 16 0 7-22-7-19-4-40 8-47 12-8 10-20-10-36-25-20-29-17-29 20 0 28-6 37-17 25-28-29-2-100 33-89 27 9 27 6-1-17-18-15-33-35-33-44 0-10-29-47-66-82-72-69-165-221-136-221 11 0 17-24 14-51-3-29-15-48-25-43s-16 24-11 45c6 39 6 39-34 3-30-27-34-39-16-49 19-13 19-20 0-39-20-19-27-18-40 2-10 16-25 19-40 10-36-23-132-11-330 41-97 25-209 48-251 52-308 27-324 25-103-11 283-46 512-108 478-130-17-12-15-16 9-16 17 0 32 11 33 23 0 16 8 14 23-6 29-37 118-70 96-34-9 14-7 18 6 10 13-7 22-25 22-39s25-43 55-66c47-32 56-33 56-10 0 17-16 39-36 53s-37 30-37 39 14 3 34-13c38-36 78-43 43-9-31 32-28 53 6 40 15-5 28-20 28-31 0-26 91-71 115-56 9 6 4 25-12 42-35 39-45 210-14 220 12 4 23 15 23 24 0 8-14 12-28 5-103-39 64 168 217 270 186 125 259 151 416 149 131-2 339-25 293-35-10-2-2-11 19-22 32-14 30-15-9-6-71 18-205 20-205 4 0-8-16-14-36-14-33 0-34-4-15-38l24-37 17 37c17 40 48 51 48 19 0-10-9-19-19-19s-19-11-19-27c0-31 33-36 74-10 28 18 94-6 94-34 0-8-22-47-46-84-56-82-56-84-10-72 21 5 37 25 37 43 0 54 21 93 42 80 13-8 16-1 8 19-8 19-5 28 7 21 22-14 22-64-1-64-11 0-19-11-19-21 0-11 12-17 27-10 18 6 24 1 16-17-5-14-18-22-29-14-11 6-14 3-7-10 7-11-3-35-24-52-20-17-32-38-27-47 4-9 0-15-10-15s-20-11-20-26-16-46-37-69c-30-37-36-39-36-12-1 18-13 32-25 32-35 0-34-57 2-97 23-26 24-42 6-80-23-50-58-46-58 7 0 27-3 28-21 3-14-21-16-15-8 23 14 70-5 66-30-6l-20-57-56 62c-30 34-49 50-40 34 37-66-6-202-53-173-10 6-9-5 1-24s11-56 5-81c-10-39-14-41-24-14-18 45-112 38-101-8 9-30 4-31-43-6-28 15-70 50-92 76-24 33-38 39-38 22 0-16 11-33 25-39s53-45 87-90c58-74 59-77 9-34-28 26-75 70-104 98-29 30-63 48-73 41s-34 4-51 23c-54 59-138 117-154 106-25-16-20-45 8-45 13 0 40-18 59-37 30-34 31-38 3-26-18 6-31 17-31 26s-17 18-37 23-38 3-38-7c0-22-71 20-116 68-27 28-26 22 5-24 22-33 47-56 55-51 10 5 52-24 96-64 43-42 73-75 65-75-7 0 8-20 33-44 56-52 61-70 16-57-23 8-21 1 9-20 23-18 42-43 42-57s14-34 32-45c30-19 29-20-4-12-21 6-81 26-136 47-105 40-171 45-159 13 4-12-10-40-32-64-28-31-55-40-93-35-29 4-56-1-60-12-5-13-20-12-50 5-51 31-148 44-148 20 0-10-22-13-51-6-65 16-73 24-44 43 19 11 17 17-6 27-20 7-25 4-17-11 9-14 3-16-19-8-17 6-38 12-44 13-8 0 0 8 14 19 24 17 23 19-4 10-29-9-119 18-144 44-65 68-317 128-287 70 7-14 0-10-13 7-14 16-50 29-80 29-31-1-81 5-111 15-51 13-54 12-30-16 23-28 22-30-5-20-16 7-30 18-30 25s-90 15-200 17c-182 3-293 13-585 56-76 10-105 9-100-4 10-24-139-27-204-6-24 9-55 8-72-2-22-12 0-26 93-57 67-21 134-40 147-40s46-16 71-35c36-28 58-33 109-20 35 8 47 15 27 16-28 3-31 7-13 18 18 12 8 22-33 40-32 13-54 27-50 31 12 11 179-38 179-52 0-7 16-13 35-11 20 1 32 12 27 23-7 20 80 12 198-16 15-4 35-2 46 3 34 19 137 23 148 4 6-10 28-20 48-20s36-9 36-21 5-16 12-10 26-5 42-27c28-34 36-36 73-13 35 21 43 21 59-2s20-24 36 0c11 17 10 37-5 55-17 23-17 24 5 5 15-13 44-23 64-23 36 0 36 0 1 27-20 15-26 28-15 28 12 0 35-13 52-29 24-24 35-25 57-7 21 17 40 16 90-8 34-16 75-30 89-30s46-21 71-46 50-46 58-46 56-28 104-62c84-60 152-80 152-47 0 8 10 15 21 15s16-13 10-29c-9-23 0-22 48 9 53 32 66 33 96 10 19-13 42-21 52-15s15 0 15-14c0-12 5-17 12-10s26-8 44-30c19-22 41-35 49-25 7 7 2 21-13 31-21 14-18 17 14 17 31 1 38 9 29 32-8 20-5 27 10 17 13-8 21-2 21 16 0 15 13 29 27 29s29 19 33 40c6 41 7 40 40-10 44-70 90-220 63-211-11 3-29 22-40 42-27 49-103 133-103 114 0-8 8-31 19-52 12-21 14-62 7-95s-17-49-22-37-15 23-25 23c-22 0-22-93 0-128 10-14 13-38 7-51-8-20-16-17-36 11-50 71-63 39-15-35 26-41 45-91 45-109 0-56 54-191 103-263 25-36 48-85 52-110s16-48 29-53c11-4 22-18 22-33s7-27 17-27 19-11 19-26 19-45 41-67l43-41-51 12c-27 6-55 3-61-6-6-11-3-19 6-19s21-41 27-89c12-98 58-192 110-224 31-20 30-16-4 47-20 39-37 81-37 94s-7 23-14 23-15 31-19 68l-5 66 40-43c28-32 35-36 28-12-5 18-2 33 8 33s18-13 18-26c0-15 11-31 26-36 37-14 47-117 13-151-20-19-22-28-6-28 12 0 23-21 23-47s15-54 36-65 37-28 37-39 12-31 27-45c14-15 30-37 35-50 4-13 14-18 22-9s3 28-12 45c-64 76-147 234-129 245 20 13 13 116-16 223-27 98-1 344 48 471 24 61 44 127 44 144s8 38 19 44c29 18 23-37-29-267-30-135-42-216-29-229 10-10 21 13 29 63 44 302 267 1045 351 1175 42 62 56 161 27 178-20 13-19 17 5 17 17 0 60 62 111 162 129 259 228 402 396 580 159 166 454 391 611 465 130 62 160 66 160 26 0-18-9-24-21-17-13 8-15-1-6-31 12-41 11-42-21-17-30 25-32 25-21-5 8-22 3-37-15-43-15-7-27-32-27-55 0-25-8-45-20-45s-17 10-16 23c6 44-1 69-20 69-11 0-19-23-19-51 0-41-4-45-21-22-15 21-17 18-10-15 6-27 1-40-12-37s-26-3-32-14c-12-27 152-35 170-7 7 12 33 27 57 30s46 14 49 23c4 10 37 0 73-21 57-31 63-32 42-5-25 29-24 31 14 19 30-10 45-5 53 17 18 46-4 53-64 23-64-32-98-12-82 45 7 26 21 34 44 28 19-4 35-1 35 8s-11 17-24 17-25 20-27 46c-2 27 6 46 18 47 13 0 46 11 74 26 54 28 61 20 55-65-2-28 3-28 61 0 68 31 84 70 38 87-45 17-34 35 41 62 102 36 127 81 56 102-40 12-41 13-5 28 33 13 34 16 5 28-19 8-45-1-72-25-30-29-47-34-66-19-13 12-19 28-14 37 6 9 4 17-4 17s-27-27-42-59c-36-81-86-127-141-127-26 0-68-13-93-30-65-42-93-24-137 98-55 144-130 408-140 486-6 36-17 73-29 84-13 14-15-1-7-45 20-111 102-412 140-519 46-127 48-137 25-144-10-3-25 22-33 56-36 148-45 171-65 167-12-2-16 8-11 24 6 14 1 28-10 28-13 0-17 8-10 17s-3 19-18 19-29 9-29 21c0 14-8 13-28-2-23-20-26-19-18 4 12 30-68 124-137 162-24 12-39 15-32 5 5-10-1-28-16-41-20-17-34-13-64 17-45 45-55 93-12 57 36-29 75-6 47 27-10 14-36 29-56 34-31 9-37-1-38-59-3-66-3-66-15-11-6 30-18 53-25 51-39-14-54 0-17 14 23 11 37 26 31 36-7 11-21 14-32 8-14-10-17-2-9 17 7 18 4 32-7 32-9 0-17-10-17-20 0-12-8-15-18-10-9 7-13 22-8 35 4 12-8 41-28 63-20 21-31 44-25 50s1 11-12 11-17 7-11 18c15 23-34 116-78 149-31 25-32 25-5-10 32-43 74-115 74-129 0-32-36-2-45 39-8 31-22 44-38 38-20-7-24 7-21 62 5 74 5 74-28 33-40-44-41-50-18-88 12-17 11-36-2-51-26-31-59-32-40-1 8 13 12 38 9 55s4 48 15 69c16 30 10 47-36 97-57 62-63 76-58 127 3 23 0 24-13 2-14-21-21-18-30 14-8 21-26 52-42 69-25 23-33 24-46 4-10-17-15-12-15 18 0 24-21 63-46 88-24 25-50 62-56 83-7 20-25 37-38 37-15 0-27 9-27 18 0 28-107 131-136 131-16 0-52 26-83 57-52 54-57 55-76 23-19-29-20-27-10 15 8 38 1 56-32 81-31 22-36 34-20 41 19 7 20 15 3 35-12 14-30 26-40 26s-9-13 4-28c15-18 16-28 4-28s-25 8-31 19c-7 11-19 15-26 11-8-5-38 11-67 36-40 34-59 41-86 25-24-12-35-11-35 1s-13 20-27 20-28-12-29-24c0-16-6-13-19 5-16 26-26 13-18-28 7-38-51 40-64 83-8 31-7 39 5 22 11-16 22-19 29-6 7 9 29 13 49 8 42-10 51 29 15 65-32 34-53 28-39-10 11-29 8-28-29 3-25 22-40 26-40 13 0-12-8-17-19-11-13 9-13 21 2 39 15 17 16 26 1 26-11 0-14 14-8 31 8 20 5 27-9 17-13-7-22-4-22 7 0 32 32 21 61-19 20-27 31-32 41-17 7 12 6 27-5 35-9 6-23 27-31 47-15 44-14 43 72-70 37-50 75-108 82-129 8-21 20-30 26-20s-25 72-71 138c-44 66-86 141-92 168-7 35-21 47-38 41-16-6-26 1-26 18 0 15-11 32-24 37-13 4-16 15-8 24 9 9 25 4 37-13 17-24 22 11 22 158 0 103-7 198-17 212-9 16-7 31 9 40 15 9 26 61 28 133 3 64 1 103-4 86-11-38-57-58-75-30-6 11-4 15 8 8 20-12 41 44 41 113 1 23 7 42 16 42s12 25 10 56c-2 30 3 55 12 55s20 20 27 42l13 42 16-47c12-39 14-35 16 31 1 49-7 80-24 86-14 6-29 35-33 66-6 40-2 52 17 46 14-7 20-24 13-45-5-20-2-35 10-35 10 0 18 26 18 57 0 51 48 141 102 193 10 10 78 19 149 19 98 0 129 6 125 24-2 14 4 20 13 14 12-8 20-5 20 3s23 18 51 20c48 4 159 96 115 96-10 0-14 8-8 19 21 34 46 18 46-29 0-26-6-44-14-40-7 4-34-12-60-38-40-40-41-45-10-33 21 8 51 18 69 24 30 8 59 67 54 111-2 12 17 28 43 34 26 7 48 17 48 25 0 31-26 35-72 12-26-14-73-28-104-32-55-6-56-5-57 86-1 51 1 83 5 70 14-42 46-24 33 18-9 38-8 39 10 9 16-25 15-40-1-60-16-19-15-35 6-64 53-76 70 28 20 127-33 66-31 65-119 18zm-18-51c0-10-9-23-18-30s-19 2-19 18 8 29 19 29 18-8 18-17zm18-132c0-12-8-18-19-18s-14 8-8 18 15 19 20 19c4 0 7-8 7-19zm28-110c-6-10-19-19-29-19s-17 7-17 19 13 17 28 17c17 0 24-8 18-17zm-695-55c0-10-8-23-19-29s-19 2-19 17 9 29 19 29 19-8 19-17zm71-125c-28-30-35-55-27-89 8-29 5-47-8-47-10 0-15 8-9 16 5 9-2 27-18 39-23 20-28 17-28-15 0-22-9-40-20-40s-15 18-9 42l10 41-20-41c-13-23-33-42-47-42s-25-16-25-36c0-50 39-131 61-131 11 0 15-4 11-9-5-5-37-1-69 10-44 16-60 35-69 82-14 74 25 140 112 194 73 47 84 47 84 7 0-24 5-26 23-10 16 18 13 28-15 49-32 24-30 26 33 24l70-2zm118-77c-9-24-43-39-43-19 0 27 24 65 38 56 8-5 10-21 5-37zm-141-85c-4-14-12-5-19 20-8 31-6 37 8 23 11-10 16-30 11-43zm-116-53c6-10-1-19-18-19-15 0-29 9-29 19s8 19 19 19c9 0 22-9 28-19zm94-42c8-13 8-17-1-10-8 8-27 4-40-7-29-23-54-10-36 21 17 27 61 24 77-4zm-85-273c0-21-7-38-16-38s-13 17-8 38 13 37 18 37 6-17 6-37zm-346-130c5-21 2-32-8-27s-16 23-16 37c0 39 12 33 24-10zm337 19c-6-11-15-19-20-19-4 0-7 8-7 19s8 17 19 17 14-7 8-17zm129-180c-12-57-17-63-27-34-8 22-5 43 7 51 12 7 18 17 16 22-9 20-4 53 7 43 5-5 4-43-3-82zm-203-192c-7-10-22-18-33-18-15 0-11 8 5 18 35 23 42 23 28 0zm55-69c9-25 6-27-10-11-13 13-34 17-51 11-18-7-23-4-15 11 20 32 62 26 76-11zm-55-79c-7-11-20-15-29-9-26 16-22 27 12 27 15 0 23-8 17-18zm47-57c0-11-8-14-20-8s-17 15-17 20c0 4 8 8 17 8s20-9 20-20zm-202-56c-18-41-19-42-20-6-1 21 4 44 11 51 22 22 26 0 9-45zm48-202c12 0 27-10 35-21 7-13 3-17-14-12-13 5-49-2-77-16-31-17-51-19-51-7s13 24 28 30c44 18 33 42-13 30-37-9-39-7-17 20 24 29 29 29 58 3 17-14 41-27 51-27zm117-36c0-9-9-23-19-29s-19 1-19 18c0 15 8 28 19 28s19-8 19-17zm73-360c0-4-12-19-28-31-23-19-28-18-28 7 0 17 14 30 28 30s28-3 28-6zm359-170c6-15 3-27-7-27-9 0-18 12-18 27s3 28 8 28 12-13 17-28zm-81-53c0-4-12-13-28-19s-25-3-17 7c10 18 45 26 45 12zm84-49c-6-10-20-19-30-19s-13 9-7 19 20 19 30 19 14-9 7-19zm371 0c-8-10-15-19-20-19-4 0-7 9-7 19s8 19 18 19c12 0 16-9 9-19zm19-51c-31-31-32-30-10 11 11 24 27 38 33 32s-4-26-23-43zm-436-14c0-16-9-28-18-28-10 0-14 13-7 28 5 15 13 28 17 28s8-13 8-28zm569-63c26-14 24-16-13-14-36 2-47 14-49 49-2 37 0 39 15 14 9-17 31-39 47-49zm-329 24c0-16-15-34-35-38s-39-26-45-47c-7-30-2-35 26-28 48 13 47-18-1-34-20-6-37-19-37-28 0-10-19-18-42-17l-42 1 42 18c44 17 54 45 24 63-9 7-4 34 14 65 17 30 37 49 45 44s15 0 15 11 8 20 18 20 18-13 18-30zm94 14c0-10-17-21-38-26-40-10-52 14-13 30 36 15 51 13 51-4zm-402-30c-6-16-13-28-17-28s-9 12-9 28 10 27 19 27 13-13 7-27zm197-10c0-10-12-18-28-18s-27 8-27 18 13 19 27 19 28-8 28-19zm272-101c-29-16-60-24-69-18-10 5-17 1-17-9 0-12-13-20-29-20s-24 8-18 19 2 18-9 18-16 9-9 18 55 20 108 19h96zm227-53c4-12-1-21-12-21s-20 7-20 16-21 12-47 7c-27-5-46 0-46 11s13 15 31 9c21-8 26-5 18 9-10 15-1 18 29 6 21-8 44-25 47-37zm-671 17c-6-9 2-30 19-45 35-37 9-40-38-5-33 24-27 67 11 67 10 0 13-7 8-17zm230-27c0-4-13-18-32-32-29-23-30-23-7 7 25 31 39 40 39 25zm511-71c19-33 57-81 85-106s60-68 72-93c16-36 10-33-30 16-46 57-51 59-74 29-24-32-128-57-108-26 6 10 23 17 36 17 18 0 23 11 15 33-12 29-9 29 20 5 32-25 34-24 27 9-4 21-21 37-42 37-20 0-39 10-43 23s-21 23-38 24c-27 0-28 2-3 17 23 16 23 19-5 19-65 0-37 36 42 54 5 1 26-25 46-58zm-838-44c-8-18-17-22-29-10-21 21-1 63 23 49 10-6 12-23 6-39zm186 1c-14-38-25-34-25 11 0 21 8 33 18 28 9-7 12-23 7-39zm-88-41c-21-20-34 12-20 45s15 33 22 0c4-18 3-39-2-45zm166-40c-6-10-25-13-42-7-27 10-26 14 5 25 41 15 54 9 37-18zm379-150c0-10-9-19-20-19-10 0-14 9-8 19s15 19 21 19c4 0 7-9 7-19zm425-62c1-10-10-7-25 6s-21 35-15 52c9 25 13 25 25-6 8-20 15-44 15-52zm-258 14c0-4-8-7-19-7s-19 8-19 19 9 15 19 9c11-7 19-16 19-21zm158 11c-7-11-15-18-20-18-4 0-8 8-8 18s9 18 19 18c12 0 15-8 9-18zm-160-101c-4-4-29-3-53 3-42 10-42 12-8 25s80-9 61-28zm30-140c-9-31-18-35-39-18-28 23-17 62 12 45 9-5 18 0 18 12s5 18 11 12c5-7 5-29-2-51zm265 30c-13-15-27-24-31-20-10 11 17 46 37 46 10 0 7-13-6-26zm152-55c0-9-12-3-27 17-16 19-27 44-27 55s11 2 27-18c15-20 27-45 27-54zm-483-15c0-9-8-15-18-15-12 0-16 7-10 18s4 18-7 18-20 10-20 21c0 14 9 14 27-2 16-13 28-31 28-40zm130 21c0-10-8-18-17-18s-19 9-19 18 8 19 19 19 17-8 17-19zm-203-17c0-11-8-22-19-28-10-8-19 1-19 16s9 29 19 29 19-7 19-17zm259-1c0-11-8-18-20-18-10 0-14 7-8 18s16 18 20 18c5 0 8-8 8-18zm130-44c0-9-13-6-27 6-16 14-23 31-17 42 12 18 43-16 44-48zm-345-9c6-9-10-25-34-36-34-15-47-14-54 5-7 17-1 23 17 16 14-6 27-1 27 10 0 24 30 27 44 5zm273-45c-21-20-127-49-140-36-5 5 2 18 18 30 31 23 145 28 122 6zm310-42c-6-6-16 5-23 23-11 26-9 28 10 11 13-13 19-28 13-34zm-320-74c-6-27-22-45-34-41s-19 15-14 24c5 11 16 16 23 13s15 13 15 36c0 22 5 34 11 28s6-33-1-60zm70 37c7-18 4-25-7-18-10 7-18 19-18 28 0 27 14 22 25-10zm232-103c-20-54-24-57-36-25-21 53-20 64 11 64 16 0 28 9 28 22 0 11 4 16 9 12s-1-37-12-73zm-387 39c0-11-8-19-20-19-10 0-14 8-8 19s15 18 21 18c4 0 7-8 7-18zm501-39c0-10-8-14-19-8s-18 16-18 20c0 5 8 8 18 8s19-8 19-20zm101-96c32-31 39-51 28-79-8-20-16-26-16-11-1 13-13 20-27 15-17-6-23 3-16 32 8 43-37 78-71 56-10-6-18-2-18 9 0 35 75 21 120-22zm-108-83c-6-5-11 5-11 25 1 22 6 26 13 11 5-13 4-30-2-36zm259 14c0-22-7-30-16-20-11 9-12 26-5 36 17 29 21 26 21-16zm-66-11c0-17-9-24-19-18s-19 20-19 29 9 18 19 18 19-12 19-29zm-924-114c-19-7-97 57-97 80 0 5 27-9 59-31 33-23 50-46 38-49zm997 40c0-4-8-8-18-8s-19 9-19 20 9 14 19 8 18-16 18-20zm-677-25c5-9-7-12-30-6-27 6-36 3-26-11 7-12 4-22-6-22-24 0-42 29-26 44 17 18 75 14 88-5zm140-2c0-10-9-18-20-18s-14 8-8 18 15 19 20 19 8-8 8-19zm-381-53c-10-10-46 17-46 37 0 10 12 7 26-5 15-14 23-27 20-32zm941 41c-13-5-30-5-36 1s5 10 25 10c21-1 26-5 11-11zm-819-35c0-5-9-8-19-8s-19 9-19 19c0 11 8 16 19 9 10-7 19-15 19-20zm833-8c15-9 24-21 17-27-5-6-26 2-45 17-40 29-16 38 28 10zm788-9c-19-14-44-27-55-27s-2 13 18 27c20 16 44 27 55 27 9 0 2-11-18-27zm-1110-41c-6-7-10 4-9 23 1 22 5 26 10 12 6-14 5-29-1-35zm-511 6c0-15-13-37-30-49-22-20-25-17-19 21 5 25 9 46 10 49 5 17 39 0 39-21zm-191-17c-2-12 6-21 18-19 13 4 18-6 13-20s-1-32 9-39c11-6 21-20 21-30s-8-14-19-8-19 3-19-7 12-20 25-20c15 0 32-14 38-29 18-47 13-101-9-101-11 0-14-16-7-39 8-26 6-35-7-27-23 13-22 103 2 103 33 0 9 41-40 70-60 34-90 123-55 164 25 32 36 32 30 2zm235-76c-13-34-37-39-54-12-6 10 2 20 19 20 23 0 28 9 19 31-9 24-7 27 8 13 11-11 14-34 8-52zm1291-40c0-25-15-74-33-107-32-60-34-60-69-28-34 33-34 33 3 33 30 0 41 16 50 75 13 82 49 102 49 27zm-1844-115c-6-6-10 5-9 25 1 21 5 26 10 10 5-12 5-29-1-35zm601-94c-1-51-5-62-19-41-24 37-24 136 0 121 11-6 19-42 19-80zm1076-22c0-11-13-19-28-19s-28 8-28 19 12 18 28 18 28-8 28-18zm-1400-20c7-12 3-30-8-41s-21-36-21-54-6-34-13-34-15 34-15 75c0 71 29 99 57 54zm-154-81c5-27 2-42-9-35s-26 0-34-15c-12-19-17-15-17 15-1 97 43 122 60 35zm1015 27c0-10-8-19-17-19s-19 9-19 19 8 19 19 19 17-9 17-19zm-598-50c-8-6-3-23 8-37 17-20 14-23-9-14-35 14-42 64-9 64 12 0 16-6 10-13zm369-38c-6-7-10 5-10 25 1 21 5 26 11 10 5-12 5-29-1-35zm-49-11c0-2-16-5-36-5s-37 12-37 25c0 19 8 20 37 4 20-10 36-22 36-24zm47-138c-47-73-106-135-129-134-10 0-5 9 13 20s33 27 33 39c0 13-8 13-26-1-13-12-30-16-36-9-25 25-12 38 32 33 32-4 42 3 35 21-5 15-17 21-29 15-10-7-14-1-9 14 4 14 23 24 39 23 17-2 30 4 30 14s18 16 40 16c38 0 38-1 7-51zm-195-15c0-4-8-8-18-8s-19 9-19 20 8 14 19 7c10-6 18-14 18-19zm-715-871c26 0 140-131 140-160 0-26-14-18-55 25-56 59-63 29-8-33 100-114 123-168 150-367 7-51 4-68-10-59-12 7-21 3-21-10s-6-17-13-9-19 70-25 140c-8 85-23 138-45 160-32 32-32 31-20-26 8-34 6-59-5-59-16 0-38-55-53-139-4-21-18-67-32-102-25-62-30-80-30-103 0-6-16-2-35 10-28 14-37 11-45-20-5-20 2-59 17-87 22-43 22-55-2-91-16-24-24-43-19-43s-4-17-22-37c-41-49-64-47-111 8-53 59-30 78 24 20 24-25 48-47 53-47 27 0 5 72-36 119-50 59-48 87 3 46 28-22 31-22 19 5-6 18-1 35 12 40 16 5 15 15-3 38-29 35-61 40-54 10 2-12-4-25-14-28-33-12-84 147-82 252l2 102 16-81c19-92 47-134 32-49-4 32-3 81 3 111 12 54 15 52 47-50 20-59 40-107 49-107 29 0 30 55 3 94-21 29-24 46-10 50 15 5 14 32-6 93-45 152-25 231 30 120 43-85 44-89 8-60-19 15-8-10 26-60 64-93 115-141 77-71-11 22-16 47-9 57 6 10-11 48-38 84-36 44-41 61-21 54 18-7 31-20 31-28 0-10 11-18 26-18s34-25 46-55c22-67 58-74 58-9 0 28-11 46-28 46-27 0-36 20-29 70 2 12-7 23-19 23s-18 19-12 45c4 26-2 49-14 54-13 5-28 25-33 46-7 29-1 35 34 32 54-6 40 23-24 47-27 9-42 28-37 41s-6 35-26 47-34 31-34 42 33-12 73-51c42-39 88-71 101-72zm-64-91c0-4 9-14 18-20 11-6 19-3 19 9s-8 19-19 19-18-4-18-8zm112-121c0-11 8-19 18-19s18 8 18 19-7 18-18 18-18-8-18-18zm-352-436c-1-28 32-75 45-64 5 6-2 26-18 46-15 20-27 28-27 18zm130-8c0-10 7-23 17-30s19-3 19 8-8 24-19 30-17 3-17-8zm359 481c-13-13-19-5-21 21-2 30 2 34 19 18 13-14 14-28 2-39zm65-84c0-11-7-6-17 9s-18 41-17 56c1 29 32-30 34-65zm-740-10c0-10-12-18-27-18s-32 8-38 18 5 19 27 19c21 0 38-8 38-19zm603-327c-7-55-5-79 8-72 11 7 19 8 19 3 0-24-99-272-105-264-13 13 35 178 51 178 20 0 15 54-8 89-20 32 5 175 28 160 10-6 13-47 7-94zm-93-196c-7-23-14-64-16-89-3-26-11-58-19-69-8-13-9-31-3-42 7-9 0-13-15-7-27 10-30 37-9 73 7 10 21 54 33 96 11 44 25 79 30 79s4-18-1-41zm-66-25c0-16-7-23-18-17-10 6-18 24-18 39s8 23 18 16c11-6 18-23 18-38zm-43-244c-6-6-12 5-11 25 1 21 6 26 12 11 5-13 5-30-1-36zm67-24c-5-21-13-33-18-28-11 9 7 66 20 66 4 0 4-17-2-38zm-79-47c0-15-8-24-18-17s-19 19-19 29 8 17 19 17 18-13 18-29zm19-73c0-6-8-10-19-10s-18 10-18 21c0 10 8 13 18 7s19-14 19-18zm74-102c0-20-9-37-20-37-10 0-15 8-8 18 5 10-4 25-22 35-30 18-29 20 8 20 30 1 42-9 42-36zm3803 7049c0-9 16-12 36-7s37 13 37 17-16 7-37 7-36-7-36-17zm-3308-86c-18-25-53-51-79-57s-45-19-45-29c0-50 163 67 166 119 1 22-6 17-42-33zm1815-43c-6-10 3-21 17-27 18-7 23-1 16 16-12 31-19 33-33 11zm101-12c0-15 6-28 16-28 8 0 15 14 15 28s-7 28-15 28c-10 0-16-12-16-28zm-3215-54c-17-26-31-57-31-70s17 4 39 38c43 73 37 101-8 32zm1230-20c-24-24-35-46-25-46s39 21 63 46 35 46 24 46-38-21-62-46zm1854-11c-1-25-5-60-8-79-9-49 8-86 42-86 21 0 24 15 13 70-6 38-14 79-17 92-7 45-29 48-30 3zm140 21c-7-12 3-14 22-6 19 6 28 5 20-4-20-22 22-64 53-52 13 5 21 17 15 27-6 9-17 12-25 7s-20 3-26 18c-13 32-42 37-59 10zm102 7c0-16 36-24 45-11 5 9-3 16-18 16s-27-2-27-5zm-178-22c-13-8-15-29-7-51 13-33 16-34 27-5 17 42 6 73-20 56zm-3049-32c0-15 8-28 18-28s13 13 8 28c-7 16-14 28-19 28s-7-12-7-28zm75 15c0-9 8-27 17-43 16-22 19-20 19 15 0 22-8 41-19 41s-17-6-17-13zm1178-6c-7-10-4-18 7-18s20 8 20 18-4 19-9 19-12-8-18-19zm-233-26c0-14 12-30 26-35 18-7 23 0 17 26-12 41-43 48-43 9zm2115-8c0-11 8-25 18-31s19-2 19 7c0 11-9 24-19 30s-18 4-18-6zm73-32c0-16 9-24 19-18s19 20 19 29-8 18-19 18-19-12-19-29zm-118-36c-8-22-2-28 21-24 18 3 31 14 28 25-7 31-36 31-49-1zm52-50-35-42 41 35c40 33 50 48 36 48-4 0-22-18-42-41zm-3674-413c0-51 3-71 8-42 4 28 4 70-1 93-4 23-8 0-7-51zm2869-28c0-8-17-22-37-28s-33-20-26-30c6-10 1-30-12-45-19-23-15-27 17-27 50 0 50-21 1-77-27-31-35-34-29-12 6 18 2 37-8 44-10 6-16-13-13-46 5-70 28-73 80-8l38 48v-67c0-63-3-67-61-67-74 0-79-20-13-50 54-25 145 3 130 40-4 13 9 32 29 45 20 12 33 34 26 50-5 14-2 26 9 26 9 0 17 13 17 28s17 38 38 50 37 36 37 50c0 20-8 18-37-8-37-31-38-31-38 2 0 20-9 49-19 63-18 25-19 25-13 0 4-14-12-37-38-51-56-29-53-30-65 14-10 40 15 52 30 14 7-14 11-12 12 8 0 16-12 35-27 41-16 5-28 3-28-7zm-11360-18c-6-10-38-31-71-46-94-45-458-326-458-354 0-15-9-24-23-21s-17 2-8-2 5-20-8-34c-16-20-14-25 8-25 16 0 34 15 40 36s19 37 26 37c8 0 49 30 91 67 103 88 100 57-6-53-45-48-78-87-69-87 27 0 193 183 182 201-5 9 5 13 25 8 30-8 76 39 84 87 1 5 14 9 29 9s28 12 28 28 35 50 77 77c79 50 115 90 83 90-10 0-24-8-30-18zm11211-74c-12-33-18-62-13-68s19 18 30 51c27 78 14 90-17 17zm-1890-9c-1-19 4-30 10-24s7 22 1 36c-5 14-10 10-11-12zm-706-102c0-12 9-19 19-19s18 3 18 7-9 14-18 21-19 2-19-9zm2543-46c-2-19 3-30 9-24s7 22 2 35c-6 15-10 11-11-11zm-38-192c1-27 8-67 18-87 11-28 15-16 16 51 1 48-6 88-16 88s-19-23-18-52zm193 13c-16-28-3-37 26-18 17 9 18 19 5 27-10 6-25 3-31-9zm-2695-82c0-31 5-45 10-33 4 13 5 38 0 55-4 19-8 9-10-22zm2920-6c-12-19 11-49 45-55 22-3 21 1-4 21-19 13-27 30-21 37 7 7 7 13 1 13s-15-7-21-16zm-12226-47c-9-21-31-38-47-35-17 2-54-26-83-65-29-38-59-73-67-76s-15-17-15-31-6-27-14-31c-34-15-190-239-190-273 0-22-9-37-21-34-11 2-25-7-30-21-5-17-1-21 12-12 31 18 26-12-19-112-31-70-43-83-51-59-10 26-22 16-54-50-46-96-54-140-11-61 28 52 79 61 66 12-3-15-9-47-12-72-3-26-15-101-25-168-25-162-28-853-3-815 10 15 17 150 17 306 0 153 8 298 18 324 14 37 19 10 21-121 1-91 8-200 16-241 12-56 16-26 16 121 0 108 9 240 21 296s24 136 30 177c4 40 17 103 28 139 30 104 21 108-28 14-28-54-46-117-47-167 0-83-24-143-43-111-15 24 53 397 87 473 14 33 41 97 61 143 58 145 118 210 118 130 0-20-7-37-17-37s-15-19-15-42c1-22-5-57-14-74-30-71 24-27 71 56 27 48 75 121 105 162s63 94 74 117 32 56 47 72c21 21 23 35 6 66-17 32-14 45 19 70 46 38 49 48 16 61-14 5-33-9-43-31zm-26-153c0-16-13-25-32-22-18 3-34-10-42-32-5-21-22-37-38-37-14 0-27-14-27-31-1-37-40-83-57-66-29 29 142 249 177 226 11-6 19-22 19-38zm121 104c-30-30-49-60-44-66 6-5 33 20 60 56 61 80 54 84-16 10zm9191-8c-1-19 4-31 9-24s7 22 2 36c-6 14-10 9-11-12zm2781-65c0-10 12-25 27-33 18-10 21-24 10-43-15-22-19-21-29 6-6 17-20 32-29 32s-3-21 14-48c22-34 35-40 46-24 7 14 17 21 20 16 44-69 68-132 59-156-5-17-2-29 9-29s22-15 22-33c2-27 4-26 17 5 7 21 9 40 3 46s-14 24-17 41c-7 45-119 238-138 238-8 0-14-9-14-18zm215-25c6-7 18-9 27-3 11 6 31 1 46-11 23-19 26-18 17 7-8 18-30 29-55 27-24-2-40-10-35-20zm-322-51c36-59 55-161 32-176-10-6-19-20-19-30 0-9 7-14 16-8 8 4 14-12 13-36-1-74-20-66-39 18-11 45-13 78-5 74 7-6 17-1 23 8 15 24-47 45-68 23-10-11-9-42 4-83 13-37 23-160 24-275l1-210 22 139c11 77 32 160 45 185 59 104 36 317-40 384-38 33-38 33-9-13zm-2779-176c-18-70 3-76 26-10 11 33 12 57 3 57s-23-22-29-47zm2915 4c7-19 17-29 22-23s0 21-12 34c-19 18-21 15-10-11zm138-127c0-17 13-41 31-55 28-23 29-21 6 21-32 62-37 67-37 34zm-12582-65c-7-7-12-22-12-32 0-11 8-10 22 3 12 13 17 26 12 31s-15 4-22-2zm12619-42c0-10 7-23 18-28 9-7 13-26 7-44-8-26-7-27 9-4 15 21 23 18 42-23 11-27 29-46 38-40 24 15 18-19-7-46-20-18-19-27 4-45 29-22 43-160 16-160-9 0-6-21 6-46 26-59 45-47 51 31 2 33 4 68 5 79 4 53-68 264-102 301-39 42-87 57-87 25zm-3059-27c-1-20 3-31 9-25s8 22 1 35c-5 16-10 11-10-10zm2801 0c-1-20 4-31 9-25s7 22 2 35c-6 16-11 11-11-10zm-12371-101c-13-24-20-48-15-52 14-14 53 47 46 71-6 15-16 8-31-19zm12815-4c0-7 11-24 27-36 22-19 28-17 28 13 0 20-13 36-28 36s-27-6-27-13zm-2827-15c-7-10-3-25 7-32 28-16 38-3 20 27-10 16-20 18-27 5zm378-57c0-10 8-20 19-20s17 4 17 8-7 13-17 20-19 3-19-8zm185-10c27-32 37-35 37-13 0 10-14 23-30 30-25 9-26 7-7-17zm57-47c0-10 7-18 17-18s19 8 19 18-8 19-19 19-17-8-17-19zm2039 1c0-18 35-46 46-36 3 4-6 18-20 31-14 14-26 16-26 5zm-2855-38c28-57 36-68 36-44 0 10-13 35-29 54-28 33-28 33-7-10zm126-6c11-14 15-53 9-94l-11-69-34 70c-17 40-33 62-34 51-3-34 64-158 78-144 7 7 13-5 13-26 0-22 25-92 55-157l55-117v108c1 64-6 104-16 96-10-5-13-24-5-41 10-28 8-28-18-4-22 20-24 34-8 58 15 25 10 39-23 69-39 34-42 44-24 95 21 58-2 130-41 130-9 0-7-11 4-25zm-10205-41c-18-47-13-59 9-22 10 19 16 39 11 43-5 5-14-4-20-21zm10570-33c-8-18-9-38-3-45 20-18 34 8 26 44-9 33-9 33-23 1zm-306-8c0-8 8-27 17-42 15-23 19-20 19 14 0 22-8 41-19 41s-17-6-17-13zm889-51c12-16 28-28 33-28s-1 12-13 28-28 28-33 28 1-13 13-28zm1429-79c1-45 6-61 15-45 15 22 8 114-8 114-4 0-7-31-7-69zm363-36c-10-27-8-29 10-11 13 13 18 27 13 33s-17-5-23-22zm-12968-25c-22-9-44-37-49-63-4-25-1-42 7-37s16 23 16 39c0 17 11 24 27 18 13-5 31 3 37 20 15 38 10 41-38 23zm13021 0c-6-12-7-24-2-30 13-14 50 10 50 32 0 24-33 22-48-2zm-2633-18c-6-10-3-19 8-19s24 9 30 19 3 19-7 19-24-9-31-19zm196-18c0-20 7-38 18-38s18 13 18 27-8 32-18 38-18-6-18-27zm8146 24c-13-5-19-16-13-27s-3-16-18-16c-17 0-45-16-64-33-18-19-47-40-65-47-18-6-27-21-21-31s-12-41-40-67c-31-28-41-46-25-44 63 9 91-1 81-28-22-59 23-24 61 46 22 41 32 74 23 74s-23-13-29-29c-9-24-15-25-27-5-8 13-16 37-15 53 1 18 7 14 16-9 12-33 14-33 26 12 7 28 33 57 64 69 28 12 63 38 74 57 24 38 17 43-28 25zm-6128-171c-6-156 9-201 27-81 9 66 1 209-14 223-4 4-10-60-13-142zm-2204 105c0-33 32-61 51-44 6 7-2 26-20 44-29 29-31 29-31 0zm73-50c0-9 9-23 19-29s14 1 7 18c-12 32-26 38-26 11zm8768-4c-27-10-50-26-50-33 0-9-37-25-82-38-56-15-108-50-163-110-46-46-97-93-114-103-30-18-30-23-3-61 25-35 36-38 76-18 39 16 51 15 65-6 10-17 16-19 17-5 0 13-8 27-19 34s-13 20-7 32c7 11 4 14-8 6-37-22-24 33 20 83 23 26 56 45 71 41 17-4 44 14 60 39 17 26 60 57 96 69 36 14 65 32 65 41 0 8 7 11 16 5s32 3 52 18c33 26 33 26-3 25-20 0-60-9-89-19zm-6278-43c-14-29-15-49-3-57 10-6 17-20 17-33s-7-11-18 6c-17 24-21 23-38-4-23-39-73-23-73 24 0 20-9 35-19 35s-18-13-18-30c0-21-12-26-49-17-41 10-46 7-43-30 2-23-2-58-10-77-9-19-6-42 7-54 20-20 28 19 26 110-1 27 85 44 99 18 8-10-6-33-28-50-41-35-47-77-19-138 14-30 16-26 11 22-5 52-3 58 23 38 47-36 56-57 46-100-12-44 25-80 48-44 10 15 16 11 23-14 5-20 28-40 50-47 34-9 40-4 32 25-5 21 0 37 13 37s22-21 23-47c2-26-4-42-13-36s-17 2-17-9-14-13-32-6c-29 10-30 8-5-16 40-41 85-36 88 10 2 21 8 58 15 83 13 54 43 30 49-39 3-32 13-44 30-38 13 5 20 22 14 37-7 18-2 24 16 17 30-11 56 36 30 52-10 6-14 22-9 35s-4 35-19 49c-27 22-26 28 8 63 36 40 35 123-2 123-8 0-11-21-5-47 13-54-18-63-46-13-19 30-20 30-20 0-1-19 8-34 18-34s19-11 19-28-13-27-28-27c-34 0-37-40-6-71 19-18 15-21-18-17-23 4-52 18-65 31-17 21-17 23 0 13 16-10 20-4 12 15-5 16-20 23-30 16-12-6-3 12 18 42l39 55-45 41c-28 24-40 51-33 69 7 20 3 28-13 25-18-4-24 9-20 37 7 54-4 51-30-5zm70-159c0-10-8-18-18-18s-19 13-19 29 9 24 19 18c10-7 18-20 18-29zm-25-138c-1-25-9-47-16-47-17 0-18 25-3 64 16 42 23 37 19-17zm-234 287c0-10 3-19 8-19s13 9 19 19 3 19-7 19-20-9-20-19zm-2322-16c13-8 25-35 26-60s10-55 19-67c12-15 8-33-12-52-56-56-29-86 34-39 28 19 30 31 13 64-13 23-21 52-18 64 6 33-37 106-63 106-18 0-17-5 1-16zm-10476-47c-10-30-11-64-3-79 12-22 20-10 28 41 13 87 2 106-25 38zm19127-79c-25-9-33-62-9-62 7 0 24 17 36 37 24 37 17 43-27 25zm-78-24c0-11 8-20 17-20s19 4 19 9-8 13-19 19c-9 7-17 3-17-8zm-6437-46c0-57 11-61 24-10 5 20 2 42-7 47-10 6-17-11-17-37zm-1373 8c-16-11-18-18-5-18 12 0 27 8 33 18 15 24 9 24-28 0zm7312 6c-12-5-23-31-24-58-2-37-6-41-12-15-7 28-11 30-25 10-12-19-16-20-16-4-1 14-20 24-44 24-32 0-48-16-67-69-14-39-28-80-34-94-5-12 6-22 23-22 22 0 28 10 19 35-6 20-2 41 9 48s14 21 7 34 1 10 18-4c31-25 31-28 2-44-26-15-27-22-6-35 20-15 21-21 2-28-32-13-28-44 5-44 16 0 28-8 28-18s-6-17-14-16c-41 6-60-6-60-39 0-21-9-38-20-38s-15 16-7 38c6 19 4 37-7 37-23 0-77-64-78-94 0-15-13-43-27-63-24-31-23-38 5-59s25-23-24-15c-30 5-46 3-34-6 28-18 10-195-19-184-35 11-35 87-1 125 18 20 23 36 12 36-21 0-86-92-72-105 9-10-6-31-105-149-30-34-49-62-42-62s4-10-7-23c-81-99-112-142-112-154 0-8-15-33-34-53-20-21-51-64-70-94-29-45-29-52-4-32 19 16 34 18 42 6 18-30 18-252 0-252-10 0-15 10-12 23s-4 23-15 23c-25 0-17-96 9-115 10-9 4-14-15-15-23 0-32-9-24-28 6-14 4-27-6-27-8 0-20 13-25 27-8 16-4 28 6 28s18 13 18 28-8 28-18 28c-20 0-13 29 39 143 19 44 34 90 34 103s-22-25-48-84c-44-93-71-119-110-102-7 3-23-16-37-41-14-26-26-36-27-24 0 14 19 43 42 65s39 49 36 59 5 23 18 32c13 7 18 19 11 26-11 11-50-38-150-196-24-36-58-108-77-161-33-91-40-98-140-134-57-21-131-44-163-50-37-7-59-23-59-41 0-25-3-26-17-6-37 58-174-29-295-188-73-96-81-169-25-210 26-19 21-21-25-15-55 9-55 9-10-12 56-25 38-16 368-183 145-74 276-130 290-125 16 7 37-12 54-49 16-33 50-85 76-115s48-68 47-83c-2-25-3-25-13 0-15 44-64 92-82 82-8-5-10 4-3 22 8 23 3 28-24 18-24-7-43 1-59 26-12 21-14 38-5 38 10 0 27-15 38-33 13-20 18-22 14-6-7 29-136 111-176 112-13 0-23-12-23-28 0-21-17-27-63-24-34 2-61 15-61 27 0 17 9 18 33 6 18-10 43-17 56-17 23 0-178 129-215 138-11 2-33 10-49 18-16 7-57 14-93 17s-83 16-106 28c-23 14-46 21-49 18-8-7 206-137 258-157 23-9 31-6 23 7-19 30 24 50 50 24 16-16 14-18-8-10-19 7-29-2-31-27-1-21 9-38 21-38s48-18 77-41 64-42 79-44c13-3 31-11 38-18s-3-9-21-2c-42 14-41 5 6-47 175-199 211-233 232-225 39 16 64-54 34-94-23-33-26-34-37-4-7 19-18 25-24 16-6-10-29-24-50-30-30-9-53 6-111 81-40 50-83 88-94 84-13-4-32 4-45 19s-31 27-41 27c-12 0 35-54 103-120 88-85 121-130 112-151-10-26-14-25-32 6-11 21-32 33-46 28-18-6-23 0-16 20 6 15 0 43-13 62-24 32-26 31-23-15 2-27 27-74 55-106s51-65 51-75 9-23 21-31c14-9 17-6 9 8-8 12-6 22 4 22s23-13 29-28c15-42-37-56-73-21-16 17-45 30-66 30-19 0-35 8-35 19s-11 18-22 18c-18 0-18-5 0-22 50-50 17-63-36-13-67 61-101 71-73 18 26-48 56-66 58-35 1 14 9-2 19-32 8-31 31-72 50-93 54-58 62-131 15-154-26-12-30-19-11-20 36-1 76-66 63-101-5-14 0-33 12-40 15-9 18-7 11 6-8 11 1 28 17 37 21 13 24 22 10 30-11 8-20 27-20 44 0 25 5 24 27-8 15-22 23-53 17-70-8-19 7-49 37-79 54-53 58-50 27 26-12 29-28 73-39 98-10 26-29 69-43 97-14 29-17 51-6 51 9 0 22-11 29-28 5-15 17-27 27-27s6 21-7 47c-11 25-27 45-36 45-8 0-15 9-15 19 0 37 52-5 76-61 13-33 33-66 43-73 13-8 12-20-2-35-36-36 5-92 63-86 30 3 50-5 54-23 4-17 2-19-4-5-19 40-45 26-45-26 0-48-1-49-26-15-14 20-33 30-40 23s0-29 18-48c16-18 30-40 30-48s18-29 41-49c27-22 32-35 17-35-21-1-22-7-1-29 21-27 25-27 40 0 20 36 51 19 51-27 0-19 8-38 20-41 11-4-1-31-27-61-36-42-42-60-26-79 11-13 25-20 31-13 5 5-1 16-14 25-19 12-18 17 4 25 17 7 31-3 37-27 5-20 19-32 29-26s14 23 9 38c-5 13-1 31 11 37 10 7 14 21 8 31s2 34 19 52c18 20 25 47 17 69-11 33-10 32 25-2 22-23 33-52 27-74-5-21-13-27-17-15-14 43-37 23-27-23 4-25 20-46 34-46s25 6 24 13-1 29 0 47c2 28 8 30 38 15 30-17 35-16 26 8-6 15-18 28-25 28s-20 25-26 56c-7 41-20 55-43 51-29-4-34 11-35 129 0 129 13 168 37 105 6-15 3-43-7-61s-9-44-1-57c12-19 17-17 23 10 6 26 14 17 28-34 29-99 122-289 147-299 12-5 6 36-17 101-20 60-43 106-49 102-6-3-11 12-11 36s5 39 12 35c17-9 34 42 34 96 0 49-31 62-40 18-4-19-14-22-34-10-23 14-23 24-3 56 25 39 13 82-17 64-9-6-17 1-17 17s10 33 21 40c15 10 12 19-9 30-17 10-30 26-30 38 0 49 83-40 87-94 3-32 23-75 43-97 23-24 36-54 31-75-6-22 0-35 15-35s21-14 15-38c-7-21-17-31-23-20s-22 12-36 4c-15-9-20-26-13-37 10-17 25-15 57 7 40 26 47 26 73-1 16-16 29-40 29-54s9-31 21-38c15-10 18 3 10 44-16 76 27 62 68-21 26-52 29-54 31-17 0 53 25 54 49 1 16-36 20-37 30-9 7 17 4 31-7 31s-13 9-7 18-2 19-18 19c-34 0-36 18-8 87 12 28 25 66 28 84 7 39-111 243-130 223-14-13-102 84-103 114 0 10-14 32-31 49-15 18-30 49-31 70-2 20-12 33-26 28-12-5-42 23-68 64-26 39-57 85-71 99-59 62-143 223-133 252 8 18 5 26-6 19-10-7-32 16-49 51-47 101 3 92 103-17 90-99 179-248 188-318 3-22 23-56 44-77s44-50 54-63c15-25 99-79 99-65 0 5-13 37-28 73s-23 79-16 95c7 19 1 24-26 17-48-12-68 20-42 68 14 26 14 37 1 37-10 0-19-8-19-19s-9-18-20-18-17 11-11 26c6 14-27 60-72 106-45 43-82 87-82 97 0 8-33 56-75 105s-74 101-74 116c0 76-169 333-194 294-5-9 8-31 29-50 53-49 88-138 77-205-5-35 1-64 16-73 16-9 19-5 11 18-17 44 0 37 26-12 11-23 16-35 6-28-7 7-24 5-37-5-17-14-25-6-34 28-7 26-19 47-28 47-48 0-150 260-150 382 0 174 116 432 194 432 11 0 4-11-14-25-25-19-28-29-11-39 14-9 26-5 31 7 4 11 22 22 41 22 20 0 40 9 48 22 9 13 1 17-25 10-29-7-44 2-59 39-16 40-13 63 17 123 21 40 38 59 38 41 0-46 24-39 61 20l32 51-11-75c-16-93-24-107-57-93-51 19-18-53 35-79 28-14 51-30 51-38 0-19-132-85-162-83-13 1-18-6-13-16 7-9 23-13 38-7 16 6 26-3 26-28 0-21-8-33-17-27-9 5-21-2-28-18-13-38-48-35-49 4 0 19-11 48-25 65-21 29-23 26-23-25 0-30-9-62-19-69-11-6-23-31-29-54-10-36-6-39 26-22 51 27 58 15 60-94 1-55 10-95 25-101 12-5 23-21 23-37s9-29 19-29c12 0 15-8 9-18-7-11 2-18 17-18 17 0 35-13 41-28s18-28 29-28c9 0 11 8 5 18s-2 19 8 19c25 0 25-12 1-57-13-25-13-36 0-36 11 0 17-10 15-22s5-23 16-24c37-1 54-29 28-46-18-10-14-16 14-25 22-5 39-4 40 4 11 74 9 95-6 95s-2 71 17 90c4 4 22-6 40-23 45-39 62-39 46 3-11 29-9 29 22-3 25-23 37-27 47-11 9 14 18 15 25 3 7-10-2-24-17-30-25-9-26-17-8-38 13-16 35-28 49-28s25-11 25-24c0-15 6-14 19 5 14 24 21 22 44-9 16-21 25-47 21-60-10-28 42-46 57-21 6 11 1 27-13 36-15 8-19 17-12 17 9 0-2 18-22 40s-35 44-31 48c16 15 123-113 123-148 0-19 12-48 29-65 35-35 19-56-20-24-17 15-28 16-28 3 0-10 15-28 32-38 22-12 24-20 8-20-29-1-170 138-170 168 0 12-10 17-22 13-14-4-24-17-24-28 0-37-22-44-46-15-27 32-93 39-93 10 0-10 8-18 17-18 11 0 13-15 7-31-8-21-5-27 10-18 13 8 34-8 54-43 18-30 40-53 51-50 27 8 23 59-4 54-31-6-9 45 25 58 16 6 33-5 43-33 8-23 46-56 81-74 57-27 64-38 59-90-4-33-7-77-8-98-1-25-6-30-16-14-8 12-33 17-56 11-56-14-52-39 8-39 26 0 57-10 68-22 18-17 11-20-26-9-74 17-87-25-24-76 67-55 87-57 73-9-13 41 8 49 40 17 15-14 20-11 18 14-2 19-10 40-20 46-10 9-9 24 4 39 12 15 29 59 39 99l16 73 3-69c1-37 12-71 24-76 14-6 11-11-9-11-18-1-32-10-32-22s15-14 38-7c26 8 47 1 64-22 22-31 23-29 15 17-11 60 32 72 72 18 13-18 37-35 52-37 19-4 16 4-9 25-26 21-30 33-14 39 12 5 23 26 23 46 0 28-8 35-31 26-27-10-27-8 2 25 44 50 67 32 56-40-10-57-9-58 17-25 25 30 33 31 59 10 26-22 34-21 49 8 16 27 23 30 35 9 11-17 16-18 17-3 0 54-295 315-325 288-8-7-9 1-3 18s2 38-9 44c-13 9-16 6-8-8 19-31-6-26-39 7-15 16-23 35-18 40 17 17-24 62-56 62-15 0-63 29-106 64s-89 66-101 66c-11 0-21 12-21 27 0 26-23 36-61 31-17-3-17 12-2 87 6 32 24 58 37 58 15 0 41 8 58 18 18 10 129 39 246 65 184 41 266 48 590 52 304 4 379 9 393 31 12 22 21 22 43 4 23-19 32-17 45 6 8 16 41 34 71 39s69 13 87 19c25 8 29 2 21-21-10-23-6-29 13-23 15 5 24 21 22 35-3 19 14 28 53 31 67 6 155 64 185 121 16 32 8 28-41-17-34-32-86-62-114-67-86-16-73 13 24 51 51 19 95 45 99 58 6 13-23 8-73-15-73-32-113-35-321-28-132 4-286 0-344-11-122-20-197 1-197 57 0 19 22 44 51 58 105 48 208 122 199 145-5 14 3 23 15 22 56-7 102 24 102 69 0 51 121 184 151 164 10-6 27 6 38 26 24 45 25 76 1 39-16-25-18-25-18 0-1 16-6 19-15 8-19-28-305-194-333-194-13 0-24-8-24-18s-37-35-83-56c-44-20-87-45-93-56-13-23-77-25-91-3-17 27 11 95 42 104 49 16 238 195 207 196-18 1-3 23 36 56 49 43 59 60 43 77s-47 4-127-51c-59-39-157-100-218-133-62-33-118-70-126-83s-16-16-16-8-22-2-49-24c-27-21-61-38-75-38s-21-9-15-18-5-19-25-19-40-10-46-23c-4-13-40-40-81-62-70-37-72-37-108-3-35 33-35 34-2 21 29-11 33-7 20 12-22 36-25 93-4 80 9-5 11-22 6-36s-2-26 8-26c21 0 42 68 28 93-7 11-21 13-33 7-11-8-14-5-6 8 7 12 25 22 40 22s27 9 27 19 10 14 22 6c14-8 12 1-4 21-26 31-25 34 5 22 21-7 29-5 23 6-7 11-3 18 9 18 10 0 18 8 18 19 0 9-11 13-26 7-40-16-72 9-48 38 10 13 13 28 7 37s-17 30-20 51c-6 40-5 40 36 5 34-29 37-29 16-3-20 26-20 32 0 32 19 0 16 9-7 33-23 23-37 26-46 10-28-44-106-47-143-6-51 56-4 84 69 41 46-27 55-27 70-4 17 26-6 55-47 55-9 0-6-7 7-15 16-12 18-21 7-28-21-13-97 81-97 118 0 13 13 18 27 12s27-5 26 3c-5 36 5 60 22 49 10-6 14-18 8-28-5-8 7-24 27-36 21-10 37-26 34-33-6-23 42-97 63-97 12 0 11 11-4 29-28 35-43 101-22 101 28-1 56-29 68-69 7-23 24-42 37-42s39-17 57-37c31-33 31-38 3-38-17 0-30-8-30-18 0-40 60-16 128 51 112 110 170 159 230 196 32 20 48 43 43 60-6 13 1 37 17 53 30 30 20 77-21 92-14 5-27 24-27 39 0 26 6 25 46-4 63-45 75-93 36-136-34-38-31-62 6-39s60 163 31 192c-13 13-28 46-32 69-6 45-50 79-50 40 0-10-16-20-37-20s-37 7-37 16c0 28 78 175 113 213 20 21 36 49 36 62s16 32 36 43 38 30 37 43c-1 16-4 16-12-1-12-30-39-29-71 3-15 14-44 22-65 17-19-6-37-2-37 10 0 10 13 14 28 9 16-6 28-2 28 10 0 88-187-34-289-188-48-74-82-77-82-8 0 57 66 232 102 272 30 35 18 57-24 43zm-63-172c-20-60-45-75-45-28 0 15 7 28 17 28s13 11 6 28c-6 15 0 27 16 27 21 0 23-11 6-55zm356-72c-1-17-14-48-31-67-21-26-27-28-20-8 6 17 2 39-9 50-15 15-14 28 3 49 28 33 57 22 57-24zm-213-69c-16-26-26-53-19-61 11-10 38 22 53 63 4 10 27 7 57-10 29-14 42-30 31-33-12-4-16-16-10-24s-3-17-18-17c-17 0-29 10-29 22 0 19-4 19-16 0-8-13-39-28-69-33-41-6-48-4-26 11 18 12 19 18 4 18s-9 19 16 55c51 69 70 75 26 9zm68-124c-11-10-51-22-89-25-51-4-62-1-35 9 20 9 47 12 57 8 12-4 27 5 34 23s19 23 31 16c14-8 14-18 2-31zm-309-37c12-14 10-15-5-7-13 8-23 7-23-3s-21-26-46-38c-33-15-43-30-34-54 7-22 5-27-8-13-10 9-14 49-10 87 8 64 13 68 58 58 27-6 57-20 68-30zm120-71c0-21 12-35 30-35s26 9 20 26c-6 14 4 29 26 34 52 15 45-46-11-94l-45-40-23 42c-25 46-33 125-12 112 9-4 15-25 15-45zm-231-104c15-14 28-38 28-50 0-15 21-22 59-19 108 8 117 11 61 24-31 6-52 19-47 30s16 16 23 13 15 3 15 13 14 22 31 29c17 6 27 6 19-1s0-23 17-36c28-20 28-24-6-58-20-20-33-45-29-57s-2-26-13-33c-11-6-20 4-20 22-1 24-9 19-20-16-10-27-35-53-56-59-28-7-35-2-27 20 8 20 3 25-19 17-17-7-43-2-60 11-24 20-27 19-17-7 14-38-23-36-71 4-30 24-32 24-21-6 7-21 3-33-15-33-34 0-34 18 0 62 23 32 26 32 54-9l30-42v51c0 54 16 63 51 28 17-17 23-17 23-1 0 11-8 26-17 32-10 5-15 27-11 46s-1 42-10 48c-9 5-18 28-16 51 1 41 1 41 18-2 9-24 30-55 46-72zm384 19c-14-6-31-5-37 1s5 10 25 9c21-1 26-5 12-10zm14-82c0-10 6-15 16-10 7 5 23-8 36-26 18-29 18-37-1-37-36 0-108 56-97 76 15 23 46 22 46-3zm-146-62c23 14 20-17-4-42-11-11-26-48-34-83-12-55-9-64 20-66 28-2 32 6 23 47-11 49-11 49 20 13s31-36 20-1c-12 35-12 35 27 0s41-35 35 1c-5 20-19 46-34 57-19 16-19 24-4 34 14 8 34 5 49-8s35-16 46-10c10 7 19 2 19-12s15 2 30 36 38 55 47 49c29-17-4-85-64-136-32-25-73-62-91-79s-34-28-34-21-21-11-48-38c-54-55-81-62-81-21 0 16 11 23 28 16 15-6 28-1 28 12s-9 15-19 9-42 14-70 46c-52 60-89 74-71 29 7-20-6-16-45 12-63 47-71 72-19 58 18-5 53 2 78 15 24 13 59 22 76 20 24-5 33 8 34 46 1 29 6 43 11 29 5-12 16-18 27-12zm-132-131c26-32 37-35 37-11 0 9-13 21-31 28-25 9-26 7-6-17zm223 132c0-4-13-13-29-19-17-6-24-3-18 7 11 18 47 26 47 12zm64-30c-7-11-19-15-29-9-26 16-20 27 12 27 15 0 24-9 17-18zm-701-98c-5-12-10-2-10 23s5 36 10 24 5-34 0-47zm99-71c0-11-9-14-19-8s-19 20-19 30 8 14 19 8 19-20 19-30zm-120-150c0-42-2-68-6-56-3 11-21 16-37 11-19-7-24-5-14 5 11 8 19 32 18 53 0 20 8 43 19 51 11 7 19 13 19 13 0 0 0-34 1-77zm-92-125c7-35 14-40 26-21 8 14 10 38 5 54-7 18-4 23 10 14 12-7 17-35 11-64-8-36 0-63 22-85 25-25 26-36 9-48-35-20-94 38-94 94 0 26-8 55-17 65-10 9-12 43-5 73 11 53 12 54 17 9 3-25 11-66 16-91zm331 24c5-14 3-26-4-26-8-1-27-5-44-8-21-4-27 5-22 26 11 38 56 43 70 8zm-376-59c-12-4-16-15-10-27 8-11 4-14-8-6-36 21-26 68 9 53 21-7 24-14 9-20zm375-32c6-15 2-27-7-27-11 0-18 13-18 27s3 28 7 28c3 0 12-12 18-28zm-350-97c-5-5-21 0-33 12-18 19-16 21 10 11 19-8 28-18 23-23zm250-88c0-6-8-9-18-9s-19 9-19 20c0 10 8 15 19 8s18-15 18-19zm-50-139c-16-35-36-49-53-43-36 13-34 44 3 44 17 0 27 10 21 23-6 14 4 25 23 26 30 2 31-2 6-50zm39-68c-10-37-7-46 11-34 17 10 20 8 11-6-8-13-21-18-29-13-9 6-21-7-28-28-13-39-98-84-119-63-6 6 7 27 30 46 24 17 42 46 42 61 0 16 17 34 37 40s38 20 38 29 4 18 9 18c6 0 5-23-2-50zm-72-212c0-14-11-23-24-21s-23-5-23-14-8-19-18-19c-27 0-23 70 4 81 35 14 61 2 61-27zm1428 20c-6-10-16-19-20-19-5 0-8 9-8 19s8 19 20 19c10 0 14-8 8-19zm-1726-33c12-37 83-78 138-78 27 0 36-14 36-64 0-76-3-78-52-28-21 21-50 36-66 36s-28 8-28 20c0 23 25 23 48 0 12-12 28-12 46 0 24 14 23 17-5 17-55 0-161 77-162 117 0 29 35 12 45-20zm1619 2c3-10-14-24-40-28-52-10-61 2-25 37 25 26 55 21 65-9zm-1461-35c0-4-15-8-36-8s-38 8-38 17 17 13 38 7 36-12 36-16zm-890-26c0-11-8-19-19-19s-15 8-8 19c6 10 14 18 20 18 4 0 7-8 7-18zm415-28c6-16 3-27-7-27s-18 11-18 27 3 28 7 28 13-13 18-28zm230-20c-18-18-54 10-40 32 8 13 18 13 32-1 10-11 14-25 8-31zm73-176c40-16 42-20 18-45-16-16-41-28-55-28-41 0-52-50-18-77 26-22 27-19 15 17-13 43 17 60 34 19 7-19 9-19 10 0 2 35 35 27 58-17 16-28 16-45 1-59s-21-14-21 2c0 31-50 28-68-4-22-39-52-14-86 70-35 82-39 123-13 123 11 0 19-13 19-27s8-28 19-28 18 8 18 17c0 11 11 16 23 13s16-1 5 4-22 9-28 10c-9 2-74 124-73 140 0 6 22-17 48-51 27-34 69-70 94-79zm-13 112c0-12-8-15-18-9s-19 15-19 20c0 4 8 8 19 8s18-9 18-19zm204-107c0-3-10 0-22 7-15 9-18 3-7-22 10-29 5-27-35 10-25 25-47 61-47 80 0 31 7 29 56-17 30-29 55-55 55-58zm-1165 10c-19-18-21-16-11 11 6 17 17 28 23 22s0-20-12-33zm1146-89c0-8-8-21-19-27s-16-1-13 12c3 17-14 24-51 21-52-3-53-2-9 12 50 15 92 7 92-18zm130-138c13-16 20-28 14-28s-19 12-32 28c-13 15-20 28-14 28s19-13 32-28zm-55-87c0-8-17-16-38-16s-37 9-37 18 17 17 37 14c21-1 38-9 38-16zm202-45c-17-21-11-26 29-26 39 0 48 8 40 29-7 17-3 24 7 17 10-6 13-30 8-54-8-30 1-55 31-82 23-22 37-44 30-50-17-17-204 172-190 194 6 11 23 14 39 9 21-9 22-17 6-37zm-647-27c0-10-9-14-19-8s-19 16-19 20 9 8 19 8 19-9 19-20zm946-177c112-75 185-136 185-157 0-7-14-19-31-26-18-6-27-6-21 0s-2 28-18 48c-34 39-125 48-141 11-7-14-9-13-8 6 3 56-3 73-27 74-13 0-36 9-51 19-25 15-25 20 0 36 19 13 21 18 5 19-12 0-24 8-24 19 0 31 24 21 131-49zm-1262 30c0-9-12-13-28-6-15 5-28 13-28 17s13 8 28 8 28-9 28-19zm153-147c-2-23 4-36 14-29s19-2 19-18-8-28-19-28c-17 0-21 9-26 69-1 13-25 44-53 67-71 62-64 82 10 25 39-31 59-60 55-86zm-92-1c8-30 5-32-24-14-19 11-31 27-25 34 4 8-1 20-11 26-11 6-19 20-19 32 0 29 69-38 79-78zm978 63c0-4-8-7-19-7s-18 8-18 18c0 12 8 16 18 10s19-16 19-21zm158-45c-7-10-15-18-20-18-4 0-8 8-8 18s8 19 19 19 15-8 9-19zm-183-79c-5-12-9 2-8 33 0 31 4 41 9 22 4-17 4-42-1-55zm91-28c-21-20-32 13-17 55l15 43 6-44c5-24 3-47-4-54zm-957-32c0-10-13-3-27 18-16 20-27 49-27 64 1 31 54-50 54-82zm836 18c0-16-9-24-20-18s-13 20-8 29c16 26 28 21 28-11zm-604-8c6-11 3-19-6-19s-24 8-30 19-3 18 6 18 24-8 30-18zm53-101c19-15 26-30 19-34s-32 7-51 26c-42 39-18 45 32 8zm448-11c-6-9-14-19-20-19-4 0-8 9-8 19s10 18 20 18c11 0 14-8 8-18zm-566-251c1-10-8-6-17 9s-31 29-48 31-36 10-42 17c-7 9 2 9 19 3 19-7 33-3 33 10 0 11 12 5 28-15 14-19 27-44 27-55zm186 22c20-8 17-10-8-7-19 2-38 17-42 32-6 18-3 21 7 7 8-11 28-26 43-32zm97-15c-28-28-46-12-30 29 8 23 17 27 32 12 14-14 13-26-2-41zm-431-57c0-8-8-14-18-14s-19-9-19-21 14-15 33-9c26 9 25 6-4-17-34-26-38-25-61 18-14 26-33 47-43 47s-8 15 4 36c21 33 25 33 65 4 23-16 42-37 43-44zm-250 6c-6-12-21-20-31-20-12 0-11 10 3 28 26 30 49 24 28-8zm47-2c0-21-8-37-18-37s-12 17-7 37 14 37 17 37 8-17 8-37zm722-25c0-30 164-208 186-201 10 2 19-11 19-27s-6-25-13-18c-6 6-25 1-40-12-24-19-26-17-17 9 8 22 0 39-23 52-20 10-40 36-47 57-10 30-17 33-38 16-22-18-27-15-27 15 0 21-12 69-29 108-27 65-27 68 0 46 17-13 29-34 29-45zm-300-51c3-32 0-37-12-19-10 14-26 20-38 13-12-8-16-1-9 16 6 16 2 29-9 29s-21 14-21 30c0 49 82-15 89-69zm-109 17c12-34 14-52 4-42-19 21-46 101-33 101 4 0 18-26 29-59zm-91-51c0-10-8-20-19-20s-18 8-18 20 8 17 18 17 19-8 19-17zm142-71c1-28-2-35-7-16-4 19-20 29-34 23-16-6-27-3-27 7s15 20 33 25c17 5 32 9 33 10 0 1 1-20 2-49zm421-32c6-16 8-28 5-28-5 0-18 12-31 28s-14 28-4 28 24-12 30-28zm-609-80c-5-6-20 0-34 13-18 18-15 20 11 10 18-7 29-17 23-23zm658 5c0-16-3-27-7-27s-13 13-19 27-2 28 7 28c11 0 19-11 19-28zm-70-32c14-23 33-65 40-94 11-46 9-50-13-27-26 26-87 134-87 153 0 25 35 7 60-32zm163-85-2-49-36 46c-45 60-45 74 0 61 26-6 38-25 38-58zm-672-53c16-46 15-57-4-50-12 6-25 35-26 66-1 66 3 64 30-16zm153 13c14-28 13-34-8-26-14 6-31 27-36 46-10 43 17 29 44-20zm497-66c-6-5-17 5-23 24-10 26-8 28 9 9 14-11 19-27 14-33zm-18050 3893c-7-7-12-21-12-32s8-10 22 3c12 13 17 26 12 31s-14 4-22-2zm13270-4c-19-12-19-18 3-26 15-6 25 1 25 17 0 13 0 25-1 25s-13-8-27-16zm5775-1c6-9-4-26-23-36-18-11-23-20-12-20 10-1 35 10 52 24 33 23 33 26 4 36-18 7-27 5-21-4zm-4980-10c0-4 17-38 37-72 19-35 31-68 25-75-11-10 39-67 58-67 6 0-15 51-45 111-50 97-75 132-75 103zm-3508-42c-23-30-22-30 7-8 31 25 41 40 26 40-4 0-18-14-33-32zm81-5c14-21 34-37 47-37 14 0 9 14-14 37-21 21-41 37-46 37s1-16 13-37zm3325 17c-8-11-4-29 8-41 14-14 21-13 21 6 0 16 11 8 26-17 15-28 29-37 37-23 7 11 4 21-5 21-11 0-24 16-31 37-13 41-38 49-56 17zm-14049-95c0-56-5-155-10-221-8-93-6-111 10-84 23 34 32 376 12 396-8 7-12-35-12-91zm12797 60c0-9 10-22 21-30 14-8 13-17-5-30-17-12-12-13 17-6 33 10 39 6 30-17-6-15-7-29-2-29 33 0 22 58-15 91-25 21-46 31-46 21zm-2263-16c0-10 15-23 30-29 25-10 26-17 7-39-13-16-15-28-3-28 11 0 24 11 30 23 9 19 13 19 21 0 15-31 47-30 34 1-11 31-119 96-119 72zm1336-12c0-32 11-37 28-11 5 9 2 23-9 29s-19-1-19-18zm790-96c-15-119-13-289 4-318 10-13 17 70 19 190 2 118 0 214-4 214-3 0-12-38-19-86zm-1828 22c12-16 27-28 32-28s-1 12-14 28-27 28-33 28 2-13 15-28zm296 9c0-25 33-41 45-21 7 9-2 22-17 27-15 6-28 3-28-6zm8551-2c-148-39-271-79-306-98-41-21-51-25-94-28-16-2-24-10-17-20 6-12-15-20-50-20-40 0-88-21-135-55-40-31-86-55-102-56-15 0-3-13 29-26 67-29 97-66 53-66-15 0-34 13-39 28-15 39-60 35-54-5 2-18 9-29 14-23s26-6 46-23 40-28 47-22 33-3 59-21c43-29 48-29 37-1-6 16-3 29 7 29s23-10 27-23c8-18 14-18 34 0 17 17 18 23 3 23-14 0-23 16-23 33-1 28-3 28-19 5-11-17-17-19-18-6 0 12 8 27 18 34s19 32 19 57c0 53 13 57 50 12 15-18 21-22 14-8-16 33 62 107 131 122 118 26 176 48 176 68 0 10 12 17 26 17s40 14 56 29c16 17 37 24 46 19 9-6 23-3 29 7 7 12 27 13 58 0 59-22 57-23 70 11 8 21-5 27-58 26-39-1-99-10-134-19zm-538-286c13-16 18-34 12-41-8-6-13-2-13 10s-12 22-28 22-27 9-27 19c0 27 29 22 56-10zm-8570 233c0-11 9-20 19-20s19 4 19 9-8 13-19 19-19 3-19-8zm712 6c-36-14-6-85 32-76 19 6 38 0 43-12 4-11 8-4 9 18 2 20-8 47-20 59-23 24-29 25-64 11zm39-24c6-9 4-22-5-28-9-5-16 3-16 18 0 31 6 34 21 10zm1698 18c0-11 9-20 19-20s18 4 18 9-9 13-18 19c-10 6-19 3-19-8zm6763-9c-7-18-2-24 17-17 29 11 37 44 10 44-9 0-20-13-27-27zm-6463-21c-12-15-15-26-5-26 20 0 47 35 36 46-4 3-17-7-31-20zm-13206-46c0-26 5-35 10-23s5 35 0 47-10 2-10-24zm10866 0c0-11 3-17 9-17s12 8 18 17 3 20-8 20-19-8-19-20zm204-17c0-32 48-75 84-75 30 0-5 82-43 94-34 14-41 10-41-19zm-464 1c0-11 8-20 19-20s18 4 18 8-8 14-18 20-19 2-19-8zm2356-30c13-15 27-24 32-19 13 12-13 48-36 48-11 0-10-11 4-29zm1243 25c0-6 16-47 36-92 20-44 36-68 36-53 0 27-71 169-72 145zm5227-66c-23-30-22-30 7-7 18 13 33 29 33 32 0 16-15 6-40-25zm-19349-26c-6-25 0-49 18-61 24-18 24-30 1-95-25-70-13-156 20-156 12 0 14 141 3 310-3 53-27 54-42 2zm10431 5c0-9 13-28 30-41 29-24 29-22 9 15-23 44-39 54-39 26zm129-1c0-11 9-20 19-20s19 4 19 8-9 13-19 20-19 3-19-8zm154-13c6-5 22-6 35-1 15 6 10 10-11 11-19 1-30-4-24-10zm8512-1c-12-5-18-17-12-26 5-10-3-22-19-28s-29-21-28-32c0-12 19 0 43 26 23 26 53 43 66 39 15-5 20 0 13 12-14 23-25 24-63 9zm-6245-24c-6-10-3-19 8-19s19 9 19 19-3 18-7 18-14-8-20-18zm695-21c-22-14-18-16 15-7 30 8 41 4 41-19 0-18 9-25 23-16 18 9 19 7 1-11-11-13-42-24-69-24s-48-10-48-25c0-18 12-19 56-5 31 12 85 17 121 13 73-9 85 14 22 39-24 8-54 29-67 46-29 34-55 37-95 9zm-431-19c12-13 28-18 33-13 6 6-4 17-23 24-26 9-28 7-10-11zm-607-24c0-5 8-14 18-20s19-3 19 8-8 20-19 20-18-4-18-8zm-12796-37c-1-19 3-31 9-24s7 22 2 35c-6 15-10 11-11-11zm13162 4c-12-32 3-70 26-70 10 0 12 8 6 19s-2 17 9 17c13 0 17-14 10-36-9-26-3-38 17-38 16 0 29-12 29-28s13-33 27-39c16-5 24-19 18-28-6-10-23-13-37-8s-26 2-26-9c0-9 12-17 29-17 15 0 24-9 17-19s25-54 69-97 80-92 80-106c0-17 13-26 31-23 16 2 34-6 38-19s5-5 1 18c-3 23 2 41 13 41s18 10 18 21-15 15-37 7c-21-6-36-3-36 8 0 21-78 103-124 128-25 14-26 23-8 52 16 23 20 25 13 5-5-18 12-40 46-61 58-34 74-21 21 20-30 24-30 24 2 13 19-7 41-33 51-59 10-25 22-41 28-36 13 13-13 107-30 107-45 0-166 104-177 151-6 29-18 49-26 44-9-5-14 5-13 23 3 38-72 56-85 19zm-131-59c-7-19-22-27-36-19-18 10-18 7-2-10 33-35 79-16 63 26-11 32-14 32-25 3zm1070-8c32-36 33-41 4-52-20-7-41 1-58 23-27 34-27 34-16 0 12-30 8-32-29-13-23 13-46 18-52 13-6-6-1-12 12-12s17-8 11-18-4-19 4-20c67-6 111-23 130-48 12-16 35-25 51-18 18 6 29 1 29-15s-13-22-37-15c-44 11-49-18-10-57 15-16 28-37 28-48s9-20 19-20 18-14 18-33c0-29-3-29-23-2-13 15-35 26-51 22-25-8-25-7 0 11s25 20 0 20c-61 0-75-28-32-65 23-20 48-37 55-38 39-7 38-12-4-25-58-16-126-3-92 19 19 11 19 19 1 41-32 39-122 48-163 16-33-26-33-26 1-15 37 13 123-31 123-62 0-9-35-20-78-23-48-3-81-15-86-33-7-21-3-23 17-9 46 33 100 21 106-23 4-24 14-42 23-42s17 7 16 14c-7 46 5 56 52 43 27-7 53-22 57-34s-8-16-30-11c-49 13-73-56-32-97 15-16 29-34 29-40 0-7-10-2-22 10-40 39-49 25-39-54 7-47 31-97 64-134 35-39 48-70 42-95-6-23-4-29 4-17 11 16 47 7 127-31 61-28 103-53 93-55-11-1-2-9 18-16 23-10-5-14-72-11-60 3-118 15-128 25-32 32-41 25-43-36-1-42 5-54 24-47 33 14 191-29 191-51 0-9-21-13-46-8-27 5-46 0-46-11-1-12-17 0-38 26-35 44-36 44-36 6-1-45-55-75-76-42-13 22-149 76-162 65-13-15 57-67 91-67 19 0 35-8 35-19s15-18 34-18c20 0 61-13 94-29 31-16 64-25 71-20 8 4 25-2 36-17 18-18 15-24-18-34-22-6-43-2-47 9-3 9-23 17-43 17-32 0-35-5-15-28 16-19 56-28 121-28 84 0 98 5 89 30-10 24-4 27 28 18 31-11 44-3 58 30 18 48 20 46 29-25 6-49-1-53-131-82-9-2-27-5-37-7-80-19-244 37-221 75 5 9 2 17-10 17-10 0-19-16-19-37s8-38 18-38 19-12 19-28c0-31-1-30 107-34 43-1 79-8 79-14s25-16 55-20c33-4 56 0 56 11s8 9 16-5c10-13 24-21 35-14s17-1 17-16c0-13-21-30-44-36-29-8-52-33-67-72-20-59-20-59-33-12-9 31-14 35-16 12-1-19-9-28-19-22s-19 3-19-6c0-24 49-42 139-54 84-10 101-20 71-38-12-7-27-38-36-67-9-40-7-50 10-39 16 9 16 3-1-26-14-22-35-38-47-38-32 0-45 53-16 69 15 8 29 35 33 60 4 43-1 47-86 52-59 4-85-1-77-13 7-12 3-20-10-20-15 0-14-9 3-31 15-17 26-35 26-42s14-10 29-9c21 0 30-14 28-47-1-43-8-47-66-41-64 6-109 30-90 49 5 5 37 1 71-10 35-9 67-13 72-8 4 4-18 15-51 21-32 6-63 18-68 27-6 9-30 16-55 16-26 0-46 9-46 19s-18 19-39 19c-40 0-40-1-7-38 18-20 44-36 57-36 37 0 120-89 94-102-12-5-3-5 21 0 43 12 58-17 17-36-12-6 0-8 28-4 28 3 46-1 41-9-10-15 31-24 80-18 13 2 23-5 23-17 0-10-17-18-39-18-23 0-52-15-65-33-20-26-23-27-15-3 7 23-5 30-65 32-42 3-105 15-139 30s-67 22-72 17-29 0-53 12c-41 20-41 20 3-17 25-21 57-34 70-29s23 0 23-10-14-18-32-18c-40 0-21-18 30-27 21-4 36-1 30 8-15 23 19 40 54 26 16-6 30-26 30-43 0-24 12-32 45-27 26 2 43-3 37-13-6-9-1-17 9-20 10-1 36-4 56-6 21-3 54-6 75-7 37-2 56-77 18-77-10 0-18 10-18 21 0 12-21 16-58 6-39-8-54-5-46 7 6 11 3 24-7 32-11 6-19 0-19-15 0-18-17-23-54-18-37 7-52 17-46 35 7 14 2 26-10 26-10 0-20-9-20-19 0-30-56-22-68 10-8 23-15 24-26 6-7-12-32-25-54-29s-35 1-29 11-6 16-26 15c-49-4-49-26 2-51 30-17 43-16 55 4 15 22 25 8 18-28-1-9 8-12 20-8 14 6 23 18 20 29-2 12 7 16 22 11 22-8 23-20 6-55-11-25-28-45-37-45s-12 8-5 19 9 18 6 18-33 8-67 17c-36 11-60 11-60 0 0-9 9-17 19-17 26 0 92-69 79-82-6-6 3-11 19-11 18 0 32-11 32-27 0-17-12-24-33-16-27 8-27 5 5-21 35-28 37-27 51 22 10 28 19 72 21 98 9 71 9 71 49 60 41-10 89-78 56-78-10 0-20-17-20-38s-9-37-20-37c-14 0-17 21-10 59 16 73-2 60-24-19-14-46-12-59 11-59 15 0 22-8 14-20-8-14-1-14 27 0 22 12 39 28 38 36-7 37 4 66 16 48 7-9 34-28 60-39 46-22 46-22-14-24-36 0-66-12-72-28s-23-28-36-28c-15 0-26-8-26-19s11-18 27-18 28-9 28-19c0-24-30-24-74 0-21 13-39 13-45 1-7-9 19-23 59-30 84-16 144-44 92-45-21 0-32-15-32-44 0-38-7-44-42-33-35 9-36 12-8 17 54 12 29 65-33 70-31 3-46 1-32-4 12-5 23-25 23-44 0-31-7-32-47-14-26 12-46 29-46 38s9 11 18 5 19-4 19 6-25 27-56 41-55 32-55 43-15-1-33-27c-17-27-43-44-56-40-14 5-18-3-12-21 7-16 19-30 27-30s39-9 67-23c29-11 62-23 72-25 100-17 135-33 127-56-14-34 11-33 38 1 17 23 25 23 54 1 32-23 32-24-5-37-43-13-49-47-16-80 32-32 46-27 59 20 10 35 15 37 29 13 15-21 19-17 19 20 0 25 15 66 32 91 22 33 25 47 8 52-15 5-14 18 7 46 16 24 23 58 15 86-9 36-6 44 18 34 43-16 58 18 19 40-32 17-32 19-1 31 17 7 29 19 25 25-5 6 11 11 34 11 38 0 39-3 18-65-12-34-33-102-45-148-40-144-219-585-288-707-14-27-27-59-27-71s-16-43-35-71-54-109-76-180c-23-71-53-158-67-191s-26-78-26-99c0-35-104-252-131-276-6-5-16-23-23-41s-58-67-114-112c-57-43-103-89-103-103 0-30 14-21 155 87 68 50 134 85 172 89 36 4 100 18 142 32s97 25 120 26c44 2 57-24 18-40-15-6-13-10 7-11 15-1 37-24 48-52 20-48 21-46 17 32-2 46-9 94-18 107-39 63-93 301-68 301 5 0 8 44 7 98s2 87 7 74 16-24 26-24 12 12 1 32c-19 34-8 98 18 98 9 0 8 18-3 37-15 27-14 38 1 38 12 0 16 16 7 41-8 29-6 37 8 24 11-11 21-109 23-228 5-224 33-395 69-408 12-4 22 3 22 15 0 16 8 16 31-3 28-23 28-22 5 16-15 24-29 33-33 24-38-113-63 259-33 472 9 62 17 156 19 209 3 92 29 166 29 82 0-23 13-41 28-41s28 10 28 21c0 10-9 13-20 6-14-8-18-3-12 13 4 14 18 24 30 21s21 4 21 14c0 18-26 26-60 21-7-1-15 6-15 15 0 33 101 223 118 223 9 0 11-13 5-29s-4-60 6-97c48-191 61-279 66-444 7-178 16-247 37-282 5-8-3-30-19-45-17-16-22-30-12-30 29 0 86 99 82 144-2 24 5 41 16 41s13 11 5 23-16 47-19 78c-8 66-24 89-24 31 0-22-8-36-20-29-21 13-17 125 6 140 9 6 7 33-4 60s-13 77-7 108c7 39 5 55-7 48s-19 6-19 33c0 25 5 43 12 38 9-6 15 35 15 88 0 54 17 131 34 171 19 40 34 83 35 92 1 11 13 17 26 15 13-3 18 3 12 13s2 33 18 49c16 17 25 34 19 41-26 26-176-256-176-330 0-33-5-35-25-16-18 17-21 41-11 80 29 112 34 131 44 182 6 29 18 47 26 43 16-10 85 59 146 149 83 118 199 223 157 142-9-19-28-77-40-131-13-53-31-102-40-107-8-6-16-28-16-48s-9-32-18-27c-9 7-16-13-16-42 2-67-18-101-51-88-20 8-22-13-14-104 9-95 5-117-20-137-21-15-25-27-12-35 11-7 19-4 19 8 0 10 9 20 18 20s18-15 18-34c0-106 28-264 46-258 21 7 21 30 6 142-5 37-1 80 8 99 11 21 10 32-3 32s-16 50-11 144c8 126 28 204 95 365 8 21 18 59 21 83 6 53 64 168 85 168 8 0 14 16 14 36s9 41 19 48 19 36 19 67c0 32 7 51 18 44 10-7 18-4 18 7s-7 24-17 29c-21 13-149-111-149-146 0-14-31-62-69-106s-79-110-94-146-32-55-36-42 5 41 21 64c41 59 36 83-8 43-21-18-37-45-37-58s-9-25-19-25c-26 0-25 5 37 141 36 78 69 125 93 132 21 5 56 39 79 76 56 92 92 132 109 123 7-5 9 6 6 24-9 39 81 114 153 127 65 12 79 26 28 26-21 0-42 14-46 31-9 32-10 32-12 0-1-17-15-31-32-31-25 0-26 4-5 29 19 22 7 20-38-8-43-26-80-35-111-27-101 24-221 159-183 204 17 20 28 20 64-4 24-15 44-20 44-11s-14 22-29 28c-22 8-24 20-10 46 11 19 13 40 7 47-8 8 3 8 23-1 36-13 36-12 1 27-19 23-29 46-23 53 7 7 12 3 12-7s35-43 79-72c57-37 72-41 51-15-37 47-117 119-134 119-7 0-8 11-2 27s18 23 27 18 17-2 17 7c0 10 17 22 39 28 29 7 36 20 27 44-9 25-7 29 8 12 28-27 6-95-31-103-24-4-22-13 12-57 22-28 58-60 80-70 27-14 20 0-21 38-80 75-64 93 24 27 36-27 65-43 65-34s-25 31-55 49c-62 35-66 47-31 96 18 25 49 32 129 31 60 0 115-5 125-11 10-8 18-3 18 6s-33 22-73 28c-84 13-123 59-217 255-70 148-145 222-279 279-75 31-100 51-106 89-5 25-20 105-31 177-29 164-94 418-82 315 4-40 20-129 34-198 22-109 22-125-2-135-16-6-30-8-31-6-2 3-27 37-55 77-29 38-48 75-41 81s15-3 21-20c8-16 21-30 31-30s4 18-12 40c-34 50-37 78-6 59 16-10 15-4-2 18-21 25-21 37-1 60 21 24 19 33-2 47-15 8-35 17-43 17-9 0-10 29-4 65 9 51 6 62-15 54-27-10-117 97-98 116 16 17 68-43 68-78 0-16 9-24 18-18 26 16 24 84-3 84-12 0-16 5-9 11 7 7-3 24-20 37-38 29-68 34-52 9 10-17-47-19-63-2-6 5-39 30-75 54-59 40-62 41-30 5zm211-241c10-28-61-19-92 11-16 15-7 19 32 17 29-3 55-14 60-28zm67-121c13-10 10-13-7-7-16 4-29 23-32 42-4 26 0 28 7 8 7-15 22-34 32-43zm-156-76c0-17-12-22-38-15-29 7-33 13-14 25 37 23 52 20 52-10zm68-24c-6-6-11 4-10 24 0 22 6 26 11 12s5-30-1-36zm99-9c0-13-9-12-25 2-13 11-31 14-39 6-9-7-10-3-2 10 13 24 66 11 66-18zm-46-123c10-22 33-45 51-50 18-7 33-23 33-40 0-21-12-17-46 16-26 24-47 54-47 66 0 14-12 24-28 24s-28 8-28 20c0 33 45 8 65-36zm-182 7c29-29 12-37-38-17-34 13-41 44-11 44 12 0 34-12 49-27zm162-144c-5-7 16-9 48-3 35 8 56 5 56-8 0-11-13-15-28-10-44 17-32-13 23-60 48-42 49-44 11-44-23 0-53 12-69 28s-34 27-41 27-33 18-56 39c-32 30-37 45-20 63 16 16 29 17 53 3 18-11 28-26 23-35zm-172 10c17-21 18-27 2-18-13 8-23 10-23 3 0-5 21-18 47-28 29-11 45-32 45-57 0-23 10-35 24-30 34 12 125-39 125-70 0-16 10-28 23-29 13 0 9-9-10-20-43-25-158 46-173 109-6 23-21 42-32 44-12 1-33 3-47 5-28 2-43 55-27 96 13 33 16 33 46-5zm146-192c0-9 12-18 28-18 35 0 35 12 0 26-16 5-28 2-28-8zm250 205c-6-10-14-18-20-18-4 0-7 8-7 18s8 18 19 18 14-7 8-18zm-57-30c6-17 23-25 39-19 21 9 27-5 27-59 0-37-8-81-18-96-14-21-18-13-18 33 0 36-8 57-20 51-9-7-17-3-17 7 0 35-3 47-22 80-10 20-10 33 0 33 9 0 23-13 29-30zm147-202c46-117 73-691 36-736-13-15-20-32-15-36 4-4-4-83-20-174-14-92-31-205-36-251-4-47-21-122-34-168-22-68-27-73-28-31-1 28-13 52-25 52-14 0-9 11 10 26 21 17 26 30 14 38-24 15-25 115-1 130 10 6 18 22 17 33-1 17-4 16-11-1-18-44-36-21-28 34 6 43 16 55 38 45 16-6 23-5 16 2s-3 25 8 40c17 19 17 25-2 19-13-3-28 6-33 18-5 16 2 20 22 13 34-14 41 56 7 77-15 10-10 21 12 39 22 15 26 25 11 25-20 0-20 5-1 27 15 18 16 28 3 28s-16 14-8 32c11 30 9 30-23 5-34-27-34-26-3 18 36 53 40 83 9 64-16-10-17-3-6 22 27 60 25 144-2 189-15 22-19 41-9 41s27-14 40-33c21-32 20-26-10 65-10 35-7 40 19 30 26-11 28-7 11 26-26 49-27 84-3 70 31-19 22 8-18 59-20 26-32 54-27 63 6 9-1 17-17 17-22 0-21 9 4 62 29 61 65 70 83 21zm-184-2c10-27 7-28-21-5-19 13-36 27-41 30s6 5 21 5 34-14 41-30zm261-26c-5-8 0-39 12-68s20-71 18-94c-1-26 10-41 26-41 15 0 28-13 28-30 0-21-7-24-37-8-21 11-38 23-38 26 0 22-36 193-46 220-11 25-5 30 16 22 17-6 26-19 21-27zm64-64c13-16 20-28 15-28s-20 12-32 28-20 28-15 28 20-13 32-28zm-462-66c25-15 25-17 0-17-16 0-41 7-56 17-25 17-25 18 0 18 15 0 40-7 56-18zm563-3c-5-9-18-11-27-5-24 15-22 21 9 21 16 0 23-8 18-16zm-304-26c0-4-12-7-29-7s-24 8-17 19c11 16 46 8 46-12zm353-18c0-5-8-9-19-9s-18 9-18 21c0 10 8 13 18 7s19-14 19-19zm-401-43c16-25-41-42-97-26l-50 12 47 13c66 20 89 20 100 1zm411-53c-6-6-10 5-9 25 1 21 5 25 11 10 6-12 4-29-2-35zm-196-6c0-11-8-15-19-9s-18 16-18 20 8 8 18 8 19-8 19-19zm23-177c-11-62-30-40-35 45-3 60-1 64 20 35 13-17 20-53 15-80zm237 9c0-30-52 6-63 42-9 37-8 37 27 5 20-17 36-39 36-47zm-149-58c0-8-8-14-18-14s-19 19-18 42c0 34 3 36 18 13 10-14 18-34 18-41zm-47-170c5-67-1-122-10-122s-18 8-18 19-16 4-37-16c-23-22-33-47-25-65 6-17 2-31-9-31-26 0-25 12 0 133 18 77 25 91 35 62 12-28 18-13 28 61 7 54 18 94 22 89s11-62 14-130zm-318 8c-5-20-17-33-25-28-7 5-10 26-5 46 6 20 16 33 25 27s10-25 5-45zm514-428c0-11-9-14-19-8s-19 14-19 20c0 4 9 8 19 8s19-9 19-20zm-742-55c0-10-9-18-20-18-10 0-15 9-8 18 7 11 15 19 19 19 6 0 9-8 9-19zm472-184 51-53-39-43c-22-23-39-49-39-57s-9-15-19-15-19 16-19 37c0 49-29 49-42 0-5-21-2-32 8-27 37 24 14-52-30-95-26-25-47-60-47-76s-4-26-10-21c-8 9 4 79 49 256 9 36 26 115 39 177l22 111 12-71c8-38 36-93 64-123zm266-80c-51-102-58-108-41-42 17 74 42 121 63 121 11 0 0-36-22-79zm-498 41c-34-21-55-23-55-3 0 7 19 17 42 18 32 3 35 0 13-15zm-148-36c0-11-15-19-32-19-27 1-28 3-4 19 34 23 36 23 36 0zm93-48c0-31-48-15-62 20-6 15 2 21 27 14 19-5 35-20 35-34zm-93-259c0-15-7-27-17-27s-16 16-14 36c3 41 31 32 31-9zm-55-731c0-9-8-23-19-29s-18 2-18 18 8 29 18 29 19-8 19-18zm-174-292c-7-7-11 5-11 24 1 21 6 25 13 11 5-14 4-29-2-35zm523-164c-6-5-17 5-23 24-11 26-8 28 10 10 13-12 19-28 13-34zm-509-197c-5-9-1-15 11-15 10 0 19-17 19-37 0-39-27-50-45-20-7 8 0 21 12 26 14 5 5 10-16 10-22 1-44 13-48 25-12 34 6 89 25 78 9-6 17 4 18 23 0 20 9 11 18-21 8-29 11-60 6-69zm-125-45c-16-38-41-32-44 11-1 20 5 38 15 38s18 14 20 32c1 20 6 16 11-12 4-23 3-53-2-69zm186-106c8-12 0-14-20-7-18 7-40 13-49 13-10 0-18 8-18 17 0 22 71 3 87-23zm-271-21c0-3-14-11-28-17-16-6-28-2-28 7 0 10 12 18 28 18s28-3 28-8zm462 4263c0-32 62-213 69-206 10 11-46 216-59 216-5 0-10-4-10-10zm-14410-27c0-12-10-14-22-6-15 8-18 3-9-19 6-19 12-70 12-115s8-82 17-82c28 0 36 72 13 133-16 45-15 60 2 66 28 9 32 43 5 43-10 0-18-10-18-20zm10730-23c7-19 18-29 23-23 6 5 0 21-13 33-17 18-20 16-10-10zm2078-10c-4-8 14-42 40-77 26-37 42-52 36-34-17 48 102 87 149 47 14-10 23-11 23-2s-23 32-50 52-42 26-35 14 5-22-6-22-20 8-20 18-8 19-19 19-15-7-10-16-2-22-16-27c-16-7-26-2-24 9 5 22-55 38-68 19zm342-11c0-14 8-33 18-39s18 1 18 16-8 34-18 40-18-1-18-17zm5857-36c15-16 15-31 3-46-10-12-5-10 12 4 30 26 21 67-15 67-13 0-13-7 0-25zm-7750-20c0-14 8-32 18-37s12 6 7 27c-13 42-25 49-25 10zm242-1c0-15 3-28 7-28s13 13 18 28c6 15 3 28-8 28-9 0-17-13-17-28zm1595 1c0-3 13-11 29-17 16-8 24-5 17 7-11 17-46 26-46 10zm102-9c-6-11-2-23 9-29s18 1 18 16c0 34-10 38-27 13zm696 0-47-14 51-10c28-5 52-3 52 6s13 11 31 4c28-8 29-7 5 11-30 22-28 22-92 3zm-13843-43c-7-23-3-49 7-60 11-11 18 3 18 42 0 69-11 76-25 18zm165 5c-15-23 8-112 29-112 27 0 18-52-11-69-14-7-32-58-39-112-10-80-7-99 18-108 16-6 26-19 20-27s-1-21 10-27 18-3 18 8 8 20 16 20c9 0 22-47 29-105 6-56 20-118 29-137 10-18 24-65 30-104 10-71 106-192 152-192 31 0 259-234 274-281 6-18 18-35 29-35s13-7 7-18 33-39 87-65c61-29 111-68 130-102 17-31 47-62 65-68 37-15 179-119 188-140 3-8 24-15 46-15s70-31 110-68c38-38 70-57 70-44 0 17 6 19 23 5 12-10 70-28 129-38s146-39 195-62 96-43 107-44c10-2 43-12 74-26 30-12 71-26 88-29 18-4 41-11 51-17s19-1 19 12c0 15 5 17 13 5 9-9 35-21 60-23 24-3 50-11 56-18s27-16 46-19c119-18 146-25 191-49 28-13 86-31 130-38s83-21 89-30c5-10 19-17 30-17 31 0-19 52-65 67-22 7-51 27-65 42-13 17-19 19-13 6s4-22-5-22c-20 0-160 39-306 86-49 14-125 32-167 36-43 5-109 30-147 55s-85 45-103 45-42 8-51 18c-20 20-152 55-253 69-42 6-74 22-80 40-11 30-121 96-163 96-13 0-72 42-131 92-59 51-115 93-124 93s-13 11-8 23c5 14-28 41-80 67-166 82-186 96-204 148-19 53-242 263-280 263-12 0-40 39-63 88-23 48-48 91-55 94-9 3-15 27-15 52 0 26-20 83-46 129s-46 113-46 149c0 82-31 143-67 130-30-12-36 17-7 35 9 6 18 21 18 32s-13 3-28-18c-17-23-40-42-52-42-13 1-11 7 6 19 16 9 21 17 11 18-9 0-2 16 16 37 27 29 30 55 20 147-13 106-30 136-55 95zm12694-19c0-10 12-13 28-7 15 6 28 14 28 18s-13 7-28 7-28-8-28-18zm1058-27c-15-20-16-29-3-29 34 0 24-37-11-39-28-1-27-3 4-16 28-11 41-5 54 21 9 18 32 34 50 34s38 9 45 19c8 13-6 15-38 7-31-8-55-4-63 10-10 16-20 14-38-7zm-1028-8c-6-10 2-21 17-27 15-7 28-4 28 6 0 25-34 40-45 21zm805-3c-16-10-19-17-6-17s28 7 34 17c14 23 7 23-28 0zm-867-40c-2-29 2-34 18-18 14 14 15 27 4 40-13 12-20 5-22-22zm1002 11c6-7 22-7 35-2 15 7 11 11-11 12-20 1-30-3-24-10zm599-20c-11-27-9-29 10-11 13 13 19 27 13 33s-16-5-23-22zm-14477-5c0-10 8-19 18-19s18 3 18 8-8 13-18 19-18 3-18-8zm13261-10c12-14 27-28 32-28s-1 13-14 28-27 27-32 27 1-12 14-27zm521 1c-1-20 3-30 10-24s6 22 1 36c-6 14-10 10-11-12zm249 8c-7-10 1-18 16-18s32 8 39 18c6 10-1 18-16 18-16 0-33-8-39-18zm-13920-27c0-14 8-32 19-38 9-6 18 5 18 27 0 21-9 38-18 38s-19-12-19-27zm14311 11c-9-13-11-28-3-34 15-17 34 7 25 34-7 19-11 19-22 0zm-1537-32c-6-7-7-23-1-37 11-30 80-36 80-8 0 10-14 19-29 19s-24 8-18 18c13 20-13 26-32 8zm-12867-53c0-4 9-14 18-20 11-6 19-2 19 8s-8 20-19 20-18-4-18-8zm11115-12c-23-9-42-20-42-27s8-5 19 1c11 8 31 2 45-9 27-23 52-1 31 31-7 12-28 14-53 4zm1796-43c-1-20 3-30 9-24s7 22 2 35c-6 15-10 11-11-11zm-12878-3c-6-6 0-45 15-85 15-42 26-107 26-147s9-75 18-82c29-17 18 153-17 243-16 46-36 77-42 71zm13600-75c-53-45-62-47-77-22-12 22-30 26-66 17-50-14-83-58-44-58 13 0 16 10 8 21-8 13-3 18 14 13 13-5 28-31 31-58 6-51 31-67 45-28 4 12 17 15 30 8 24-14 29-96 7-109-7-4-4-6 7-3s30-4 42-16c22-21 29 7 23 89-4 31 0 33 16 9 16-22 18-18 9 20-6 26-2 70 9 99 28 73 15 76-54 18zm5479 30c7-10 21-19 31-19s13 9 7 19-20 19-30 19-14-9-8-19zm-6185-18c0-9 9-21 19-28s13 1 7 17c-12 32-26 38-26 11zm858-42c-28-35-52-179-45-276 4-67 19-103 67-158 51-59 63-91 70-179 4-59 1-112-8-118s-10-17-4-27 2-30-9-43c-16-19-14-28 10-36 23-9 27-26 19-68-6-31-3-55 7-55s23 33 29 75c8 40 19 79 27 83 9 5 3 32-10 60-44 90-44 195 0 178 45-17 33 9-37 92-37 42-71 98-77 123s-19 57-28 69c-19 25-15 154 5 154 8 0 30-20 51-45 43-56 137-99 120-55-6 16-23 24-38 17-23-8-24-5-6 17s15 25-21 17c-24-7-37-5-29 4 7 7 1 24-15 35-17 12-24 34-16 53 20 54 57 33 47-28-1-7 11-8 25-3 23 9 23 17-4 60-17 27-31 50-32 52-7 18-83 21-98 2zm5309-34c-21-33 2-39 28-9 14 18 15 29 4 29s-26-9-32-20zm-5116-29c-6-8-12-21-12-32 0-12 9-11 22 3 12 12 18 25 12 32-5 5-14 3-22-3zm4377-16c-6-16-3-28 7-28s18 12 18 28-3 28-6 28c-5 0-13-12-19-28zm-667-39c-15-16 2-45 27-45 10 0 13 8 8 18-6 9 0 20 13 26 15 6 13 10-7 10-15 1-34-3-41-9zm-4222-42c0-20 11-40 25-46 18-7 22 1 16 26-12 51-41 65-41 20zm-12853 4c-1-24 45-131 79-180 12-20 72-87 134-150 61-63 136-143 168-178 70-79 156-158 156-143 0 6-44 57-97 114-234 246-324 355-381 453-32 58-59 96-59 84zm12752-92c-6-16-6-36-1-46 6-9-9-17-33-17-46 0-136-54-91-55 12 0 39 8 58 17 43 24 111-33 113-94 1-24 6-33 11-20 8 20 18 18 44-6 32-29 33-28 24 13l-10 43 39-46c59-71 45-18-17 62-30 40-50 79-45 89 6 8-2 11-17 5s-33 0-41 12c-9 15-6 18 10 9 18-12 18-7 2 25-25 46-30 48-46 9zm5943 2c-14-16-19-33-14-39 6-6 20 7 31 29 24 44 16 49-17 10zm-19196-9c0-16 8-41 18-56 16-24 18-24 18 0 0 15-8 40-18 56-16 25-18 25-18 0zm444-72c0-9 13-27 28-39 31-25 34-20 17 26-12 31-45 41-45 13zm13014-39c15-32 34-56 41-56s25-50 37-110c22-97 21-133-6-274-16-91-52-208-78-262s-43-102-39-107c15-15 125 161 125 203 0 24 13 84 26 133 39 136 49 229 27 242-10 8-15 40-9 74 8 52-1 72-62 136-86 91-99 95-62 21zm-13422-9c0-14 8-31 18-37 9-5 12 6 7 27-13 42-25 49-25 10zm13911-83c0-10 9-19 18-19s19 3 19 7-9 14-19 21c-9 6-18 2-18-9zm-334-53c0-22 8-41 19-41 23 0 23 20 0 56-16 22-19 20-19-15zm315-3c26-19 55-37 65-37 21 0-14 25-74 57-25 12-22 6 9-20zm-13826-22c28-94 47-132 57-122 15 15-28 139-51 155-13 7-15-5-6-33zm12319-56c-38-31-70-49-71-41-1 18-54-142-54-165 0-7 9-14 18-14s24 34 30 74c11 61 18 71 38 54s25-12 25 17c0 45 30 70 44 36 5-15 9-11 10 7 1 17 14 36 29 42 30 10 40 50 15 49-8-2-46-27-84-59zm-12188 24c-8-13-9-29-4-35 17-17 35 8 26 35-6 19-10 19-22 0zm452-3c37-23 62-23 47 0-6 11-26 19-42 19-28 0-28-3-5-19zm-404-56c0-26 4-35 9-23s5 35 0 47-9 2-9-24zm13178-1c-6-22-18-34-27-29-9 6-17-1-17-14 0-20 7-21 34-5 19 12 34 37 34 54 0 45-12 41-24-6zm-1237 2c0-14-16-20-46-14-53 10-47-14 7-28 35-10 71 34 48 57-5 5-9-1-9-15zm-130-56c-17-10-19-19-5-19 11 0 27 9 33 19 15 23 8 23-28 0zm-11889-30c0-11 22-51 47-88 26-39 46-75 46-83 0-7 25-39 56-69 37-34 53-42 45-22-6 18-19 33-27 33s-36 43-64 97c-53 101-103 165-103 132zm204-2c0-6 21-38 48-73 25-34 41-62 32-62s17-21 55-48c41-26 65-56 57-67s-4-16 8-8c10 6 29 0 42-16 13-15 29-28 39-28 28 0 17 52-13 63-15 7-25 18-19 27 17 28-155 213-204 218-25 2-45 0-45-6zm11035 5c0-4 9-13 19-20s19-2 19 9-8 19-19 19-19-4-19-8zm631-56c0-35-7-42-32-34-26 8-25 5 5-19 34-26 38-25 49 13 18 61 18 86-3 86-10 0-19-21-19-46zm976 3c6-18 16-28 23-23 6 7 0 21-13 34-19 18-21 16-10-11zm-906-91c-34-54-69-107-75-119-8-14-1-20 20-17 18 2 32 15 32 27s33 56 74 99c43 44 60 70 39 63-25-8-31-5-23 15 21 56-6 27-67-68zm783 43c0-10 9-23 19-30s13 1 7 18c-12 32-26 38-26 12zm1003 3c0-8 8-26 17-41 14-23 17-20 15 14-3 36-33 62-32 27zm-853-23c0-11 3-19 7-19s13 8 20 19 3 18-9 18-18-8-18-18zm6287 0c-43-14-44-15-7-17 23-1 47 6 53 17s9 17 5 16-26-8-51-16zm-8087-38c0-10 9-17 18-17s19 7 19 17-9 19-19 19-18-8-18-19zm1595 3c0-11 9-23 19-31 9-6 18-3 18 8s-9 24-18 30c-10 6-19 3-19-7zm1020-12c14-15 27-25 32-20 14 13-13 48-36 48-11 0-10-10 4-28zm-2332-1c6-6 23-7 36-2 15 6 10 10-11 11-20 1-30-4-25-9zm1405-6c0-20 35-47 45-36 3 4-5 17-19 31-15 12-26 15-26 5zm129-1c0-10 4-20 9-20s13 8 19 20 3 17-8 17-20-8-20-17zm602-18c0-20 6-32 15-27s14 21 14 36-6 26-14 26-15-15-15-35zm-12497-16c-12-20 75-102 128-121 30-10 29-6-9 25-25 22-59 55-76 76-18 20-38 29-43 20zm10120-21c2-20 9-32 17-27 8 4 9 21 4 36-16 37-24 33-21-9zm1794-4c0-12-15-33-32-46-30-23-29-25 9-25 23-1 42 7 42 17s5 30 11 45c6 17 2 30-9 30s-21-9-21-21zm706-7c0-14 3-28 7-28 3 0 11 13 17 28s3 28-7 28-17-13-17-28zm165-5c-1-7-6-32-10-55-11-59 4-52 26 14 13 34 14 56 2 56-9 0-17-6-18-15zm-5908-25c-30-6 87-12 259-13 173-2 419-16 548-30 128-16 342-33 474-39 134-6 264-14 292-18 28-5 51 0 51 9 0 10-10 19-25 19-69 0-849 58-929 68-118 17-597 20-670 4zm5627-2c9-9 34-14 52-10 26 5 22 9-17 18-34 7-46 5-35-8zm1756-14c6-11 20-19 30-19s14 8 7 19-19 18-30 18-13-8-7-18zm90 6c21-21 161-28 161-7 0 11-38 19-87 19-48 0-81-5-74-12zm309-6c-41-11-38-13 28-22 86-11 100-6 52 18-18 9-55 11-80 4zm-8128-13c23-5 60-5 84 0 22 4 3 8-43 8s-64-4-41-8zm4196-5c0-11 8-20 19-20s18 5 18 9-8 13-18 19-19 4-19-8zm1845-51c-17-38-21-74-13-83 8-8 16 3 18 25s10 45 20 51c14 10 24 76 10 76-4 0-19-30-35-69zm389 42c-35-27-35-27 0-28 32-1 32-4-9-50-25-27-36-44-22-36 12 8 23 5 23-6 0-40-39-37-120 8-46 26-85 42-87 37-1-5-3-16-4-23-2-8-10-26-19-39-9-15-7-33 4-45 16-15 22-10 22 19 0 58 40 74 71 26 14-22 38-40 52-40s26-13 26-28c0-32 28-37 45-9 8 10 16 42 21 70 5 27 17 58 24 68 22 28 38 103 23 103-9 0-30-12-50-27zm3061-11c4-55 42-88 58-48 6 16 6 43 1 58-17 41-62 34-59-10zm-16794 1c0-9 8-21 18-28 11-7 14 0 8 18-13 32-26 37-26 10zm7154 6c13-6 35-6 47 0s2 9-23 9-36-4-24-9zm5569-6c0-11 9-19 19-19s19 4 19 9-10 12-19 19c-10 6-19 3-19-9zm742-20c13-21 11-39-6-51-12-11-24-43-25-72-2-28 2-39 7-24 7 15 19 48 29 74 32 77 33 105 5 105-19 0-22-8-10-32zm186 10c0-16 7-25 19-19 9 7 17 20 17 29s-8 18-17 18-19-12-19-28zm2031 9c40-8 97-23 126-35 29-10 62-20 74-19 12 0-20 17-71 38s-118 34-148 33c-50-2-48-3 19-17zm-15496-7c0-4 8-14 17-21 11-6 19-2 19 9s-8 19-19 19-17-3-17-7zm6811-3c6-6 23-7 36-2 15 6 10 10-11 11-20 1-30-3-25-9zm6606-9c-6-11-8-23-3-28s14 4 20 19c12 33 2 39-17 9zm1207-36c40-44 39-44 53-8 6 16 4 24-5 18-10-5-23-2-29 8s-21 19-32 19-6-17 13-37zm409 20c-6-9 4-21 22-26 144-39 178-31 67 16-79 33-76 32-89 10zm-4314-20c0-10 4-18 9-18s13 8 19 18 3 19-8 19-20-8-20-19zm283-10c-20-22-19-27 5-27 15 0 28 12 28 28 0 33-3 33-33-1zm2212 10c-6-10-3-18 7-18s24 8 30 18 3 19-7 19-24-8-30-19zm255 7c-12-6-19-17-13-26 12-19 64-2 64 21 0 18-15 19-51 5zm1345 0c12-6 33-6 47 0s2 9-24 9-36-4-23-9zm422-26c6-10 22-18 35-18s36-12 48-28c14-16 33-27 44-25 12 2 45-6 73-18 73-30 91-24 22 7-43 19-47 26-18 27 31 2 29 6-16 30-61 33-204 53-188 25zm538 1c51-22 80-22 46 0-15 9-40 17-56 16-18-1-15-6 10-16zm-14921-19c0-10 8-19 18-19s18 9 18 19-8 19-18 19-18-9-18-19zm14633-9c50-67 106-91 86-37-7 18-4 24 9 17 10-6 14-23 9-36-8-25 77-95 94-77 6 5-9 19-30 30s-34 30-28 40c16 24-47 71-79 59-13-6-39 2-57 16-29 23-30 22-4-12zm-15213-12c12-12 27-18 33-12 6 5-5 15-23 23-27 10-29 8-10-11zm747 2c15-9 36-17 45-17s7 8-8 17-36 19-47 19-6-9 10-19zm12153-32c-13-27-16-58-7-75 11-18 18-6 26 44 15 87 9 93-19 31zm2500 2c3-61 240-153 240-93 0 11-21 23-47 25-25 1-41-5-35-15 5-9 1-16-10-16s-19 8-19 17-17 23-38 29c-21 7-32 21-25 34 7 12 6 15-3 8s-26-4-39 7-25 14-24 4zm-15476-66 27-55 36 41c51 60 45 73-28 70l-64-2zm181-27c10-18 16-41 15-51-2-10 16-21 38-25s43 4 43 15-14 19-29 19c-17 0-24 10-17 21s1 28-12 36c-41 26-56 20-38-15zm810 14c51-22 80-22 45 0-14 10-40 17-54 17-19-1-16-6 9-17zm4725 8c6-7 22-8 35-2 15 6 11 10-11 11-20 1-30-3-24-9zm292-26c0-11 3-19 8-19s12 8 19 19 3 18-8 18-19-8-19-18zm-524-13c12-5 33-5 46 0s2 10-23 10-36-5-23-10zm-102-17c6-7 22-8 35-2 15 6 11 11-10 12-20 0-31-4-25-10zm5379-19c6-6 22-6 35-1 15 5 11 10-11 10-20 1-30-3-24-9zm1201-6c0-11 12-14 28-8 14 6 27 14 27 18s-13 7-27 7-28-8-28-17zm585-14c-11-27-9-29 10-11 13 13 19 28 13 33-6 6-17-4-23-22zm-2997-5c0-11 8-20 19-20s19 4 19 9-9 13-19 19-19 3-19-8zm3408 6c-6-9-15-49-21-88s-17-79-22-88c-6-8-1-16 11-16 14 0 14-11 0-37-22-41-13-44 46-19 20 9 26 17 13 18-14 0-19 9-13 20 9 13 22 12 43-5 25-20 28-18 16 10-7 20-13 38-13 42s-16 0-36-11c-62-33-43 7 47 100 48 47 77 86 68 86s-45-29-77-66c-31-36-57-54-57-41s8 33 18 42c9 10 10 29 2 44-9 13-20 18-25 9zm-1914-40c-14-48-1-76 25-49 10 9 11 34 2 55-12 35-14 35-27-6zm5814 15c0-11 8-19 18-19s18 4 18 8-8 13-18 20c-10 6-18 3-18-9zm-16795-19c6-10 20-18 29-18s18 8 18 18-14 18-29 18-24-8-18-18zm225 7c-6-7-11-22-11-32 0-12 8-11 22 3 11 11 17 26 12 31s-15 4-23-2zm4769 0c14-5 33-6 47 0s2 9-24 9-36-4-23-9zm10669 4c0-4 28-27 61-51 43-30 52-32 33-9-25 33-94 77-94 60zm-10753-22c7-6 23-7 37-2 14 6 10 11-12 12-19 1-30-5-25-10zm4753-17c19-16 43-27 53-27s4 11-17 27c-20 14-44 27-54 27s-2-13 18-27zm-8114 3c0-4 13-14 28-19 17-6 24-3 18 7-10 18-46 26-46 12zm11568-24c-8-6 9-23 35-37 58-31 63-31 63-7 0 11-12 19-28 19s-28 8-28 19c0 20-25 25-42 6zm-8521-18c6-6 22-6 35-1 15 5 10 11-11 11-19 1-30-4-24-10zm8434-1c0-18 58-57 126-82 60-24 38 0-57 56-38 23-69 34-69 26zm-11253-17c6-7 21-7 35-1 14 5 10 9-12 11-18 1-30-4-23-10zm9207-14c-20-52-17-79 7-55 11 11 17 35 13 55-6 33-7 33-20 0zm5903-3c-13-17-14-28-4-28s24 12 29 28c7 16 9 28 4 28-3 0-16-12-29-28zm66 9c6-10 18-18 30-18 9 0 12 8 6 18s-20 19-30 19c-9 0-12-8-6-19zm-6017-26c-1-19 3-30 9-25s6 22 1 37-9 10-10-12zm683 9c0-12 9-20 20-20s18 4 18 8-8 14-18 20c-11 6-20 3-20-8zm-11594-34c25-45 133-127 133-100 0 10-34 45-77 79-60 47-72 53-56 21zm1968 13c98-21 479-74 520-72 101 5-187 52-509 82l-94 9zm2333-11c6-6 23-6 35-1 16 5 12 11-10 12-20 1-31-5-25-11zm-74-17c7-7 22-8 36-3 14 7 10 11-12 12-19 1-30-4-24-9zm2702-22c-35-3-104-19-153-36-50-15-110-24-135-19-29 5-45 0-45-16 0-24-11-24-250 2-52 5-190 12-309 14-169 4-214 0-207-20 7-14-1-19-20-11-17 6-30 3-30-8s-46-23-101-31c-180-22-134-46 80-41 174 3 200 7 181 30-17 22-14 25 16 11 67-27 121-33 121-13 0 10-11 24-23 30-46 21 416-9 482-32 49-17 101-19 171-8 56 10 122 17 143 17 24 0 43 11 43 26 0 49 72 63 286 58 158-3 216 2 222 19 8 16-17 24-87 26-53 1-147 3-208 5s-140 0-177-3zm-218-110c-14-5-30-5-36 2-6 5 5 10 25 9 21-1 26-5 11-11zm7971 106c0-11-20-23-46-30s-42-19-37-27 1-21-9-27-19-4-19 6c0 25-117 77-174 77-30 0-49-10-49-28 0-34 31-37 43-5 5 19 14 18 39-3 18-13 28-36 23-49s11-29 44-35c29-7 79-41 112-78 65-71 84-72 57-2-16 41-9 56 56 118 56 56 77 66 94 48 12-12 41-21 64-21 50 0 92-49 157-186 18-37 24-41 29-15 6 21 19 27 40 20 17-6 4 15-29 46s-60 67-60 81c0 18 5 19 22 2 12-13 38-23 55-23s34-12 34-27 12-28 27-28 42-22 61-50l36-49-5 45c-2 25-6 45-7 45-2 0-7 18-12 41-8 48 25 57 42 13 8-20 15-23 24-10 9 15 31 13 72-9 32-16 55-35 50-44s5-14 23-14c80 0 102-9 144-55 51-54 66-50 71 18 2 36 11 45 38 40 20-4 42-17 48-27 13-22 73-5 73 20 0 9-28 29-63 46s-74 42-86 56c-11 15-34 26-50 26-23 0-24-4-2-31 20-24 9-22-41 8-85 53-117 54-103 4 8-36 6-37-22-13-57 49-88 60-51 17 19-22 26-41 15-41s-31 16-45 33c-12 18-49 45-80 60-88 43-95 43-45 3l45-38-56 6c-30 2-53 13-51 24 7 33-39 41-76 14-19-14-27-34-20-47 7-11-41 9-107 46-89 50-141 67-205 67-48 0-88-9-88-18zm189-33c-13-5-29-4-35 3s5 10 25 9c22 0 26-5 10-12zm-237-89c-7-14-14-28-18-28s-7 14-7 28 8 28 17 28 14-12 8-28zm965-81c-10-11-64 38-64 56 0 10 16 2 35-16 18-18 32-36 29-40zm-15013 184c0-10-11-14-28-7-14 6-27 2-27-9s11-21 23-26c19-6 18-15-2-39-16-20-18-31-5-31 11 0 22 8 22 19 0 42 32 14 43-38 11-54 43-78 43-32 0 14 6 43 13 65 10 31 6 45-15 53-16 7-29 23-29 38 0 13-9 25-18 25s-20-8-20-18zm3158-2c-34-6-68-19-75-27s16-8 50-2 87 12 117 12c29 0 50 8 44 18-13 19-43 19-136-1zm7224 9c-8-7-13-37-13-65s-8-56-19-62c-29-19-22-97 10-97 28 0 31 7 35 86 1 26 7 55 14 66 14 24-10 89-27 72zm5820-7c6-10 29-28 50-39 29-16 36-15 30 3-5 12-27 30-49 38-27 10-39 9-31-2zm-16052-36c0-10 7-23 17-29s14 1 8 17c-13 32-25 38-25 12zm2192 5c18-5 48-5 66 0 17 4 3 8-34 8s-49-4-32-8zm278-1c69-4 182-4 251 0s12 6-125 6-194-3-126-6zm-2749-43c0-10 8-18 18-18s19 9 19 18-8 19-19 19-18-8-18-19zm520 5c0-24 72-78 105-78 13 0 18 11 13 28-6 14-26 27-43 27s-41 10-54 22c-15 16-21 16-21 1zm1390-5c0-10 4-18 9-18 4 0 13 9 19 18 6 11 3 19-8 19s-20-8-20-19zm10491-9c-6-16-2-28 8-28s17 12 17 28-3 28-6 28c-4 0-13-13-19-28zm211 10c0-11 8-19 19-19s18 4 18 8-8 13-18 20-19 3-19-9zm-5867-26c-9-25 57-96 75-80 5 6-7 21-28 34s-32 34-28 46c5 15 5 25 1 25-5 0-15-10-20-25zm1968 4c12-12 27-18 33-12 5 5-5 16-23 23-27 10-29 8-10-11zm5158-3c14-16 19-44 13-61-12-32 75-113 113-105 12 3 27-2 33-12s23-15 38-8c32 12 92-76 72-108-12-20-9-20 16 0 15 12 27 34 25 45-6 40-49 107-67 107-10 0-35 17-56 38s-45 33-54 27-19-4-22 4-36 34-71 59c-37 27-55 32-40 14zm-13413-15c14-13 28-19 33-13 7 7-4 17-21 23-27 11-29 8-12-10zm2429-7c6-16 18-23 27-17 22 14 20 21-10 33-19 6-24 1-17-16zm8930-28c-23-31-36-55-29-55 17 0 82 75 82 95 0 24-4 19-53-40zm4628 30c-6-19-1-24 16-18 30 12 38 44 11 44-9 0-22-12-27-26zm-16166-6c0-8 8-27 17-42 16-24 19-24 19 3 0 18-8 37-19 44s-17 4-17-5zm11777 6c0-5 8-14 18-20s18-3 18 7-7 20-18 20-18-3-18-7zm-7108-21c-6-6-103-12-217-12-113-1-205-7-205-14s-16-14-33-13-81-6-142-14c-104-16-107-18-65-42 41-22 29-24-108-19-84 4-153 1-153-6s-17-18-39-24c-28-8-36-3-29 16 7 16-1 27-18 27-15 0-22-10-15-21 9-14 2-15-22-3-49 26-473 13-490-14-10-17-15-17-20 0-8 22-27 23-156 10-40-4-115-8-166-10-85-3-88-5-37-20 38-10 21-12-56-5-62 5-165 12-231 17-65 5-134 13-152 18-43 14-45-7-3-37 35-26 18-66-28-66-21 0-12-11 24-34 40-24 61-28 71-13 9 11 10-3 4-32-7-35-5-49 8-42 11 7 19 25 19 40s14 33 31 39c26 10 25 14-9 27-22 8-41 26-41 38 0 17 27 22 95 17 72-4 91-13 84-31-12-32 10-34 40-4 14 13 91 25 185 28 529 16 629 17 659 2 24-13 32-10 32 12 0 41 61 34 93-9 32-44 59-50 43-9-8 22 9 28 99 29 75 1 97 6 71 16-22 9 21 12 103 5 107-7 146-3 167 18 43 43 97 56 115 30 12-18 14-13 5 10-9 33-3 35 73 26 46-5 85-3 88 6 3 7 80 18 172 24 92 7 192 20 223 28l56 17-57 2c-32 1-62-3-68-8zm3006-23c-1-18-1-38 0-47s-5-13-16-13-18 8-18 19-13 18-28 18-28-8-28-19 8-15 18-9 19 2 19-8c0-35 59-20 69 18 6 20 17 37 27 37s12 8 6 19c-18 29-46 21-49-15zm4403 9c4-12 24-26 42-30 31-5 32-4 4 24-35 35-57 39-46 6zm1470 6c6-11 20-19 30-19 9 0 14 8 7 19-6 9-19 17-30 17s-13-8-7-17zm-13419-11c0-26 34-73 44-63 4 4-3 25-18 45s-26 28-26 18zm8550-17c23-28 243-144 254-133 4 3-32 27-77 51s-85 56-88 70c-2 14-29 28-57 31-43 5-49 1-32-19zm111 9c0-10 5-19 9-19s13 9 19 19 3 19-8 19-20-9-20-19zm1670 11c0-4 12-12 29-18 16-7 24-3 17 7-11 18-46 26-46 11zm5927-7c9-8 22-21 28-28 6-8 22-2 35 14 21 24 17 29-29 29-28 0-43-7-34-15zm-16339-33c-14-36 1-64 32-62 15 1 15 3 0 9-12 5-17 26-12 46 12 43-5 48-20 7zm4861-9c-6-22-20-35-30-27-12 6-21 3-21-7s28-21 61-25c59-5 60-7 79-132 9-70 25-121 32-114 7 9 14 0 14-17s11-44 25-56c19-21 30-21 59 1 18 13 26 26 14 26s-25 14-31 32-17 44-23 58c-8 17-4 21 11 11 12-7 29-31 38-52 14-34 17-35 18-7 0 18 9 28 18 22 12-6 19 9 19 36 0 47-25 64-46 29-20-33-115 32-125 87-14 67-3 89 55 115 26 12 42 27 37 32s-27 2-47-9c-27-15-44-13-70 7-50 37-76 34-87-10zm2315 19c6-10 29-17 52-16 39 1 39 1 3 16-51 22-70 22-55 0zm1866-18c0-26 4-36 10-23s5 33 0 45-10 3-10-22zm4393 25c0-9 12-35 27-55 15-19 28-28 28-17s-13 35-28 55-27 27-27 17zm571-11c52-51-9-111-68-66-27 19-27 19 1-12 24-27 37-29 69-11 22 11 46 17 53 13s30 9 51 29c30 32 31 37 5 27-21-8-29-4-20 16 7 20-6 27-52 27s-56-5-39-23zm-12974-7c6-6 22-6 35-1 16 6 11 10-10 11-21 0-31-4-25-10zm12914-5c-6-11-2-23 8-29 10-8 19 1 19 16 0 32-11 38-27 13zm-12762-29c32-15 70-27 87-28 16 0 41-18 56-39 50-76 498-142 498-74 0 10 23 16 51 15 67-1 133 21 133 45 0 11-22 14-61 7-87-16-363-16-429 0-32 7-81 26-111 41-32 17-86 32-121 34-36 2-86 8-112 14-38 11-37 7 9-15zm3496 6c0-11 12-16 26-11s35 0 48-12c16-17 19-14 9 11-13 36-83 46-83 12zm7403-5c-1-20 3-32 10-25s6 23 1 35c-6 16-10 10-11-10zm73 0c0-20 4-32 11-25s7 23 1 35c-7 16-11 10-12-10zm3794 2c6-18 16-29 23-23s0 21-13 33c-19 19-21 17-10-10zm443 5c-6-11-2-18 8-18s20 7 20 18-3 19-7 19c-6 0-15-9-21-19zm-16169-13c-30-30-12-79 30-79 23 0 53-11 64-23 16-15 23-16 23-1 0 10-25 29-56 39-39 14-52 28-45 48 12 30 4 38-16 16zm14800 0c-16-16 66-57 95-46 14 5 5 17-25 33-58 30-54 29-70 13zm207-12c-43-31-30-108 21-127 53-19 69-7 38 32-14 15-20 33-15 38 6 4 29-21 54-56 41-60 72-84 72-54 0 22-102 173-122 180-10 5-32-2-48-13zm-5116-12c0-11 9-18 19-18s18 8 18 18-9 19-18 19-19-9-19-19zm278-9c-13-15-19-33-14-38s20 3 33 18c12 17 20 34 15 39s-20-3-34-19zm-9227-9c6-11 20-19 30-19s13 8 7 19c-6 9-20 18-30 18s-13-9-7-18zm3236 1c0-10 8-23 19-29s13 1 7 16c-12 34-26 39-26 13zm4594-12c-7-14-3-26 7-26 9 0 18 12 18 26s-4 29-8 29-11-13-17-29zm7425 11c0-9 4-19 8-19s14 8 20 19 2 18-8 18-20-9-20-18zm-15978-19c-7-10-3-34 8-53s13-40 7-46 2-27 19-46 25-39 18-47c-11-11-2-13 73-19 13-2 29-11 37-21 36-46-8 98-45 148-22 31-28 48-14 38s7 0-19 22c-52 47-68 51-84 24zm1604 0c-19-12 1-16 68-13 52 2 85 10 74 17-30 19-109 17-142-4zm2790-27c-6-25-6-54 1-65 6-11 3-20-8-20-15 0-15-10 0-37 12-24 13-37 0-37-11 0-20-9-20-20s13-16 29-10c18 7 25 3 18-8-15-22 22-73 54-73 11 0 8 9-7 18-24 15-23 20 6 30 31 12 30 15-6 53-21 23-33 46-27 53 8 7 2 25-10 40-14 16-19 48-11 75 6 25 7 47 2 47s-15-21-21-46zm1736 35c0-11 8-30 18-45 10-16 18-20 18-9s-8 31-18 46c-10 16-18 20-18 8zm6865-26c0-25 4-37 9-24s5 34 0 46-9 2-9-22zm47-88c6-69 19-135 28-145 13-11 15 17 7 84-19 150-21 165-34 177-5 6-6-46-1-116zm-9138 89c0-11 8-20 19-20s18 3 18 8-9 14-18 20c-11 6-19 2-19-8zm5763 6c-7-7-13-27-13-42 0-22 5-24 20-8 12 11 18 30 14 43-4 11-14 14-21 7zm4401-6c0-11 8-20 18-20s19 3 19 8-8 14-19 20-18 2-18-8zm-13817-29c0-16 7-29 17-29s13 13 8 29c-7 15-15 28-18 28-4 0-7-13-7-28zm278 10c0-9 8-23 17-29 11-6 19 2 19 17s-8 30-19 30-17-9-17-18zm187-9c-2-19 3-31 9-24s7 21 2 35c-6 16-10 11-11-11zm5284 11c0-12-12-22-28-22-26 0-36-40-29-114 2-24-7-29-40-21-23 7-38 5-32-1s27-14 48-17 53-21 71-39c18-17 38-27 44-22 6 8 2 18-7 25-10 8-19 42-21 77-1 57 0 60 24 29 14-20 25-42 25-52 0-8 9-10 21-3 13 8 13 19 1 31-10 11-14 32-7 47 7 20 3 25-12 16-11-8-22-5-22 6s-13 13-32 6c-29-10-29-8-6 20 14 17 20 37 14 44-7 7-12 2-12-10zm5401-4c-22-10-41-31-40-50 3-31 4-31 12 0 4 18 20 32 33 32 15 0 31 8 37 19 14 22 14 22-42-1zm2189 8c7-6 23-7 37-2 14 7 9 11-12 12-20 0-31-4-25-10zm3019 0c0-6 18-27 41-48 30-26 36-39 18-45-19-9-19-16 0-40 21-26 20-28-7-17-18 6-42-1-55-19-21-25-21-28 3-20 43 15 98-20 77-47-12-13-15-43-10-66 10-32 16-36 29-17 13 17 16 9 10-26-6-32-1-46 11-39 11 7 14 0 7-20-6-16-3-30 9-30 10 0 15 17 10 37-6 20-2 33 7 27 10-6 17-22 17-37s16-27 37-27c32 0 35-6 19-36-14-25-14-39 1-49 30-17 5-119-41-162-20-18-33-47-27-62 6-14 2-22-8-15s-19-9-19-33c0-55-46-83-133-79-46 1-70-7-70-21 0-32-90-53-117-27-15 15-5 21 38 21 68 0 83 36 18 39-112 5-186 16-206 30-35 28-144 16-169-19-12-17-28-26-35-19-6 7-11 2-11-12s12-19 32-13c115 36 114 36 103-3-6-23-19-33-36-28-13 6-26 2-26-9 0-31 76-40 87-11 7 18 23 23 48 16 22-8 32-5 26 6-7 9 8 13 35 8 29-5 44-18 39-32s3-29 17-34c15-7 27-2 27 7 0 10 8 18 18 18s19-11 19-24c0-35 291 23 315 61 9 15 24 26 31 25 10-2 15 8 13 23-1 14 8 27 20 27 27 0 52 49 38 73-4 8 2 47 16 86 23 68 25 70 39 28 9-29 6-48-9-58s-15-18-3-26c11-6 15-38 9-71s-10-84-9-112c1-29-10-56-24-61-14-7-22-21-17-35 5-12-4-33-20-46s-28-36-28-50-6-25-14-25c-22 0-104-130-91-143 7-7 12-1 12 11 0 16 14 21 37 15 24-7 36 0 36 16 0 14 25 53 55 86l54 61-5-51c-3-31 3-51 19-51s22 22 19 60c-3 33 5 93 17 135 16 49 24 60 25 33 2-23 11-47 23-53 13-9 17-53 7-135-16-152-23-169-77-190-23-9-42-31-42-49 1-29 4-28 19 4 15 33 16 32 12-10-3-24-15-43-26-41s-17-11-11-31-7-50-27-71c-19-18-33-43-29-54 10-30-87-208-146-272-29-30-53-49-53-42s-20-9-46-37-52-45-58-39c-8 7-24 3-38-8s-25-15-25-6-12 3-28-10c-15-13-46-18-73-11-37 9-44 5-35-18 7-15 4-27-6-25-29 8-117-38-117-60 0-12-17-7-41 14l-39 35 31-61c18-35 30-76 27-93s1-42 9-55c9-13 6-22-7-22-11 0-16-14-10-30s3-23-8-17c-10 6-23-1-30-18-6-15-22-29-36-29s-26-7-26-16c0-11 22-12 57-1 51 14 54 13 32-14-13-17-24-60-25-96 0-38-8-89-16-114-9-34-8-38 5-19 11 15 25 23 31 15 8-7 24-1 39 14 29 29 35 91 7 73-22-13-23-5-7 37 5 15 20 24 32 17 11-5 7 2-11 16-29 24-28 31 14 99 34 56 45 65 47 36 2-27 6-23 18 16 9 31 12 62 7 70s2 16 14 17c28 0 136 147 108 147-19 0-56-35-115-109-18-21-43-39-54-39-14 0-7 15 11 36 28 31 29 42 10 66s-19 27 6 17c20-7 35 0 41 18 8 16 24 30 38 30s26 8 26 18 17 19 38 19c22 0 33-8 27-19s1-13 17-7c15 5 31 20 35 32s5 10 3-6-10-43-18-60c-10-24-4-33 18-33 17 0 26 8 20 18-13 20 18 87 57 126 12 12 49 29 80 35 32 6 57 19 57 27 0 9 11 17 26 17 25 0 56-103 39-130-5-8 4-20 22-27 28-10 28-12 0-34-19-13-35-61-42-115-15-130-25-155-44-123-9 14-13 89-10 167 5 96 1 131-10 110-10-16-20-59-23-94-3-43-12-61-28-56-12 5-23 5-23 0 0-23 78-182 102-205 35-36 53-193 23-204-13-5-5-7 17-6 30 1 39 11 35 43-2 24 5 43 15 44 12 0 10 7-5 16-20 13-26 56-26 163 1 169 16 228 55 228 18 0 26 15 22 42-2 23 2 53 11 68 13 19 10 23-12 15-21-8-28 0-26 31 2 25 14 42 30 41 20-1 26 12 22 44l-6 47 40-47c23-26 66-75 96-111 44-54 57-60 71-37 17 27 20 25 26-24 2-12 14-21 26-18 19 5 19-4 3-33-11-21-28-33-38-27-26 17-21-14 12-61 16-23 23-50 17-60-6-9-2-32 9-50 19-30 20-30 12 4-13 46 14 93 42 76 12-7 21-31 21-54 0-22 7-52 17-65 9-16 13 4 10 52-4 52 2 79 21 87 20 8 20 14-3 38-39 38-24 68 39 80 63 13 120-25 120-79 0-26 9-33 35-25 24 8 37 1 44-25 7-28 2-33-21-25-16 7-3-12 32-41 40-35 58-64 52-86-7-28-3-31 25-16 27 14 37 11 46-20 12-39 37-47 55-17 7 9 30 13 53 9 22-5 71-12 108-15 78-9 175-72 193-126 6-21 21-34 32-31 25 8 133-128 154-192 11-39 10-42-17-19-17 14-26 32-20 42 15 25-47 42-70 21-13-14-8-26 20-41 21-11 40-31 40-43 1-32 76-117 115-131 38-14 43 15 13 92-31 81-33 167-4 167 14 0 21-10 16-24s0-30 11-37 16-4 9 8c-7 11-2 23 10 27 19 6 19 15-2 39-16 20-18 31-4 31 11 0 21 9 21 21s-13 15-27 10c-18-7-24-2-17 15 5 15-18 54-53 89-34 34-86 110-116 168-69 135-81 124-19-16 49-109 49-155 0-91-25 32-26 30-9-29 10-36 19-67 19-70s-17-5-36-5c-20 0-43 22-56 53-29 70-255 191-281 150-13-21-17-20-18 7 0 31-22 39-106 35-23-1-42 7-42 17s-7 14-16 9c-15-9-37 24-77 119-64 149-116 192-204 167-41-12-69-11-86 2-13 11-48 14-80 8-50-12-66-1-169 99-62 63-120 113-129 113-39 0-28 65 29 176 36 66 65 136 66 154s5 23 11 9c17-43 43-24 43 31 0 30 6 69 13 88 12 30 15 28 26-13 10-35 14-24 15 44 1 59 8 84 23 76 10-7 16-44 13-82-6-60-2-68 29-59 22 6 30 2 23-12-7-11 0-27 16-35 15-9 33-56 40-108l12-91-47 31c-39 25-47 26-44 5 2-15 8-32 16-38s7-23 2-36 5-34 23-48c28-24 30-22 16 19-12 40-10 43 13 24 14-12 68-26 118-29 51-4 136-29 190-56 55-26 112-42 129-37 20 9 24 3 16-25-7-24-1-47 16-61 15-13 29-17 29-9 0 26 93-109 121-175 31-74 33-95 8-95-10 0-18 11-18 24s-16 42-36 62-48 64-65 95c-15 32-38 63-51 72-14 8-15 4-5-14 9-14 18-37 20-50 3-13 15-37 29-54s22-47 17-67c-6-35-3-36 27-11 31 23 33 22 21-8-7-18-12-37-12-41s-15-8-32-8c-24 0-26-6-11-21 17-17 29-17 51 2 20 16 28 18 28 2s10-17 34-3c36 19 59 10 59-22 0-9-13-12-29-6s-24 3-17-7c6-11 24-19 39-19 17 0 22-9 15-23-11-19-8-19 10-2 19 18 17 39-10 112-18 49-48 110-66 137-17 26-38 70-45 95-7 27-32 63-56 79-27 18-45 47-45 75s-11 47-27 47c-17 0-24-12-17-28 8-19-1-28-23-28s-27 5-14 13c30 20 26 44-16 104-30 41-42 48-55 28-12-18-14-12-6 17 7 23 3 41-7 41s-24 18-30 37c-6 21-21 38-31 38s-14-13-8-29c12-31-11-23-71 27-20 16-29 19-22 6 23-38 0-26-75 41-39 36-76 66-84 66-6 0-20 27-33 61-34 101-64 162-80 162-7 0-13 16-13 37 0 40 44 50 66 16 10-15 22-11 40 13 25 35 27 35 51 1 16-21 29-26 38-12 6 11-1 36-17 54-37 40-38 88-2 102 16 5 27 2 27-8s-8-18-17-18-19-8-19-18c0-9 11-14 26-7 29 10 104-62 104-100 0-13 12-30 27-35 15-6 24-17 19-25-9-16 126-111 157-111 10 0 19-6 19-15 0-7 26-28 56-45 53-29 54-29 33 4-14 20-48 47-78 58s-45 27-33 30c15 5 14 15-4 33-36 35-50 33-35-4 8-21 5-26-11-17-12 8-18 30-11 48s2 40-9 46-19 3-19-7-8-20-16-20c-21 0-139 166-127 178 6 6 33-24 61-66 56-85 71-94 54-33-13 40-13 40 16 4 17-21 29-27 30-15 0 33-256 233-279 218-23-13-92 43-92 75 0 21-123 139-143 139-7 0 12-26 42-58 42-44 46-53 16-37-54 28-87 71-72 96 7 11 0 30-14 42-16 12-38 61-48 108-27 108-100 275-121 275-9 0-3-19 14-45 31-48 42-130 14-113-24 14-98 176-107 232l-8 47 38-46c61-78 41-19-23 68-55 72-88 98-88 69zm317-884c-18-18-21-15-10 10 7 19 17 30 23 23 6-5 0-20-13-33zm187 19c-16-19-9-33 25-59 53-40 64-109 15-90-21 8-27 5-18-10 7-12 5-22-5-22-32 0-24 40 12 68 26 19 27 24 4 25-14 1-43 23-63 50-20 26-26 43-16 36 12-7 26-4 33 7 6 10 16 19 22 19s1-12-9-24zm-393-51c0-10-9-19-19-19s-18 9-18 19 9 19 18 19 19-9 19-19zm557-623c0-6-14-22-28-38-31-30-34-26-17 20 11 28 45 41 45 18zm42-94c-5-14-14-25-19-25s-4 14 2 30c9 23 4 27-19 19-26-11-27-8-6 16 27 34 59 4 42-40zm88-423c13-16 18-28 13-28s-20 12-32 28-20 28-15 28 20-13 34-28zm774-537c0-35-5-40-24-23-17 15-18 28-4 45 26 31 28 30 28-22zm60-272c0-11-8-13-19-7s-18 15-18 19 8 8 18 8 19-8 19-20zm-18862 2830c13-16 26-28 31-28s-1 12-13 28-27 28-32 28 1-13 14-28zm789 4c7-19 17-29 22-23s0 21-12 33c-19 18-21 16-10-10zm191-17c9-23 13-52 9-61-3-11 23-28 58-39 48-15 65-15 65 0 0 11 9 8 18-6 9-16 24-22 31-14 21 21-28 47-67 36-18-5-39 0-46 12-6 11 0 20 16 20 17 0 22 12 16 37-5 21-21 37-34 37-15 0-21-11-15-28 7-14 2-28-9-28-12 0-21 13-21 27s-8 32-18 39c-13 7-14-5-3-32zm420 22c-6-10 6-19 28-19 21 0 34 9 28 19-7 11-20 19-28 19-10 0-22-8-28-19zm5055 6c0-11-6-37-12-55-10-33-10-33 11-1 11 18 17 43 11 55-6 17-9 17-10 1zm1644 0c-8-6-13-20-13-31s9-10 22 2c11 13 18 27 12 33s-15 4-21-4zm2454-4c0-19 35-46 45-36 3 3-5 17-19 30s-26 16-26 6zm1799 3c0-12 16-31 37-42 29-16 38-14 38 8 0 15-10 32-20 39s-18 0-18-13c-1-18-6-18-18 3-12 18-19 20-19 5zm1780-5c0-10 9-19 19-19s19 9 19 19-9 19-19 19-19-8-19-19zm646-3c13-13 22-38 22-57 0-42 50-63 80-35 15 16 14 21-4 21s-21 14-12 46c10 43 6 47-49 47-47 0-55-5-37-22zm2400 13c8-9 6-25-4-38-12-14-9-33 11-57 27-34 27-34 9 3-12 27-12 46 1 58 13 15 12 24-6 35-13 7-18 7-11-1zm-17068-18c0-5 9-14 20-20 9-6 17-2 17 8s-8 20-17 20-20-3-20-8zm1401-24c7-18 14-43 14-54 0-12 12-18 24-13 26 11 26 66-1 85-33 25-51 15-37-18zm2135 10c-28-15-30-22-9-37 20-13 21-20 2-27-35-14-28-41 9-31 26 6 34-5 38-59 3-42-2-62-15-55-10 6-14 17-9 27 16 27-43 36-65 10-14-19-14-29 3-38 13-10 17-6 8 7-24 39 19 22 78-33 63-57 81-39 39 40-16 31-15 43 7 60 21 15 24 30 11 52-10 18-12 42-4 53 9 16-4 18-41 10-38-10-47-8-27 5 39 25 17 39-25 16zm73-72c19-30 2-34-25-6-13 14-16 26-6 26s24-9 31-20zm1492 67c0-15 8-29 19-29s18 8 18 18-8 23-18 29-19-1-19-18zm11036 18c0-11 8-31 18-47s18-19 18-9-8 31-18 46-18 20-18 10zm-3764-35c0-20 4-31 10-25s6 22 1 36c-6 14-10 10-11-11zm2259-7c-23-29-22-30 7-7 31 25 41 39 26 39-4 0-19-14-33-32zm151 15c0-31 32-39 44-9 6 16 0 26-17 26-15 0-27-7-27-17zm-14059-8c0-4 13-13 27-18 16-6 28-3 28 7s-12 18-28 18-27-3-27-7zm594-30c0-22 11-37 30-37s25 9 18 29c-7 17-11 33-11 38s-8 7-20 7-17-17-17-37zm180 26c-6-9 10-40 35-69 41-48 44-49 44-13 0 22-8 35-18 28s-26 7-35 30c-8 23-19 34-26 24zm2169-1c-11-11-3-105 17-205 5-26 20-39 43-37 41 3 32 32-9 32-15 0-26 13-26 30 0 19 9 26 27 19 16-7 29 0 31 16 3 48 6 54 39 101 18 25 33 36 33 24s12-17 27-12c15 6 23 18 17 27-15 25-78 21-88-6-7-18-14-17-31 4-18 24-20 21-13-13 6-23 1-38-7-31-9 5-16 21-16 36 0 29-23 36-44 15zm11190-9c-23-16-22-18 6-8 26 8 32 4 25-17-6-15-3-28 6-28 10 0 19 17 19 37 0 42-15 46-56 16zm526-5c6-18 12-49 12-70 0-19 7-31 16-26 21 13 4 100-21 117-13 7-16 0-7-21zm-15383-1c0-5 9-13 20-19 9-6 17-3 17 8s-8 19-17 19-20-3-20-8zm131-18c0-15 14-36 32-45 26-16 26-20 5-21-25 0-25-2 0-19 15-9 32-18 40-18 23-1 5 66-29 97-43 39-48 40-48 6zm278 18c0-5 8-13 19-19 9-6 18-3 18 8s-9 19-18 19-19-3-19-8zm2470-21c-13-14-15-26-6-26 20 0 48 35 37 46-4 3-17-5-31-20zm3762 13c0-10 7-23 18-30 11-6 13 2 7 18-12 31-25 39-25 12zm2192 4c-36-14-27-43 15-43 21 0 36 7 36 17 0 25-22 35-51 26zm-7182-36c0-18-9-26-27-18-18 6-28 0-28-18 0-22 7-24 34-9 19 10 40 13 46 8 5-6 5 6 0 28-13 47-25 51-25 9zm372 21c0-9 8-31 18-47 9-15 18-19 18-9s-9 31-18 46c-10 16-18 19-18 10zm990-17c-19-15-32-31-27-35 6-5 26 8 46 26 43 42 32 46-19 9zm1783 10c-8-15-2-36 15-55 33-31 37-17 14 41-10 27-18 30-29 14zm3080-8c6-18 16-28 22-22 6 5 0 20-12 33-19 18-21 16-10-11zm2214-2c0-34 11-38 28-12 5 9 2 23-9 29s-19-2-19-17zm2305 13c-17-6-18-18-3-48 20-35 22-36 40-5 19 36-1 66-37 53zm2027-19c-9-27-7-29 10-10 14 12 19 28 14 33-6 6-17-4-24-23zm509 15c0-11 9-20 19-20s18 3 18 8-8 14-18 20-19 2-19-8zm-14200-31c-8-19 6-46 37-75 27-25 49-64 49-86 0-35 9-41 69-37 39 1 73 3 77 4 3 1-2 12-14 25-14 18-10 23 17 23 20 0 36-10 36-23s9-24 18-24c10 0 14 12 7 28-7 17-2 26 15 22 13-4 19-4 11 1-26 14-13 45 14 35 22-8 24-4 7 23-11 16-34 32-51 33-16 0-47 8-67 16-36 15-36 14-4-17 17-18 32-41 32-51 0-32-46-6-65 35-20 46-72 65-101 36-14-14-20-9-20 20 0 48-51 56-67 12zm48-27c0-11-8-15-17-9-12 7-20 16-20 20s8 8 20 8 17-9 17-19zm107-74c14-20 17-36 8-36-18 0-59 39-59 59 0 27 28 15 51-23zm209 112c0-10 13-19 29-19s24 9 17 19-19 18-29 18-17-7-17-18zm2771-8c5-41 29-59 29-24 0 17-7 34-16 40-10 6-15-2-13-16zm6614 17c0-5 2-14 4-19s-9-20-28-29-32-28-32-41c0-14 6-13 17 3 13 21 19 19 36-9 19-32 20-32 21 5 0 23 5 54 12 71 6 15 2 28-10 28-11 0-20-3-20-9zm-8996-26c0-10 8-23 19-30s13 1 7 18c-13 32-26 38-26 12zm6467-17c3-14 7-36 7-51s12-27 27-27 28 8 28 20-9 17-20 17-16 14-11 29c8 16 5 24-5 19-9-6-19-4-24 3-5 9-6 3-2-10zm4071-3c0-26 4-37 9-23s5 33 0 47-9 2-9-24zm4764 20c0-12 8-20 18-20s19 4 19 8-8 14-19 20-18 3-18-8zm-14337-51c0-48 1-49 26-15 27 36 23 64-9 64-9 0-17-22-17-49zm6361 30c0-10 13-18 28-18 36 0 36 12 0 25-15 6-28 3-28-7zm1559 2c0-11 11-14 27-7 16 5 28 13 28 17s-12 7-28 7-27-8-27-17zm6481-27c-6-26-20-46-28-44-8 3-28-12-44-32-24-31-29-32-29-7 0 16-14 41-31 56-28 22-30 21-20-6 7-18 5-37-4-42s-11-28-7-52c4-23-1-55-12-70-17-24-21-24-37 0-24 37-38 17-26-33 14-51 139-120 187-102 18 6 27 5 20-3s-4-31 6-50c16-30 24-32 47-14 38 32 86 38 101 14 9-14 16-14 25 1 8 11 0 26-16 31-28 11-41 83-17 107 6 6 23 2 37-9 43-36 46-6 6 46-22 27-66 56-98 65-34 8-62 29-65 47-5 26 2 31 30 22 29-9 36-3 36 34 0 26-11 57-25 68-19 15-27 10-36-27zm47-12c0-10-9-17-18-17s-19 8-19 17 9 19 19 19 18-8 18-19zm-130-148c0-10-8-18-20-18-10 0-14 8-8 18s15 19 21 19c4 0 7-9 7-19zm75-123c0-14-9-24-19-24s-19 11-19 27-9 28-19 28-15-9-9-19 3-19-6-19-25 10-31 21c-7 10-33 15-57 8-25-6-45-3-45 9 0 15 53 26 126 24 12-1 23 8 24 19 0 29 55-44 55-74zm-14489 292c34-21 11-94-29-94-23 0-24-5-5-28 22-26 44-24 48 6 1 7 8 27 15 45 18 40 1 88-30 88-18 0-17-4 1-17zm8322-2c-6-10-3-19 7-19s21 9 21 19-4 19-9 19-13-9-19-19zm1771 10c0-5 9-12 18-19 10-6 19-2 19 8s-9 20-19 20-18-3-18-9zm2701-19c6-15 14-27 18-27s7 12 7 27-8 28-18 28-13-13-7-28zm-5083-22c-10-27-8-29 10-10 13 12 18 27 13 33-5 5-17-5-23-23zm460 9c5-16-2-40-17-53-32-27-23-47 31-61 28-7 34-4 20 10-11 11-16 31-11 44s0 40-12 58c-17 27-19 28-11 2zm5951 11c7-7 23-7 36-1 15 5 11 10-11 11-19 1-31-4-25-10zm102-1c-42-12-40-47 4-101l37-45-5 79c-2 44-3 78-3 77s-15-6-33-10zm-14879-25c-8-11-6-17 3-15 8 3 34-8 58-24 37-27 38-33 12-54-16-14-24-38-16-59 7-24-3-47-31-71l-42-37 39-37c43-39 67-24 49 31-5 19 6 6 26-29l35-62 40 39c39 40 40 40 40 3 0-20 9-37 20-37s17-12 10-28c-17-46 34-23 55 26l21 45 12-45c7-31 25-45 58-48 36-2 43 4 29 21-11 12-14 29-7 35s23-3 37-21c20-25 27-26 40-7 18 27 9 92-18 126-9 11-11 25-5 32 8 6 4 23-8 36-11 15-16 30-12 36 5 5-11 17-36 29-42 19-43 17-38-42 4-45-1-60-18-54-14 5-22 42-21 94 1 46-5 93-12 105-8 12-14-12-15-53s-7-64-12-50c-5 12-15 18-24 13s-25 4-38 19c-18 22-18 34 3 59 22 26 22 29-3 22-15-7-30-35-33-64-4-30-14-63-23-72s-18-34-18-55c0-31-4-33-18-11-13 20-18 21-18 4 0-14-9-19-20-13-28 18-21 120 8 120 16 0 21 16 16 47-10 50-41 83-41 44 0-19-6-19-23-1-27 27-46 28-61 3zm268-217c0-37-5-45-20-29-12 12-17 34-10 51 17 43 30 34 30-22zm139-61c-6-11-19-15-29-9-26 17-20 27 12 27 16 0 24-8 17-18zm1234 288c0-5 8-12 19-20 10-6 18-2 18 10s-8 18-18 18-19-3-19-8zm436-9c-6-11-4-20 5-20s16-20 13-46c-7-54 29-61 69-13 51 59 58 88 13 46-47-43-77-40-61 5 12 29-22 54-39 28zm2624-20c0-21 8-36 18-36s16 16 14 36c-1 21-9 37-17 37s-15-16-15-37zm825 18c-6-11-8-24-3-28 4-5 13 4 20 19 12 33 2 39-17 9zm493 3c0-11 8-23 17-29 11-6 14 1 8 16-13 33-25 39-25 13zm140 2c-8-15 0-23 21-24 29-1 30-2 3-13s-28-21-10-65l21-51 34 61c19 33 29 55 21 47-7-7-27 5-44 26-22 27-37 33-46 19zm1051-34c23-27 53-62 67-76 31-31 133-408 121-441-5-12 4-28 20-34 22-9 27-1 20 30-5 23-13 71-18 108s-15 82-21 101c-12 36-11 36 17 0 17-19 31-60 31-88s7-52 16-52c18 0 2 79-38 189-14 39-33 68-44 66s-32 37-49 88-32 85-33 74-22 5-49 33c-60 65-95 67-40 2zm157 11c5-21 12-36 16-36s8 16 8 36-8 37-17 37-12-16-7-37zm3765 13c-21-52-17-79 7-55 11 11 17 36 13 55-6 33-7 33-20 0zm-9878-48c13-35 28-51 46-45 14 5 20 18 15 27-6 10-17 13-28 6-9-5-16 2-16 17 0 17-9 33-19 39-10 8-9-11 2-44zm2650 35c0-10 8-18 18-18s20 9 20 18-9 20-20 20-18-10-18-20zm322-6c3-16 9-34 15-41 8-6 11 1 9 17-2 17-11 34-17 40-6 8-9-1-7-16zm2664-2c-13-17-15-28-4-28 10 0 23 12 29 28 7 14 9 28 4 28s-16-14-29-28zm2243-15c-23-41-23-41 17-6 44 39 48 49 22 49-9 0-28-20-39-43zm2821 15c13-15 27-28 31-28s-1 12-13 28-27 28-33 28 2-14 15-28zm842-15c3-29 14-61 25-72 17-16 20-12 14 17-4 23-16 56-26 74-16 27-18 24-13-19zm708 19c15-44 118-153 144-154 12 0 20-14 18-32-1-17 8-32 21-32 31 0 23 63-15 101-16 17-31 23-31 11 0-10-8-19-19-19s-15 18-13 42c3 26-4 39-21 36-12-3-40 14-59 38-27 31-33 33-25 9zm-14477 0c5-3 23-17 41-31 29-22 32-21 22 5-8 17-25 30-42 30s-25-2-21-4zm732-14c-6-10-4-33 6-50 15-26 18-23 15 18-3 56-5 58-21 32zm401-22c-2-28-17-58-35-69-19-10-24-20-12-20 35-1 66 51 58 96-7 38-8 38-11-7zm2491-24c1-36 5-65 11-65 16 0 5-160-11-188-8-14 3-10 26 9 36 33 40 33 52 4 10-27 14-26 34 11 18 36 16 49-7 78-22 26-24 38-7 44 13 4 23 21 23 37 0 39 28 11 29-29 5-130 65-273 65-154 0 31 5 68 11 85 8 21 3 26-19 17-16-6-30-2-30 9s8 20 18 25c11 4 9 23-4 51-19 36-38 46-82 45-34-1-59 3-58 9 4 20-25 76-40 76-7 0-12-29-11-64zm66-111c0-15-8-28-19-28-9 0-12 12-7 28 6 14 15 27 19 27s7-13 7-27zm1354 168c0-4 9-14 19-20 9-6 18-3 18 8s-9 19-18 19-19-3-19-7zm74-10c0-10 8-19 19-19s18 3 18 7-8 15-18 21-19 2-19-9zm704-1c-16-11-18-18-5-18s27 8 33 18c15 23 9 23-28 0zm2183-9c6-15 1-28-10-28s-21-8-21-19 13-18 27-18c18 0 24-12 18-32-10-31-8-31 9-1 19 29-1 125-26 125-4 0-4-11 3-27zm6387 17c0-10 12-36 26-55 16-20 28-28 28-18s-12 35-28 55c-14 20-26 27-26 18zm-13915-31c-12-35 41-202 60-190 9 5 0 45-19 88-23 52-28 82-15 90 13 7 13 16 1 23-11 7-22 1-27-11zm3835-10c3-17 7-39 7-50 1-10 9-9 21 3 20 19 5 80-20 80-8 0-12-15-8-33zm-3446-22c-6-23-1-32 15-25 14 5 20 20 15 36-14 34-19 32-30-11zm1859 28c0-7 13-25 28-40s28-21 28-10-12 28-28 40-28 18-28 10zm984-10c0-10 8-19 18-19s18 9 18 19-8 19-18 19-18-9-18-19zm524 7c6-6 22-6 35-1 16 6 10 10-11 11-19 1-30-3-24-10zm3037-26c0-20 7-37 17-37s12 18 6 37-13 38-16 38-7-17-7-38zm6595 22c-5-7 7-15 27-16 43-4 47 5 8 19-14 7-30 4-35-3zm-13929-28c14-36 37-39 56-7 7 12 6 17-2 9s-27-4-40 8c-21 16-23 14-14-10zm1744-3c-6-15-4-25 4-20 10 6 23-16 31-49 13-52 16-54 22-19 4 23-4 58-19 80-23 33-28 34-38 8zm2195 20c0-4 13-21 30-37 15-16 20-29 8-29-10 0-18-14-18-33 0-27 6-25 34 13 22 28 42 38 58 29 16-10 20-8 9 8-7 12-25 18-39 12s-26-2-26 7-13 20-28 26-28 8-28 4zm3898-29c0-26 4-36 9-23s6 33 0 46-9 3-9-23zm53 30c0-4 13-13 29-19s24-3 17 7c-11 18-46 26-46 12zm5226-14c12-12 26-18 33-12 5 5-5 15-23 23-27 10-29 8-10-11zm-12652-26c7-17 0-27-22-27-41 0-19-24 26-29 26-1 32 9 26 42-5 24-16 42-25 42-8 0-10-12-5-28zm269 2c-1-19 3-31 9-24s6 22 1 36-9 10-10-12zm1401 13c-11-20-4-94 12-109 6-7 11 18 9 55-2 68-6 79-21 54zm1481-5c-6-11-3-19 7-19s21 9 21 19-4 18-8 18-14-8-20-18zm3023 0c6-11 19-19 30-19s13 9 7 19-20 18-30 18-14-8-7-18zm65 0c0-6 10-23 24-33 18-15 24-12 24 12 0 19-11 33-24 33s-24-6-24-12zm389 0c0-11 8-19 19-19s18 9 18 19-8 18-18 18-19-8-19-18zm2720-10c6-15 23-27 37-27 35 0 32 31-4 44-42 17-45 15-33-17zm6164 11c0-10 9-23 19-29s13 1 7 18c-12 32-26 38-26 11zm-14953-49c4-25 17-45 25-45 26 0 19 69-8 79-18 9-23-2-17-34zm1214 40c7-9 4-28-7-42-16-19-16-31-1-47 15-14 37-12 82 11 43 20 51 30 26 30-20 0-53 15-75 33s-32 25-25 15zm665-18c-1-20 3-31 10-24s7 22 2 34c-7 16-11 12-12-10zm2466-2c0-16 3-28 7-28s11 13 18 28c6 15 2 28-8 28s-17-13-17-28zm1933-98c0-107 7-144 36-176l36-42-28 47c-18 30-26 80-23 139 5 51 0 109-8 130-9 24-14-12-13-98zm4330 105c60-31 65-65 13-99-49-32-61-71-16-54 17 8 23 3 17-14-5-14 10-37 32-51 40-25 41-25 16 7-26 31-25 33 17 19 42-13 43-12 13 18-38 38-41 60-3 29 23-20 28-19 28 5 0 23 10 25 65 8 62-20 64-22 38-63-33-47-29-51 69-78 62-16 71-15 60 10-8 24-6 25 16 8 23-19 25-17 18 14-9 30-18 35-44 21-47-25-50-24-61 19-5 20-2 36 6 36s15 17 13 35c-2 23-13 31-36 26-19-5-33-1-33 10 0 9-24 14-54 11-33-4-63 5-79 25-16 21-17 26-2 16s20-4 13 16c-7 16-26 28-46 28s-49 4-67 10c-22 7-19 3 7-12zm2713 13c0-3 14-12 29-18 17-6 24-3 18 7-12 19-47 27-47 11zm-14236-39c20-14 40-23 46-17 11 12-36 45-64 44-9 0-2-12 18-27zm550 2c-1-20 4-30 9-24s7 22 2 36c-6 14-10 10-11-12zm140-2c6-16 19-27 27-27 27 0 20 32-9 44-19 6-24 1-18-17zm12639-3c14-23 29-36 33-32s-5 23-23 41c-33 30-34 30-10-9zm-13486-6c0-10 24-18 51-17 46 1 47 3 15 17-51 23-66 23-66 0zm2469-8c0-19 4-30 10-23s6 21 1 35c-6 14-10 10-11-12zm1174 6c-8-15-5-17 11-8 13 9 30 5 39-10 13-21 17-20 17 6 0 37-46 45-67 12zm3003 2c4-15 0-43-8-60-10-18-12-32-2-31 7 1 26 1 41 0 22-2 23-5 4-17-13-9-25-33-27-56-4-48-23-51-49-7-17 29-19 28-20-10 0-50-14-52-61-8-36 30-37 30-23-12 8-29 3-53-19-78-32-35-31-36 18-36 28 0 46 7 40 15s0 27 10 41c13 19 16-22 11-135-5-92-1-157 8-151 9 5 12 18 7 26s-1 22 9 28c11 7 16 28 9 48-7 19-3 35 9 35 20 0 27-44 20-151-3-47 5-70 27-78 21-9 29-5 23 11-27 72-33 107-19 107 10 0 15 27 11 60s-1 50 5 37c25-55 41-17 16 42-15 35-27 81-27 102 0 22-13 38-33 39-17 1-4 10 32 20 44 12 57 23 39 33-31 20-6 62 29 49 33-13 33 3-2 38-22 21-23 34-5 62 12 20 15 42 8 50-8 7-23 2-32-13-16-24-20-24-37 0-18 25-19 25-12 0zm518-17c26-41 44-36 27 7-6 16-20 29-31 29s-11-13 4-36zm71 0c0-22 8-38 17-38s19 11 19 27c0 14-8 31-19 38-9 6-17-6-17-27zm5656 18c0-12 8-19 18-19s19 3 19 8-8 13-19 20c-10 6-18 2-18-9zm3023-19c12-21 24-37 29-37s0 16-10 37c-12 20-24 37-29 37s-1-17 10-37zm-10869-19c0-20 3-37 7-37s12 17 17 37 3 37-6 37-18-16-18-37zm2859 30c4-4 26-16 49-28 34-18 39-17 30 8-6 14-28 27-49 27s-34-3-30-7zm2001-9c0-11 11-22 23-22 14 0 7-12-13-27-35-27-35-28 5-28 47 0 54 41 13 75-19 16-28 17-28 2zm1674 5c6-6 22-7 35-2 16 6 12 11-10 12-20 1-31-3-25-10zm1386-16c26-32 38-36 38-12 0 10-15 22-31 28-25 10-26 8-7-16zm1213-17c0-22 12-50 24-63 21-21 25-20 25 9 0 28 3 29 18 5 15-22 18-20 18 10 0 46-19 73-56 75-17 1-28-13-29-36zm104 17c0-15 8-28 18-28s13 12 7 28c-5 14-14 27-18 27s-7-13-7-27zm314 4c41-48 108-158 128-211l22-54-6 51c-5 28 0 47 8 41 13-9 13 11-1 83-1 4-13-4-28-15-21-18-25-13-21 26 5 40 1 44-24 24-24-20-27-19-15 9 7 20 3 32-12 32-13 0-12 8 6 19 21 14 16 18-24 18s-47-5-33-23zm1969-3c-1-20 3-30 9-24 7 6 7 22 2 35-6 15-10 11-11-11zm-14948-9c-18-11-19-19-4-29 10-6 19-28 19-46 0-20 9-41 18-47 10-6 11 12 0 50-11 42-10 63 6 74 13 8 15 14 4 14s-30-7-43-16zm2440-33c-5-28-3-67 6-88 10-28 14-13 15 50 0 98-7 112-21 38zm332 24c7-16 19-30 27-30 25 0 21 11-11 37-24 20-26 19-16-7zm3736 19c0-30 61-160 76-160 10 0 4 20-13 46-17 25-25 53-19 62 6 10-2 28-17 40-15 13-27 18-27 12zm222-11c0-10 8-19 19-19s18 3 18 8-8 14-18 20-19 2-19-9zm3202-6c5-7 21-13 35-13s27-9 27-18c0-10-12-13-28-8-41 16-33-7 12-31 29-15 36-15 27 0-8 11-1 25 14 31 59 23 45 54-26 54-38 0-65-6-61-15zm-11252-3c0-4 9-13 19-20 10-6 18-2 18 9s-8 19-18 19-19-4-19-8zm426-7c0-8 13-16 28-16s23 8 17 16c-5 8-17 15-27 15-9 0-18-7-18-15zm2906-15c-18-44-14-51 16-26 23 20 27 18 27-6 0-18 10-31 20-31 32 0 20 54-18 74-25 14-37 12-45-11zm10805-2c24-29 40-31 22-2-9 15-3 18 19 9 17-6 27-4 21 6s-27 15-47 14c-26-2-30-8-15-27zm387 22c0-9 12-34 28-54 14-20 27-28 26-19 0 11-13 35-27 54-16 20-27 28-27 19zm-13949-35c0-16 8-28 20-28s17 7 17 16-8 23-17 29c-12 7-20-1-20-17zm3118 0c-1-19 3-30 9-24s7 22 2 36c-6 15-10 11-11-12zm1159 3c7-19 17-29 23-23 6 5 0 21-13 33-18 18-20 16-10-10zm4894 5c-7-10-2-19 10-19s18 9 18 19-3 19-7 19-13-9-21-19zm48 0c0-10 3-19 7-19s14 9 20 19 2 19-8 19-19-9-19-19zm6435 6c0-35 34-47 70-24 30 19 29 20-3 10-21-6-43-1-51 12-11 17-16 18-16 2zm-14336-20c0-8 13-36 31-61 30-45 30-45-6-13-46 39-58 40-93 4-15-15-20-27-8-27 10 0 20-8 20-19s-13-18-29-18c-22 0-21-8 9-41 39-41 71-36 46 6-20 33-24 90-7 100 8 5 18-8 23-28 5-21 1-37-8-37s-13-9-6-19c7-12 23-11 49 2 33 18 38 17 28-7-8-23 19-50 51-50 5 0-16 75-57 190-11 32-43 46-43 18zm223-18c-11-19-19-23-19-9 0 12-9 22-20 22-12 0-13-11-2-32 22-42 18-127-7-116-9 4-16 22-11 36 3 20-5 17-23-8-25-33-24-38 3-49 17-6 46-4 64 5 25 14 33 10 34-16 3-30 4-30 11 0 5 19 17 27 29 21 13-9 15 5 6 41-7 29-22 58-31 64s-12 25-6 42c15 41-3 40-28-1zm73-16c1-47 4-49 21-19 15 23 14 39 0 54-15 15-21 6-21-35zm4780 23c-20-51-16-123 7-123 11 0 15 12 10 27s-4 29 4 32 9 27 3 53c-10 40-13 41-24 11zm5792-11c0-21 8-38 17-38 11 0 14 14 8 30-9 21-6 27 9 18 11-7 22-4 22 6s-13 20-28 20-28-17-28-36zm818 27c1-41 29-90 41-72 6 12 0 35-16 55-14 20-26 27-25 17zm510-7c-7-11-4-20 7-20s17-8 11-16c-4-7 12-15 36-17 25-3 50 5 58 17 8 15 2 18-21 8-21-8-41-2-55 19-16 21-27 25-36 9zm-14173-23c-6-10 4-18 23-19 106-6 123-5 129 11 8 24-139 30-152 8zm516 10c7-6 22-7 35-2 16 6 11 10-10 11-20 1-32-4-25-9zm263-9c-18-30-2-35 25-7 13 15 16 26 5 26s-24-8-30-19zm5809-41c4-38-2-51-26-51-26-1-27-4-6-16 16-12 35-9 50 7 28 29 35 73 9 56-11-5-22 5-26 23s-5 9-1-19zm1206 49c11-4 16-26 11-48-7-27-4-34 10-26 36 21 26-57-10-93-28-28-28-31-2-21 20 7 37-4 54-34 12-24 31-45 39-45 23 0 19 15-16 55-21 25-30 62-27 104 6 66-22 120-59 118-16-1-16-4 0-10zm1991 2c0-10 8-31 18-46s18-19 18-10-8 32-18 48c-10 14-18 18-18 8zm3618-17c-1-19 3-30 9-23s7 21 1 35c-5 14-9 10-10-12zm-8996-18c0-20 4-30 10-25s7 23 2 36c-6 15-11 11-12-11zm3300 8c0-11 9-19 19-19s19 3 19 9-9 12-19 18c-10 8-19 3-19-8zm1468-8c-1-20 3-30 9-25s6 23 1 36c-5 15-10 11-10-11zm3435-1c0-15 6-23 16-18 8 6 15 18 15 27s-7 19-15 19c-10 0-16-13-16-28zm1960 9c0-9 8-22 18-28 11-7 14 0 8 18-13 32-26 37-26 10zm-14402-19c-6-10-2-18 8-18s20 8 20 18-4 18-8 18c-5 0-14-8-20-18zm270 6c-2-33 31-47 47-22 8 13 6 17-7 9-11-6-24-2-29 12-6 16-10 16-11 1zm110-4c0-10 8-23 19-30s18-3 18 8-8 23-18 30-19 3-19-8zm1096-10c-1-20 4-30 10-24s6 22 1 35c-6 15-10 11-11-11zm3197 8c-6-11 3-13 21-6 22 8 28 5 19-9-7-13-24-22-36-22s-23-17-23-37 7-38 15-38 12-7 4-18c-6-10-2-18 11-18s18 15 12 36c-5 21-2 38 9 38 9 0 13 8 7 17s-2 23 8 29c21 13 7 46-18 46-10 0-21-7-29-18zm268 6c20-9 17-16-12-32-34-18-36-23-9-47 26-25 28-24 18 3-8 22 0 35 27 43 30 10 33 16 13 28-14 10-35 16-44 16-10-1-7-6 7-11zm2099-14c-1-20 3-30 10-24s7 22 2 35c-7 15-11 11-12-11zm1872-39c0-44 6-62 20-54 11 7 15 29 11 47-5 20-2 36 8 36s16 8 16 18-12 18-27 18c-21 0-28-19-28-65zm2263 27c14-24 32-35 50-27 24 9 25 6 5-18-25-31-64-38-46-9 6 10 3 18-8 18s-21-13-21-29-7-24-15-18c-9 5-17-12-17-38 0-29 10-43 22-38 13 4 43-7 68-27 38-29 40-34 11-34-18 0-28-10-22-20 17-26 40-23 73 10 27 27 29 27 29 0 0-15 8-28 20-28s17 10 17 21 15 33 33 47c29 25 28 25-8 7-46-22-68-2-51 45 9 19 19 23 33 11 15-10 33-11 49-1 24 16 24 18 0 18-22 1-23 4-4 16s8 22-36 41c-34 13-84 39-111 58-68 46-97 44-71-5zm125-122-22-46-15 40c-12 34-19 37-43 18-15-13-33-17-42-10-7 9-4 19 8 23s36 19 56 33c51 38 86 3 58-58zm4733 132c0-17 4-27 9-27s11 12 17 27c5 17 2 28-7 28s-19-11-19-28zm113 2c-1-20 5-30 10-24 7 6 7 22 2 35-6 15-11 11-12-11zm-12377-30c7-26 15-34 19-21 6 15 0 33-10 45-14 13-17 6-9-24zm3016 11c0-15 7-22 16-17s11 17 5 27c-15 24-21 22-21-10zm4660 2c7-17 17-28 23-22s0 20-13 33c-18 19-20 16-10-11zm2400-12c11-21 24-37 29-37 6 0 1 16-10 37-11 20-24 37-29 37s0-17 10-37zm631 20c0-11 8-20 19-20s18 4 18 8-8 13-18 19c-11 7-19 3-19-7zm-14421-20c-6-11 9-19 37-19s44 8 38 19c-6 10-23 19-38 19-13 0-31-9-37-19zm1541-7c20-16 39-23 45-19 10 10-38 44-64 44-9 1-1-12 19-25zm538 9c-6-9-3-36 7-61 16-41 17-40 18 18 2 60-6 73-25 43zm5441-11c0-21-6-27-11-15s-17 24-28 24c-37 0-2-47 38-49 43-2 47 8 21 49-15 23-18 22-20-9zm447 18c0-10 8-31 19-46 9-16 17-20 17-10s-8 31-17 47c-11 16-19 20-19 9zm5564-18c0-16 3-28 7-28s12 12 19 28c5 15 2 28-8 28s-18-13-18-28zm198 15c-7-7-13-22-13-32 0-11 9-10 22 3s18 27 13 32-16 3-22-3zm303-21c0-26 3-28 17-4 16 24 19 23 19-6 0-18 9-28 20-21 13 9 13 20-2 39-30 35-54 32-54-8zm-13594-15c12-15 32-24 42-20 12 4 43-8 70-27s54-28 61-21 21 0 30-14c10-16 18-18 18-6 0 27-76 122-88 111-5-6 2-25 15-44 24-29 23-30-5-8-19 14-62 32-98 40-56 14-64 12-45-11zm2703 21c-16-16 4-84 24-84 18 0 20 15 1 62-7 18-19 28-25 22zm1587-7c-11-7-6-24 15-44 32-31 33-31 33 3 0 41-21 60-48 41zm9211-12c13-16 25-28 29-28s2 12-4 28-19 28-30 28-9-12 5-28zm-13827-9c6-10 23-19 39-19 14 0 25-7 25-17 0-27 62-41 76-18 7 12 26 17 41 12s38-2 53 8c20 15 18 16-7 8-18-5-32-3-32 5s-25 11-54 6c-29-4-59 1-66 14-6 10-29 19-50 19-20 0-31-8-25-18zm1084 11c0-4 14-12 29-19 17-6 24-3 18 8-11 17-47 26-47 11zm2029-21c-6-16-7-33-2-38s13 8 19 28c12 45-1 52-17 10zm420 10c0-11 4-19 9-19s12 9 18 19 3 18-7 18-20-8-20-18zm9533 0c0-11 8-19 20-19s17 9 17 19-8 18-17 18-20-8-20-18zm2783 0c0-11 8-19 17-19s20 9 20 19-8 18-20 18-17-8-17-18zm100-9c-30-23-31-28-6-28 18 0 36 12 42 27 13 35 10 35-36 1zm-12787 0c0-5 8-13 18-19s19-2 19 8-8 20-19 20-18-3-18-9zm3605-20c7-16 4-24-5-18s-22-2-27-18-1-33 11-39c13-8 15-4 5 11s-8 20 6 12c13-8 22-26 22-42s7-23 18-17c9 6 13 23 7 38-5 16-1 28 10 28 15 0 14 10-2 36-28 45-60 50-45 9zm7121 3c4-36 87-60 87-27 0 9-16 15-36 15s-40 11-45 23c-6 14-10 8-6-11zm-13185-26c-27-42 7-77 57-59 33 11 33 12-6 22-28 8-37 20-29 41 15 39 2 37-22-4zm2674 16c-7-9-5-21 5-28 8-5 15 3 15 18 0 31-6 34-20 10zm129-7c7-19 18-28 24-23 5 5 0 21-13 34-18 17-20 15-11-11zm1074 5c-25-40-42-129-26-129 10 0 18 13 18 30 0 25 5 26 27 8 14-12 22-34 15-49-13-36 14-33 42 5s-3 100-44 84c-19-7-22 0-13 31 12 41 2 54-19 20zm6693 8c6-6 22-7 35-1 15 6 10 10-11 11-20 0-31-4-24-10zm3046-13c8-19 18-28 24-23s0 21-13 34c-18 17-20 15-11-11zm1393 11c-4-8 13-16 39-17 34-3 40 2 21 13-32 20-49 21-60 4zm368-5c-6-10 1-14 18-7 32 12 38 25 11 25-9 0-23-8-29-18zm-14017-39c6-25 15-33 20-20s-1 33-12 44c-14 14-16 7-8-24zm2346 18c3-11-14-23-37-27-32-7-40-1-30 15 10 19 7 19-12 0-13-12-20-28-12-35 21-22 124-14 147 11 19 20 19 22 0 12-15-9-23-1-23 15s-8 29-19 29-16-8-14-20zm322-4c6-17 17-29 22-22 7 6 0 20-12 33-19 19-21 16-10-11zm6026 6c-6-10-3-18 8-18s20 8 20 18-4 18-8 18-14-7-20-18zm557 2c-20-7-38-19-38-29-1-36-74-139-97-139-12 0-22-9-22-19s8-19 17-19c22 0 17-41-6-58-22-15-86 2-86 24 0 10-9 12-20 5-11-6-40 7-65 30l-45 43v-51c0-29 8-46 19-39s12-1 5-21c-9-24-4-29 19-20 16 6 35 3 41-6 6-10 19-15 28-7 10 5 18-1 18-15 1-18 5-17 19 3 12 21 22 23 32 7 7-12 19-22 28-23 16-1 14-14-6-71-18-45-39-58-32-19 3 13-16 24-41 26-26 2-32 0-15-5 19-5 34-19 34-29s-14-13-31-8c-15 6-32 12-36 12-5 0-8 13-8 27s-14 28-31 28-48 15-68 32c-34 30-36 30-26 2 7-17 6-35-1-39s-3-4 10-1 23-3 23-13-9-18-21-18c-37 0-71-62-49-87 14-18 10-24-16-24-27-1-29-4-9-17 28-17 80 15 64 41-4 7 5 18 21 25 16 6 29 21 29 36 0 38 52 10 67-36 10-33 14-35 23-10 9 23 22 26 53 15 41-16 61-73 24-73-21 0-46-45-62-113-9-39-5-49 21-47 22 2 32-11 32-42 0-52 36-73 53-29 6 16 4 25-7 17-11-6-19-2-19 10s14 26 33 33c22 9 32 34 33 79 1 35 11 64 22 64 13 0 32 11 45 24 17 18 17 23 1 23-13 0-22 22-22 48 0 37 7 46 29 37 19-7 26-2 22 12-4 13-20 23-34 24-15 0-24 12-21 24 2 13-5 41-17 61-12 24-12 35-2 27 12-6 24-1 29 13s9 10 11-10c1-17 5-33 9-33s21-4 37-10c19-7 29-1 29 16 0 16 13 33 28 39s28 23 28 38c0 17 9 29 19 29 32 0 20 38-15 39-23 1-21 5 11 18 37 15 39 22 21 57-18 34-17 45 12 66 18 13 26 25 16 26-80 10-116 10-147 0zm55-39c-6-10-14-18-19-18s-9 8-9 18 10 19 20 19 15-8 8-19zm-146-347c-1-28-18-68-38-87-36-36-36-36-20 0 7 19 15 48 18 64 3 27 25 74 36 74 3 0 5-24 4-51zm-2-98c-6-10-16-18-20-18s-8 8-8 18 9 19 20 19 14-9 8-19zm28-57c0-11-8-14-19-8s-18 15-18 20 8 8 18 8 19-8 19-20zm2782 543c0-11 16-39 37-62 31-38 35-39 24-7-15 43-61 95-61 69zm1967-12c-1-19 4-31 10-23 6 6 7 21 2 35-7 14-11 10-12-12zm-15387-10c8-10 20-19 29-19 11 0 18 9 18 19s-12 18-29 18c-16 0-24-9-18-18zm11491 1c0-11 8-20 19-20s18 4 18 9-8 12-18 18-19 3-19-7zm-11275-19c-15-9-4-21 34-38 33-12 63-20 67-15 17 18-78 68-101 53zm3411 0c0-10 8-19 18-19s19 3 19 8-8 12-19 20c-10 6-18 2-18-9zm8041 0c-6-9-3-22 8-29 11-6 19 2 19 18 0 32-11 37-27 11zm1872-12c17-17 35-25 43-18 6 6 0 20-16 29-43 28-60 21-27-11zm-13814-19c9-23 206-55 223-36 23 22-17 37-123 48-79 7-106 4-100-12zm7443 22c0-20 36-28 47-10 6 9-2 18-18 18s-29-4-29-8zm6102-10c16-10 37-19 47-19s5 8-9 19-37 17-47 17-6-8 9-17zm93 1c0-11 8-20 18-20s19 4 19 8-8 14-19 20-18 2-18-8zm-8019-29c-11-29-50-31-69-3-7 8-11-13-10-47 1-33 11-69 21-76 11-8 7-24-13-38-39-30-14-76 34-60 38 11 51 85 17 106-12 9-4 28 21 52 24 21 36 50 31 66-13 35-18 35-32 0zm-4-50c-5-8-18-15-27-15-10 0-18 7-18 15s12 15 27 15 23-7 18-15zm-26-145c0-11-9-18-20-18s-14 8-8 18 14 18 20 18c4 0 8-8 8-18zm1514 195c-6-16 0-28 13-28s24 12 24 28-6 28-13 28-18-13-24-28zm8037 9c0-10 9-19 19-19s19 9 19 19-9 19-19 19-19-9-19-19zm-11032-37c0-26 4-36 10-23 4 12 4 33 0 46s-10 3-10-23zm354 26c6-7 22-7 36-1s10 10-11 10c-20 1-31-3-25-9zm2342-7c-6-9-3-21 5-27 10-5 16 2 16 18 0 31-5 34-21 9zm1640-10c0-16 9-28 19-28 9 0 13 12 7 28s-14 28-18 28-8-12-8-28zm3302 20c0-4 8-14 19-20s19-2 19 8-9 20-19 20-19-4-19-8zm-11520-43c-22-26-19-28 24-16 28 6 55 4 62-7 18-29 132-23 157 10 14 15 19 33 13 40-7 6-13 2-13-10s-12-22-27-22-28 6-28 14c-1 30-164 22-188-9zm670 4c25-15 55-26 65-26s-2 12-28 26-54 27-65 27 3-11 28-27zm9706 17c6-5 21-6 35-1 14 6 10 10-11 11-20 0-31-4-24-10zm5558-16c27-33 38-36 38-12 0 9-14 23-31 29-25 9-27 7-7-17zm-15124-9c-34-14-33-16 14-29 56-15 79-4 61 27-15 23-24 23-75 2zm4438 5c-13-23-7-48 16-88 18-32 20-29 16 24-5 61-20 90-32 64zm4584-33c0-56 10-60 25-9 5 19 2 41-7 46-10 7-18-10-18-37zm3585 34c6-6 23-6 35-1 16 6 12 11-10 12-20 1-31-5-25-11zm385-10c0-17 8-36 19-43 22-14 22 10 0 46-16 25-19 24-19-3zm-12890-29c0-25 4-26 16-7 13 19 18 18 26-6 7-15 29-29 51-29 21 0 33-8 27-18-7-12-43-14-86-7-69 11-128 14-207 9-17-1-32-12-32-23 0-15 41-19 130-13 71 6 131 4 131-5s16-25 37-36c27-15 35-15 32 2-3 11 6 26 21 31 16 6 21 1 10-14-10-18-2-21 38-11 33 8 58 5 66-9 9-16 40-18 101-8 88 12 98 30 22 40-237 28-247 31-231 74 5 12-64 45-120 56-21 4-32-5-32-26zm325 16c-7-12-3-20 9-20s14-9 8-19-2-19 8-19c24 0 25 19 3 53-10 18-19 19-28 5zm231-10c-50-24-66-25-116-2-19 8-39 9-46 3s2-11 20-11c16 0 31-9 31-19 0-11 24-16 57-9 31 6 53 4 48-5s14-14 41-14c28 0 52 10 52 23 0 11-6 17-15 13-8-5-16 3-19 18-6 22-15 23-53 3zm1033-12c-9-34-16-36-52-17-32 18-38 17-32-3 5-14 26-33 49-44 62-28 48-53-24-41-50 9-61 5-53-16 7-21-9-27-80-27-108 0-156-23-122-58 16-18 28-18 44-1 12 11 44 16 72 10 27-5 69 0 91 12 36 20 42 17 51-17 12-44 30-47 60-12 22 27 94 18 116-14 16-24 65 25 65 66 0 18-13 28-31 25-41-9-160 92-132 109 25 15 28 66 4 66-9 0-21-17-26-38zm-23-148c-6-11-14-17-19-17-4 0-9 8-9 17s10 20 20 20c11 0 15-8 8-20zm98 6c-19-5-44-4-56 1s2 10 33 9c30 0 41-4 23-10zm5950 163c-6-9 3-30 18-46 38-37 48-37 33-1-5 15-17 28-28 28-9 0-12 7-6 18s8 18 3 18-14-7-20-17zm4036-19c0-25 4-37 9-23s5 32 0 45-9 3-9-22zm683 22c15-5 61-42 102-80s77-67 81-63c14 14-153 157-182 156-25-1-25-3-1-13zm290-12c-6-18 10-37 46-55 67-34 109-23 95 28-6 25-18 33-44 24-20-6-47-2-61 10-18 15-27 14-36-7zm119-39c0-17-10-24-19-18s-15 20-8 29c15 26 27 21 27-11zm55 47c0-9 4-18 8-18s13 7 20 18c6 10 3 18-9 18s-19-8-19-18zm-13468-32c-23-27-20-29 20-19 25 7 56 3 70-8 26-22 117-6 117 22 0 10-15 19-32 21-19 1-60 4-92 8-38 5-66-4-83-24zm848 7c6-17 17-28 23-22s0 20-13 33c-18 18-20 16-10-11zm2753 11c0-11 12-24 28-30s27-8 27-4-12 16-27 30c-17 12-28 14-28 4zm1850-7c12-13 27-18 33-13 5 6-4 17-23 23-27 10-29 8-10-10zm1284-4c0-16-6-30-14-29-33 6-60-4-60-19 0-11 12-14 28-8 19 8 28-2 28-31 0-39-1-40-51-9l-51 30 44-38c24-21 51-39 58-39 18 0 44 148 30 163-6 6-12-3-12-20zm1340-5c-13-14-17-26-6-26 20 0 48 36 36 46-4 3-18-5-30-20zm1435 2c-5-15-2-28 7-28 11 0 19 13 19 28s-3 28-7 28-13-13-19-28zm1863 10c0-10-16-14-34-8-26 9-27 7-6-8 30-21 81-7 66 17-14 22-26 21-26-1zm611 1c0-12 8-20 18-20s19 3 19 8-8 13-19 19c-10 7-18 3-18-7zm-11035-19c0-11 8-20 18-20s18 3 18 9-7 13-18 19-18 2-18-8zm445-3c0-9 12-17 27-17s28-10 28-22c0-17 5-17 23-1 16 18 29 15 56-9 30-27 37-28 52-4 23 36 22 78-2 64-9-6-17-26-17-42-1-27-3-28-18-5-9 14-14 31-11 37s-26 11-66 12c-39 2-72-4-72-13zm5380 2c-1-39 30-85 48-69 8 9 6 20-6 28-11 7-25 25-30 41-9 24-11 24-12 0zm3091-2c12-14 27-19 33-14 5 7-4 17-23 24-26 10-28 8-10-10zm369 8c-25-26-10-38 35-30 24 5 46 17 46 26 0 19-62 22-81 4zm-10009-36c0-24 12-28 58-19 32 6 70 12 85 12 62 0 1 31-68 34-58 2-75-4-75-27zm1447 12c0-19 65-69 108-80 21-5 38-5 38 2-5 36 5 46 21 21 17-25 21-25 36 0 21 32 26 69 8 50-8-6-26-2-43 10-16 13-23 16-15 7 17-21-55-72-78-57-12 6-19 22-19 35s-13 24-28 24-28-5-28-12zm92-1c0-9 9-18 19-18s19 8 19 18-9 19-19 19-19-9-19-19zm1995 0c6-10 1-18-12-18s-18-6-11-12c5-6 25-3 41 7 29 16 29 18 1 29-18 8-26 5-19-6zm212 1c0-9 10-23 19-29 10-6 13 1 7 18-12 32-26 38-26 11zm-1980-14c9-4 15-20 15-32 0-24 88-58 105-42 17 18-20 69-50 69-19 0-45 3-58 6s-19 3-12-1zm765-5c7-11 1-19-12-20-13 0-1-20 27-45s51-49 51-52c0-15-120-10-151 7-20 10-50 10-80-1-26-10-48-11-48-1 0 8-18 10-41 5-38-11-36-13 19-27 33-9 60-24 60-34 0-12 14-11 40 3 25 13 74 16 134 8 52-7 136-14 187-13 50 0 96-7 103-16s42-13 81-6c48 8 63 17 49 31-11 11-19 34-19 52 0 30-6 30-51 6-62-33-141-39-98-6 21 14 15 16-28 7-54-12-54-12-17 19 19 16 25 23 10 16-17-8-38 3-60 31-18 24-34 35-34 21 0-12-13-23-28-23s-28-9-28-21c0-14-8-14-27 2-15 12-22 34-16 49 5 14 0 26-11 26-13 0-18-8-12-18zm136-81c-4-51-52-46-51 4 0 26 2 27 18 3 15-25 18-24 18 4 1 18 5 32 10 32s7-19 5-43zm690 81c0-22 53-39 64-20 6 8-7 20-28 25-19 5-36 3-36-5zm1855-39c0-32 8-52 16-46 14 9 7 103-8 103-4 0-8-25-8-57zm1122 39c-6-11-3-19 8-19s20 8 20 19-4 18-8 18-14-8-20-18zm659-43c0-39 6-66 13-62 9 5 16-6 16-27 0-19-6-35-13-35-24 0-12-110 14-132 14-12 25-28 25-37 0-30-50 4-75 49-28 52-61 61-51 13 5-18 19-30 32-27s19-5 15-19c-5-13-18-22-29-19-22 4-18-97 4-120 6-5 4-20-4-31s-26-55-40-99c-14-46-33-73-45-66-13 6-11 1 2-13 18-19 27-18 51 6 15 15 30 39 30 53 2 14 9 4 18-22l14-46 2 49c1 28 13 53 25 57 18 6 18 19-1 60-21 45-20 57 5 82 18 17 28 20 28 7 0-11-8-28-20-34-13-8-4-28 28-54 26-23 44-44 41-49-19-21-28-109-11-109 10 0 18 13 18 29s9 23 19 17 13-22 6-33c-8-16-5-17 10-2 16 14 14 33-8 78-23 44-25 67-8 95 23 45 40 52 25 10-6-15-1-28 12-28s19-14 13-38c-12-42 1-91 23-91 8 0 14 10 14 23 1 13 7 60 15 103 11 64 9 78-12 74-16-3-25 10-23 41 2 27 0 33-5 14-21-72-43-26-41 83 2 128-15 182-85 265l-47 56zm18-397c0-9-13-27-27-39-23-19-28-19-28 3 0 15 5 33 12 39 18 19 43 16 43-3zm4792 357c7-15 12-32 12-35 0-5 12-3 27 3 24 8 24 14 2 36-35 35-54 32-41-4zm1580-2c-10-26-8-28 11-10 12 12 18 28 12 33-6 6-16-4-23-23zm-10601 6c0-4 13-12 28-18 18-7 25-3 19 7-11 18-47 27-47 11zm-1104-31c-6-9 11-17 37-17 57 0 61 11 10 23-21 7-42 4-47-6zm1421-6c-14-16-17-38-9-52s-9-8-38 12c-46 29-52 30-41 4 8-22 1-30-25-30-21 0-37-10-37-21 0-13 13-16 33-7 17 8 51 13 76 12 57-4 87 16 56 35-13 9-19 21-12 27 21 22 53-11 42-44-7-25 4-31 60-31 38-2 105-8 149-15 71-11 80-8 75 20-10 58-90 112-90 61 0-11-16-11-46 0-61 23-88 23-74 0 6-10-1-14-18-7-15 6-22 19-16 31 7 12 5 15-3 8-9-8-25-5-38 5-15 13-29 10-44-8zm8030-16c0-55 8-65 24-26 5 14 2 37-8 51-12 19-16 13-16-25zm1973 5c0-46 29-50 31-5 1 27 4 26 16-5 8-21 29-49 46-63 28-23 29-21 10 28-31 83-103 114-103 45zm-6888-32c0-40 4-45 18-23 10 14 19 23 20 17 11-62 16-79 25-87 6-6 10 14 10 43 0 35-13 63-36 77-34 22-37 19-37-27zm-5237 15c-31-11-31-15-5-37 25-21 32-20 41 6 15 39 6 47-36 31zm136 4c-75-13-81-36-9-34 48 1 73-7 86-33 17-30 22-31 50-7 21 20 63 27 129 25 59-3 94 3 90 15s-58 18-129 15c-72-3-124 4-124 14 0 19-12 19-93 5zm1330-8c12-13 28-19 34-13 5 7-5 17-24 23-26 11-28 8-10-10zm3885-17c0-26 4-35 9-23 5 14 5 35 0 47s-9 2-9-24zm7790 18c4-14 19-28 32-32s21 2 17 16c-5 14-20 28-33 32s-21-2-16-16zm-12564-14c-50-4-70-14-70-36 0-24 5-25 22-8 27 27 89 30 89 4s24-23 65 6c33 24 33 25-1 32-20 5-68 5-105 2zm2063 2c15-6 38-18 51-29 18-14 21-11 13 12-7 17-30 30-52 29-27-1-31-4-12-12zm11017-1c1-25 74-106 74-84 0 14-16 41-37 62s-37 31-37 22zm-11155-25c5-7-3-17-15-21-13-5-17-16-7-25 10-10 19-6 25 6 6 17 20 15 57-9 27-18 42-22 35-11-7 13-4 25 6 28s-10 16-45 27c-36 11-62 14-56 5zm5901 10c-6-6-2-36 9-67 15-44 14-60-5-72-22-14-22-17 2-16 33 1 109 33 82 34-11 2-21 24-23 50-6 72-33 102-65 71zm1532-44c2-31 9-56 17-56 20 0 17 88-3 101-11 6-17-13-14-45zm1579 36c-19-32-2-36 24-7 14 14 17 25 6 25s-23-8-30-18zm946-12c6-18 1-37-13-46-19-11-19-19 0-38 19-18 23-17 23 7 0 16 12 35 29 41 26 10 26 14 1 39-36 37-56 36-40-3zm-9605-1c-4-8 18-15 48-17 36-1 47 4 30 14-30 20-65 21-78 3zm5074-9c-12-12-20-40-19-60 2-38 2-38 11-1 4 20 18 47 28 60 24 30 9 31-20 1zm1049 10c13-5 34-5 47 0s2 9-24 9-35-4-23-9zm283-6c0-10 9-19 19-19s18 9 18 19-8 19-18 19-19-9-19-19zm-3625-18c-6-9-4-22 5-27s16 2 16 18c0 31-5 34-21 9zm336 5c-6-7-12-30-11-50 1-36 3-36 19 5 18 45 14 67-8 45zm5681-4c0-10 9-24 19-30s19-3 19 7-9 24-19 31-19 3-19-8zm952 5c6-6 22-6 35-1 16 6 10 10-11 11-19 1-30-3-24-10zm108-14c-1-20 3-31 9-25s7 23 1 35c-5 15-9 11-10-10zm676-3c-6-19-3-24 12-16 11 8 32-2 45-20 19-25 25-27 25-8-1 59-62 93-82 44zm166 10c-6-10-3-18 9-18 10 0 18 8 18 18s-3 19-7 19c-5 0-14-8-20-19zm91-15c39-45 48-49 48-22 0 9-18 28-42 39-42 22-42 22-6-17zm-11636-6c0-9 16-16 36-16s37-8 37-20 13-7 28 8c41 40 36 46-37 46-35 0-64-8-64-18zm2049 3c6-11 20-19 29-19s17 8 17 19-13 18-28 18c-17 0-24-8-18-18zm154-18c-14-46-6-73 14-52 6 6 8 30 4 54l-6 44zm1302-36c-7-18-9-39-4-44 18-17 32 10 25 45-6 32-7 32-21-1zm2751 10c0-11 9-24 19-30 10-7 18-4 18 7s-8 24-18 30-19 3-19-7zm-6120-21c0-11 8-18 18-18s19 9 19 18-9 19-19 19-18-9-18-19zm1957 1c-16-26-2-45 25-35 11 4 12 17 4 32-11 17-19 18-29 3zm1093-31c-7-29-15-64-19-77s0-23 8-23c17 0 44 132 30 145-4 5-13-16-19-45zm-2985 16c10-7 24-22 32-32 7-10 14-5 14 14s-13 32-31 32c-17 0-24-6-15-14zm83-5c0-11 9-15 18-9 10 6 19-5 19-26 0-28 12-38 42-37 40 1 40 2 4 17s-35 17 7 29c33 10 37 17 18 29-35 22-108 20-108-3zm3175-18c0-26 4-36 9-23s5 33 0 46-9 2-9-23zm1054 22c0-14 11-36 25-49 19-20 28-18 47 13 13 21 15 31 3 24-11-6-20-1-21 12-1 19-3 19-12-1-8-21-12-21-26 0-12 20-15 21-16 1zm5008-15c-1-22 12-50 27-62 36-30 36-6 0 55-25 44-27 44-27 7zm3086 7c-7-12-7-17 1-9s27 4 41-8c19-16 24-14 13 10-13 36-37 39-55 7zm-9041-14c0-11 5-18 9-18s13 8 19 18 4 19-7 19-21-9-21-19zm6114 3c-5-9 3-15 18-15s27 6 27 15-9 16-18 16-22-7-27-16zm1899 8c0-4 13-11 29-18 17-6 24-3 18 8-11 17-47 25-47 10zm309-5c-19-19-14-83 6-72 10 7 12 25 6 42-9 21-5 26 13 15 17-10 20-8 11 6-15 25-19 26-36 9zm-11363-24c-18-13-20-19-4-19 12 0 23-12 23-28s8-28 19-28 18 8 18 17 4 31 11 46c13 34-23 40-67 12zm2840 2c-17-11-19-21-4-29 11-7 21-3 21 8s7 16 18 10 18-4 18 8c0 23-19 24-53 3zm4227-10c0-20 5-31 11-24s7 21 2 35c-6 15-12 10-13-11zm2540-1c13-16 29-28 33-28s-1 12-14 28-27 27-32 27 1-12 13-27zm1411 1c0-33 10-38 27-13 5 10 2 23-9 29s-18-1-18-16zm1316 18c0-4 9-13 19-19 9-7 18-4 18 8s-9 19-18 19-19-4-19-8zm-12251-26c-4-5-8-23-8-39 0-18 5-21 13-8 17 24 134-4 134-34 0-12 11-11 28 3 20 17 28 17 28 3 0-12 21-20 47-20 29 0 46-11 46-28 0-33 17-35 85-10 35 14 57 13 75-2 21-17 24-16 15 9-15 36-111 41-126 7-7-17-9-17-10-1-1 11 6 27 17 33 40 25 18 66-36 66-30 0-58 6-62 13s-5 5-3-5c2-12-23-20-59-20-34 1-62 7-62 14 0 14-109 32-122 19zm4443-3c0-9 13-18 28-18 17 0 24 8 18 18s-20 19-29 19-17-9-17-19zm2616-8c-1-20 3-30 10-24s7 22 2 35c-7 16-11 11-12-11zm3257 13c-6-10 4-68 25-128 40-119 47-221 18-239-10-6-18-1-18 13 0 16-6 17-21 2-27-29-4-62 34-48 24 9 28 4 15-33-7-24-18-70-24-100-8-48-6-52 17-28 14 15 41 70 61 120 46 124 61 143 104 120 54-28 83-23 55 10-13 16-34 28-48 28s-55 26-91 58c-47 41-62 68-55 93 6 19 2 35-11 35-14 0-17 15-10 48 7 28 5 42-5 36-11-5-21-1-25 11-5 16-13 17-21 2zm228 3c0-5 17-28 38-49 41-45 50-23 11 27-24 32-49 43-49 22zm-10081-31c5-18 1-33-11-33s-12-9 3-28c13-14 38-28 57-28s40-9 47-21c9-15 4-18-17-10s-31 3-31-18c0-18 10-25 29-17 16 6 37 11 46 11s16 6 15 14c-6 39 4 61 24 49 13-8 16-5 8 9-7 11-22 16-32 10s-30-1-45 12-33 17-40 10-24 7-39 30c-13 24-20 28-14 10zm2440-12c0-23-8-36-18-29-11 6-15 19-9 28s2 18-11 18-18-16-10-42c5-23 11-70 11-103s7-59 16-59c17 0 46 204 31 218-5 5-10-8-10-31zm98 24c6-6 23-6 35-1 15 5 11 9-10 10-20 1-31-3-25-9zm1229-6c-6-10-3-22 6-28 10-6 23 2 28 17 11 30-16 39-34 11zm4842-13c-18-45-13-82 9-82 12 0 16 13 11 26-5 15-1 34 9 45 12 12 13 23 0 30-9 6-23-2-29-19zm2136 9c37-37 26-63-11-29-46 42-77 40-77-4s63-61 119-32c34 18 39 28 22 50-11 14-34 29-48 33-23 4-24 1-5-18zm199 1c-8-11-9-23-3-29 4-4 13 5 18 20 14 33 2 39-15 9zm899 12c0-20 56-73 67-62 5 4-9 24-29 42s-38 27-38 20zm-7641-28c0-12 9-20 19-20s18 4 18 8-8 14-18 20-19 3-19-8zm1377 6c8-6 23-7 37-1s10 10-12 11c-20 0-31-4-25-10zm3950-36c45-51 54-51 41 3-5 20-26 38-45 39-32 3-32 0 4-42zm-9611 10c0-10 8-19 19-19s17 9 17 19-8 19-17 19-19-8-19-19zm5286-9c-13-16-16-27-5-27s24 11 31 27c5 15 7 28 4 28s-18-13-30-28zm650 5c38-36 95-49 104-22 4 11-3 21-17 22s-44 8-69 16c-43 12-45 11-18-16zm1013 11c-20-20-15-47 6-35 11 6 19 2 19-10 0-14 5-19 10-13 6 7 4 25-5 41s-23 24-30 17zm1314-7c-7-10-3-19 8-19s20 9 20 19-5 19-9 19-13-8-19-19zm1821-21c-8-27 2-63 24-98 20-31 37-46 37-32s8 18 18 12c12-7 13 4 3 31-10 24-27 41-39 39-12-3-16 3-10 13s4 32-5 49c-15 26-19 24-28-14zm553 21c6-10 19-19 30-19s13 9 7 19-21 19-30 19c-10 0-14-8-7-19zm-8060-21c0-10 13-15 28-9 15 5 33 2 39-8s20-13 30-5c12 7 10 16-6 27-36 22-91 20-91-5zm984 4c0-12 8-19 18-19s19 3 19 7-8 14-19 20c-10 6-18 3-18-8zm2194-4c-33-32-30-53 6-53 16 0 56-16 88-35 74-44 141-65 141-43 0 9-21 27-45 38-31 14-42 30-36 49 6 15 2 29-9 29s-21-8-21-20-14-18-32-18c-26 0-27 5-7 16 18 14 19 20 2 30-13 8-29 4-38-9-10-18-15-16-20 8-6 25-12 27-29 8zm896 6c-6-10 1-22 17-28 16-8 23-23 15-44-9-26-7-28 12-11 18 17 17 29-4 61-16 22-34 32-40 22zm-6029-21c-7-9-4-20 7-20s20 9 20 20-4 17-8 17-13-8-19-17zm1809-8c-1-20 3-31 9-24s8 21 3 35c-7 14-11 10-12-11zm7330 8c41-113 40-107 7-66-27 34-30 34-30 5-1-18 2-33 6-33s23-5 41-12c28-10 30-4 18 42-7 30-22 63-33 72-13 14-16 11-9-8zm767-11c10-25 5-29-28-18-43 13-46 3-21-55 12-29 17-30 18-6 1 37 45 56 71 30 11-11 15-34 8-50-9-26-6-26 26 3 21 18 47 32 60 32 16 0 16 8 0 36-14 19-31 32-39 26s-10-16-5-25 2-21-9-28c-10-6-20-3-21 9-1 10-3 30-4 42s-18 26-36 29c-23 5-29-2-20-25zm-8358 11c-10-31-8-136 3-142 7-4 26 6 42 23 26 25 26 33 4 50-14 12-31 35-36 49s-11 24-13 20zm46-20c-6-11-3-18 8-18 9 0 23 9 30 18s3 20-8 20-23-8-30-20zm67-7c-1-20 4-30 9-24s7 22 2 35c-6 15-10 11-11-11zm323 9c-5-9-2-23 9-29 10-7 18 1 18 18 0 32-11 37-27 11zm7298 10c0-5 8-14 19-20s18-3 18 7-8 21-18 21-19-4-19-8zm445-12c0-11 4-18 9-18s13 9 19 18 2 20-8 20-20-8-20-20zm-10057-21c29-35 12-53-48-53-62 0-40-18 33-28 54-7 58-3 53 42-3 26-19 53-33 57-23 8-24 4-5-18zm756 3c-6-10 1-18 18-18 32 0 36 11 11 27-9 5-23 2-29-9zm9857 3c0-11 9-24 19-31s19-3 19 8-9 24-19 30-19 3-19-7zm1132 2c0-10 18-34 40-53 39-35 39-35 19 6-24 45-59 73-59 47zm-9932-23c-6-11-3-19 8-19s20 8 20 19-4 18-9 18-12-8-19-18zm3255 10c0-4 9-13 18-20 10-6 20-3 20 9s-10 19-20 19-18-4-18-8zm1665-29c23-21 49-37 62-37 11 0 0 16-26 37-26 20-53 37-61 37s3-17 25-37zm1613 19c32-36 29-84-6-120-34-35-59-23-82 38-9 25-27 44-38 44s-7-24 14-60c26-43 49-61 85-61 28-1 60-12 73-26 20-21 17-23-13-12-35 12-35 12-1-25 38-42 66-49 66-19 0 12-9 16-19 9s-19-3-19 8 9 19 18 19c10 0 13 13 7 27s-15 27-22 26c-46-6-65 4-43 25 33 32 27 100-10 128-27 21-30 21-10-1zm1754 7c6-6 22-7 35-1 15 5 10 9-11 10-20 1-30-3-24-9zm322-1c-22-23-13-42 15-31 16 5 28 18 28 26 0 20-26 23-43 5zm-10352-26c6-9 21-18 33-14 39 5 87-25 87-56 0-23 5-25 16-7 15 24 77 12 77-14 0-10 16-12 37-6 22 6 37 1 37-12s8-16 18-10c26 15-21 62-51 51-17-8-19 2-5 39 12 31 12 49 0 49-9 0-17-17-17-38 0-38-27-49-46-19-6 9 0 21 13 27 13 5-1 5-31-1-37-9-50-5-40 9s-11 22-64 22c-47 0-72-7-64-20zm3597 0c-7-11-8-25-2-31s12 0 12 12c0 20 6 20 28 0 15-12 33-17 39-12 17 17-10 51-39 51-15 0-31-10-38-20zm1494 3c0-8 10-25 24-36 17-15 23-10 23 17 0 19-10 36-23 36s-24-7-24-17zm223-2c0-10 3-19 7-19s14 9 20 19 3 19-9 19-18-8-18-19zm-3412-27c-1-19 3-30 9-24s8 22 2 37c-6 14-10 10-11-13zm3504 8c0-10 3-18 8-18s14 8 20 18 2 19-8 19-20-8-20-19zm5193 5c0-14-13-22-31-19-16 3-33-4-37-16-10-29 73-47 92-20 13 18 18 17 25 0 6-13 19-23 30-23 16 0 15 6-1 22s-15 28 1 50c21 26 20 26-10 3s-36-23-51 0c-13 19-18 20-18 3zm-8940-30c0-16-11-39-27-54-21-23-18-32 28-66 38-28 57-33 67-18 7 13 4 16-10 8-11-7-20-5-20 6 0 10 14 20 32 21 21 1 24 5 8 11-19 7-19 16-1 37 17 20 16 23-9 14-17-6-30-24-30-37 0-15-9-26-20-26s-15 25-7 65c7 35 7 64 1 64s-12-12-12-25zm619-44c2-44 10-79 18-79 10 0 12-13 6-29s-4-24 7-17c10 7 13 32 7 56-7 26-1 59 12 74 19 23 18 26-6 17-18-6-32 2-38 23-4 18-7-1-6-45zm2746 33c0-25 6-31 19-19 11 12 11 25 0 37-12 12-19 5-19-18zm159 18c0-13 14-18 29-12 23 10 24 5 7-27-15-31-25-34-46-15s-25 16-15-10c6-17 23-26 37-21s25 3 25-7c0-14 61-37 130-48 20-3 18 2-6 16-19 12-50 36-70 52-35 29-34 30 13 40 40 7 46 3 38-27-7-27-1-33 26-24 48 14 112-22 99-56-7-18 0-28 19-28 16 0 29 9 29 20 0 15 8 16 24 3 13-11 52-23 87-29s54-7 41 0c-22 9-22 13 0 29 20 14 18 15-7 8-43-15-101 42-67 64 17 11 18 16 3 16-13 1-27-8-33-17-5-9-25-13-42-10-19 3-40 7-48 7-8 1-9 11-2 23 8 13 5 16-7 8-12-6-39-3-61 8s-53 24-69 27c-18 4-55 12-82 19-35 9-52 6-52-9zm5203-1c-11-16-8-19 9-8 20 11 22 7 11-20-10-28-9-31 11-13 16 17 17 29 3 44s-25 13-34-3zm84 1c-15-9-21-23-14-30s24-4 35 8c28 28 13 44-21 22zm-10436-14c9-15 3-24-16-24-16 0-25-7-19-16 12-20 84-20 84 0 0 7-14 24-31 38-22 17-27 18-18 2zm637-7c13-12 27-19 34-12 6 5-6 16-23 22-27 11-29 9-11-10zm5625-9c0-19 8-46 16-59 12-20 19-17 26 12 6 22-1 48-16 60-20 17-26 15-26-13zm-4103-10c12-12 27-17 33-12 5 6-5 15-23 23-27 10-29 8-10-11zm7219-15c-15-30-14-38 9-38 15 0 29 9 29 19s12 19 29 19 23 8 16 17c-18 32-62 22-83-17zm2369 15c13-12 28-17 33-12 6 6-4 15-22 23-26 10-28 8-11-11zm-9917-14c0-11 8-23 18-29s19-28 19-48-8-36-19-36-18 16-18 37-8 37-16 37c-27 0-13-83 16-95 36-15 55 17 55 91 0 41-9 59-27 59-16 0-28-7-28-16zm3961-8c6-14-4-36-19-48-16-14-28-34-28-45 1-29 72 66 72 95 0 12-7 22-16 22-11 0-14-10-9-24zm-5425-7c-1-12-14-18-27-12-31 11-56-22-39-51 10-15 17-15 26 0 14 23 123-9 166-50 28-27 81-23 85 6 2 10 0 12-4 5-14-26-51-14-94 32-25 26-55 46-69 46s-29 11-34 23c-6 18-9 18-10 1zm8474-14c12-15 28-28 33-28s-1 12-14 28-27 28-33 28 1-14 14-28zm-8718-11c-30-18-27-20 53-48 33-12 59-14 59-5s-7 17-17 17-29 12-43 26c-16 17-36 21-52 10zm1615 1c0-10 3-18 8-18s13 8 19 18 3 19-8 19-19-8-19-19zm4483-18c5-21 12-38 16-38s8 17 8 38-8 37-17 37-12-16-7-37zm4401 4c0-23 7-42 15-42 22 0 59 42 59 65 0 10-9 7-19-9-16-24-20-24-36 0-15 22-19 20-19-14zm1180 9c8-12 38-47 65-78s68-76 90-102c56-66 23-7-55 97-58 78-136 142-100 83zm-8125-11c-6-9 2-21 16-27 19-7 24-2 17 16-12 32-19 34-33 11zm5768-2c-6-11-3-19 7-19s20 8 20 19-3 18-9 18-12-8-18-18zm-7291-18c7-10 24-13 39-7 38 14 33 25-12 25-20 0-33-9-27-18zm6594 0c0-11 9-20 19-20s19 5 19 9-8 13-19 19-19 4-19-8zm-6720-29c-6-14-3-28 7-28 9 0 18 14 18 28s-3 28-6 28c-6 0-13-12-19-28zm3642 9c0-10 4-18 8-18s13 8 19 18c7 11 3 19-7 19s-20-8-20-19zm-501-29c0-33 40-27 52 8 4 12-7 21-22 21-17 0-30-12-30-29zm4248 11c0-11 3-19 7-19s15 8 21 19 2 18-10 18-18-8-18-18zm913-18c2-21 9-37 17-37 21 0 19 51-2 64-10 5-16-6-15-27zm-10039 0c0-11 8-19 19-19s18 4 18 8-8 13-18 20-19 3-19-9zm315-10c0-30 29-38 46-11 5 9-3 21-18 27-17 7-28 0-28-16zm1530 11c5-9 1-20-11-24s-7-17 13-34c26-21 30-21 19-2-10 16-7 31 7 39 16 11 14 17-9 25-16 8-24 5-19-4zm2903-20c-11-19-18-37-15-37s21 17 39 37 24 37 14 37-27-17-38-37zm1001 18c0-10 4-18 9-18s13 9 19 18c7 10 3 19-8 19s-20-9-20-19zm200-2c13-12 28-18 33-12 6 5-4 15-23 22-26 11-28 9-10-10zm1934 15c0-6 13-14 29-19 16-6 24-4 17 6-11 19-46 27-46 13zm1710-23c-14-14-16-26-6-26 19 0 47 35 37 45-4 4-18-6-31-19zm982-14c-41-43-57-161-22-161 11 0 19 8 19 16 0 45 67 5 109-64 53-88 97-121 82-62-8 29-3 35 25 25 27-9 28-7 8 8-14 10-35 14-46 11-11-4-36 18-53 51-27 47-29 61-10 73 32 21 52 20 52-3 0-9 7-17 17-17 32 0-3 74-58 120-68 56-73 57-123 3zm-9406 17c0-20 36-28 46-12 6 11-1 19-18 19-15 0-28-3-28-7zm3818-25c11-21 45-44 75-51 29-6 60-25 66-41 7-21 16-24 31-10 11 12 33 16 48 10 21-9 25-1 14 34-20 64-42 83-68 57-13-13-36-22-51-21-21 1-19 6 8 18 28 12 30 15 6 16-15 1-56 8-89 14-57 11-59 9-40-26zm373 17c0-32 54-86 70-70 6 7-7 31-29 53-24 25-41 31-41 17zm3482-23c7-25 15-34 19-20 5 13 0 33-11 45-14 13-16 6-8-25zm693 28c-2-12-20-30-44-41-25-12-30-21-14-22 44-1 80 29 70 58-6 13-11 15-12 5zm671 0c6-7 22-8 35-2 16 6 12 10-10 11-20 1-31-3-25-9zm-7729-26c-8-11 1-14 16-8 32 13 39 26 13 26-11 0-23-8-29-18zm2336-38c0-44 7-54 40-50 38 3 39 6 14 54-35 67-54 66-54-4zm5113 19c0-26 4-36 9-24s5 34 0 47-9 3-9-23zm-9822-8c19-16 47-28 63-28 17 0 8 11-19 27-61 35-91 35-44 1zm1806-1c0-16 9-28 19-28s18 12 18 28-8 28-18 28-19-13-19-28zm2078 18c0-9 9-31 18-46 10-15 18-20 18-10s-8 32-18 47c-9 15-18 19-18 9zm6217-55c0-70-46-130-86-115-15 5-37-2-49-16-18-22-13-25 34-20 40 4 54-1 48-17s20-13 89 10c77 24 107 46 135 94l36 63-40-35c-46-39-49-34-24 33 14 35 11 48-9 56-16 7-27-1-27-18 0-16-9-23-19-17-12 8-16-4-8-34 8-29 2-62-15-86l-28-39-10 41c-5 23-2 57 8 77 21 37 10 88-18 88-9 0-17-29-17-65zm-8624 33c-23-5-41-16-41-25s12-12 28-6c17 7 27-1 27-22 0-42 17-25 28 27 4 20 5 38 4 36-2-1-23-5-46-10zm3331-24c24-21 51-33 58-28 9 5 15-11 13-36-3-41-7-42-34-17-20 18-34 21-42 8-6-11-3-20 7-20s20-17 20-38c0-31 10-38 51-35 95 6 134-1 134-24 0-17-37-23-123-23-89 0-127-8-133-26-5-15 0-21 11-13 11 6 22 1 28-13 6-18 13-18 35 0 37 31 126 23 126-10 0-22 6-22 28-3 16 12 28 16 28 9s11-4 25 7 39 17 53 11c17-7 33 2 41 19 14 40-1 65-41 66-21 0-25 4-9 13 34 23-3 65-58 65-38 0-44 6-29 22 13 18 9 26-19 34-20 5-37 2-37-7s-9-16-19-16-19 12-19 29c0 18-9 26-27 19-15-6-28-2-28 9s-8 13-18 7-19-3-19 8-10 20-23 19-4-17 20-36zm114-130c0-10-9-19-20-19s-14 9-8 19 16 19 21 19c4 0 7-9 7-19zm186-79c0-13-17-25-38-25-37 0-46 14-24 36s62 13 62-11zm-4711 219c0-20 35-28 46-10 7 10-1 18-17 18-17 0-29-4-29-8zm2059 1c0-4 12-12 29-19 15-6 24-3 16 8-10 17-45 27-45 11zm1538-11c0-11 5-19 9-19s13 8 19 19 4 18-7 18-21-8-21-18zm3936-35c24-30 47-50 50-46 13 10-53 99-73 99-11 0-1-23 23-53zm2000 8c0-32 11-38 28-12 5 10 2 23-9 29s-19-1-19-17zm-622-11c-6-9-2-17 8-17s20 8 20 17-3 19-7 19-15-8-21-19zm-9160-14c-5-11 6-23 28-28 23-6 35-2 31 10-9 28-46 39-59 18zm917-22c0-9 3-19 8-19s13 9 19 19 2 19-8 19-19-10-19-19zm3329 0c-6-10 1-19 18-19 32 0 37 11 11 27-9 6-23 2-29-8zm306-7c0-27 53-57 71-40 5 6 0 10-12 10s-22 12-22 28-8 28-18 28-19-13-19-26zm481 5c0-12-14-34-32-48-29-25-28-25 9-7 50 25 67 51 43 65-10 7-20 2-20-10zm4397 3c0-10 8-20 19-20s18 3 18 9-8 12-18 18-19 3-19-7zm-9291-55c24-32 53-55 65-51 13 5 37-7 55-27s42-35 54-35 105-80 206-177c260-249 307-291 314-283 11 10-301 319-375 374-34 23-55 49-49 54s-13 23-42 35-102 55-162 96l-108 72zm3491-20c0-23 42-59 70-59 14 0 21 11 17 24-5 13-18 21-30 18-11-2-21 4-21 14s-8 19-18 19-18-7-18-16zm5916-3c0-10 9-18 19-18 12 0 15-9 9-19-7-11-1-18 11-15 13 4 25-6 25-20s14-28 32-31c19-2 27 5 22 18-12 32-118 109-118 85zm185 1c0-10 9-19 19-19s19 3 19 8-9 13-19 20-19 2-19-9zm-9385-19c0-10 4-19 8-19s14 8 20 19 3 18-7 18-21-9-21-18zm4141 7c7-6 23-7 35-2 16 6 12 11-10 12-20 0-31-4-25-10zm5188 3c0-4 10-13 19-20s19-3 19 9-9 19-19 19-19-4-19-8zm147-24c-23-30-23-31 7-7 17 13 32 28 32 32 0 16-15 5-39-25zm-5488-4c0-10 9-20 18-20s19 3 19 9-8 13-19 19-18 2-18-8zm5138 1c0-9 11-22 27-27 17-7 23-1 16 17-11 29-43 36-43 10zm-7678-30c12-15 25-28 30-28s7 13 7 28-15 28-31 28c-25 0-26-5-6-28zm611-3c0-14 13-25 29-25s24-8 17-18-2-19 9-19 19 13 19 28-9 28-19 28-16 7-10 15c6 9-3 16-17 16-16 0-28-12-28-25zm210 4c0-14 8-23 16-17s11 17 5 26c-14 25-21 22-21-9zm1932 8c-6-9 11-22 38-30 64-15 75 0 18 26-27 13-49 15-56 4zm3311 12c0-4 13-13 29-19s23-3 17 7c-10 18-46 26-46 12zm1579-24c13-23 28-37 33-32s-6 23-25 40c-31 31-32 30-8-8zm-7792-6c-25-16-24-18 3-19 18 0 37 8 43 19 15 24-10 24-46 0zm705 2c0-11 8-24 18-30s19-3 19 7-8 24-19 30-18 3-18-7zm499-12c30-58 63-93 99-107 20-7 28-22 21-34s-2-17 14-12c38 12 31 39-19 63-25 13-64 46-89 75s-37 36-26 15zm2812 11c-8-13 1-38 19-58 43-48 52-36 19 28-15 32-31 42-38 30zm-4387-20c0-10 17-18 38-18s33 9 27 18-24 19-38 19-27-9-27-19zm1391 0c0-10 3-18 8-18s14 9 20 18 2 19-9 19-19-9-19-19zm4989-10c0-22 75-89 85-77 4 3-13 27-38 51-26 24-47 35-47 26zm946-8c-14-9-23-21-17-26 5-5 20-2 35 7 15 10 23 21 18 26s-21 2-36-7zm2425 7c-7-11-36-18-64-14-32 5-42 2-24-7 16-7 28-39 28-68 0-73 35-81 64-13 23 57 20 140-4 102zm-7394-34c-1-19 3-30 9-25s8 23 3 37c-7 14-11 10-12-12zm926 9c0-10 12-14 28-8 14 7 28 14 28 19 0 3-14 7-28 7s-28-8-28-18zm7042-15c15-39 80-126 80-107 0 18-75 140-84 140-4 0-2-15 4-33zm-9352-4c-7-9-3-19 8-19 10 0 23 9 29 19s3 18-7 18c-9 0-23-9-30-18zm1421 0c-2-34 19-64 47-70 12-2 21 19 21 45 0 44-2 45-19 15-19-34-21-34-34 2-9 23-15 26-15 8zm4172 0c0-9 12-19 29-19s24 9 17 19c-6 9-19 18-29 18s-17-9-17-18zm1688 1c0-10 8-20 18-20s18 3 18 9-8 13-18 19-18 2-18-8zm55-1c0-9 8-19 19-19s18 9 18 19-8 18-18 18-19-9-19-18zm56-38c0-32 7-52 15-47 15 9 8 103-8 103-4 0-7-25-7-56zm-7248 27c6-7 23-8 36-2 15 6 11 11-11 11-20 1-30-3-25-9zm7340-25c0-11 9-20 19-20s19 3 19 8-9 14-19 20-19 2-19-8zm-7270-9c0-4 12-12 28-17 15-6 28-3 28 6 0 10-13 19-28 19s-28-3-28-8zm2040-2c-2-10-3-25-2-32 2-7-6-14-15-14-22 0-80-113-65-128 5-5 17 2 27 18 12 17 17 19 17 4 1-14 9-24 18-24s10 23 3 51c-9 36-6 57 14 71 14 12 22 33 16 46-5 16-11 19-13 8zm-3421-28c-7-10-3-18 7-18s20 9 20 18-4 19-9 19-12-8-18-19zm601 12c0-4 14-13 29-18 17-7 24-4 18 6-10 18-47 27-47 12zm2892-7c-2-8-2-20 0-28s-10-14-26-14-28-7-28-18 3-18 9-18c4 0 22-6 41-12 28-9 29-7 6 10-24 16-24 19 6 20 19 0 32 14 32 37 0 34-35 55-40 23zm98-23c0-26 4-36 9-23s5 34 0 46-9 3-9-23zm224 0c-36-34-115-56-221-63-22-1-38-10-37-20 2-11-15-19-37-19-69 0-69-25 1-38 47-9 80-4 112 17 26 17 64 30 84 30 39 0 194 129 157 129-10 1-37-16-59-36zm-4028-8c-1-19 4-31 10-24s7 22 1 36-10 10-11-12zm2169 12c0-11 12-28 28-41s28-38 28-57 7-38 16-44 13 6 7 27-4 37 4 37c21 0 64-51 52-63-6-7 3-12 19-12 18 0 31-6 31-15s13-15 28-15 28 11 28 24c0 16 12 20 32 11 32-11 32-10 0 21-17 18-40 28-49 22s-22 6-29 27-19 37-27 37c-10 0-32 5-49 13-25 9-28 5-17-15 11-18 5-17-19 4-54 44-83 57-83 39zm1753-4c-6-10 1-19 17-19 33 0 37 11 12 28-9 5-23 2-29-9zm2634 1c-6-10-4-21 5-26s16 2 16 16c0 31-6 35-21 10zm3384 10c0-4 13-12 29-19 16-6 23-3 17 8-10 18-46 27-46 11zm-1742-37c-1-20 3-30 9-25s8 23 3 36c-7 15-11 10-12-11zm-7818-28c-14-43-57-52-72-16-6 15-10 10-11-9-2-46 67-42 92 7 11 21 17 43 11 47-5 5-14-8-20-29zm9653 29c0-13 69-86 82-86 18 0-33 72-58 83-13 4-24 6-24 3zm-9902-57c-1-19 3-30 9-24s6 22 1 35c-5 15-9 10-10-11zm444-12c13-27 12-36-5-36-14-1-9-10 11-21 26-15 38-14 49 3 10 16 17 12 27-16 10-34 18-37 48-20 29 14 45 13 65-2 19-17 27-17 27-1 0 10 16 20 38 20s32-8 26-18c-6-9 14-15 46-10 31 4 57-1 57-12s-18-12-37-6c-30 8-35 4-26-18 7-20-1-29-34-31-32-1-35-4-9-10 28-9 29-15 9-40-12-17-1-11 27 14 43 38 50 40 50 12 0-17 9-26 20-19s14 17 9 26 7 19 28 24c20 6 37 2 37-6s12-17 28-17 28 9 28 19 7 15 18 9 18-4 18 7-19 29-42 41-41 22-41 20c0-1-19 2-42 8-24 7-41 18-41 25s-32 15-72 16-105 16-144 33-100 33-133 36c-54 4-58 2-40-30zm1222 5c24-47 31-49 49-17 7 12 6 16-1 9s-27 1-42 18c-23 29-24 28-6-10zm8382-2c14-9 21-25 13-36-16-27 14-40 46-21 18 13 20 18 3 18-12 0-23 12-23 28s-14 28-33 28c-25 0-26-4-6-17zm-3373-20c0-23 52-47 67-32 5 6-7 19-29 31-26 14-38 14-38 1zm2715-2c-8-14-5-18 7-10 14 8 15-5 3-49-10-33-17-63-17-68s-11 1-23 13-35 22-51 21c-21-1-22-4-4-10 18-7 16-17-9-37-31-23-31-24-1-14 45 16 88-25 88-85 0-32 28-87 76-146 41-52 70-96 64-96s2-25 18-56 23-64 17-74 2-17 18-17c24 0 25 7 6 46-17 39-16 51 3 63 18 11 19 25 4 53-11 19-14 43-7 52 8 9 0 6-17-8-42-32-64 28-25 72 29 31 20 100-10 83-17-12-44 62-29 79 6 5 1 22-9 35-12 13-14 25-5 25s-5 13-28 30c-28 20-36 34-22 44 23 13 8 74-19 74-8 0-21-9-28-20zm76-183c10-57 5-82-20-106-30-30-31-30-19 7 8 22 5 44-4 50-19 12-6 123 16 123 8 0 20-34 27-74zm-9515 166c6-10 21-19 30-19s13 9 7 19-19 19-30 19-13-9-7-19zm153-7c-34-26-42-48-18-48 8 0 25 17 37 36 27 44 25 45-19 12zm4462-1c0-15 7-23 16-18s15 18 15 27-7 18-15 18-16-13-16-27zm3968-9c2-20 9-32 17-28 7 5 9 22 3 37-14 37-23 34-20-9zm-7387-11c13-16 27-27 33-27s-1 12-14 27-27 28-32 28 1-13 13-28zm5657 11c0-10 9-20 19-20s19 4 19 8-9 13-19 20-19 3-19-8zm1392-11c12-15 32-27 43-26 13 1 13 5-2 10-12 6-18 18-12 27 5 10-4 17-22 17-25 0-26-5-7-28zm2564-15c18-28 28-49 23-49-12 0 62-114 85-130 6-5 21-29 34-53 29-54 64-99 164-204 43-46 81-104 83-130 3-31 36-72 107-127 56-44 109-80 118-80 8 0 39-17 70-38 29-22 52-33 52-27s24-4 51-24c96-67 274-130 421-147 128-15 159-13 268 24 68 22 161 61 207 85 45 25 137 61 200 80 115 35 120 35 223 1 58-19 114-40 124-45s31-11 46-12c97-8 100-12 28-39-40-16-103-35-139-42-36-9-90-21-121-28-41-10-48-9-28 6 15 10 21 25 13 33-8 7-21 3-30-10-8-15-40-22-81-19-36 3-72 0-80-7-13-14 18-18 114-16l56 1-56-26c-31-13-75-20-98-15-24 6-62-4-92-24-50-33-60-37-98-43-10-1-50-30-88-65-68-61-78-66-116-66-12 0-10-12 5-26 12-15 28-18 34-9s33 19 61 21c32 3 57 21 73 51 22 44 124 108 175 110 13 0 23-13 23-28s-8-24-17-18c-20 13-76-83-76-129 0-17-8-25-17-19-9 5-23 1-30-10-6-11-30-17-53-15-47 6-132-64-114-93 7-12 7-21 2-21-6 0-21 23-32 51-18 43-22 46-29 16-5-19 2-55 15-79 13-23 18-48 13-55-6-5-17 8-23 28s-20 39-29 39c-8 0-31 31-49 69s-40 76-50 82c-10 8-5 25 13 44 42 41 41 42-43 36-54-3-74 2-74 21 0 15-8 26-18 26-28 0 19-111 57-135 19-12 35-29 35-37 0-10 17-42 39-72s34-60 28-65c-6-7 10-31 35-54 26-24 46-50 46-59 0-19 62-79 81-79 8 0 5 17-7 37-13 26-13 37 0 37 11 0 29-20 41-46 11-25 27-46 34-46 27 0 129-119 129-151 0-18 9-38 19-44s18-35 18-65 9-58 21-66c10-6 14-24 9-37-5-15-2-27 9-27 9 0 17-6 17-16 0-20 152-187 169-187 9 0-18 49-59 111-91 137-115 199-101 257 7 26 3 51-10 59-12 7-16 29-8 53 6 22 20 34 29 28 10-5 42-5 71 1 48 10 55 22 67 105 8 60 6 101-7 114-36 35-23 58 14 24 44-39 59-110 39-182-26-87 19-53 57 45 45 115 32 151-63 177-46 13-80 14-84 3-11-32-39-17-39 21 0 40-48 51-60 15-6-15-22-9-48 17-22 22-32 45-24 50 9 6 20 2 23-8 4-12 17-12 34 0 24 15 24 21 2 35-14 9-37 13-50 8-18-7-18 8-3 67 21 85 153 217 236 234 26 7 63 18 84 26s78 21 125 27c108 13 254 74 216 92-14 6-6 6 18 1 26-8 55 0 76 18 18 18 44 28 57 25 12-2 27 5 31 18 6 17-11 21-62 14-108-15-126-18-148-32-24-15-225 15-299 44-128 52-242 31-478-86-91-47-200-89-241-94-65-8-69-6-32 13 23 12 42 30 42 38s-34-1-74-22c-40-19-104-37-141-37-90 0-220 39-191 57 12 8 40 7 61-1 28-10 52-4 82 20 25 19 56 35 70 35s26 11 26 27c0 13 27 43 60 64 158 103 259 187 224 187-11 0-87-48-167-107s-174-120-211-137c-72-33-265-60-250-34 5 8 1 23-10 29-13 7-28 3-35-9-11-18-26-16-64 8-26 18-49 27-49 21s-34 13-76 43c-43 31-83 56-92 56-26 0-110 88-97 100s88-30 134-75c45-46 159-95 266-115 117-21 171-11 155 28-6 16 2 26 19 26 15 0 41 13 57 28 26 26 24 28-24 17-29-8-71-20-91-28-88-31-336 56-484 170-113 87-323 302-323 331 0 11-20 42-45 67-26 26-64 79-84 120-20 39-48 77-61 86-12 7-8-9 10-37zm469-584c-6-5-25 4-43 23-31 32-31 33 11 11 23-12 38-28 32-34zm509-207c0-11-9-19-19-19-12 0-15 8-9 19s16 18 20 18 8-8 8-18zm712-652c-5-9-3-17 5-17 22 0 62-92 61-138-1-21-29 18-65 93-75 151-76 155-27 111 20-18 32-40 26-49zm185-149c7-28-1-53-26-76-39-35-43-31-37 42 8 83 44 103 63 34zm77 2c-17-26-29-21-29 11 0 16 9 24 20 18s14-20 9-29zm-244-8c7-17 1-22-17-16-29 11-37 43-10 43 9 0 21-11 27-27zm-10690 1605c0-10 8-22 19-28 10-8 13 1 6 17-11 32-25 38-25 11zm1737-10c-6-17-1-23 17-15 14 5 21 17 16 26-14 24-20 21-33-11zm5515 9c0-12 3-18 8-18 4 0 14 8 20 18s2 18-8 18c-12 0-20-7-20-18zm-7431-28c0-16 7-27 15-27s16 7 16 17-8 22-16 27-15-3-15-17zm885 14c0-24 80-88 148-120s200-36 185-5c-11 20-60 24-75 6-15-20-203 79-203 107 0 14-13 26-28 26s-27-7-27-14zm741 6c0-4 8-13 18-19s19-4 19 8-8 19-19 19-18-4-18-8zm4488-10c0-9 4-19 9-19s13 9 19 19c7 9 3 18-8 18s-20-9-20-18zm408-9c13-15 28-28 32-28s-1 12-13 28-27 27-32 27 1-13 13-27zm-7808-9c0-8 14-20 29-27 39-15 45-14 45 9 0 10-9 14-18 8s-19-3-19 8-9 20-18 20-19-7-19-18zm1131-1c-23-15-23-18 5-18 18 0 32 8 32 18 0 23-2 23-37 0zm947-8c-1-19 5-30 11-24s6 22 1 35c-5 15-11 11-12-11zm6573 1c-7-15-12-55-14-91s-8-63-14-58-18-31-24-76c-12-86 11-176 43-176 25 0 24 30 0 76-14 27-12 43 10 65 37 37 38 75 1 44-30-24-40 0-13 29 10 10 21 61 26 115 8 97 3 121-15 72zm1392-33c0-35 12-56 34-64 40-13 92-61 122-112 14-26 19-28 19-7 2 25 5 25 20 0 12-19 18-20 18-4 1 36-80 153-106 153-13 0-24 8-24 16s-18 29-41 44c-40 27-42 26-42-26zm-9922 17c9-22 4-33-17-33-17 0-30-12-30-28s10-28 21-28c13 0 17 6 10 13-6 7 3 22 21 36 26 19 28 28 7 48-20 19-22 18-12-8zm1557 4c-7-12-8-24-3-30 4-5 13 5 19 20 13 32 3 39-16 10zm-502-21c-8-13-6-17 7-9 11 7 33-6 49-29 15-21 34-36 39-29 13 12-47 89-68 89-8 0-20-10-27-22zm368-13c4-16 17-29 28-27 12 3 18-7 11-20-9-26 17-59 100-126 31-25 40-26 49-6 5 14-13 33-44 47-29 11-57 38-62 58-9 36-8 36 50 1l60-36-7 55c-7 36-14 47-23 32-12-18-32-15-91 15-68 33-76 34-71 7zm292 16c0-9-14-13-33-7-27 9-28 7-4-10 40-29 74-25 74 8 0 15-8 28-18 28s-19-9-19-19zm71-5c15-14 28-15 41-2 11 11 4 18-22 20-30 2-34-2-19-18zm248-5c19-19 36-31 42-25s-10 19-33 33c-38 24-39 23-9-8zm3840 6c3-12 17-25 29-28 14-5 18 3 11 22-13 33-51 40-40 6zm1354 10c-27-10-31-43-7-43 10 0 22 12 28 28 5 15 9 27 6 27-2-2-14-7-27-12zm-6195-54c17-19 36-30 41-25s-9 20-32 33c-39 24-39 24-9-8zm838 13c16-25-33-57-61-41-46 28-90 3-80-47 8-45 8-45 35-7 22 30 33 34 53 18 15-13 22-29 17-38-13-20 54-39 91-24 17 6 25 19 19 30-7 11-18 8-28-7-12-20-19-20-38-1-16 15-18 28-7 37 26 18 32 96 9 96-11 0-15-7-10-16zm55 4c6-12 1-25-11-30-16-6-13-14 10-23s45-3 65 20c29 29 29 32 1 21-17-5-41-1-53 12-19 16-21 16-12 0zm-2344-15c0-5 9-12 19-18s19-4 19 7-9 20-19 20-19-4-19-9zm1150-18c0-17-19-26-55-25-30 1-52 7-48 12 4 7-15 14-41 15l-49 3 41-31c33-24 37-37 20-53s-16-29 4-55c16-20 17-26 3-18-15 9-19 4-12-14 16-42 35-37 71 16 39 60 37 71-11 55-27-8-35-6-25 9 8 14 34 18 67 11 48-11 65 2 49 37-3 6 7 17 20 25 20 14 19 19-5 27-18 7-29 1-29-14zm113 13c7-45-5-79-29-79-15 0-32-9-39-21-10-15 1-18 35-10 26 7 53 5 58-4 13-22 127 3 136 31 4 12 0 23-9 23s-38 16-61 36c-42 38-95 51-91 24zm787-5c-7-11 1-24 16-29 17-6 23-23 17-42-8-21-5-25 9-12 13 10 17 37 10 60-11 44-33 54-52 23zm1882 11c0-3 16-11 37-16s33-2 27 7c-10 16-64 25-64 9zm265-4c6-6 22-6 36-1 14 6 10 10-12 12-19 0-30-5-24-11zm3732-8c-8-11-10-24-3-29 4-4 13 4 18 21 13 32 2 38-15 8zm-5481-14c0-22 35-48 49-35 4 4-5 19-20 31-18 15-29 17-29 4zm5126-12c0-15 7-22 15-17s11 17 6 27c-15 24-21 21-21-10zm-6785-28c-6-11-3-19 7-19s21 8 21 19-4 19-8 19-14-9-20-19zm909-15c55-48 132-84 160-72 14 5 6 10-17 11s-39 12-37 24-11 24-31 24c-19 0-39 10-43 23s-22 24-37 24c-26 0-25-6 5-34zm2679 16c0-10 9-20 19-20s18 3 18 8-8 14-18 20-19 2-19-8zm3135-9c0-33 11-38 27-12 6 9 2 23-8 29-11 6-19-2-19-17zm2823 0c13-14 27-23 30-19 11 10-17 46-35 46-11 0-8-13 5-27zm-2012-33c5-18 17-29 25-23 10 6 18 2 18-10 0-10 11-20 27-20s28-8 28-17 8-20 18-20c35 0 19 32-28 53-26 11-45 32-45 47 0 13-13 25-26 25-16 0-22-14-17-35zm973 26c-12-4-22-20-22-38 0-22 5-24 14-8 11 15 21 12 37-14 19-30 18-33-8-24-21 9-27 4-18-9 9-12 26-23 43-23s44-17 62-41c20-23 35-31 37-19 0 11-22 46-48 74-27 28-54 65-61 82-7 15-22 26-36 20zm-1024-13c0-11 9-31 19-47s17-20 17-9-8 31-17 47-19 19-19 9zm167-18c0-15 9-29 19-29s19 8 19 18-10 23-19 29-19-1-19-18zm-8519-64c27-42 53-72 57-68 14 13-58 127-84 135-12 6-1-26 27-67zm415 47c0-20 5-32 11-25s6 23 1 35c-6 16-11 10-12-10zm1098 12c-39-13-26-47 16-36 28 7 35 3 28-18-6-14-3-23 7-17 10 8 19 5 19-7s12-13 28-8c14 6 28 19 28 29 0 9-10 11-20 5s-18-2-18 8c0 25-59 55-88 44zm3003-19c4-18 27-35 53-39 46-6 46-6 10 33-42 47-71 50-63 6zm3268-8c27-44 40-42 44 2 1 24-8 35-31 33-28-2-30-8-13-35zm-7426 3c0-10 9-19 19-19s19 9 19 19-9 19-19 19-19-8-19-19zm329-3c12-10 31-16 45-11s5 13-20 19c-31 9-38 7-25-8zm3450 1c13-12 27-19 34-12 5 5-6 15-23 22-27 11-29 9-11-10zm3455-7c-13-16-15-27-5-27s24 12 31 27c5 15 7 28 4 28-4 0-18-13-30-28zm112 0c0-16 7-27 17-27s14 12 8 27c-7 15-15 28-19 28-3 0-6-13-6-28zm557 2c-1-20 3-30 9-25s7 22 2 36c-6 15-10 11-11-11zm-7285-16c-29-38-43-88-23-88 9 0 18 17 18 38 0 19 12 37 28 37s28 8 28 17c0 26-31 24-51-4zm1033 6c0-10 8-22 19-30 10-6 13 3 7 19-12 32-26 38-26 11zm1559-4c0-9 11-21 27-28s29-28 29-50c1-39 2-39 16-3 9 21 9 49 1 64-16 30-73 44-73 17zm5187-2c-11-30 20-92 41-80 18 12 3 103-18 103-8 0-18-10-23-23zm970 4c0-10 3-17 8-17 4 0 14 8 20 17s2 19-8 19-20-8-20-19zm-9033-25c0-5 9-14 19-20s19-3 19 7-10 21-19 21-19-4-19-8zm2641-6c-12-4-17-23-12-43 10-41 20-44 61-18 23 15 22 18-9 19-28 0-32 4-13 16 28 18 6 39-27 26zm1300-5c-6-10-1-18 11-18s16-14 10-29c-5-15-2-28 8-28 23 0 23 69 0 83-9 7-21 3-29-8zm772-14c-20-41 14-77 58-63 22 9 27 20 14 40-12 19-18 20-18 4 0-12-8-23-18-23-23 0-17 42 9 60 11 9 9 14-4 14-13 1-30-15-41-32zm-3272-50c38-36 72-61 77-56 15 14-93 119-121 119-13 0 6-28 44-63zm94 50c-34-8-46-42-14-42 11 0 19-23 19-51 0-39 4-44 18-23 15 23 23 21 47-14 16-23 44-41 61-41 22 2 17 7-13 19-27 11-39 28-33 45 6 15-4 31-26 37-19 7-31 21-25 31 8 12 17 13 24 2 12-17 77-46 77-34 0 22-107 77-135 71zm802-4c-31-11-35-16-13-18 17 0 32-15 32-30 0-21 15-28 51-26 76 5 91 0 60-20-17-10-19-18-5-18 11 0 31 14 41 33 17 27 22 29 36 5 16-24 21-23 32 5 16 46-6 62-49 35-22-13-36-15-36-4s-26 19-58 19-51 8-44 19c6 10 8 17 5 16s-26-8-52-16zm5547-8c-1-21 3-31 10-25 7 7 7 22 2 36-7 14-11 10-12-11zm-7406-5c12-5 34-5 46 0s3 9-23 9-36-4-23-9zm304-27c22-23 44-31 51-22 6 11 23 23 39 29 21 8 18 12-9 14-21 1-56 6-79 10l-42 9zm185-19c0-24 66-57 84-42 9 8 10 4 3-7-18-34 31-42 60-11 23 24 23 27 0 18-14-4-35 4-46 20-24 32-101 49-101 22zm1810-5c7-19 17-29 24-23 5 5 0 20-14 32-18 19-20 17-10-9zm5062-3c1-9 17-19 34-21s26 3 20 12c-5 10-16 13-26 7s-18-3-23 5-7 6-5-3zm1512-2c0-14 8-28 18-28s13 13 7 28-14 29-18 29-7-14-7-29zm4030 17c6-6 22-7 35-2 15 6 11 11-11 11-20 1-30-3-24-9zm-11547-28c13-13 27-19 34-13s-4 16-23 23c-26 10-29 8-11-10zm2254 8c-12-5-23-29-23-53s-7-48-16-53c-32-20 1-100 44-108 29-7 40-1 34 16-6 13-18 22-28 20s-24 8-29 22c-7 18 0 23 21 14 26-10 29-5 20 27-7 23-5 35 4 29s14 13 10 44c-5 30-10 54-11 53-2 0-13-5-26-11zm3195-6c-6-10-2-19 8-19s19 9 19 19-3 19-7 19-14-8-20-19zm1437 11c0-5 8-14 19-20s18-2 18 8-8 20-18 20-19-4-19-8zm4758-11c6-10 26-19 42-19 27 0 28 4 4 19-36 23-61 23-46 0zm-12724-19c-6-10 2-18 20-18 20 0 27-10 20-28-5-15-3-28 6-28 27 0 39 31 27 64-14 32-55 38-73 10zm1238 6c-12-6-23-21-23-36 0-19 16-26 51-21 40 4 50-2 49-27-2-18 4-33 13-33s17-9 17-20-12-16-29-10-24 3-18-7-1-19-17-19-28 7-28 14c0 8-21 24-46 35-51 24-94-1-64-37 9-12 34-42 56-67l38-46-29 50c-28 46-27 48 15 43 22-2 52-10 63-18s22-4 22 9 8 14 18 8 15-20 9-29c-5-9-3-17 5-17s25 25 37 56c19 50 26 55 59 38 22-12 39-29 39-39s17-17 38-17c30 0 35-10 27-38-8-27-4-37 17-37 28 0 38 32 30 92-2 16 2 22 9 15 8-8 27-4 43 9 24 20 26 16 16-33-6-30-7-45-2-32s23 24 38 24c22 0 23-4 3-25-14-14-41-30-60-37-27-11-31-19-13-37 16-15 26-16 35-2 23 36 137 85 175 75 23-5 33-1 28 12-4 13-37 21-71 19-35-2-53 1-39 6 12 5 23 18 23 27 0 11-16 10-38-2-32-18-36-14-37 32 0 40-4 46-19 24-9-15-17-20-17-9s-9 7-17-6c-13-20-25-21-56-5-21 12-40 29-40 41s9 13 20 7 18-3 18 7-13 20-28 20-27-12-27-27-13-28-27-28c-48 0-125 36-113 54 5 9 2 23-9 29s-18 3-18-8-13-20-28-20-28 9-28 20-8 15-17 9c-9-5-20-3-24 5-3 10-15 13-29 9zm310-145c20-22 18-28-14-28-41 0-66 25-46 44 18 20 37 15 60-16zm5417 121c-14-25-14-37-1-37 10 0 19 13 19 30s9 22 19 16 18-2 18 8c0 34-34 22-55-17zm-8291 4c0-25 77-119 88-108 5 5-12 35-39 67s-49 50-49 41zm1447-32c-24-25-35-46-23-46s24 11 28 23c7 19 16 19 48 1 26-17 41-18 49-4 8 11 24 15 38 10 15-6 22 0 15 15-8 22-62 46-101 47-6 0-30-20-54-46zm6019 28c-6-10-3-19 7-19s21 9 21 19-4 18-9 18-13-8-19-18zm5652 7c6-6 22-6 36-1 15 6 11 10-11 11-20 0-31-4-25-10zm-12265-26c-25-15-25-18 0-18 25-1 25-3 0-19-15-10-20-18-9-18 38 0 75 35 56 54-13 11-29 13-47 1zm2460 7c-6-7-11-21-11-32s8-10 22 3c12 12 17 26 12 31s-15 5-23-2zm9976 3c43-19 232-40 232-25 0 8-6 15-14 16-7 0-63 5-126 9-60 5-102 5-92 0zm320-3c12-6 37-6 56-1 17 6 7 9-23 10-31 0-46-3-33-9zm580-7c36-23 61-23 46 0-6 10-26 19-42 19-28 0-28-3-4-19zm-12908-16c0-11 7-21 17-21s19 4 19 9-8 13-19 19-17 3-17-7zm425-12c0-16 24-33 56-39 30-6 51-18 46-26-4-8 9-10 31-4 39 10 39 10-4 44-25 19-56 30-69 26-13-5-19-1-13 9s-1 18-18 18c-15 0-29-12-29-28zm1514 7c9-15 3-18-20-9-29 11-30 8-9-17 23-27 26-27 40 0 10 17 25 25 35 19s17-2 17 8-17 20-38 20c-25 0-33-7-25-21zm273-6c0-14 7-23 15-16 10 5 12 17 6 27-15 23-21 21-21-11zm4159 9c-8-10 0-13 16-7 32 13 39 25 12 25-10 0-22-8-28-18zm745-19c5-20 13-37 16-37 4 0 8 17 8 37s-8 37-17 37-13-16-7-37zm1017 21c-7-12-4-35 7-52 11-21 18-24 20-10 0 14 8 20 18 14 28-18 22 20-7 44-18 15-30 16-38 4zm3333 5c6-5 22-7 36-1 15 6 10 10-12 11-19 1-30-4-24-10zm1062-7c51-22 80-22 46 0-15 10-41 17-55 17-19-1-16-6 9-17zm-3005-94c5-106 19-132 37-73 13 39 15 39 65-21l53-63-22 70c-12 38-28 69-37 69-21 0-68 49-68 72 0 10-7 24-17 29-8 6-14-31-11-83zm47-20c0-10-9-13-19-7s-19 20-19 30 9 14 19 7 19-19 19-30zm3069 95c6-12 20-18 30-18s13 8 7 18-21 19-30 19c-10 0-13-8-7-19zm376-2c12-13 26-18 32-13 6 6-4 17-22 24-27 9-29 7-10-11zm-13516-26c0-16 8-24 17-18s20 20 20 29-8 17-20 17-17-13-17-28zm834 10c-22-13-19-16 12-13 23 1 37 9 31 16-10 19-9 19-43-3zm950 7c6-6 23-7 37-2 14 7 10 11-12 12-20 1-30-3-25-10zm5007-8c-24-9-38-26-31-35 13-23 59-5 72 28 5 14 9 26 6 25-3 0-23-9-47-18zm2455-12c-10-26-8-28 10-11 14 13 19 28 14 33-7 6-17-4-24-22zm3532 15c0-9 88-52 196-96s200-87 205-96c13-21-231-5-289 18-100 39-144 42-156 13-9-22-3-27 24-17 20 6 41 3 47-9s26-13 43-8c27 9 27 7 4-9-15-11-45-21-68-21-38 0-75-30-57-48 4-4 53 7 108 23 159 47 424 24 787-67 163-42 311-72 328-68s84-2 149-13 154-16 200-11c47 7 68 13 50 15-48 3-195 73-281 133-42 28-121 74-177 106-56 30-123 66-148 79-51 30-167 73-167 64 0-3 87-49 195-103 198-100 359-211 273-190-23 5-47 18-52 27s-19 16-29 16-13-10-5-21c9-15 5-17-11-6-19 10-22 5-14-25 9-38 8-38-39-7s-47 32-7 37c48 7 52 27 13 59-22 20-28 18-28-9s-5-28-28-10c-21 19-33 19-54 1-30-24-42-19-149 65-68 53-197 120-228 120-7 0 36-30 97-67 62-37 141-90 177-118s78-55 92-61c18-6 9-11-21-12-27 0-54 10-59 26-5 14-25 25-43 24s-76 11-127 27-140 39-198 50c-58 13-184 61-278 107-167 82-275 114-275 82zm1419-388c-5-6-21 0-33 13-18 18-16 20 10 10 19-6 29-18 23-23zm-955 387c0-10 8-20 18-20s19 5 19 9-8 13-19 19-18 3-18-8zm-12132-22c-1-14 0-37 2-53 3-22-1-22-31 0-28 23-28 20 3-17 21-25 28-40 15-32-11 6-28 3-35-10-8-13-5-16 8-8 12 7 22 3 22-11s11-12 27 10 38 31 57 23c26-10 28-6 10 14-18 23-16 26 18 17 22-5 45-26 50-45 4-18 16-29 25-24s26 5 37-2c15-9 15-16-1-26-11-7 3-13 33-13 72 0 158-55 144-91-7-17-2-23 9-16 10 6 15 24 9 38-8 22-1 25 31 15 90-28 97-28 61-5-37 24-47 27-83 32-12 1-20 21-20 44-1 40-1 41-28 6-21-28-27-29-27-9 0 34-46 60-176 102-51 17-108 43-126 58-27 24-32 25-34 3zm10834-16c-23-15-22-18 9-17 20 0 54 8 75 17 33 14 33 15-10 17-26 0-59-8-74-17zm287 0c82-7 157-6 166 2 9 9-54 15-148 13l-166-3zm-9283-44c0-42 28-72 44-47 4 7-3 30-18 50-26 35-26 35-26-3zm186 17c0-28 58-44 81-23 12 13 12 19-2 19-12 0-35 5-50 12-17 6-29 3-29-8zm4580-2c-15-6-29-32-33-58-4-25-19-75-35-110-28-60-30-61-57-27-15 20-31 27-35 16s-32-17-62-12c-30 4-52 13-48 20s-17 11-47 11-51-8-47-18 21-16 38-13c27 5 29 0 12-31-15-30-35-35-95-30-42 3-89 18-107 30-26 20-27 20-7-2 12-14 24-48 24-74 1-46 2-46 17-5 10 23 23 42 28 42 7 0 6-19-1-42-13-41-13-41 22-5 20 21 61 38 98 40 34 2 68 13 75 24 20 33 130 42 130 11 0-14-9-29-23-35-12-5-6-8 15-6 54 6 113 52 165 130 42 62 43 68 12 68-21 0-34-12-32-31 1-16-7-33-18-37-13-5-17 9-11 41 4 26 24 54 43 62 18 6 28 20 20 32s-26 15-41 9zm633-10c-1-19 3-30 9-24s7 22 2 36c-6 15-11 11-11-12zm1138 11c9-15 4-32-11-41-17-12-18-17-3-17 35-1 49 37 23 61-18 17-19 16-9-3zm352-4c-6-11-7-24-3-29 5-4 14 4 19 20 13 33 2 38-16 9zm2125-3c-26-10-38-22-26-26 27-10 110 22 89 34-9 5-38 2-63-8zm-12472-28c16-19 47-61 69-97s52-66 66-70c12-5-12 38-54 95s-85 104-94 104-3-14 13-32zm3773 24c0-7 14-27 33-46 24-24 50-31 101-25 67 9 100 43 43 43-16 0-28 7-28 17s-8 19-19 19c-9 0-12-13-6-30 9-24 3-27-33-17-24 9-55 23-68 33s-23 13-23 6zm5323-5c0-34 33-65 45-44 7 10 8 28 2 38-14 22-48 25-47 6zm-6492-21c0-9 14-27 28-40 31-26 34-19 17 26-12 31-45 41-45 14zm9598-2c-13-24 29-24 65 0 23 13 21 17-12 17-23 0-46-8-53-17zm-8959-49c13-26 24-34 32-21 10 15 26 15 63-2 27-12 57-17 66-11 27 16-19 63-50 52-14-7-26-3-26 5s-24 16-53 17c-48 3-50-2-32-40zm9127 30c-6-10 1-13 17-7 33 11 38 26 11 26-9 0-22-10-28-19zm960-13c18-18 36-26 42-20 19 19-9 52-43 52-28 0-28-3 1-32zm-11772-19c-10-26-8-28 11-10 12 12 17 28 12 33s-16-4-23-23zm1126 21c6-7 22-8 35-2 16 6 11 10-11 11-20 1-30-3-24-9zm1044-4c-45-10-85-49-84-81 0-16 7-13 19 8 15 26 27 28 55 12 21-10 45-14 55-8s19 0 19-14 12-26 25-26c21 0 23 11 8 50-19 58-42 71-97 59zm8558-14c-25-29-5-35 34-10 16 9 19 20 8 27-11 6-29-1-42-17zm-8773-8c0-11 4-19 8-19s14 8 20 19 3 18-8 18-20-8-20-18zm6411-10c6-15 18-23 27-17s17 0 17-13 4-18 9-12c17 16-12 70-38 70-15 0-22-12-15-28zm-6031-16c40-34 65-39 65-12 0 11-7 19-16 19s-33 5-51 10c-31 11-31 9 2-17zm752-2c13-16 31-28 42-28s8 12-6 28c-12 15-31 28-41 28s-8-13 5-28zm1090 15c12-5 37-5 55-1 18 5 8 10-23 10-30 1-45-4-32-9zm6923-1c-104-18-64-33 98-35 109-1 223-16 319-40 86-24 150-33 154-22 3 10 24 13 47 8 22-6 56 2 77 19 36 30 36 30-5 18-55-15-239-15-264 1-22 13-331 66-362 62-10-1-40-7-64-11zm-10121-32c0-14 7-23 15-18s12 18 5 27c-14 25-20 22-20-9zm397 14c-19-5-32-16-32-26s14-10 36 2c21 11 38 24 38 29s-3 7-5 6c-3-1-19-6-37-11zm5188-7c-7-11-9-24-4-29s15 4 20 20c12 33 2 38-16 9zm220-9c-6-16-3-38 7-49 14-13 19-3 17 30-3 55-8 59-24 19zm142 21c0-7 13-26 28-41s27-20 27-10-12 28-27 40c-15 13-28 18-28 11zm2161-12c-7-10 6-17 27-17 44 0 49 10 11 25-16 6-32 3-38-8zm-7660-17c-14-22 4-22 55 0 36 15 36 15-3 17-22 0-46-7-52-17zm549-8c-1-19 3-31 9-24s6 22 1 35c-5 15-9 10-10-11zm-1276-3c6-7 21-7 35-2 14 6 10 11-12 12-18 1-30-4-23-10zm2739-17c0-16 8-28 19-28 9 0 12 13 7 28-6 15-14 28-19 28-4 0-7-13-7-28zm1634 2c-1-20 3-31 9-24s8 22 2 34c-6 16-10 12-11-10zm1659 2c7-19 18-28 24-23 5 6 0 21-13 33-18 19-20 17-11-10zm2605 16c0-27 80-207 96-217 14-8 13-16-1-24-11-8-21-2-22 11 0 14-19 2-43-26-25-27-49-44-55-38-8 6-12-2-12-20 0-17 13-31 28-33 15-1 38-3 51-5s33 4 45 12c13 9 31 13 40 6 11-6 22-1 26 12 3 12 18-20 31-70 13-51 31-111 41-135s16-61 16-85 14-55 30-69c27-22 30-20 20 12-54 177-64 325-22 325 15 0 28-9 28-21s9-13 20-6 28 1 36-12c10-15 40-26 68-26 35 0 61-17 88-56 22-32 46-56 55-56 35 1 30-44-6-64-21-11-39-12-39-3s-11 21-24 26c-36 15-31-45 7-85 22-22 36-27 44-15 7 12 30 20 49 20 30 0 34-8 24-51-6-28-17-58-23-69-16-29-16-84 1-95 9-5 12-16 5-27-15-23 31-166 50-154 22 13 20-61-3-104-13-26-12-39 5-50 14-8 35-35 46-61 18-39 20-27 10 74-22 230-18 307 18 303 45-3 42 32-4 44-24 7-37 25-37 54 0 64 5 73 36 66 16-5 10 7-15 27-43 36-68 168-34 179 22 7-1 50-26 50-9 0-17-17-17-37 0-48-32-48-47 1-6 20-19 32-29 27-10-7-17-2-17 9 0 37-131 156-179 163-25 3-67 27-93 52s-57 45-72 45-58 29-95 67c-50 49-61 70-43 81 17 11 13 20-16 36-22 11-40 17-40 12zm-1131-19c0-5 8-13 18-19s19-3 19 7-8 20-19 20-18-3-18-8zm521-18c-2-20 4-30 10-25 5 6 6 23 1 37-6 14-10 10-11-12zm573-11c12-20 24-38 29-38s0 18-10 38c-11 20-25 37-29 37s-1-17 10-37zm1232 10c-20-15-27-27-17-28 27 0 75 33 63 45-6 5-26-2-46-17zm344 8c-16-10-18-17-5-17 13-1 27 8 33 17 14 23 8 23-28 0zm-10043-18c33-14 33-16 5-17-18-1-33-10-33-23s21-16 56-9c32 6 55 3 55-7s10-18 22-18c14 0 14 8-2 28-13 16-17 28-8 29 31 2-57 33-95 33s-37 0 0-16zm863-19c0-9 12-19 28-19 35 0 35 13 0 26-16 7-28 2-28-7zm74 1c0-9 9-20 18-20s20 10 20 20-10 18-20 18-18-9-18-18zm74 0c-24-16-24-18 4-19 17 0 36 9 43 19 14 23-11 23-47 0zm3294-10c-6-17-3-24 8-18s18 2 18-9 8-16 18-10c20 12 5 65-18 65-8 0-19-13-26-28zm-6502 5c1-25 51-141 69-163 13-15 40-48 59-74s38-37 38-26-17 41-39 66c-21 24-55 80-73 123-19 43-40 79-45 79s-9-2-9-5zm2336-21c17-16 78-39 138-50s128-28 153-37c31-11 44-9 44 6s7 14 19-5c18-24 19-24 13 0-4 17-31 29-63 31-52 2-82 9-137 30-15 5-50 16-76 21-28 6-66 17-84 23-31 11-31 9-7-19zm2931 7c0-25 33-40 45-20 5 9-2 21-17 27s-28 3-28-7zm7826-1c-15-10-18-17-8-17s31 8 46 17 19 19 9 19-31-8-47-19zm-9658-10c8-6 23-7 37-2 14 6 10 10-12 11-20 1-31-3-25-9zm1016-8c0-10 13-18 28-18 35 0 35 11 0 25-15 6-28 3-28-7zm123-9c-6-15-3-28 8-28 9 0 17 13 17 28s-3 27-7 27-12-11-18-27zm2766 16c13-5 33-5 45 0s4 9-22 9-37-4-23-9zm2279 0c-17-18-15-44 4-44 8 0 15 13 15 28 0 33-2 34-19 16zm-2349-14c0-4 13-12 29-18s23-3 17 7c-10 18-46 26-46 11zm176-11c7-10 20-19 30-19s14 9 7 19c-6 10-20 19-29 19-11 0-15-9-8-19zm2747 3c-7-12-1-35 16-51 30-31 34-19 12 38-10 25-18 29-28 13zm5518-3c17-10 42-46 54-78 14-34 40-81 58-106 47-60 46-131-2-131-35 0-68-32-52-49 6-4 32-3 59 3 40 10 48 23 48 76 0 107-113 305-173 303-12 0-8-9 8-18zm-13811-33c-10-7-29-34-43-59-25-47-25-47 27 3 47 46 59 86 16 56zm5879-1c8-15-3-22-33-22-60 0-76-26-37-58 23-18 27-18 18-1-20 32 43 53 64 21 13-20 17-17 17 14 0 22-10 47-22 54-12 8-16 5-7-8zm186 2c-10-8-21-31-24-52-7-35-7-35 32-1 54 49 47 93-8 53zm1727-11c6-18 17-28 23-22 6 4 0 20-13 33-18 17-20 15-10-11zm-6966-12c0-27 57-52 95-43 58 15 39 40-23 31-38-7-53-4-46 10 8 10 5 20-7 20s-19-9-19-18zm-1058-19c0-9 4-18 10-18s12 7 18 18 3 18-8 18-20-8-20-18zm7169-16c5-13 9-27 9-32s9-8 19-8 19 12 19 26 10 30 23 36 1 7-28 6c-35-2-48-11-42-28zm3042 16c-7-11 1-14 18-8 31 14 37 26 10 26-9 0-21-8-28-18zm3316 8c6-7 21-8 35-2 15 6 11 10-12 11-18 1-30-3-23-9zm-14156-35c-1-18 5-30 11-23s6 21 1 35c-6 14-11 10-12-12zm1844 8c7-11 20-15 28-9s20-1 25-13c6-15 11-12 11 8 1 21-12 33-37 33-21 0-33-9-27-19zm103 2c0-11 7-23 18-29 11-7 14 1 8 17-14 32-26 38-26 12zm82 0c7-12 47-20 88-20 96 0 79 21-24 32-51 4-71 0-64-12zm193-3c-17-12-5-17 35-17 33 0 60 3 60 7 0 17-71 24-95 10zm4139-29c0-16 13-25 31-22 45 9 50 44 6 47-21 2-37-8-37-25zm1643-12c7-19 16-29 22-23s0 20-12 32c-19 19-21 17-10-9zm-6299-11c0-10-16-13-36-8-22 6-37 1-37-11 0-11 19-21 44-21s48-6 52-13 6-3 2 11c-4 17 4 21 24 14 26-11 27-8 7 16-26 31-56 37-56 12zm391-10c-1-19 5-31 10-25s7 23 2 36c-6 14-11 10-12-11zm7308 0c-1-19 3-31 10-25s7 23 2 36c-6 14-11 10-12-11zm-9478-9c0-10 7-23 17-29s19-3 19 6c0 11-8 24-19 30s-17 3-17-7zm2586-2c-6-10-3-19 9-19s19 9 19 19-4 19-8 19-13-9-20-19zm79 4c-38-8-43-33-9-46 38-14 143 8 144 31 0 11 9 8 20-8 15-21 19-21 12-1-4 15-25 28-46 29-22 2-36-4-30-12s-4-16-19-16-30 8-33 15c-3 8-21 12-39 8zm4215-4c0-10 13-19 28-19s27 9 27 19-11 19-27 19-28-9-28-19zm2759 5c-44-11-41-42 4-42 21 0 38 12 38 28s-2 27-5 26-19-7-37-12zm-8397-23c0-6 13-28 29-47 15-21 24-26 17-14-7 14 0 24 18 24 46 0 33 31-19 41-25 5-45 4-45-4zm779-1c0-10 3-18 7-18s15 9 21 18 2 19-9 19-19-8-19-19zm9106-30c-56-26-105-55-108-64s-19-17-32-17c-15 0-26-14-26-32 1-20 6-23 11-9 6 12 18 23 28 23s40 16 67 37c26 20 79 46 118 56s72 28 72 37c0 26-17 22-130-31zm-9941 23c0-4 8-14 18-21s19-2 19 9-8 19-19 19-18-3-18-7zm-1012-31c-6-10-7-24-3-28 5-5 13 3 20 20 12 32 2 38-17 8zm2343 3c2-4-4-17-15-29-12-16-4-30 28-47 66-35 59-58-13-45l-60 10 63-47c75-56 78-56 63-20-5 16-1 28 11 28 13 0 16 17 10 44-6 25-2 51 8 57 12 8 20 22 20 34s-13 6-29-14c-28-37-28-37-59 0-18 21-30 33-27 29zm11670-21c-10-19-32-36-48-36s-23-8-17-18c11-17 41-16 172 8 43 8 79 21 79 29 0 22-110 32-119 10-4-11-9-5-9 12-2 44-33 42-58-5zm371 19c0-11-8-15-19-8-28 17-114-8-101-29 6-11 19-14 27-9 9 5 29 4 46-2 27-10 27-14-2-35-48-35-27-46 64-33 74 9 112 42 49 42-16 0-24 8-18 17 13 22-7 76-29 76-9 0-17-9-17-19zm-12884-28c-15-42 7-54 39-22 15 15 23 32 16 40-19 19-43 12-55-18zm1754 0c34-15 67-27 74-26 24 1-82 53-109 53-16 0 1-12 35-27zm3067 18c6-7 22-8 36-3 15 7 11 11-11 12-20 1-30-3-25-9zm462-28c-24-20-36-36-27-36 25 0 90 51 80 63-5 5-29-8-53-27zm1416 19c8-11 19-17 28-17 11 0 19 8 19 17s-14 20-29 20c-17 0-25-8-18-20zm1182-8c-12-15-23-30-23-34s60-9 132-11c74-2 148-11 166-20 41-22 55-23 55-5 0 9-40 26-88 41-49 13-97 28-107 31-70 23-114 23-135-2zm-8378-8c-7-11-2-20 11-20 11 0 33-15 45-32 13-19 29-28 35-22 6 5-10 29-34 52-29 27-48 34-57 22zm2356 0c-6-10 9-21 31-26 54-15 59-8 14 20-19 12-39 15-45 6zm3348-10c0-19 4-30 11-24s6 22 1 36c-7 14-11 10-12-12zm6962-2c6-17 3-24-9-17-21 13-72-22-72-49 0-25 50-19 61 7 7 18 9 18 10-1 1-14 12-19 25-10 13 7 43 14 68 14 24 1 49 14 53 27 7 18 0 23-20 15-18-7-31-2-31 9 0 10-13 15-28 8-15-5-28-2-28 8s-9 17-20 17-16-12-9-28zm-13740-2c-6-7-11-21-11-31 0-12 8-10 22 2 12 13 17 27 12 32s-15 3-23-3zm2097 0c-7-7-13-21-13-31 0-12 9-10 23 2 11 13 17 27 12 32s-15 3-22-3zm11282-1c-31-4-56-27-72-66-15-33-35-66-47-73-10-8 6-14 36-16 125-5 130-7 131-49 0-46 25-81 29-41 1 15 0 37-1 50s11 23 26 23 28 8 28 19-37 18-84 18c-60 0-83 6-78 23 6 13 23 21 42 17 18-3 40 5 49 19 11 18 15 17 15-8 1-35 16-40 51-18 24 15 12 97-13 97-9 0-26 3-40 6-13 4-46 3-72-1zm-10126-33c0-16 8-28 18-28s13 12 7 28-14 28-17 28c-5 0-8-13-8-28zm5583 10c0-10 8-19 18-19s19 4 19 8-8 13-19 20-18 2-18-9zm3514-1c-6-10 1-18 18-18 33 0 37 11 11 27-9 6-23 2-29-9zm344 11c0-5 8-14 18-20s19-2 19 8-8 20-19 20-18-4-18-8zm-10164-29c0-11 8-19 18-19s18 8 18 19-8 18-18 18-18-8-18-18zm1112 0c37-24 80-24 66 0-7 10-30 18-53 18-33 0-35-4-13-18zm2504-4c0-8 13-15 28-15s28 7 28 15c0 10-12 16-28 16s-28-6-28-16zm-4292-13c-6-9 2-21 16-27 18-7 23-1 17 17-12 31-19 33-33 10zm64-1c0-9 7-22 18-29 11-6 14 1 8 18-14 33-26 38-26 11zm1817 10c0-4 13-12 28-17 15-7 28-3 28 7 0 9-13 18-28 18s-28-4-28-8zm5800-29c5-20 23-37 38-37 24 0 23 5-5 37-18 20-35 37-38 37-2 0 0-17 5-37zm4661 23c0-8 32-14 73-14 40-1 68 5 64 13-12 19-137 20-137 1zm-7066-27c0-20 21-19 55 3 21 14 19 17-14 15-23-2-41-11-41-18zm717-6c-38-27-20-47 28-29 19 6 26 20 19 32-10 17-22 16-47-3zm82 2c-1-20 3-30 9-24 6 5 6 22 1 35-5 15-10 11-10-11zm4480 13c-18-17-15-46 4-35 9 6 27-2 40-17 18-22 18-27-2-27s-20-6-2-23 31-18 58-1 37 17 42 1c5-12 22-16 40-9 53 20 13 54-47 43-30-6-50-4-46 4 6 8-6 29-27 46-40 35-43 36-60 18zm1574-19c-5-13 3-23 18-23 16 0 28-11 28-24 1-12 9-8 20 9 10 19 30 33 44 33s28-14 33-33c5-23 9-19 16 15 9 44 5 46-70 46-47 0-83-10-89-23zm-10732-6c-14-10-19-17-11-17s5-19-7-39c-16-31-16-37 1-26 12 7 29 31 37 52 12 28 18 32 18 11 1-23 15-29 58-24 32 3 66 11 77 19 11 7 10-7-4-32-19-43-19-43 8-9 16 21 27 45 24 55-7 19-87 31-84 13 4-37-9-40-47-15-28 19-53 22-70 12zm642 2c-7-11 1-14 17-8 32 12 39 26 12 26-10 0-23-9-29-18zm408-1c7-11 23-18 37-18s43-26 65-57c23-31 45-53 50-48 17 18-60 104-111 122-31 11-48 11-41 1zm3223 6c-66-13-50-41 22-38 38 3 65 14 65 27 0 24-12 25-87 11zm217 5c0-4 14-12 29-18 17-6 24-3 18 8-12 17-47 26-47 10zm4983-21c-9-23-4-25 26-8 43 23 46 37 10 37-15 0-30-13-36-29zm-8995-18c-7-17 0-27 16-27 15 0 27 12 27 27s-7 28-16 28-22-12-27-28zm518 0c7-15 15-27 19-27s7 12 7 27-8 28-18 28-13-12-8-28zm258-11c-13-36-14-36-39-4-31 42-33 24-4-39 12-26 29-48 40-48s13 6 6 12c-6 7 3 24 21 39s20 20 7 13c-20-9-23-3-14 26 8 23 9 40 3 40s-14-17-20-39zm2580 24c-8-12-19-20-27-14-6 4-13-13-15-38-1-24 5-44 14-44s17 12 17 27c0 13 9 29 22 33 11 4 16 18 12 33-7 20-12 20-23 3zm557-22c-32-19-44-38-32-45 11-8 20-4 20 8s8 15 19 9 18-2 18 10 7 16 16 11c8-5 16 2 16 17s-2 27-3 26-24-17-54-36zm350 3c8-28 1-55-20-78-35-39-12-51 25-14 18 17 22 16 22-8 0-17-16-36-37-42-20-6-33-19-27-28 5-8 1-22-10-28s-18-2-18 10-9 15-19 9-12 2-6 21c8 20 5 27-7 19-12-7-24-3-28 9s-34 21-65 20c-58-2-100 46-62 69 11 7 11 22 1 38-14 23-18 23-18-5 0-18-9-32-20-32-13 0-16-22-9-60 10-48 8-55-9-32-18 22-20 18-11-19 6-24 1-56-10-69-14-17-13-25 3-25s13-12-10-37c-19-21-45-33-58-29-14 6-24 1-24-10s-20-15-47-8c-36 9-59 0-95-36l-47-48 3 52c2 29 2 77 0 108-2 45-7 37-30-46-35-131-98-263-120-251-9 7-12-2-5-17 13-37 43-39 43-3 0 13 14 35 28 47 23 20 28 19 28-6 0-31-176-173-204-165-9 2-13-6-7-21 5-13-5-36-21-49-28-23-30-20-27 30 7 107 0 211-16 211-8 0-12-35-8-77 12-120-64-347-132-391-14-9-14-13 2-13 38-1 27-47-20-91s-97-38-78 10c6 16 2 22-10 15-10-7-15-23-9-38 5-14-5-34-24-43-30-16-33-10-32 69 0 48-5 110-13 137-25 97-44 52-36-85 6-89 2-141-12-149-11-8-20-21-20-31s6-15 15-10c18 12 16-56-2-75-8-7-13 6-13 27 0 23-6 41-14 40-20 0-72-42-81-63-5-11-18-18-30-17s-23-5-23-16 25-15 55-11 56 2 56-7 8-12 17-5c12 6 15-3 7-21-8-19-16-24-19-14-8 24-80 11-80-14 0-9-12-16-29-16-19 0-27-11-20-28 6-15-3-35-20-45s-22-19-11-20c13 0 28 9 35 21 10 14 17 13 26-2 9-14 25-18 38-10 17 11 11 22-21 41-24 15-29 22-11 16 18-5 33 0 33 13 1 17 5 17 11 0 15-36 35-15 127 125 45 72 95 130 112 130 48 0 209 165 232 238 34 103 112 205 217 279 34 22 81 82 106 130 53 105 72 122 166 148 40 10 100 45 133 78 50 48 76 58 159 61 66 3 127 21 182 52 73 40 105 45 241 43 101-2 159-11 163-25 5-11 21-21 35-21 36 0 14 35-37 56-31 12-32 15-8 16 19 1 34 11 34 20s-13 12-28 7c-18-7-28 0-28 19 0 16-19 33-42 37-100 21-142 24-133 8 5-8-11-15-37-15-51 0-80-28-44-44 13-5-1-9-30-10-48-1-52 2-40 49 10 41 8 46-11 28-19-19-29-16-48 18l-25 42zm362-100c6-9-3-21-19-28-18-6-24-3-14 11 8 14 3 18-14 12-81-31-108-33-120-13-8 13-6 17 6 10 11-7 39-4 63 5 56 23 85 24 98 3zm-553-126c-6-7-11 5-11 24 1 21 6 26 12 11 6-13 5-29-1-35zm-763-766c-6-10-14-19-20-19-4 0-8 9-8 19s10 19 20 19c11 0 14-9 8-19zm1382 941c0-33 4-36 19-13 23 36 23 55 0 55-10 0-19-18-19-42zm3582 9c-24-44 47-79 110-56l45 17-46 35c-58 45-86 46-109 4zm1714 16c-30-5-55-19-56-27-1-25 69-31 95-9 12 10 45 15 73 12 27-3 53 3 57 14 8 21-83 27-169 10zm1038-1c-6-10 1-19 18-19 15 0 29 9 29 19s-9 18-18 18-23-8-29-18zm-12918-28c-14-16-15-28-5-28s24 12 29 28c7 14 9 28 6 28s-17-14-30-28zm1767-18c0-25 7-42 16-36 9 5 16 26 16 46s-7 36-16 36-16-21-16-46zm69 18c0-15 8-28 19-28s17 12 17 28-7 28-17 28-19-14-19-28zm1145 6c13-12 28-17 33-12 6 6-4 16-23 23-26 10-28 8-10-11zm2344-5c-1-19 3-30 9-24s6 22 1 35c-5 16-9 11-10-11zm209-2c6-17 12-33 12-37s8-9 18-9c30 0 21 51-11 64-22 8-27 4-19-18zm2961 11c0-35 22-74 38-65 19 11 58-56 41-72-5-6 8-8 29-4s40 0 40-10 15-35 35-56c24-26 33-60 30-102-3-43 3-63 21-63 31 0 34 116 4 172-12 22-24 57-26 78s-5 43-6 52c-1 7-14 13-30 13s-28 9-28 19-21 19-47 19-46 8-46 18-12 19-27 19-28-7-28-18zm111-66c12-16 18-28 14-28s-21 12-33 28-19 28-14 28 20-13 33-28zm2513 29c-62-28-137-80-168-115-48-54-55-76-49-142 4-43 14-78 22-78s11 32 6 71c-8 56-1 81 34 121 38 43 51 47 113 33 46-11 70-10 70 2 0 11 29 16 73 9 42-5 75-2 75 7s-12 16-29 16c-16 0-24 8-19 18 18 29 83 1 72-30-9-24-4-25 26-9 22 12 44 14 53 7 8-7 9 2 3 19-9 26-1 34 38 36 44 2 45 3 10 10-24 4-43 17-43 27 0 11-21 16-46 11-31-6-46-1-46 16 0 39-72 28-195-29zm-8338 19c-45-13-45-13-4-24 23-6 47-3 53 7 16 26 4 29-49 17zm2183-9c9-25 6-32-9-23-12 8-22 6-22-6 0-26 32-25 47 1 7 11 3 30-8 42-17 16-19 12-8-14zm2749 1c29-35 4-52-41-27-37 19-38 18-14-10 15-18 34-29 47-25 10 4 36-5 57-23 34-27 35-27 11 3-20 26-20 38-2 61 20 23 19 27-7 16-17-6-30-2-30 10s-9 20-21 20c-15 0-15-7 0-25zm-5737-26c-9-26-7-28 11-9 12 13 18 27 12 33-5 5-16-5-23-24zm186 16c-19-30 37-46 77-21 31 20 31 21-2 11-20-7-43-2-49 9-10 16-17 16-26 1zm335-7c6-10 0-25-14-35-21-12-20-15 5-15 16 0 34 14 39 33 5 21-1 34-16 34-13 0-19-8-14-17zm2895-10c5-12-5-40-24-61-26-28-37-31-50-12-12 16-14 14-7-8 5-17-2-35-18-41-35-14-34 34 4 70 16 17 19 30 8 30-13 0-17 9-10 18s4 19-6 19c-8 0-26-22-38-49-19-40-16-57 16-107 20-31 37-46 37-32 1 13 29 52 64 86 34 33 58 67 52 73s3 10 19 10 34 6 39 14-14 14-43 14c-35 0-48-8-43-24zm5514 10c0-40 51-42 101-3 35 27 35 27-5 27-20 0-44-10-51-21-9-15-18-13-29 4-12 21-16 19-16-7zm-7897-8c-33-12-29-37 5-37 15 0 28 12 28 25s-2 24-5 23c-2 0-16-5-28-11zm1804-6c6-9 2-18-8-18s-20-19-19-42l1-41 18 42c9 24 25 37 35 32 11-7 15 0 7 18-5 15-18 28-28 28s-12-8-6-19zm203 0c-6-9-2-18 9-18s19 9 19 18-3 19-8 19-13-8-20-19zm1036 7c5-6 22-6 34-1 16 6 12 11-10 11-20 1-31-3-24-10zm2888-6c0-9 8-23 17-29 12-6 15 1 9 19-13 31-26 37-26 10zm909 3c0-11 18-33 40-48 68-48 30-48-68-1-109 52-131 47-39-10 37-23 75-56 85-76 12-19 30-30 47-23 15 5 27 0 27-13 0-16 6-17 25-2 31 26 51 8 35-30-8-22-3-27 21-18 19 8 30 2 30-13 0-40 58-52 92-21 36 32 84 39 66 11-6-11 1-19 16-19 19 0 23 12 16 41-8 35-5 39 16 22 14-11 72-46 128-76 171-92 186-104 186-155 0-26 6-55 13-66s8-11-2-4c-28 22-99-84-113-168-10-60-8-78 7-68 14 8 31-8 44-44 12-31 28-57 36-57 27 0 16-35-24-72-33-31-34-36-8-46 17-7 25-4 20 5-21 33 86 41 120 10 21-18 44-25 58-15 14 8 39 12 56 10 22-4 28 4 21 30-7 27 3 39 46 47 30 5 77 15 104 23 37 9 48 5 48-18 0-29 39-40 62-18 28 27-47 63-134 63-52 0-95 8-95 18s-18 19-41 20-31 5-19 10 23 19 23 29-21 6-46-11c-29-20-46-23-46-9 0 11-13 15-28 10-15-6-28-3-28 6s-17 22-38 28-36 24-36 39-9 26-20 26-16 23-13 49c4 37 17 51 52 57l45 6-43-36c-45-34-42-76 5-76 31 0 93 68 69 78-10 3-21 18-25 33-4 20 13 29 64 30 38 1 70-5 70-15s9-11 20-5 16 29 10 49c-7 29-2 34 31 24 22-8 50-20 61-28 27-22 316-22 397 0 48 12 20 15-111 9-189-9-210-4-241 66-19 45-19 45-9-8 9-42 6-50-14-34-13 11-52 26-89 33-35 7-89 26-120 42s-71 35-88 44-49 16-70 16-42 12-49 28-29 28-51 28-86 29-142 65l-101 67 130-11c71-5 159-18 195-28 59-17 68-15 98 27 38 52 77 45 59-10-7-20-3-37 9-37 10 0 19 15 19 33s23 51 51 73l51 42-92-10c-51-6-127-14-167-19s-174-13-294-17c-227-8-310 10-387 79-19 17-33 21-33 9zm759-133c0-11-8-19-19-19s-14 8-8 19 15 18 20 18c4 0 7-8 7-18zm-392-55c6-18-1-18-30-3-56 31-71 61-20 42 23-8 46-26 50-39zm486-233c0-3-25-8-56-13-35-6-55 0-55 13s20 19 55 14c31-6 56-11 56-14zm-378 423c-6-6-12-20-12-31s9-10 22 2c13 13 18 27 13 33s-16 4-23-4zm503 0c13-5 23-22 23-39 0-24 5-25 23-6 18 17 17 26-4 40-16 10-37 17-47 16s-7-5 5-11zm-8955-24c0-23 21-23 57 0 22 14 19 18-14 18-23 0-43-8-43-18zm417-11c6-15 11-31 11-34 0-2 25-1 55 3 64 10 111 53 56 53-19 0-30-7-26-16 5-7-3-14-20-14s-29 8-29 19-12 18-29 18c-19 0-26-9-18-29zm450-2c5-12 18-20 27-13 25 15 19 38-9 38-16 0-23-11-18-25zm164 12c10-16 6-20-12-14-14 5-42 3-63-5-31-13-32-15-5-16 19-1 34-16 35-34 2-30 2-30 12 0 7 32 42 47 42 19 0-9 19-23 42-33 22-10 40-34 39-50-3-42 23-42 62-2 21 19 34 22 38 8 4-11 15-21 24-21s7 21-5 47c-12 25-24 42-30 38-4-5-25 0-45 11-27 14-34 13-24-1 6-11 4-20-5-20s-22 11-28 26-28 36-51 49c-32 17-38 16-26-2zm206-9c8-20 2-25-19-16-18 7-30 2-30-13 0-12 6-17 12-11 7 7 24 3 38-9 20-16 31-15 48 3 18 19 18 21-1 11-12-7-23-3-23 8 0 14 16 19 40 13 30-9 34-6 19 10-34 33-96 37-84 4zm122-5c6-81-3-100-46-87-36 9-37 8-8-9 43-27 90-11 76 27-7 15-3 29 10 29 29 0 24 49-8 62-18 6-26 0-24-22zm2450-4c1-20 8-36 16-36 7 0 12 16 11 36-3 21-10 37-17 37s-13-16-10-37zm-2371-1c-7-11-9-24-4-28 6-5 14 3 20 20 13 32 2 38-16 8zm54-8c6-17 3-25-8-18-9 6-17 2-17-7 0-31 40-46 56-21 16 29 3 74-24 74-10 0-13-13-7-28zm858 1c-6-16-8-28-5-28 5 0 17 12 31 28 12 15 14 27 4 27-12 0-24-13-30-27zm63 8c0-11 7-19 18-19s18 10 18 19-8 19-18 19-18-9-18-19zm605 6c-6-6-13-21-13-31 0-11 10-10 22 3 13 11 19 26 14 31-7 5-16 4-23-3zm5510 1c12-5 37-6 56-1 17 4 7 8-23 9-31 0-46-4-33-8zm1311-8c-6-11-8-24-3-28 5-5 15 3 20 20 12 32 2 38-17 8zm-9926-10c7-7 23-7 36-2 14 7 10 11-11 12-20 1-31-3-25-10zm440-8c0-11 4-17 9-17s13 8 19 17c7 12 3 19-8 19s-20-7-20-19zm1354-7c0-39 31-53 70-31 31 18 31 20 0 20-18 0-32 9-32 18 0 12-9 19-19 19s-19-12-19-26zm231-20c5-53 28-85 31-44 1 13 1 32 0 41-2 8 14 9 35 3 44-14 52 18 7 35-57 22-78 12-73-35zm883 19c0-16 3-28 7-28 3 0 11 12 18 28s3 27-8 27-17-12-17-27zm8124 1c0-20 4-31 11-24 5 6 6 22 1 35-7 15-11 11-12-11zm-15470-1c0-7 13-25 28-41 16-14 28-19 28-10s-12 29-28 42-28 16-28 9zm1105-15c7-18 18-29 23-23 7 6 0 20-12 33-19 18-21 16-11-10zm3960-3c-18-22-17-36 6-69 25-35 30-37 30-11 0 18-9 33-19 33-12 0-15 8-9 18s35 14 62 9c47-11 48-10 13 18-44 35-55 36-83 2zm5109 9c-6-10-3-19 8-19s19 8 19 19-3 17-8 17c-4 0-13-8-19-17zm5374-38c0-35 3-50 8-32s5 47 0 64c-5 18-8 3-8-32zm-3331 13c-13-36 74-96 131-91 48 3 55-18 15-51-36-30-37-57-2-57 13 0 35-12 48-27s32-28 44-28 6 12-12 26-32 31-32 38 14 8 32 3c54-18 75 10 48 63-13 25-25 35-25 23s-9-23-20-23-17 17-12 35c7 28-2 40-43 48-30 6-63 6-75-1-14-8-17 0-8 27 13 42-17 56-34 16-7-18-13-18-26 2-14 19-19 19-29-3zm2009 7c0-10 8-20 19-20s19 3 19 9-9 13-19 19-19 2-19-8zm-9237-18c0-8 13-26 27-38 22-18 24-15 17 16-11 38-44 54-44 22zm5231-2c0-10 4-18 8-18s14 8 20 18 3 19-8 19-20-8-20-19zm77-18c0-26 4-36 9-23s5 33 0 45-9 3-9-22zm-1920-11c6-14 19-22 27-16 23 14 21 20-9 33-19 7-24 2-18-17zm2500 0c6-16 11-34 11-38 0-5 8-4 19 2 27 17 22 41-13 54-20 8-26 4-17-18zm4568 18c-7-7-13-26-13-42 0-22 5-23 21-8 11 11 17 30 13 43-4 11-13 14-21 7zm-14963-42c12-24 28-37 33-32s-3 26-22 44c-32 31-32 30-11-12zm4773 23c6-6 22-6 35-1 15 5 11 10-11 10-20 3-30-3-24-9zm273-7c-24-15-23-18 4-18 18 0 33 7 33 18 0 23-2 23-37 0zm68 6c-7-6-7-19-2-27 13-20 45-3 45 22 0 21-25 24-43 5zm497-24c1-21 10-43 19-52 8-7 9-3 2 10s-5 22 5 22 15 13 9 29c-15 40-38 34-35-9zm3728 18c-6-11 2-19 17-19 17 0 29 8 29 19s-7 19-16 19c-11 0-23-9-30-19zm-8745-28c0-16 4-27 8-27s12 12 17 27c7 15 3 28-7 28-9 0-18-13-18-28zm4351-3c-10-27-8-29 9-11 14 13 19 27 14 34-5 5-17-6-23-23zm3940 1c35-14 74-32 85-40 10-7 58-39 106-71 47-31 82-63 76-68s-1-15 10-23c10-6 20 2 20 17s-27 47-60 70c-34 23-75 58-93 75s-50 32-70 32-37 9-37 19-22 18-50 18c-50-2-50-2 13-29zm-4953-5c0-10 10-23 19-31s19-3 19 9c0 9-9 23-19 29s-19 3-19-7zm439-11c7-16 14-28 18-28s7 12 7 28-8 27-17 27-14-12-8-27zm1120 19c0-16 49-65 63-65 6 0 11 13 11 30s-6 26-12 19c-7-7-24-3-37 9-15 10-25 14-25 7zm3709-9c0-12 9-19 19-19s18 3 18 7-9 14-18 20-19 3-19-8zm196 1c-7-10-3-23 8-29s18 1 18 16c0 33-10 39-26 13zm1122-10c0-19 4-31 11-25s6 23 1 37c-7 14-11 10-12-12zm444 12c0-10 13-28 28-41 15-12 28-17 28-10s-13 26-28 40c-15 16-28 20-28 11zm1981-55c10-108 19-116 21-19 1 49-5 88-14 88s-11-31-7-69zm-13335 22c9-19 21-48 27-64 9-24 10-24 12 1 0 16-11 46-27 65-29 36-29 36-12-2zm10716 4c6-17 19-30 28-30 24 0 21 10-12 37-23 20-26 19-16-7zm128 7c-6-11-3-19 7-19s24 8 30 19 3 17-7 17c-9 0-24-8-30-17zm-5351-17c0-10 8-24 20-30s17-3 17 7-8 23-17 29-20 4-20-6zm204-2c-15-9-20-18-9-18s31 8 47 18 19 18 9 18-31-8-47-18zm2113 4c-13-84-12-115 3-104 11 6 15-8 11-33-4-23-4-33 1-20s17 18 27 12c11-7 11 4-2 27-16 31-15 39 2 39 20 2 20 4 0 16-12 8-17 29-11 47 6 16 3 31-8 31s-22-7-23-15zm2472-2c-17-10-14-22 14-49 22-17 38-24 38-13s-10 24-23 29c-18 7-16 15 5 29 32 23 2 27-34 4zm889-15c-1-22 6-46 16-52 22-14 22 5 0 56-15 35-15 35-16-4zm-3192-24c0-11 8-19 19-19s17 8 17 19-8 19-17 19-19-9-19-19zm-5843-19c0-10 8-19 19-19s18 9 18 19-8 19-18 19-19-8-19-19zm3802-17c0-20 8-41 17-46s11 10 7 36c-11 54-24 60-24 10zm4846-9c-17-36-16-46 7-56 44-16 81-12 81 10 0 11-16 14-38 7-33-11-36-6-25 36 15 60 1 62-25 3zm648 15c-13-15-15-26-5-26 19 0 47 35 35 45-3 5-16-5-30-19zm-5786 2c8-8 5-26-7-40-12-16-13-25-2-25 29 0 43 52 18 68-13 6-16 5-9-3zm7044-3c-16-5-40-13-52-17-14-4-20-17-13-27 9-13 22-12 42 4 26 21 27 20 14-13-8-20-19-61-24-93s-21-69-37-87c-14-16-24-40-20-53s30 12 57 53c40 61 57 72 96 65 52-11 65 26 25 65-31 32-60 28-32-5 17-23 17-28-3-28-14 0-37 7-51 16-20 13-18 21 9 42 20 13 37 39 41 58 5 33-4 36-52 20zm-11221-24c0-12 8-20 18-20s19 4 19 9-8 13-19 19-18 3-18-8zm4061 3c0-11-12-17-28-10-20 7-25 2-16-20 6-16 17-30 27-30 17 0 40 58 26 71-5 6-9 0-9-11zm817-16c0-25 5-26 28-7 14 14 27 27 27 30 0 4-13 7-27 7s-28-13-28-30zm1633 5c-1-20 3-31 10-25s7 22 1 36-10 10-11-11zm3170-14c-23-17-22-18 6-8 19 5 50 2 70-9 28-15 33-13 24 10-13 33-60 36-100 7zm390-14c0-11 8-21 18-21s18 4 18 9-7 13-18 19-18 3-18-7zm-5156-9c0-4 13-12 28-18 17-7 24-4 18 7-11 17-46 26-46 11zm5076-26c11-28 8-29-17-8s-26 18-8-38c20-56 44-79 68-64 5 4-1 4-13 1-15-3-19 18-13 69 5 42 1 73-11 73-9 0-12-14-6-33zm1861 14c36-23 60-23 45 0-6 11-25 18-42 18-27 0-27-2-3-18zm-7016-37c-13-44-5-71 15-50 6 5 8 30 4 54l-6 43zm3664-17c0-5 8-14 18-20s19-2 19 8-8 19-19 19-18-3-18-7zm739-17c-27-21-27-25-1-49s28-24 18 3c-8 21-1 33 19 38 17 3 24 11 12 17-9 6-31 2-48-9zm-2779-13c0-10 4-18 8-18s13 8 20 18 2 19-9 19-19-8-19-19zm2875 11c0-4 8-14 17-20s19-3 19 8-8 20-19 20-17-4-17-8zm1569-20c-7-18-22-23-44-14-31 11-31 10 0-21 18-18 33-55 34-82s6-71 8-96-5-59-16-74c-19-25-18-25 10-2 29 21 34 20 34-15 0-22 8-38 20-38 11 0 16 10 12 23-5 13 2 40 15 60 34 44 34 66 0 54-35-14-49 39-40 146 8 83-10 117-33 59zm-1032-9c0-12 8-16 17-11 9 7 21 5 25-3s6-6 5 3c-4 26-47 37-47 11zm898-11c6-16 11-38 11-50 0-14 5-15 19-1 22 21 5 80-23 80-10 0-13-13-7-29zm-10863-15c-7-18 0-23 25-16 41 11 49 42 10 42-14 0-30-12-35-26zm3280-6c-9-26-7-28 10-10 14 13 19 27 14 33-6 6-17-5-24-23zm7057 18c0-11 15-39 35-63 36-44 36-44 26-2-11 43-61 96-61 65zm2232-8c-6-8 20-16 57-16s66 4 66 8c0 15-114 23-123 8zm-9215-16c-7-9-4-17 7-17s20 8 20 17-4 19-8 19-13-8-19-19zm981 2c-4-4-8-13-8-21 0-18 71 1 84 20 9 16-60 17-76 1zm3938 5c12-6 33-6 46 0s3 9-23 9-36-4-23-9zm1200-7c-6-10-2-17 9-17s19 8 19 17-4 19-8 19-13-8-20-19zm2032 5c1-19 111-145 111-127 0 28-62 121-87 131-13 5-24 3-24-4zm1282-7c14-8 47-11 74-6s80-2 119-19c81-33 83-33 83-10 0 9-32 26-70 36-87 23-243 23-206-1zm-6884-33c0-32 33-39 45-10 6 16 0 28-17 28-16 0-28-9-28-18zm2451-4c-3-37 45-78 76-65 15 6 9 14-17 22-23 7-45 26-49 43-8 28-8 28-10 0zm4920-2c-16-45-61-54-106-23-43 30-87 36-87 12 0-9 27-24 59-33 38-11 84-48 124-100 35-46 73-84 84-85s35-8 53-16c62-27 77 2 17 37-58 35-76 64-40 64 10 0 18 9 18 19 0 14-11 14-31 2-24-12-42-7-73 22-38 37-40 43-12 73 16 19 24 38 18 45s-16-2-24-17zm-14548-31c0-11 8-20 19-20s17 4 17 8-8 14-17 20-19 2-19-8zm9944-29c12-25 27-42 35-37 22 14-2 83-30 83-20 0-21-9-5-46zm642 11c-32-32-45-76-22-76 13 0 63 50 68 69 2 8 12 12 20 9s10 3 3 14c-15 27-31 23-69-16zm3123 21c-33-12 69-86 117-86 23 0 59 17 82 39 42 39 42 40 5 51-38 13-163 9-204-4zm415-14c-42-12-64-24-52-26 13-1 24-14 24-30 0-33 38-36 72-4 16 14 21 15 14 1-16-26 28-43 79-30 47 13 51 43 6 44-25 0-23 6 11 25 38 20 41 26 13 36-44 17-81 13-167-16zm-14032-11c0-27 33-35 43-10 5 13-2 25-17 25s-26-7-26-15zm1039-17c0-10 8-18 19-18s18 8 18 18-8 19-18 19-19-8-19-19zm5787 1c0-9 8-21 18-28 11-7 14 1 8 17-13 32-26 38-26 11zm3108-6c-31-23-25-87 10-87 17 0 18 3 26 70 4 48 6 47-36 17zm342 17c0-4 12-13 29-19 15-6 23-3 16 7-10 18-45 26-45 12zm-531-37c-21-11-35-31-31-44 6-16 20-12 47 14 47 44 38 61-16 30zm448-11c-8-21-21-34-30-28s-17 3-17-7 17-21 38-27c29-7 37-3 27 19-9 24-6 25 18 6 35-29 35-3 1 42-25 32-26 32-37-5zm164 15c-7-11-28-15-47-10-29 9-32 4-16-14 15-19 14-28-4-34-13-6 4-11 38-12 44-1 57 5 47 22-11 19-8 19 15 0 30-24 52-14 52 24 0 29-70 47-85 24zm215-7c13-15 27-27 33-27s-1 12-14 27-28 28-33 28 1-12 14-28zm-535-7c-16-9-18-20-6-27 9-6 23 1 29 16 12 32 11 33-23 11zm1482 3c0-23 52-69 64-57 5 5-7 25-28 43s-36 26-36 14zm806-24c-19-20-30-41-24-46s23 11 41 37c37 56 29 60-17 9zm1150 19c6-10 19-18 29-18s17 8 17 18-13 19-29 19-24-9-17-19zm-3868-18c0-9 17-19 38-19s37 9 37 19-16 18-37 18-38-8-38-18zm-4359-29c-12-15-19-32-14-36 4-4 18 8 30 29 27 43 18 48-16 7zm4593 12c-22-9-28-19-16-26 11-6 29 0 43 15 25 30 24 32-27 11zm2003-7c-9-18-10-39-4-45 19-19 35 7 25 45-7 32-8 32-21 0zm669-15c-31-148-22-281 15-221 8 10 26 19 44 19 24 0 21-10-16-37-29-22-62-32-87-26s-42 2-42-9-13-21-27-21c-31 0-73-66-56-92 5-9-25-17-67-16-41 0-85-8-96-19-16-16-5-21 38-21 32 0 59-7 59-15s15-15 34-16c124-8 209-20 219-31 8-7 21-13 31-13 30 0-32 46-111 84-44 20-79 41-79 46-1 5 47 6 106 3s132-7 165-9c33-1 55-11 48-20-5-8 17-11 50-7 44 6 65 0 84-27 25-36 27-36 87 10 35 25 78 50 98 53s38 16 42 28c10 29-59 10-138-35-52-31-63-32-87-10-16 17-21 36-9 53 22 35 22 58 0 46-21-12-95 76-95 113 0 14-10 44-22 67-34 59-135 177-121 141 6-19-3-44-25-64-38-34-50-12-13 25 16 17 16 28 1 44-17 16-24 10-30-23zm118-90c0-11-12-14-28-8s-28 14-28 18 13 7 28 7 28-7 28-17zm0-57c0-11-8-15-19-9s-18 15-18 20 8 8 18 8 19-9 19-19zm55-174c0-41-58-54-91-18-27 28-26 30 12 20 24-5 47-2 53 8 15 24 26 19 26-10zm1553 321c13-12 28-19 34-12 6 5-5 15-23 21-27 11-29 9-11-9zm-12180-17c-17-11-19-18-5-18 11 0 27 8 33 18 14 23 8 23-28 0zm8032-8c-1-19 4-30 10-24s7 22 1 35c-6 15-10 11-11-11zm351-1c0-16 7-28 16-28s15 12 15 28-6 28-15 28-16-12-16-28zm4834 0c-5-14-2-32 7-37 11-7 19 5 19 27 0 44-10 48-26 10zm-5554-16c-16-18-9-35 30-69 28-26 63-45 79-43 14 1 35 4 43 6 9 1 6 13-6 29-13 14-33 21-48 16s-40-1-58 10c-31 18-30 19 7 20 49 0 56 28 14 45-39 14-38 16-61-14zm612 13c17-5 36-21 42-37 9-21 3-25-21-17-24 9-27 7-13-7 31-31 79-4 68 37-7 25-24 35-58 34-29-2-36-6-18-10zm2872-5c0-11 8-20 19-20s18 4 18 8-9 14-18 20-19 2-19-8zm1112-20c21-37 130-55 130-20 0 10-16 15-35 11-20-3-46 5-58 19-34 41-60 33-37-10zm1011 18c-8-13-1-30 17-40 41-24 38-94-7-136-20-17-41-48-47-68s-31-43-52-52c-23-9-28-17-13-17 64-1 167 136 166 221 0 59-45 123-64 92zm-5378-18c-6-10-3-19 8-19s19 9 19 19-3 19-7 19c-6 0-14-9-20-19zm64-9c14-16 28-27 32-27s-1 11-13 27-27 28-32 28 1-13 13-28zm1570-1c-5-14-1-31 10-38s15-34 10-60c-5-27 3-73 19-103 22-43 23-56 3-69-32-20-10-40 47-40 27 0 43-8 36-19-8-11-3-13 9-5 11 7 22 24 22 39 0 16 11 22 27 16 22-9 24-20 8-46-14-28-12-35 10-35 44 0 58 7 49 28-5 9-10 42-13 73-2 30-5 58-5 63-1 3-22-7-46-22-51-33-101-30-125 7-28 44-20 73 16 59 31-10 31-9 0 26-35 40-45 90-15 72 34-21 20 17-16 49-29 25-38 26-46 5zm727-3c-5-18 3-56 17-85s20-60 15-69c-20-30-63-21-83 19-18 30-16 35 12 25 31-11 31-10 2 21-45 48-128 46-170-5-35-43-32-55 34-126 30-33 170-21 215 17 30 25 36 46 27 83-7 27-17 73-23 101-11 57-36 67-46 19zm-77-169c3-68-87-39-99 31-4 31 1 35 46 22 34-8 51-26 53-53zm1311 149c-2-26 2-39 10-28 6 10 22 22 35 26 16 5 13 13-9 28-28 17-34 13-36-26zm1302 36c-9-15-33-20-67-12-29 6-64 5-77-3-15-10 11-19 69-24 68-9 94-19 98-43 4-20-5-32-23-32-15 0-29-7-29-17s20-15 45-15c28 0 42 8 36 23-6 16 7 19 42 13 33-6 55 0 65 20 10 15 42 34 72 40 78 18 69 41-11 31-36-4-70-18-75-33-7-13-23-25-39-25s-24 11-16 27c7 19-1 28-25 28-19 0-39 11-43 23-5 17-10 17-22-1zm331-12c-38-28-20-35 38-12 21 9 28 20 16 27-10 6-35-1-54-15zm-9948-31c0-32 4-35 27-16 15 13 28 26 28 29 0 2-13 9-28 16-19 7-27-2-27-29zm8720 23c-21-12-21-21 0-55 13-21 32-39 42-39s8 10-5 22c-36 33-27 50 39 68l60 18-55 1c-31 1-68-5-81-15zm-12893-19c0-10 4-20 8-20s13 8 20 20 2 17-9 17-19-8-19-17zm3486 1c0-10 13-21 28-27s28-3 28 5-13 21-28 27-28 3-28-5zm1521 8c0-4 8-13 19-20s18-2 18 10-8 18-18 18-19-3-19-8zm-4061-28c0-11 8-19 17-19s19 3 19 9c0 4-8 12-19 18s-17 3-17-8zm12087 5c-18-5-32-16-32-26s14-24 32-30 39-21 47-32c8-12 13-11 13 3 1 14 18 24 39 24 32 0 34 5 17 37-18 36-47 42-116 24zm-6818-32c-1-20 3-30 9-24s6 22 1 35c-5 15-10 11-10-11zm3132 8c0-9 9-18 19-18s18 8 18 18-9 18-18 18-19-8-19-18zm74 1c0-10 8-19 19-19s18 3 18 7c0 5-8 14-18 21s-19 2-19-9zm3306-11c-33-14-93-27-135-30-47-2-67-12-56-22 11-11 55-10 118 2 56 12 119 16 140 11 23-7 40-3 40 10 0 11-8 21-19 21s-15 8-9 18c15 24-6 22-79-10zm533-19c0-13 40-23 107-25 58-1 121-7 138-12 19-5 48-2 67 8 31 18 31 19 0 31-19 7-50 9-70 2-21-5-37-3-37 4s-46 12-102 13c-66 0-102-7-102-21zm-3998-8c-6-10 1-19 17-19 14 0 31-10 35-22 5-14 15-18 23-11 21 20-4 71-35 71-16 0-33-9-40-19zm214 10c0-4 8-13 19-19s18-3 18 8-8 20-18 20-19-4-19-9zm2898-36c0-60 62-78 90-26 16 29 15 42-5 54-47 30-85 18-85-28zm1706 8c-20-32-19-38 5-38 15 0 28 9 28 21s16 16 38 11c19-5 41-2 46 7s4 17-4 17-32 5-53 10c-24 7-44-3-60-28zm-14138-2c0-10-8-14-17-8s-19 3-19-8c0-28 28-24 55 8 17 19 17 28 3 28-12 0-22-9-22-20zm4168-8c-7-16-4-28 7-28 9 0 17 12 17 28s-3 28-7 28-12-12-17-28zm4717 9c0-12-12-17-27-12-18 7-23 2-17-17 6-14 29-27 51-27 23 0 52-9 63-21 25-24 31 1 8 31-30 41-78 70-78 46zm4877-8c0-16-10-24-25-18-14 6-31 4-35-5-5-8 18-16 51-17 51-1 59 4 52 33-11 40-43 45-43 7zm-7622-20c-25-30-6-36 34-11 16 9 19 21 7 28-10 6-28-1-41-17zm253-18c-6-15-8-28-4-28 3 0 17 13 29 28 14 16 16 28 4 28-10 0-24-13-29-28zm3242 8c-19-31-1-35 25-6 13 14 15 26 6 26-10 0-24-10-31-20zm456 10c0-10 9-31 18-46s19-19 19-10-9 32-19 47-18 20-18 9zm611-9c0-10 4-19 9-19 4 0 13 9 19 19s3 19-8 19-20-9-20-19zm2912 1c0-11 9-20 19-20s18 4 18 9-8 13-18 19-19 3-19-8zm-10126-19c0-9 8-21 18-28 11-7 14 1 8 18-13 31-26 37-26 10zm6033-21c2-34 11-46 28-40 13 5 17 16 8 22s-22 23-28 38-9 7-8-20zm527-8c10-30 42-37 42-10 0 8-12 21-27 26-17 7-23 2-15-16zm-10715-17c0-17 11-23 28-17 15 6 23 19 17 28-16 26-45 19-45-11zm1725 19c0-5 8-13 18-19s19-3 19 8-8 19-19 19-18-3-18-8zm5082-10c0-9 3-19 8-19s14 9 20 19c6 9 2 18-8 18s-20-9-20-18zm-6380-18c0-10 8-22 18-29s14 1 8 18c-13 32-26 37-26 11zm10813 10c0-4 8-14 18-20s19-3 19 7-8 21-19 21-18-4-18-8zm2060-23c3-18-2-30-8-28-7 1-25 3-41 3s-23 8-18 19c14 20-175 13-211-9-16-10-10-24 19-49 43-37 90-47 90-18 0 8 42 16 94 16 51 2 100 7 110 13 9 5 25-3 34-20 14-26 22-27 57-5 50 31 51 52 2 39-21-5-36 0-36 12s-14 21-28 21-28 8-28 18-10 19-20 19-18-15-16-31zm138 13c-5-9 7-12 27-7 44 13 49 25 11 25-15 0-31-8-38-18zm640-1c0-10 7-18 17-18s22 8 28 18-1 19-16 19-29-8-29-19zm-14315-46c11-25 28-47 36-47 9 0 3 22-13 47-18 26-34 46-38 46s3-20 15-46zm9882 30c0-21 57-44 72-30 5 6-3 19-17 29-35 20-55 21-55 1zm845-1c-14-23 7-76 31-76 11 0 11 9-1 25-16 17-16 30 1 47 15 15 15 21 1 21-12 0-26-8-32-17zm2391-1c7-11 2-19-8-19-11 0-20-7-20-16 0-26 89-2 101 27 6 18-4 26-37 26-27 0-42-8-36-18zm868 7c6-6 22-7 35-2 15 6 10 10-11 11-19 1-31-3-24-9zm621-2c22-4 60-4 83 0s4 8-41 8-66-4-42-8zm143-5c7-11 33-19 59-19s64-9 87-21c37-20 38-18 10 11-32 34-175 61-156 29zm-3946-33c5-12 11-23 14-23s14 11 25 23c14 19 11 24-14 24-20 0-31-9-25-24zm2936 14c0-10 8-19 18-19s19 9 19 19-9 19-19 19-18-9-18-19zm-7767-49c0-34 4-40 16-23 21 33 21 72 1 72-9 0-17-22-17-49zm5854 15c17-31 13-44-31-74-58-41-190-82-190-59 0 8 11 19 22 23 13 4 16 16 9 30-21 33-49 25-49-15 0-18-4-47-11-64-10-26-14-25-41 2-29 28-32 27-44-24-6-30-12-40-13-24s-16 36-32 43c-26 9-27 7-8-18 21-24 19-33-10-55-33-25-47-30-91-36-11-1-56-21-102-43s-123-41-171-44c-79-4-89-10-107-60-10-31-34-72-52-93-44-50-1-25 106 61 64 53 77 59 59 25-19-36-18-39 11-30 18 6 44 25 59 42 21 27 22 25 12-12-7-24-4-42 6-42 47 0 127 43 163 88 26 31 40 38 36 20-2-17-14-44-29-59-34-43-7-38 41 7 43 41 59 95 31 112-9 6 3 21 29 33 44 20 63 7 34-22-7-7-15-30-18-51l-7-38 49 38c27 21 55 35 62 31 9-6 44 19 81 55 43 41 77 60 96 52 16-6 26-22 21-35-7-16 1-22 17-14 15 5 27 15 27 21 0 8 21 36 46 63s38 52 28 55c-11 4-11 16 1 34 14 23 21 23 34 2 12-19 20-20 30-3 8 12 11 23 6 25-3 2-34 24-68 46-57 41-60 41-42 7zm-46-160c-13-30-45-40-45-14 0 20 21 41 41 41 7 0 9-13 4-27zm-156-47c0-10-8-22-19-28s-18 1-18 18c0 15 8 29 18 29s19-8 19-19zm-315-139c0-4-19-18-42-31-37-20-39-19-16 9s58 42 58 22zm-11185 324c0-21 10-36 20-36s18 16 18 36-9 37-18 37-20-16-20-37zm4737 11c0-14 10-21 24-16s21 16 14 26c-15 25-38 19-38-10zm5086 12c-12-22 6-42 132-138 114-89 160-112 117-60-39 47 24 33 85-19 30-26 44-47 32-47s-19-10-14-24 48-24 106-25c177-6 169-4 143-34-12-15-30-24-39-17-9 6-16-4-16-19 0-32 47-40 66-10 11 19 129 14 151-7 5-6 1-23-10-36-17-21-10-24 39-20 135 14 161 20 189 44 39 32 12 49-85 52-41 2-90 12-110 23s-45 14-54 8c-9-5-58 7-107 30s-119 40-158 40c-37 0-64 8-58 17 17 27-28 67-88 81-70 15-204 90-248 138-36 39-57 47-73 23zm880-412c0-11-9-19-20-19s-14 8-8 19 15 19 19 19c5 0 9-9 9-19zm-3746 363c-1-20 4-30 11-24s6 22 1 35c-6 15-11 11-12-11zm3983 6c37-39 26-59-28-45-40 10-47 7-30-10 11-11 36-17 56-14 40 8 45 73 6 86-23 6-24 3-4-17zm2448 0c-19-10-34-28-34-39 0-17 7-17 23 0 13 12 30 23 41 23 9 0-2-17-26-38s-39-42-33-47c18-19 114 77 100 99-16 27-29 27-71 2zm-13432-22c6-17 19-32 28-32s38-42 64-94c53-104 86-114 37-13-32 69-151 196-129 139zm1778 4c-6-11-8-24-3-28 4-6 13 4 20 19 12 33 2 39-17 9zm10100-53c-12-30-18-66-13-79s22 5 38 43c17 38 41 73 53 78 14 5 6 9-15 11-27 1-47-16-63-53zm723 17c0-10 5-18 9-18s12 8 18 18 4 19-7 19-20-9-20-19zm-1446-18c0-12 12-25 28-32 44-16 49 3 8 28-24 14-36 15-36 4zm-687-38c0-10 8-18 19-18s18 8 18 18-8 19-18 19-19-8-19-19zm-8852-21c14-12 28-17 33-12s-4 16-22 23c-26 10-28 8-11-11zm9149-17c0-12 46-35 66-35 4 0 9 11 9 27 0 14-16 24-38 22-21-1-37-8-37-14zm-6101-6c0-20 35-28 45-12 7 12-1 20-16 20-17 0-29-4-29-8zm-1252-37c8-16 20-30 29-30 23 0 20 11-12 38-23 19-26 18-17-8zm1559 10c-8-13-10-28-3-35 16-16 34 8 25 35-7 18-11 18-22 0zm1288-2c0-11 4-19 8-19s12 8 18 19 4 17-7 17-19-7-19-17zm-5741-18c-5-9-3-22 8-28 9-6 21-3 28 7 6 10 3 22-7 28s-22 3-29-7zm5400-10c-6-15-2-33 7-38 10-6 18 6 18 27 0 45-10 49-25 11zm-3678-55c0-15 6-23 15-18s12 18 6 27c-16 25-21 22-21-9zm2674 8c-7-11 10-18 40-18 41 0 46 4 24 18-35 24-50 24-64 0zm1742-107c6-84 3-134-8-134s-17-6-14-15c7-23-48-152-65-152-9 0-12-7-6-17 6-8-7-38-28-64-21-27-32-58-24-69 8-15 5-18-9-9-11 7-50-10-86-37s-65-43-65-34-9 5-22-8c-40-39-52-22-53 76 0 53-8 109-17 125-14 19-19 2-19-65 0-50-7-83-15-70-8 12-33 21-57 19-37-3-39-6-11-26 16-12 25-33 17-44s-16-51-19-86-13-82-19-105c-12-39-11-39 24-8 20 17 39 31 45 28s5-1 3 3c-3 4 11 20 32 34s32 34 25 46-4 14 7 8c10-6 49 8 84 33 36 24 70 41 74 38 14-16 163 143 163 176 0 10 11 19 27 19s28 9 28 20c0 35 60 154 99 198 31 35 33 46 13 65-20 18-22 18-12 0 8-12 1-35-13-50-24-24-28-13-35 83-5 61-19 122-32 134-19 19-21-3-12-112zm-430-625c2-8-5-19-16-22-11-5-20 6-20 21 0 30 27 31 36 1zm-4373 657c-7-11-9-25-4-29 5-5 14 4 20 20 13 33 1 38-16 9zm4704-68c13-22 28-37 34-31s-7 22-25 40c-33 30-33 30-9-9zm-6363-6c0-14 17-48 38-73 22-26 33-37 27-23-56 106-65 121-65 96zm4710-6c46-25 74-23 74 3 0 8-27 16-60 19l-60 3zm1093-51c-6-28-18-65-28-83-11-20-9-35 7-44 12-8 16-7 8 2-7 8-6 25 3 35 20 26 47 141 31 141-5 0-14-23-21-51zm872 22c-34-27-34-28 5-8 23 11 43 24 43 29 0 14-11 10-48-21zm-2104 2c0-4 8-12 18-19s19-3 19 8-8 19-19 19-18-3-18-8zm-551-22c5-6 22-6 35-1 15 7 10 11-11 12-20 1-31-3-24-11zm1434-22c-7-10 2-22 16-28s28-4 28 6c0 26-33 40-44 22zm-3497-81c4-3 27-22 50-41 23-20 41-30 41-25 0 20-57 70-79 70-10 0-16-2-12-4zm2818-70c-14-9-22-23-14-29 6-7 26 0 42 18 32 32 17 39-28 11zm-4600-19c0-10 7-18 14-18 8 0 45-30 84-67s78-63 88-60c9 3-28 42-84 85s-102 71-102 60zm2949-45c0-4 9-14 19-20s18-2 18 8-9 20-18 20-19-3-19-8zm-1537-37c-2-19 3-30 9-24s7 21 2 36c-6 14-11 10-11-12zm-104-30c-18-28-4-37 26-19 15 10 17 19 5 28-11 6-25 2-31-9zm3273 3c0-11-7-18-16-13-10 6-22-1-27-16s1-30 14-35c24-9 56 59 38 78-4 5-9-2-9-14zm-3151-46c-1-21 3-31 10-25s6 22 1 35c-6 15-11 11-11-10zm3182-23c-18-45-13-57 8-21 10 18 27 28 37 22 10-5 17-2 17 9 0 30-50 23-62-10zm971 3c0-4 8-13 18-20s19-2 19 9-8 19-19 19-18-4-18-8zm-5361-45c12-23 27-38 34-32s-5 26-23 44c-31 31-32 30-11-12zm1150 26c0-4 9-13 19-19s18-2 18 8c0 11-8 20-18 20s-19-3-19-9zm3005-29c0-10 4-18 8-18s14 9 20 18c6 11 3 19-8 19s-20-8-20-19zm-3835-47c-14-16-16-26-5-26s20-18 20-41c0-53 21-30 28 30 6 57-11 72-43 37zm862 8c13-13 28-19 34-13s-5 17-23 23c-26 11-28 9-11-10zm3680-5c-1-20 3-30 9-24s7 22 2 35c-6 15-10 11-11-11zm-540-10c0-11 8-19 19-19s18 3 18 8c0 4-8 13-18 20s-19 2-19-9zm75-5c0-8 7-14 16-14s22 6 27 14c6 10-2 17-16 17-16 0-27-7-27-17zm-230-80c-6-15-8-27-4-27 3 0 17 12 29 27 14 17 15 28 5 28s-24-12-30-28zm136 20c0-4 9-12 19-20s19-2 19 9-9 19-19 19-19-4-19-8zm-685-29c0-10 3-18 8-18s13 8 20 18 2 19-9 19-19-9-19-19zm779-18c-18-11-20-18-6-18 12 0 27 7 34 18 13 22 7 22-28 0zm964-14c0-23 8-42 18-42 24 0 24 20 0 56-14 22-18 19-18-14zm-2634-31c0-32 12-38 27-13 5 10 2 23-8 29-10 8-19-1-19-16zm2170-11c0-10 4-18 8-18s14 8 20 18 2 19-8 19-20-8-20-19zm-4744-19c4-14 26-30 48-39 55-21 52-9-8 30-31 20-45 23-40 9zm5206-78c-1-33-4-69-7-79s-6-29-7-42c-2-13-10-23-21-23s-13 30-9 65c5 40 0 64-12 64s-17-18-12-46c5-25 1-52-9-58-11-7-8-17 7-26 19-12 17-23-11-53-19-22-28-39-20-39 7 0 45 34 83 75 40 43 99 83 138 93 37 11 63 28 57 39s3 30 22 44c32 24 32 26 2 27-18 0-32-8-32-19s-7-15-17-10-15-4-13-21c1-21-14-33-49-36-45-3-51 2-51 50 0 76-37 69-39-5zm-4227 24c0-11 9-20 18-20s19 4 19 8-8 14-19 20-18 3-18-8zm-852-29c12-16 26-25 32-20 12 13-14 48-37 48-12 0-10-11 5-28zm4127-2c-15-41-3-51 25-19 13 16 15 31 4 38-9 5-23-3-29-19zm-1706-18c-6-16-20-23-32-16-13 9-16 5-9-6 16-28 67-8 67 25 0 34-12 33-26-3zm1621 10c0-11 8-17 19-17s18 8 18 17-8 19-18 19-19-7-19-19zm-3288-30c-7-6-14-36-14-65s-8-52-17-52-19-14-19-29-13-49-30-74-25-45-18-45 3-17-8-38c-16-29-11-40 23-62 23-15 59-31 79-38 32-10 37-3 38 49 1 34-7 66-18 73-12 8-3 30 23 58 24 26 36 50 27 55-8 6-17 37-19 70-7 69-28 117-47 98zm3902-14c-1-19 3-30 10-24s6 22 1 35c-5 15-11 10-11-11zm-596-20c-19-24-18-27 8-18 16 8 30 20 30 29 0 24-11 21-38-11zm-2920-28c-6-10 1-14 17-7 32 12 38 26 12 26-10 0-23-9-29-19zm-1012-36c0-10 10-22 19-29 10-7 13 2 7 18-12 32-26 38-26 11zm3845 6c6-6 22-6 36-1 14 6 10 10-12 11-19 1-31-3-24-10zm-2851-26c13-22 64-24 64-3 0 8-17 15-38 17-21 1-32-5-26-14zm3534-107c-12-44-30-75-39-68-10 6-14-3-7-18 6-17 2-29-10-29s-19-16-19-36-10-41-19-47c-10-6-28-29-40-49-17-34-15-36 20-18 21 12 39 29 39 39s12 18 28 18 38 9 50 18c132 108 196 156 239 179 69 35 68 46-1 26-30-9-61-10-68-4-8 8-9 4-1-8 9-18-59-81-89-81-4 0-5 31-2 70s1 59-3 46c-12-34-38-29-48 9-4 20-15 2-30-47zm67-79c2-21-4-32-14-26-22 13-24 65-3 65 7 0 16-17 17-39zm-1021 83c6-14 17-27 27-27 27 0 19 32-11 45-17 6-22 1-16-18zm-2554-27c0-10 9-17 20-17s18 8 18 17-9 19-18 19-20-8-20-19zm307-36c-7-11 0-14 18-7 31 12 37 26 10 26-9 0-21-9-28-19zm2580-27c-24-36-24-44-4-36 14 5 31 26 36 45 12 48 4 45-32-9zm-1032 9c0-10 9-19 19-19s19 4 19 8-9 13-19 20-19 2-19-9zm-2558-39c14-11 43-27 64-38 29-15 28-11-6 19-25 21-54 39-66 39s-8-10 8-20zm984-16c-38-25-45-125-10-139 17-6 24-18 18-30-7-10 1-19 16-19 17 0 29 9 29 19s-7 19-15 19c-22 0-22 93 0 135 18 35 3 41-38 15zm2539-47c0-33 11-37 27-12 6 9 2 23-8 29s-19-1-19-17zm-3385-11c6-10 20-18 30-18s13 9 7 18-20 20-30 20-14-9-7-20zm65-14c0-8 20-26 45-41s81-62 125-103c126-117 148-118 34-2-94 98-204 176-204 146zm2577-21c0-21 9-39 20-39s18 13 18 27-8 33-18 39-20-6-20-27zm706-20c0-10 8-19 19-19s18 9 18 19-8 19-18 19-19-8-19-19zm63-12c7-16 2-42-9-55-27-31-6-34 27-3 27 24 19 89-11 89-10 0-13-14-7-31zm-777-67c-7-23-12-47-11-55s-14-8-31-2c-29 12-28 9 3-28 19-22 28-40 18-40s-4-10 12-20c23-16 22-18-7-13-20 3-40-5-44-18-14-37 65-27 106 14 44 44 48 71 10 85-18 8-24 27-16 65 13 64-20 73-40 12zm692 11c-4-50-8-67-29-118-11-29-12-58-2-78 13-24 9-33-8-33-15 0-40-15-57-35-18-19-65-49-105-66-42-19-71-38-66-42 8-9 186 79 358 178 73 42 143 76 154 76s15 9 8 19c-6 11-36 7-79-11-38-16-78-34-91-39-16-7-18 5-6 49 10 34 9 57-1 57-9 0-17-8-17-19s-9-18-18-18c-12 0-15 19-9 44 7 24 3 50-9 57-11 7-21-3-23-21zm32-187c-5-5-10 5-9 25 1 22 5 26 12 11 5-13 5-30-3-36zm-2058 169c-6-17-7-34-2-40s9 1 9 14c0 19 6 19 28 1 35-30 37-6 2 28-23 23-28 22-37-3zm1149-5c-6-10-4-22 5-27s16 2 16 16c0 33-6 35-21 11zm-1604-47c0-19 4-30 11-24s6 22 1 36c-6 14-11 10-12-12zm2805-22c6-6 22-6 35-1 15 7 11 11-11 12-20 0-30-4-24-11zm83-1c12-5 33-5 46 0s3 10-23 10-35-5-23-10zm-2443-24c-15-9-35-11-44-6-11 6-13 1-4-10 17-30 60-27 72 6s12 33-24 10zm667-18c0-6-6-40-11-77-12-81 32-143 75-105 21 20 21 26-2 39-15 8-22 30-17 47 6 18-2 48-16 68-16 19-28 32-29 28zm-1558-37c0-10 8-19 19-19s17 3 17 7-7 15-17 21-19 2-19-9zm2828-21c-8-11-9-23-3-28 4-6 13 4 19 19 13 34 2 39-16 9zm-1959-42c-8-34-5-45 7-34 9 9 14 33 10 53-5 25-10 21-17-19zm-624-6c19-5 52-5 75-1 23 5 8 8-32 8s-61-3-43-7zm1985 0c19-5 29-17 22-26-5-9-2-18 9-18s23 9 28 17c12 18-32 40-69 37-13-1-8-6 10-10zm545-3c-9-14-10-29-4-35 16-17 35 8 26 35-7 18-11 18-22 0zm-643-43c0-20 40-20 72 0 19 12 11 17-23 17-27 0-49-7-49-17zm-1232-34c6-9 19-20 30-20s12 10 6 20-19 18-30 18-12-9-6-18zm628-28c6-17 0-28-17-28-16 0-27-8-27-19s8-18 18-18c32 0 21-54-18-93-48-47-43-46 77 11 82 39 88 46 39 37-34-5-61-2-61 8s18 18 39 18c26 0 36 9 29 27-6 16 4 30 21 35 23 6 21 9-9 11-22 1-46 10-52 19-18 30-51 22-39-8zm623 0c0-17 12-23 28-17 16 7 28 19 28 27s-12 18-28 18-28-12-28-28zm37-38c-45-24-111-53-144-66-34-12-58-25-54-28 9-9 117 29 233 82 86 41 108 44 180 27 45-10 82-12 82-5 0 15-117 37-176 34-21-1-75-21-121-44zm-1149-15c0-5 25-28 55-49s56-36 56-31-25 28-56 49-55 36-55 31zm728-79c6-6 22-7 35-2 15 6 11 11-11 12-20 1-30-4-24-10zm-585-28c12-12 28-18 33-12 5 5-4 15-23 22-26 11-28 8-10-10zm121-28c7-6 22-7 36-1 15 6 10 11-12 12-19 0-30-5-24-11z">
          <text:p/>
        </draw:path>
      </draw:page>
      <draw:page draw:name="page7" draw:style-name="dp1" draw:master-page-name="標準">
        <draw:frame draw:style-name="gr1" draw:text-style-name="P1" draw:layer="layout" svg:width="26.251cm" svg:height="16.186cm" svg:x="0.2cm" svg:y="15.313cm">
          <draw:image xlink:href="Pictures/10000000000001E00000012808DBA085.png" xlink:type="simple" xlink:show="embed" xlink:actuate="onLoad">
            <text:p/>
          </draw:image>
        </draw:frame>
        <draw:g>
          <draw:polygon draw:style-name="gr21" draw:text-style-name="P1" draw:layer="layout" svg:width="16.37cm" svg:height="6.123cm" draw:transform="skewX (0.000174532925199432) rotate (-0.0790634151153438) translate (1.68030088674153cm 8.67741691982798cm)" svg:viewBox="0 0 16371 6124" draw:points="162,4016 0,3369 972,2881 2432,2557 6808,2233 6971,2071 7456,2234 9401,2233 11355,2227 14912,774 15313,0 16371,1261 14016,6034 11995,5313 11348,5475 10537,6124 10374,5962 10537,5313 9240,4826 4053,4178">
            <text:p/>
          </draw:polygon>
          <draw:line draw:style-name="gr22" draw:text-style-name="P1" draw:layer="layout" svg:x1="12.804cm" svg:y1="12.159cm" svg:x2="12.599cm" svg:y2="14.744cm">
            <text:p/>
          </draw:line>
          <draw:line draw:style-name="gr22" draw:text-style-name="P1" draw:layer="layout" svg:x1="8.6cm" svg:y1="11.629cm" svg:x2="8.434cm" svg:y2="13.73cm">
            <text:p/>
          </draw:line>
          <draw:line draw:style-name="gr22" draw:text-style-name="P1" draw:layer="layout" svg:x1="15.088cm" svg:y1="10.064cm" svg:x2="12.462cm" svg:y2="14.424cm">
            <text:p/>
          </draw:line>
        </draw:g>
        <draw:polygon draw:style-name="gr21" draw:text-style-name="P1" draw:layer="layout" svg:width="1.699cm" svg:height="8.499cm" svg:x="13.2cm" svg:y="6.2cm" svg:viewBox="0 0 1700 8500" draw:points="0,3825 85,3060 935,2040 1445,170 1445,680 1615,0 1615,1785 1445,2210 1700,2465 1700,4080 1190,2635 765,2975 595,3740 1105,5015 1700,5100 1615,8500">
          <text:p/>
        </draw:polygon>
        <draw:g>
          <draw:polygon draw:style-name="gr21" draw:text-style-name="P1" draw:layer="layout" svg:width="16.37cm" svg:height="6.123cm" draw:transform="skewX (-0.000174532925199422) rotate (0.0790634151153431) translate (11.8139608290505cm 9.97040645516013cm)" svg:viewBox="0 0 16371 6124" draw:points="16209,4016 16371,3369 15399,2881 13939,2557 9563,2233 9400,2071 8915,2234 6970,2233 5016,2227 1459,774 1058,0 0,1261 2355,6034 4376,5313 5023,5475 5833,6124 5997,5962 5834,5313 7131,4826 12318,4178">
            <text:p/>
          </draw:polygon>
          <draw:line draw:style-name="gr22" draw:text-style-name="P1" draw:layer="layout" svg:x1="17.01cm" svg:y1="12.159cm" svg:x2="17.215cm" svg:y2="14.744cm">
            <text:p/>
          </draw:line>
          <draw:line draw:style-name="gr22" draw:text-style-name="P1" draw:layer="layout" svg:x1="21.214cm" svg:y1="11.629cm" svg:x2="21.38cm" svg:y2="13.73cm">
            <text:p/>
          </draw:line>
          <draw:line draw:style-name="gr22" draw:text-style-name="P1" draw:layer="layout" svg:x1="14.726cm" svg:y1="10.064cm" svg:x2="17.352cm" svg:y2="14.424cm">
            <text:p/>
          </draw:line>
        </draw:g>
        <draw:polygon draw:style-name="gr21" draw:text-style-name="P1" draw:layer="layout" svg:width="1.699cm" svg:height="8.499cm" svg:x="14.914cm" svg:y="6.2cm" svg:viewBox="0 0 1700 8500" draw:points="1700,3825 1615,3060 765,2040 255,170 255,680 85,0 85,1785 255,2210 0,2465 0,4080 510,2635 935,2975 1105,3740 595,5015 0,5100 85,8500">
          <text:p/>
        </draw:polygon>
      </draw:page>
      <draw:page draw:name="page8" draw:style-name="dp1" draw:master-page-name="標準">
        <draw:polygon draw:style-name="gr23" draw:text-style-name="P1" draw:layer="layout" svg:width="16.499cm" svg:height="9.499cm" svg:x="2.5cm" svg:y="3cm" svg:viewBox="0 0 16500 9500" draw:points="3500,4500 3000,3500 4500,3500 4000,2000 5500,2500 5500,1500 5500,500 7000,2000 8000,0 8500,2000 10000,1000 9500,2500 11000,2000 10500,3500 12500,3500 11000,5000 13000,5000 12000,6000 13000,7000 15000,7500 14000,6000 15500,7000 14500,5500 16000,6500 16500,6500 15000,8500 13000,8500 11000,7500 11000,9000 10000,9500 9500,9000 10000,8500 9500,8000 9500,8500 8500,9000 8000,9000 9000,8000 8500,7500 6000,7500 6000,9000 5000,9500 4500,9000 5000,8500 5000,7500 4500,8500 3500,9000 3000,8500 4000,8000 4000,7500 3000,7500 1500,8000 500,8000 0,7500 500,7500 0,7000 500,6500 1500,6500 2500,60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808080" draw:end-color="#ffffff" draw:start-intensity="100%" draw:end-intensity="100%" draw:angle="0" draw:border="0%"/>
    <draw:hatch draw:name="Hatching_20_91" draw:display-name="Hatching 9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6-07T15:38:30.69</meta:creation-date>
    <meta:generator>LibreOffice/3.4$Win32 LibreOffice_project/340m1$Build-203</meta:generator>
    <meta:print-date>2014-06-07T17:42:50.59</meta:print-date>
    <dc:date>2014-06-12T07:44:26.60</dc:date>
    <meta:editing-duration>PT4M30S</meta:editing-duration>
    <meta:editing-cycles>1</meta:editing-cycles>
    <meta:document-statistic meta:object-count="52"/>
  </office:meta>
</office:document-meta>
</file>